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Replacements/Object 7" manifest:media-type="application/x-openoffice-gdimetafile;windows_formatname=&quot;GDIMetaFile&quot;"/>
  <manifest:file-entry manifest:full-path="Object 10/content.xml" manifest:media-type="text/xml"/>
  <manifest:file-entry manifest:full-path="Object 10/meta.xml" manifest:media-type="text/xml"/>
  <manifest:file-entry manifest:full-path="Object 10/styles.xml" manifest:media-type="text/xml"/>
  <manifest:file-entry manifest:full-path="Object 10/" manifest:media-type="application/vnd.oasis.opendocument.chart"/>
  <manifest:file-entry manifest:full-path="Object 9/content.xml" manifest:media-type="text/xml"/>
  <manifest:file-entry manifest:full-path="Object 9/meta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manifest.rdf" manifest:media-type="application/rdf+xml"/>
  <manifest:file-entry manifest:full-path="Object 8/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Object 4/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13/content.xml" manifest:media-type="text/xml"/>
  <manifest:file-entry manifest:full-path="Object 13/meta.xml" manifest:media-type="text/xml"/>
  <manifest:file-entry manifest:full-path="Object 13/styles.xml" manifest:media-type="text/xml"/>
  <manifest:file-entry manifest:full-path="Object 13/" manifest:media-type="application/vnd.oasis.opendocument.chart"/>
  <manifest:file-entry manifest:full-path="styles.xml" manifest:media-type="text/xml"/>
  <manifest:file-entry manifest:full-path="Object 11/content.xml" manifest:media-type="text/xml"/>
  <manifest:file-entry manifest:full-path="Object 11/meta.xml" manifest:media-type="text/xml"/>
  <manifest:file-entry manifest:full-path="Object 11/styles.xml" manifest:media-type="text/xml"/>
  <manifest:file-entry manifest:full-path="Object 11/" manifest:media-type="application/vnd.oasis.opendocument.chart"/>
  <manifest:file-entry manifest:full-path="setting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4/content.xml" manifest:media-type="text/xml"/>
  <manifest:file-entry manifest:full-path="Object 14/meta.xml" manifest:media-type="text/xml"/>
  <manifest:file-entry manifest:full-path="Object 14/styles.xml" manifest:media-type="text/xml"/>
  <manifest:file-entry manifest:full-path="Object 14/" manifest:media-type="application/vnd.oasis.opendocument.chart"/>
  <manifest:file-entry manifest:full-path="Thumbnails/thumbnail.png" manifest:media-type="image/png"/>
  <manifest:file-entry manifest:full-path="Object 5/styles.xml" manifest:media-type="text/xml"/>
  <manifest:file-entry manifest:full-path="Object 5/content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12/content.xml" manifest:media-type="text/xml"/>
  <manifest:file-entry manifest:full-path="Object 12/meta.xml" manifest:media-type="text/xml"/>
  <manifest:file-entry manifest:full-path="Object 12/styles.xml" manifest:media-type="text/xml"/>
  <manifest:file-entry manifest:full-path="Object 12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8.37mm"/>
    </style:style>
    <style:style style:name="co3" style:family="table-column">
      <style:table-column-properties fo:break-before="auto" style:column-width="35.56mm"/>
    </style:style>
    <style:style style:name="co4" style:family="table-column">
      <style:table-column-properties fo:break-before="auto" style:column-width="36.51mm"/>
    </style:style>
    <style:style style:name="co5" style:family="table-column">
      <style:table-column-properties fo:break-before="auto" style:column-width="38.44mm"/>
    </style:style>
    <style:style style:name="co6" style:family="table-column">
      <style:table-column-properties fo:break-before="auto" style:column-width="31.4mm"/>
    </style:style>
    <style:style style:name="co7" style:family="table-column">
      <style:table-column-properties fo:break-before="auto" style:column-width="36.2mm"/>
    </style:style>
    <style:style style:name="co8" style:family="table-column">
      <style:table-column-properties fo:break-before="auto" style:column-width="57.03mm"/>
    </style:style>
    <style:style style:name="co9" style:family="table-column">
      <style:table-column-properties fo:break-before="auto" style:column-width="42.28mm"/>
    </style:style>
    <style:style style:name="co10" style:family="table-column">
      <style:table-column-properties fo:break-before="auto" style:column-width="40.36mm"/>
    </style:style>
    <style:style style:name="co11" style:family="table-column">
      <style:table-column-properties fo:break-before="auto" style:column-width="38.12mm"/>
    </style:style>
    <style:style style:name="co12" style:family="table-column">
      <style:table-column-properties fo:break-before="auto" style:column-width="37.8mm"/>
    </style:style>
    <style:style style:name="co13" style:family="table-column">
      <style:table-column-properties fo:break-before="auto" style:column-width="40.99mm"/>
    </style:style>
    <style:style style:name="co14" style:family="table-column">
      <style:table-column-properties fo:break-before="auto" style:column-width="41.96mm"/>
    </style:style>
    <style:style style:name="co15" style:family="table-column">
      <style:table-column-properties fo:break-before="auto" style:column-width="29.14mm"/>
    </style:style>
    <style:style style:name="co16" style:family="table-column">
      <style:table-column-properties fo:break-before="auto" style:column-width="29.79mm"/>
    </style:style>
    <style:style style:name="co17" style:family="table-column">
      <style:table-column-properties fo:break-before="auto" style:column-width="56.69mm"/>
    </style:style>
    <style:style style:name="co18" style:family="table-column">
      <style:table-column-properties fo:break-before="auto" style:column-width="42.6mm"/>
    </style:style>
    <style:style style:name="co19" style:family="table-column">
      <style:table-column-properties fo:break-before="auto" style:column-width="41.65mm"/>
    </style:style>
    <style:style style:name="co20" style:family="table-column">
      <style:table-column-properties fo:break-before="auto" style:column-width="37.48mm"/>
    </style:style>
    <style:style style:name="co21" style:family="table-column">
      <style:table-column-properties fo:break-before="auto" style:column-width="33.32mm"/>
    </style:style>
    <style:style style:name="co22" style:family="table-column">
      <style:table-column-properties fo:break-before="auto" style:column-width="34.9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fcce4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ddddd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precision-as-shown="true" table:automatic-find-labels="false" table:use-regular-expressions="false" table:use-wildcards="true"/>
      <table:table table:name="serial" table:style-name="ta1">
        <table:shapes>
          <draw:frame draw:z-index="0" draw:style-name="gr1" draw:text-style-name="P1" svg:width="212.7mm" svg:height="119.64mm" svg:x="201.16mm" svg:y="79.82mm">
            <draw:object draw:notify-on-update-of-ranges="serial.G21:serial.G25 serial.H20:serial.H20 serial.H21:serial.H25 serial.H26:serial.H26 serial.H27:serial.H31 serial.H32:serial.H32 serial.H33:serial.H37 serial.H38:serial.H38 serial.H39:serial.H43"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</table:shapes>
        <table:table-column table:style-name="co1" table:number-columns-repeated="15" table:default-cell-style-name="Default"/>
        <table:table-row table:style-name="ro1" table:number-rows-repeated="5">
          <table:table-cell table:number-columns-repeated="15"/>
        </table:table-row>
        <table:table-row table:style-name="ro1">
          <table:table-cell/>
          <table:table-cell table:style-name="ce1" office:value-type="string" calcext:value-type="string">
            <text:p>MAIN</text:p>
          </table:table-cell>
          <table:table-cell table:style-name="ce1" office:value-type="string" calcext:value-type="string">
            <text:p>LIST_DIR</text:p>
          </table:table-cell>
          <table:table-cell table:style-name="ce1" office:value-type="string" calcext:value-type="string">
            <text:p>COUNT_files</text:p>
          </table:table-cell>
          <table:table-cell table:style-name="ce1" office:value-type="string" calcext:value-type="string">
            <text:p>GET_FILE_STRINGS_CLEANED</text:p>
          </table:table-cell>
          <table:table-cell table:style-name="ce1" office:value-type="string" calcext:value-type="string">
            <text:p>COMPRESS_SPACES</text:p>
          </table:table-cell>
          <table:table-cell table:style-name="ce1" office:value-type="string" calcext:value-type="string">
            <text:p>SHINGLE_EXTRACT</text:p>
          </table:table-cell>
          <table:table-cell table:style-name="ce1" office:value-type="string" calcext:value-type="string">
            <text:p>GET_SIGNATURES</text:p>
          </table:table-cell>
          <table:table-cell table:style-name="ce1" office:value-type="string" calcext:value-type="string">
            <text:p>FIND_SIMILARITY</text:p>
          </table:table-cell>
          <table:table-cell table:style-name="ce1" office:value-type="string" calcext:value-type="string">
            <text:p>GET_SKETCHES</text:p>
          </table:table-cell>
          <table:table-cell table:style-name="ce1" office:value-type="string" calcext:value-type="string">
            <text:p>CREATE_TRIPLETS</text:p>
          </table:table-cell>
          <table:table-cell table:style-name="ce1" office:value-type="string" calcext:value-type="string">
            <text:p>DO_CLUSTERING</text:p>
          </table:table-cell>
          <table:table-cell table:style-name="ce1" office:value-type="string" calcext:value-type="string">
            <text:p>MERGE_SORT</text:p>
          </table:table-cell>
          <table:table-cell table:style-name="ce1" office:value-type="string" calcext:value-type="string">
            <text:p>TOTAL_TIME</text:p>
          </table:table-cell>
          <table:table-cell table:style-name="ce1"/>
        </table:table-row>
        <table:table-row table:style-name="ro1">
          <table:table-cell/>
          <table:table-cell office:value-type="float" office:value="4.0932" calcext:value-type="float">
            <text:p>4,0932</text:p>
          </table:table-cell>
          <table:table-cell office:value-type="float" office:value="0.0023" calcext:value-type="float">
            <text:p>0,0023</text:p>
          </table:table-cell>
          <table:table-cell office:value-type="float" office:value="0.0038" calcext:value-type="float">
            <text:p>0,0038</text:p>
          </table:table-cell>
          <table:table-cell office:value-type="float" office:value="0.002" calcext:value-type="float">
            <text:p>0,002</text:p>
          </table:table-cell>
          <table:table-cell office:value-type="float" office:value="0" calcext:value-type="float">
            <text:p>0</text:p>
          </table:table-cell>
          <table:table-cell office:value-type="float" office:value="0.0156" calcext:value-type="float">
            <text:p>0,0156</text:p>
          </table:table-cell>
          <table:table-cell office:value-type="float" office:value="0.0676" calcext:value-type="float">
            <text:p>0,0676</text:p>
          </table:table-cell>
          <table:table-cell office:value-type="float" office:value="0.0052" calcext:value-type="float">
            <text:p>0,005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01" calcext:value-type="float">
            <text:p>0,0001</text:p>
          </table:table-cell>
          <table:table-cell office:value-type="float" office:value="0" calcext:value-type="float">
            <text:p>0</text:p>
          </table:table-cell>
          <table:table-cell office:value-type="float" office:value="4.0983" calcext:value-type="float">
            <text:p>4,098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8.0963" calcext:value-type="float">
            <text:p>8,0963</text:p>
          </table:table-cell>
          <table:table-cell office:value-type="float" office:value="0.0042" calcext:value-type="float">
            <text:p>0,0042</text:p>
          </table:table-cell>
          <table:table-cell office:value-type="float" office:value="0.0057" calcext:value-type="float">
            <text:p>0,0057</text:p>
          </table:table-cell>
          <table:table-cell office:value-type="float" office:value="0.0037" calcext:value-type="float">
            <text:p>0,0037</text:p>
          </table:table-cell>
          <table:table-cell office:value-type="float" office:value="0" calcext:value-type="float">
            <text:p>0</text:p>
          </table:table-cell>
          <table:table-cell office:value-type="float" office:value="0.0149" calcext:value-type="float">
            <text:p>0,0149</text:p>
          </table:table-cell>
          <table:table-cell office:value-type="float" office:value="0.0675" calcext:value-type="float">
            <text:p>0,0675</text:p>
          </table:table-cell>
          <table:table-cell office:value-type="float" office:value="0.0143" calcext:value-type="float">
            <text:p>0,0143</text:p>
          </table:table-cell>
          <table:table-cell office:value-type="float" office:value="0" calcext:value-type="float">
            <text:p>0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0032" calcext:value-type="float">
            <text:p>0,0032</text:p>
          </table:table-cell>
          <table:table-cell office:value-type="float" office:value="0" calcext:value-type="float">
            <text:p>0</text:p>
          </table:table-cell>
          <table:table-cell office:value-type="float" office:value="8.1106" calcext:value-type="float">
            <text:p>8,11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6.0829" calcext:value-type="float">
            <text:p>16,0829</text:p>
          </table:table-cell>
          <table:table-cell office:value-type="float" office:value="0.009" calcext:value-type="float">
            <text:p>0,009</text:p>
          </table:table-cell>
          <table:table-cell office:value-type="float" office:value="0.0146" calcext:value-type="float">
            <text:p>0,0146</text:p>
          </table:table-cell>
          <table:table-cell office:value-type="float" office:value="0.0036" calcext:value-type="float">
            <text:p>0,0036</text:p>
          </table:table-cell>
          <table:table-cell office:value-type="float" office:value="0" calcext:value-type="float">
            <text:p>0</text:p>
          </table:table-cell>
          <table:table-cell office:value-type="float" office:value="0.0158" calcext:value-type="float">
            <text:p>0,0158</text:p>
          </table:table-cell>
          <table:table-cell office:value-type="float" office:value="0.0698" calcext:value-type="float">
            <text:p>0,0698</text:p>
          </table:table-cell>
          <table:table-cell office:value-type="float" office:value="0.0662" calcext:value-type="float">
            <text:p>0,0662</text:p>
          </table:table-cell>
          <table:table-cell office:value-type="float" office:value="0" calcext:value-type="float">
            <text:p>0</text:p>
          </table:table-cell>
          <table:table-cell office:value-type="float" office:value="0.0004" calcext:value-type="float">
            <text:p>0,0004</text:p>
          </table:table-cell>
          <table:table-cell office:value-type="float" office:value="0.043" calcext:value-type="float">
            <text:p>0,043</text:p>
          </table:table-cell>
          <table:table-cell office:value-type="float" office:value="0" calcext:value-type="float">
            <text:p>0</text:p>
          </table:table-cell>
          <table:table-cell office:value-type="float" office:value="16.1491" calcext:value-type="float">
            <text:p>16,149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2.1397" calcext:value-type="float">
            <text:p>32,1397</text:p>
          </table:table-cell>
          <table:table-cell office:value-type="float" office:value="0.015" calcext:value-type="float">
            <text:p>0,015</text:p>
          </table:table-cell>
          <table:table-cell office:value-type="float" office:value="0.0262" calcext:value-type="float">
            <text:p>0,0262</text:p>
          </table:table-cell>
          <table:table-cell office:value-type="float" office:value="0.0038" calcext:value-type="float">
            <text:p>0,0038</text:p>
          </table:table-cell>
          <table:table-cell office:value-type="float" office:value="0" calcext:value-type="float">
            <text:p>0</text:p>
          </table:table-cell>
          <table:table-cell office:value-type="float" office:value="0.0226" calcext:value-type="float">
            <text:p>0,0226</text:p>
          </table:table-cell>
          <table:table-cell office:value-type="float" office:value="0.0948" calcext:value-type="float">
            <text:p>0,0948</text:p>
          </table:table-cell>
          <table:table-cell office:value-type="float" office:value="0.5021" calcext:value-type="float">
            <text:p>0,5021</text:p>
          </table:table-cell>
          <table:table-cell office:value-type="float" office:value="0" calcext:value-type="float">
            <text:p>0</text:p>
          </table:table-cell>
          <table:table-cell office:value-type="float" office:value="0.0009" calcext:value-type="float">
            <text:p>0,0009</text:p>
          </table:table-cell>
          <table:table-cell office:value-type="float" office:value="0.4527" calcext:value-type="float">
            <text:p>0,4527</text:p>
          </table:table-cell>
          <table:table-cell office:value-type="float" office:value="0" calcext:value-type="float">
            <text:p>0</text:p>
          </table:table-cell>
          <table:table-cell office:value-type="float" office:value="32.6418" calcext:value-type="float">
            <text:p>32,64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67.5263" calcext:value-type="float">
            <text:p>67,5263</text:p>
          </table:table-cell>
          <table:table-cell office:value-type="float" office:value="0.0308" calcext:value-type="float">
            <text:p>0,0308</text:p>
          </table:table-cell>
          <table:table-cell office:value-type="float" office:value="0.0524" calcext:value-type="float">
            <text:p>0,0524</text:p>
          </table:table-cell>
          <table:table-cell office:value-type="float" office:value="0.0037" calcext:value-type="float">
            <text:p>0,0037</text:p>
          </table:table-cell>
          <table:table-cell office:value-type="float" office:value="0" calcext:value-type="float">
            <text:p>0</text:p>
          </table:table-cell>
          <table:table-cell office:value-type="float" office:value="0.0215" calcext:value-type="float">
            <text:p>0,0215</text:p>
          </table:table-cell>
          <table:table-cell office:value-type="float" office:value="0.0943" calcext:value-type="float">
            <text:p>0,0943</text:p>
          </table:table-cell>
          <table:table-cell office:value-type="float" office:value="6.7707" calcext:value-type="float">
            <text:p>6,7707</text:p>
          </table:table-cell>
          <table:table-cell office:value-type="float" office:value="0" calcext:value-type="float">
            <text:p>0</text:p>
          </table:table-cell>
          <table:table-cell office:value-type="float" office:value="0.0023" calcext:value-type="float">
            <text:p>0,0023</text:p>
          </table:table-cell>
          <table:table-cell office:value-type="float" office:value="6.6581" calcext:value-type="float">
            <text:p>6,6581</text:p>
          </table:table-cell>
          <table:table-cell office:value-type="float" office:value="0" calcext:value-type="float">
            <text:p>0</text:p>
          </table:table-cell>
          <table:table-cell office:value-type="float" office:value="74.297" calcext:value-type="float">
            <text:p>74,297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number-rows-repeated="8">
          <table:table-cell table:number-columns-repeated="15"/>
        </table:table-row>
        <table:table-row table:style-name="ro1">
          <table:table-cell table:number-columns-repeated="7"/>
          <table:table-cell office:value-type="string" calcext:value-type="string">
            <text:p>serial</text:p>
          </table:table-cell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verysmall</text:p>
          </table:table-cell>
          <table:table-cell office:value-type="float" office:value="4.0983" calcext:value-type="float">
            <text:p>4,0983</text:p>
          </table:table-cell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small</text:p>
          </table:table-cell>
          <table:table-cell office:value-type="float" office:value="8.1106" calcext:value-type="float">
            <text:p>8,1106</text:p>
          </table:table-cell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medium</text:p>
          </table:table-cell>
          <table:table-cell office:value-type="float" office:value="16.1491" calcext:value-type="float">
            <text:p>16,1491</text:p>
          </table:table-cell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large</text:p>
          </table:table-cell>
          <table:table-cell office:value-type="float" office:value="32.6418" calcext:value-type="float">
            <text:p>32,6418</text:p>
          </table:table-cell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verylarge</text:p>
          </table:table-cell>
          <table:table-cell office:value-type="float" office:value="74.297" calcext:value-type="float">
            <text:p>74,297</text:p>
          </table:table-cell>
          <table:table-cell table:number-columns-repeated="7"/>
        </table:table-row>
        <table:table-row table:style-name="ro1">
          <table:table-cell table:number-columns-repeated="7"/>
          <table:table-cell office:value-type="string" calcext:value-type="string">
            <text:p>OpenMP</text:p>
          </table:table-cell>
          <table:table-cell table:number-columns-repeated="7"/>
        </table:table-row>
        <table:table-row table:style-name="ro1">
          <table:table-cell table:number-columns-repeated="7"/>
          <table:table-cell office:value-type="float" office:value="1.4229" calcext:value-type="float">
            <text:p>1,4229</text:p>
          </table:table-cell>
          <table:table-cell table:number-columns-repeated="7"/>
        </table:table-row>
        <table:table-row table:style-name="ro1">
          <table:table-cell table:number-columns-repeated="7"/>
          <table:table-cell office:value-type="float" office:value="2.7618" calcext:value-type="float">
            <text:p>2,7618</text:p>
          </table:table-cell>
          <table:table-cell table:number-columns-repeated="7"/>
        </table:table-row>
        <table:table-row table:style-name="ro1">
          <table:table-cell table:number-columns-repeated="7"/>
          <table:table-cell office:value-type="float" office:value="5.5638" calcext:value-type="float">
            <text:p>5,5638</text:p>
          </table:table-cell>
          <table:table-cell table:number-columns-repeated="7"/>
        </table:table-row>
        <table:table-row table:style-name="ro1">
          <table:table-cell table:number-columns-repeated="7"/>
          <table:table-cell office:value-type="float" office:value="12.3145" calcext:value-type="float">
            <text:p>12,3145</text:p>
          </table:table-cell>
          <table:table-cell table:number-columns-repeated="7"/>
        </table:table-row>
        <table:table-row table:style-name="ro1">
          <table:table-cell table:number-columns-repeated="7"/>
          <table:table-cell office:value-type="float" office:value="30.2427" calcext:value-type="float">
            <text:p>30,2427</text:p>
          </table:table-cell>
          <table:table-cell table:number-columns-repeated="7"/>
        </table:table-row>
        <table:table-row table:style-name="ro1">
          <table:table-cell table:number-columns-repeated="7"/>
          <table:table-cell office:value-type="string" calcext:value-type="string">
            <text:p>Pthreads</text:p>
          </table:table-cell>
          <table:table-cell table:number-columns-repeated="7"/>
        </table:table-row>
        <table:table-row table:style-name="ro1">
          <table:table-cell table:number-columns-repeated="7"/>
          <table:table-cell office:value-type="float" office:value="1.3669" calcext:value-type="float">
            <text:p>1,3669</text:p>
          </table:table-cell>
          <table:table-cell table:number-columns-repeated="7"/>
        </table:table-row>
        <table:table-row table:style-name="ro1">
          <table:table-cell table:number-columns-repeated="7"/>
          <table:table-cell office:value-type="float" office:value="2.9744" calcext:value-type="float">
            <text:p>2,9744</text:p>
          </table:table-cell>
          <table:table-cell table:number-columns-repeated="7"/>
        </table:table-row>
        <table:table-row table:style-name="ro1">
          <table:table-cell table:number-columns-repeated="7"/>
          <table:table-cell office:value-type="float" office:value="7.9828" calcext:value-type="float">
            <text:p>7,9828</text:p>
          </table:table-cell>
          <table:table-cell table:number-columns-repeated="7"/>
        </table:table-row>
        <table:table-row table:style-name="ro1">
          <table:table-cell table:number-columns-repeated="7"/>
          <table:table-cell office:value-type="float" office:value="17.7249" calcext:value-type="float">
            <text:p>17,7249</text:p>
          </table:table-cell>
          <table:table-cell table:number-columns-repeated="7"/>
        </table:table-row>
        <table:table-row table:style-name="ro1">
          <table:table-cell table:number-columns-repeated="7"/>
          <table:table-cell office:value-type="float" office:value="40.3011" calcext:value-type="float">
            <text:p>40,3011</text:p>
          </table:table-cell>
          <table:table-cell table:number-columns-repeated="7"/>
        </table:table-row>
        <table:table-row table:style-name="ro1">
          <table:table-cell table:number-columns-repeated="7"/>
          <table:table-cell office:value-type="string" calcext:value-type="string">
            <text:p>Prod-Cons</text:p>
          </table:table-cell>
          <table:table-cell table:number-columns-repeated="7"/>
        </table:table-row>
        <table:table-row table:style-name="ro1">
          <table:table-cell table:number-columns-repeated="7"/>
          <table:table-cell office:value-type="float" office:value="0.9615" calcext:value-type="float">
            <text:p>0,9615</text:p>
          </table:table-cell>
          <table:table-cell table:number-columns-repeated="7"/>
        </table:table-row>
        <table:table-row table:style-name="ro1">
          <table:table-cell table:number-columns-repeated="7"/>
          <table:table-cell office:value-type="float" office:value="2.0219" calcext:value-type="float">
            <text:p>2,0219</text:p>
          </table:table-cell>
          <table:table-cell table:number-columns-repeated="7"/>
        </table:table-row>
        <table:table-row table:style-name="ro1">
          <table:table-cell table:number-columns-repeated="7"/>
          <table:table-cell office:value-type="float" office:value="4.3466" calcext:value-type="float">
            <text:p>4,3466</text:p>
          </table:table-cell>
          <table:table-cell table:number-columns-repeated="7"/>
        </table:table-row>
        <table:table-row table:style-name="ro1">
          <table:table-cell table:number-columns-repeated="7"/>
          <table:table-cell office:value-type="float" office:value="10.0569" calcext:value-type="float">
            <text:p>10,0569</text:p>
          </table:table-cell>
          <table:table-cell table:number-columns-repeated="7"/>
        </table:table-row>
        <table:table-row table:style-name="ro1">
          <table:table-cell table:number-columns-repeated="7"/>
          <table:table-cell office:value-type="float" office:value="20.0156" calcext:value-type="float">
            <text:p>20,0156</text:p>
          </table:table-cell>
          <table:table-cell table:number-columns-repeated="7"/>
        </table:table-row>
        <table:table-row table:style-name="ro1" table:number-rows-repeated="4">
          <table:table-cell table:number-columns-repeated="15"/>
        </table:table-row>
        <table:table-row table:style-name="ro1">
          <table:table-cell table:number-columns-repeated="6"/>
          <table:table-cell table:style-name="ce3" office:value-type="string" calcext:value-type="string">
            <text:p>serial</text:p>
          </table:table-cell>
          <table:table-cell table:style-name="ce3" office:value-type="string" calcext:value-type="string">
            <text:p>OpenMP</text:p>
          </table:table-cell>
          <table:table-cell table:style-name="ce3" office:value-type="string" calcext:value-type="string">
            <text:p>Pthreads</text:p>
          </table:table-cell>
          <table:table-cell table:style-name="ce3" office:value-type="string" calcext:value-type="string">
            <text:p>Prod-Cons</text:p>
          </table:table-cell>
          <table:table-cell table:number-columns-repeated="5"/>
        </table:table-row>
        <table:table-row table:style-name="ro1">
          <table:table-cell table:number-columns-repeated="5"/>
          <table:table-cell table:style-name="ce3" office:value-type="string" calcext:value-type="string">
            <text:p>verysmall</text:p>
          </table:table-cell>
          <table:table-cell office:value-type="float" office:value="4.0983" calcext:value-type="float">
            <text:p>4,0983</text:p>
          </table:table-cell>
          <table:table-cell office:value-type="float" office:value="1.4229" calcext:value-type="float">
            <text:p>1,4229</text:p>
          </table:table-cell>
          <table:table-cell office:value-type="float" office:value="1.3669" calcext:value-type="float">
            <text:p>1,3669</text:p>
          </table:table-cell>
          <table:table-cell office:value-type="float" office:value="0.9615" calcext:value-type="float">
            <text:p>0,9615</text:p>
          </table:table-cell>
          <table:table-cell table:number-columns-repeated="5"/>
        </table:table-row>
        <table:table-row table:style-name="ro1">
          <table:table-cell table:number-columns-repeated="5"/>
          <table:table-cell table:style-name="ce3" office:value-type="string" calcext:value-type="string">
            <text:p>small</text:p>
          </table:table-cell>
          <table:table-cell office:value-type="float" office:value="8.1106" calcext:value-type="float">
            <text:p>8,1106</text:p>
          </table:table-cell>
          <table:table-cell office:value-type="float" office:value="2.7618" calcext:value-type="float">
            <text:p>2,7618</text:p>
          </table:table-cell>
          <table:table-cell office:value-type="float" office:value="2.9744" calcext:value-type="float">
            <text:p>2,9744</text:p>
          </table:table-cell>
          <table:table-cell office:value-type="float" office:value="2.0219" calcext:value-type="float">
            <text:p>2,0219</text:p>
          </table:table-cell>
          <table:table-cell table:number-columns-repeated="5"/>
        </table:table-row>
        <table:table-row table:style-name="ro1">
          <table:table-cell table:number-columns-repeated="5"/>
          <table:table-cell table:style-name="ce3" office:value-type="string" calcext:value-type="string">
            <text:p>medium</text:p>
          </table:table-cell>
          <table:table-cell office:value-type="float" office:value="16.1491" calcext:value-type="float">
            <text:p>16,1491</text:p>
          </table:table-cell>
          <table:table-cell office:value-type="float" office:value="5.5638" calcext:value-type="float">
            <text:p>5,5638</text:p>
          </table:table-cell>
          <table:table-cell office:value-type="float" office:value="7.9828" calcext:value-type="float">
            <text:p>7,9828</text:p>
          </table:table-cell>
          <table:table-cell office:value-type="float" office:value="4.3466" calcext:value-type="float">
            <text:p>4,3466</text:p>
          </table:table-cell>
          <table:table-cell table:number-columns-repeated="5"/>
        </table:table-row>
        <table:table-row table:style-name="ro1">
          <table:table-cell table:number-columns-repeated="5"/>
          <table:table-cell table:style-name="ce3" office:value-type="string" calcext:value-type="string">
            <text:p>large</text:p>
          </table:table-cell>
          <table:table-cell office:value-type="float" office:value="32.6418" calcext:value-type="float">
            <text:p>32,6418</text:p>
          </table:table-cell>
          <table:table-cell office:value-type="float" office:value="12.3145" calcext:value-type="float">
            <text:p>12,3145</text:p>
          </table:table-cell>
          <table:table-cell office:value-type="float" office:value="17.7249" calcext:value-type="float">
            <text:p>17,7249</text:p>
          </table:table-cell>
          <table:table-cell office:value-type="float" office:value="10.0569" calcext:value-type="float">
            <text:p>10,0569</text:p>
          </table:table-cell>
          <table:table-cell table:number-columns-repeated="5"/>
        </table:table-row>
        <table:table-row table:style-name="ro1">
          <table:table-cell table:number-columns-repeated="5"/>
          <table:table-cell table:style-name="ce3" office:value-type="string" calcext:value-type="string">
            <text:p>verylarge</text:p>
          </table:table-cell>
          <table:table-cell office:value-type="float" office:value="74.297" calcext:value-type="float">
            <text:p>74,297</text:p>
          </table:table-cell>
          <table:table-cell office:value-type="float" office:value="30.2427" calcext:value-type="float">
            <text:p>30,2427</text:p>
          </table:table-cell>
          <table:table-cell office:value-type="float" office:value="40.3011" calcext:value-type="float">
            <text:p>40,3011</text:p>
          </table:table-cell>
          <table:table-cell office:value-type="float" office:value="20.0156" calcext:value-type="float">
            <text:p>20,0156</text:p>
          </table:table-cell>
          <table:table-cell table:number-columns-repeated="5"/>
        </table:table-row>
      </table:table>
      <table:table table:name="omp" table:style-name="ta1">
        <table:shapes>
          <draw:frame draw:z-index="0" draw:style-name="gr1" draw:text-style-name="P1" svg:width="159.99mm" svg:height="114.8mm" svg:x="464.41mm" svg:y="219.03mm">
            <draw:object draw:notify-on-update-of-ranges="omp.U7:omp.U11 omp.V6:omp.V6 omp.V7:omp.V11 omp.V12:omp.V12 omp.V13:omp.V17 omp.V18:omp.V18 omp.V19:omp.V23 omp.V24:omp.V24 omp.V25:omp.V29 omp.V30:omp.V30 omp.V31:omp.V3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9.99mm" svg:height="114.47mm" svg:x="615.11mm" svg:y="200.97mm">
            <draw:object draw:notify-on-update-of-ranges="omp.Y8:omp.Y11 omp.Z6:omp.Z6 omp.Z8:omp.Z11 omp.Z12:omp.Z12 omp.Z14:omp.Z17 omp.Z18:omp.Z18 omp.Z20:omp.Z23 omp.Z24:omp.Z24 omp.Z26:omp.Z29 omp.Z30:omp.Z30 omp.Z32:omp.Z3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8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13" table:default-cell-style-name="Default"/>
        <table:table-row table:style-name="ro1" table:number-rows-repeated="4">
          <table:table-cell table:number-columns-repeated="26"/>
        </table:table-row>
        <table:table-row table:style-name="ro1">
          <table:table-cell/>
          <table:table-cell table:style-name="ce1" office:value-type="string" calcext:value-type="string">
            <text:p>MAIN</text:p>
          </table:table-cell>
          <table:table-cell table:style-name="ce1" office:value-type="string" calcext:value-type="string">
            <text:p>LIST_DIR</text:p>
          </table:table-cell>
          <table:table-cell table:style-name="ce1" office:value-type="string" calcext:value-type="string">
            <text:p>COUNT_files</text:p>
          </table:table-cell>
          <table:table-cell table:style-name="ce1" office:value-type="string" calcext:value-type="string">
            <text:p>GET_FILE_STRINGS_CLEANED</text:p>
          </table:table-cell>
          <table:table-cell table:style-name="ce1" office:value-type="string" calcext:value-type="string">
            <text:p>COMPRESS_SPACES</text:p>
          </table:table-cell>
          <table:table-cell table:style-name="ce1" office:value-type="string" calcext:value-type="string">
            <text:p>SHINGLE_EXTRACT</text:p>
          </table:table-cell>
          <table:table-cell table:style-name="ce1" office:value-type="string" calcext:value-type="string">
            <text:p>GET_SIGNATURES</text:p>
          </table:table-cell>
          <table:table-cell table:style-name="ce1" office:value-type="string" calcext:value-type="string">
            <text:p>FIND_SIMILARITY</text:p>
          </table:table-cell>
          <table:table-cell table:style-name="ce1" office:value-type="string" calcext:value-type="string">
            <text:p>GET_SKETCHES</text:p>
          </table:table-cell>
          <table:table-cell table:style-name="ce1" office:value-type="string" calcext:value-type="string">
            <text:p>CREATE_TRIPLETS</text:p>
          </table:table-cell>
          <table:table-cell table:style-name="ce1" office:value-type="string" calcext:value-type="string">
            <text:p>DO_CLUSTERING</text:p>
          </table:table-cell>
          <table:table-cell table:style-name="ce1" office:value-type="string" calcext:value-type="string">
            <text:p>MERGE_SORT</text:p>
          </table:table-cell>
          <table:table-cell table:style-name="ce1" office:value-type="string" calcext:value-type="string">
            <text:p>TOTAL_TIME</text:p>
          </table:table-cell>
          <table:table-cell table:style-name="ce1"/>
          <table:table-cell table:number-columns-repeated="3"/>
          <table:table-cell office:value-type="string" calcext:value-type="string">
            <text:p>tempi</text:p>
          </table:table-cell>
          <table:table-cell table:number-columns-repeated="2"/>
          <table:table-cell office:value-type="string" calcext:value-type="string">
            <text:p>speed up</text:p>
          </table:table-cell>
          <table:table-cell table:number-columns-repeated="3"/>
          <table:table-cell office:value-type="string" calcext:value-type="string">
            <text:p>efficiency</text:p>
          </table:table-cell>
        </table:table-row>
        <table:table-row table:style-name="ro1">
          <table:table-cell/>
          <table:table-cell office:value-type="float" office:value="0.0886" calcext:value-type="float">
            <text:p>0,0886</text:p>
          </table:table-cell>
          <table:table-cell office:value-type="float" office:value="0.0022" calcext:value-type="float">
            <text:p>0,0022</text:p>
          </table:table-cell>
          <table:table-cell office:value-type="float" office:value="0.0032" calcext:value-type="float">
            <text:p>0,0032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0.0164" calcext:value-type="float">
            <text:p>0,0164</text:p>
          </table:table-cell>
          <table:table-cell office:value-type="float" office:value="0.0695" calcext:value-type="float">
            <text:p>0,0695</text:p>
          </table:table-cell>
          <table:table-cell office:value-type="float" office:value="0.0035" calcext:value-type="float">
            <text:p>0,0035</text:p>
          </table:table-cell>
          <table:table-cell table:number-columns-repeated="2" office:value-type="float" office:value="0.0001" calcext:value-type="float">
            <text:p>0,0001</text:p>
          </table:table-cell>
          <table:table-cell office:value-type="float" office:value="0.0002" calcext:value-type="float">
            <text:p>0,0002</text:p>
          </table:table-cell>
          <table:table-cell office:value-type="float" office:value="0" calcext:value-type="float">
            <text:p>0</text:p>
          </table:table-cell>
          <table:table-cell office:value-type="float" office:value="4.3113" calcext:value-type="float">
            <text:p>4,3113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verysmall</text:p>
          </table:table-cell>
          <table:table-cell table:number-columns-repeated="2"/>
          <table:table-cell office:value-type="string" calcext:value-type="string">
            <text:p>verysmall</text:p>
          </table:table-cell>
          <table:table-cell table:number-columns-repeated="3"/>
          <table:table-cell office:value-type="string" calcext:value-type="string">
            <text:p>verysmall</text:p>
          </table:table-cell>
        </table:table-row>
        <table:table-row table:style-name="ro1">
          <table:table-cell/>
          <table:table-cell office:value-type="float" office:value="0.0501" calcext:value-type="float">
            <text:p>0,0501</text:p>
          </table:table-cell>
          <table:table-cell office:value-type="float" office:value="0.0018" calcext:value-type="float">
            <text:p>0,0018</text:p>
          </table:table-cell>
          <table:table-cell office:value-type="float" office:value="0.0029" calcext:value-type="float">
            <text:p>0,0029</text:p>
          </table:table-cell>
          <table:table-cell office:value-type="float" office:value="0.0009" calcext:value-type="float">
            <text:p>0,0009</text:p>
          </table:table-cell>
          <table:table-cell office:value-type="float" office:value="0" calcext:value-type="float">
            <text:p>0</text:p>
          </table:table-cell>
          <table:table-cell office:value-type="float" office:value="0.0103" calcext:value-type="float">
            <text:p>0,0103</text:p>
          </table:table-cell>
          <table:table-cell office:value-type="float" office:value="0.0367" calcext:value-type="float">
            <text:p>0,0367</text:p>
          </table:table-cell>
          <table:table-cell office:value-type="float" office:value="0.0036" calcext:value-type="float">
            <text:p>0,0036</text:p>
          </table:table-cell>
          <table:table-cell office:value-type="float" office:value="0.0001" calcext:value-type="float">
            <text:p>0,0001</text:p>
          </table:table-cell>
          <table:table-cell table:number-columns-repeated="2" office:value-type="float" office:value="0.0002" calcext:value-type="float">
            <text:p>0,0002</text:p>
          </table:table-cell>
          <table:table-cell office:value-type="float" office:value="0" calcext:value-type="float">
            <text:p>0</text:p>
          </table:table-cell>
          <table:table-cell office:value-type="float" office:value="2.4059" calcext:value-type="float">
            <text:p>2,405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.3113" calcext:value-type="float">
            <text:p>4,3113</text:p>
          </table:table-cell>
          <table:table-cell/>
          <table:table-cell office:value-type="float" office:value="1" calcext:value-type="float">
            <text:p>1</text:p>
          </table:table-cell>
          <table:table-cell table:formula="of:=[.W7]/[.S7]" office:value-type="float" office:value="0.950594948159488" calcext:value-type="float">
            <text:p>0,950594948159488</text:p>
          </table:table-cell>
          <table:table-cell office:value-type="float" office:value="4.0983" calcext:value-type="float">
            <text:p>4,0983</text:p>
          </table:table-cell>
          <table:table-cell/>
          <table:table-cell office:value-type="float" office:value="1" calcext:value-type="float">
            <text:p>1</text:p>
          </table:table-cell>
          <table:table-cell table:formula="of:=[.V7]/[.Y7]" office:value-type="float" office:value="0.950594948159488" calcext:value-type="float">
            <text:p>0,950594948159488</text:p>
          </table:table-cell>
        </table:table-row>
        <table:table-row table:style-name="ro1">
          <table:table-cell/>
          <table:table-cell office:value-type="float" office:value="0.0312" calcext:value-type="float">
            <text:p>0,0312</text:p>
          </table:table-cell>
          <table:table-cell office:value-type="float" office:value="0.0019" calcext:value-type="float">
            <text:p>0,0019</text:p>
          </table:table-cell>
          <table:table-cell office:value-type="float" office:value="0.0028" calcext:value-type="float">
            <text:p>0,0028</text:p>
          </table:table-cell>
          <table:table-cell office:value-type="float" office:value="0.0011" calcext:value-type="float">
            <text:p>0,0011</text:p>
          </table:table-cell>
          <table:table-cell office:value-type="float" office:value="0" calcext:value-type="float">
            <text:p>0</text:p>
          </table:table-cell>
          <table:table-cell office:value-type="float" office:value="0.0104" calcext:value-type="float">
            <text:p>0,0104</text:p>
          </table:table-cell>
          <table:table-cell office:value-type="float" office:value="0.0195" calcext:value-type="float">
            <text:p>0,0195</text:p>
          </table:table-cell>
          <table:table-cell office:value-type="float" office:value="0.0036" calcext:value-type="float">
            <text:p>0,0036</text:p>
          </table:table-cell>
          <table:table-cell office:value-type="float" office:value="0.0001" calcext:value-type="float">
            <text:p>0,0001</text:p>
          </table:table-cell>
          <table:table-cell table:number-columns-repeated="2" office:value-type="float" office:value="0.0002" calcext:value-type="float">
            <text:p>0,0002</text:p>
          </table:table-cell>
          <table:table-cell office:value-type="float" office:value="0" calcext:value-type="float">
            <text:p>0</text:p>
          </table:table-cell>
          <table:table-cell office:value-type="float" office:value="1.5128" calcext:value-type="float">
            <text:p>1,512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2.4059" calcext:value-type="float">
            <text:p>2,4059</text:p>
          </table:table-cell>
          <table:table-cell/>
          <table:table-cell office:value-type="float" office:value="2" calcext:value-type="float">
            <text:p>2</text:p>
          </table:table-cell>
          <table:table-cell table:formula="of:=[.W8]/[.S8]" office:value-type="float" office:value="1.70343738309988" calcext:value-type="float">
            <text:p>1,70343738309988</text:p>
          </table:table-cell>
          <table:table-cell office:value-type="float" office:value="4.0983" calcext:value-type="float">
            <text:p>4,0983</text:p>
          </table:table-cell>
          <table:table-cell/>
          <table:table-cell office:value-type="float" office:value="2" calcext:value-type="float">
            <text:p>2</text:p>
          </table:table-cell>
          <table:table-cell table:formula="of:=[.V8]/[.Y8]" office:value-type="float" office:value="0.85171869154994" calcext:value-type="float">
            <text:p>0,85171869154994</text:p>
          </table:table-cell>
        </table:table-row>
        <table:table-row table:style-name="ro1">
          <table:table-cell/>
          <table:table-cell office:value-type="float" office:value="0.0362" calcext:value-type="float">
            <text:p>0,0362</text:p>
          </table:table-cell>
          <table:table-cell office:value-type="float" office:value="0.002" calcext:value-type="float">
            <text:p>0,002</text:p>
          </table:table-cell>
          <table:table-cell office:value-type="float" office:value="0.0028" calcext:value-type="float">
            <text:p>0,0028</text:p>
          </table:table-cell>
          <table:table-cell office:value-type="float" office:value="0.0046" calcext:value-type="float">
            <text:p>0,0046</text:p>
          </table:table-cell>
          <table:table-cell office:value-type="float" office:value="0" calcext:value-type="float">
            <text:p>0</text:p>
          </table:table-cell>
          <table:table-cell office:value-type="float" office:value="0.015" calcext:value-type="float">
            <text:p>0,015</text:p>
          </table:table-cell>
          <table:table-cell office:value-type="float" office:value="0.0199" calcext:value-type="float">
            <text:p>0,0199</text:p>
          </table:table-cell>
          <table:table-cell office:value-type="float" office:value="0.0088" calcext:value-type="float">
            <text:p>0,0088</text:p>
          </table:table-cell>
          <table:table-cell office:value-type="float" office:value="0.0008" calcext:value-type="float">
            <text:p>0,0008</text:p>
          </table:table-cell>
          <table:table-cell table:number-columns-repeated="2" office:value-type="float" office:value="0.0022" calcext:value-type="float">
            <text:p>0,0022</text:p>
          </table:table-cell>
          <table:table-cell office:value-type="float" office:value="0" calcext:value-type="float">
            <text:p>0</text:p>
          </table:table-cell>
          <table:table-cell office:value-type="float" office:value="2.2429" calcext:value-type="float">
            <text:p>2,242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.5058" calcext:value-type="float">
            <text:p>1,5058</text:p>
          </table:table-cell>
          <table:table-cell/>
          <table:table-cell office:value-type="float" office:value="4" calcext:value-type="float">
            <text:p>4</text:p>
          </table:table-cell>
          <table:table-cell table:formula="of:=[.W9]/[.S9]" office:value-type="float" office:value="2.72167618541639" calcext:value-type="float">
            <text:p>2,72167618541639</text:p>
          </table:table-cell>
          <table:table-cell office:value-type="float" office:value="4.0983" calcext:value-type="float">
            <text:p>4,0983</text:p>
          </table:table-cell>
          <table:table-cell/>
          <table:table-cell office:value-type="float" office:value="4" calcext:value-type="float">
            <text:p>4</text:p>
          </table:table-cell>
          <table:table-cell table:formula="of:=[.V9]/[.Y9]" office:value-type="float" office:value="0.680419046354097" calcext:value-type="float">
            <text:p>0,680419046354097</text:p>
          </table:table-cell>
        </table:table-row>
        <table:table-row table:style-name="ro1">
          <table:table-cell/>
          <table:table-cell office:value-type="float" office:value="0.1216" calcext:value-type="float">
            <text:p>0,1216</text:p>
          </table:table-cell>
          <table:table-cell office:value-type="float" office:value="0.0013" calcext:value-type="float">
            <text:p>0,0013</text:p>
          </table:table-cell>
          <table:table-cell office:value-type="float" office:value="0.0019" calcext:value-type="float">
            <text:p>0,0019</text:p>
          </table:table-cell>
          <table:table-cell office:value-type="float" office:value="0.0013" calcext:value-type="float">
            <text:p>0,0013</text:p>
          </table:table-cell>
          <table:table-cell office:value-type="float" office:value="0" calcext:value-type="float">
            <text:p>0</text:p>
          </table:table-cell>
          <table:table-cell office:value-type="float" office:value="0.0235" calcext:value-type="float">
            <text:p>0,0235</text:p>
          </table:table-cell>
          <table:table-cell office:value-type="float" office:value="0.0941" calcext:value-type="float">
            <text:p>0,0941</text:p>
          </table:table-cell>
          <table:table-cell office:value-type="float" office:value="0.0044" calcext:value-type="float">
            <text:p>0,0044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0003" calcext:value-type="float">
            <text:p>0,0003</text:p>
          </table:table-cell>
          <table:table-cell office:value-type="float" office:value="0" calcext:value-type="float">
            <text:p>0</text:p>
          </table:table-cell>
          <table:table-cell office:value-type="float" office:value="2.8493" calcext:value-type="float">
            <text:p>2,849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.4229" calcext:value-type="float">
            <text:p>1,4229</text:p>
          </table:table-cell>
          <table:table-cell/>
          <table:table-cell office:value-type="float" office:value="8" calcext:value-type="float">
            <text:p>8</text:p>
          </table:table-cell>
          <table:table-cell table:formula="of:=[.W10]/[.S10]" office:value-type="float" office:value="2.88024457094666" calcext:value-type="float">
            <text:p>2,88024457094666</text:p>
          </table:table-cell>
          <table:table-cell office:value-type="float" office:value="4.0983" calcext:value-type="float">
            <text:p>4,0983</text:p>
          </table:table-cell>
          <table:table-cell/>
          <table:table-cell office:value-type="float" office:value="8" calcext:value-type="float">
            <text:p>8</text:p>
          </table:table-cell>
          <table:table-cell table:formula="of:=[.V10]/[.Y10]" office:value-type="float" office:value="0.360030571368332" calcext:value-type="float">
            <text:p>0,360030571368332</text:p>
          </table:table-cell>
        </table:table-row>
        <table:table-row table:style-name="ro1">
          <table:table-cell/>
          <table:table-cell office:value-type="float" office:value="0.0578" calcext:value-type="float">
            <text:p>0,0578</text:p>
          </table:table-cell>
          <table:table-cell office:value-type="float" office:value="0.0018" calcext:value-type="float">
            <text:p>0,0018</text:p>
          </table:table-cell>
          <table:table-cell office:value-type="float" office:value="0.0023" calcext:value-type="float">
            <text:p>0,0023</text:p>
          </table:table-cell>
          <table:table-cell office:value-type="float" office:value="0.0014" calcext:value-type="float">
            <text:p>0,0014</text:p>
          </table:table-cell>
          <table:table-cell office:value-type="float" office:value="0" calcext:value-type="float">
            <text:p>0</text:p>
          </table:table-cell>
          <table:table-cell office:value-type="float" office:value="0.0154" calcext:value-type="float">
            <text:p>0,0154</text:p>
          </table:table-cell>
          <table:table-cell office:value-type="float" office:value="0.0427" calcext:value-type="float">
            <text:p>0,0427</text:p>
          </table:table-cell>
          <table:table-cell office:value-type="float" office:value="0.0039" calcext:value-type="float">
            <text:p>0,0039</text:p>
          </table:table-cell>
          <table:table-cell table:number-columns-repeated="2" office:value-type="float" office:value="0.0001" calcext:value-type="float">
            <text:p>0,0001</text:p>
          </table:table-cell>
          <table:table-cell office:value-type="float" office:value="0.0002" calcext:value-type="float">
            <text:p>0,0002</text:p>
          </table:table-cell>
          <table:table-cell office:value-type="float" office:value="0" calcext:value-type="float">
            <text:p>0</text:p>
          </table:table-cell>
          <table:table-cell office:value-type="float" office:value="1.5058" calcext:value-type="float">
            <text:p>1,505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.4441" calcext:value-type="float">
            <text:p>1,4441</text:p>
          </table:table-cell>
          <table:table-cell/>
          <table:table-cell office:value-type="float" office:value="16" calcext:value-type="float">
            <text:p>16</text:p>
          </table:table-cell>
          <table:table-cell table:formula="of:=[.W11]/[.S11]" office:value-type="float" office:value="2.83796136001662" calcext:value-type="float">
            <text:p>2,83796136001662</text:p>
          </table:table-cell>
          <table:table-cell office:value-type="float" office:value="4.0983" calcext:value-type="float">
            <text:p>4,0983</text:p>
          </table:table-cell>
          <table:table-cell/>
          <table:table-cell office:value-type="float" office:value="16" calcext:value-type="float">
            <text:p>16</text:p>
          </table:table-cell>
          <table:table-cell table:formula="of:=[.V11]/[.Y11]" office:value-type="float" office:value="0.177372585001039" calcext:value-type="float">
            <text:p>0,177372585001039</text:p>
          </table:table-cell>
        </table:table-row>
        <table:table-row table:style-name="ro1">
          <table:table-cell/>
          <table:table-cell office:value-type="float" office:value="0.0505" calcext:value-type="float">
            <text:p>0,0505</text:p>
          </table:table-cell>
          <table:table-cell office:value-type="float" office:value="0.0017" calcext:value-type="float">
            <text:p>0,0017</text:p>
          </table:table-cell>
          <table:table-cell office:value-type="float" office:value="0.002" calcext:value-type="float">
            <text:p>0,002</text:p>
          </table:table-cell>
          <table:table-cell office:value-type="float" office:value="0.0059" calcext:value-type="float">
            <text:p>0,0059</text:p>
          </table:table-cell>
          <table:table-cell office:value-type="float" office:value="0" calcext:value-type="float">
            <text:p>0</text:p>
          </table:table-cell>
          <table:table-cell office:value-type="float" office:value="0.0147" calcext:value-type="float">
            <text:p>0,0147</text:p>
          </table:table-cell>
          <table:table-cell office:value-type="float" office:value="0.0347" calcext:value-type="float">
            <text:p>0,0347</text:p>
          </table:table-cell>
          <table:table-cell office:value-type="float" office:value="0.0041" calcext:value-type="float">
            <text:p>0,0041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03" calcext:value-type="float">
            <text:p>0,0003</text:p>
          </table:table-cell>
          <table:table-cell office:value-type="float" office:value="0.0002" calcext:value-type="float">
            <text:p>0,0002</text:p>
          </table:table-cell>
          <table:table-cell office:value-type="float" office:value="0" calcext:value-type="float">
            <text:p>0</text:p>
          </table:table-cell>
          <table:table-cell office:value-type="float" office:value="1.4229" calcext:value-type="float">
            <text:p>1,4229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small</text:p>
          </table:table-cell>
          <table:table-cell table:number-columns-repeated="2"/>
          <table:table-cell office:value-type="string" calcext:value-type="string">
            <text:p>small</text:p>
          </table:table-cell>
          <table:table-cell table:number-columns-repeated="3"/>
          <table:table-cell office:value-type="string" calcext:value-type="string">
            <text:p>small</text:p>
          </table:table-cell>
        </table:table-row>
        <table:table-row table:style-name="ro1">
          <table:table-cell/>
          <table:table-cell office:value-type="float" office:value="0.0617" calcext:value-type="float">
            <text:p>0,0617</text:p>
          </table:table-cell>
          <table:table-cell office:value-type="float" office:value="0.0016" calcext:value-type="float">
            <text:p>0,0016</text:p>
          </table:table-cell>
          <table:table-cell office:value-type="float" office:value="0.0023" calcext:value-type="float">
            <text:p>0,0023</text:p>
          </table:table-cell>
          <table:table-cell office:value-type="float" office:value="0.0088" calcext:value-type="float">
            <text:p>0,0088</text:p>
          </table:table-cell>
          <table:table-cell office:value-type="float" office:value="0" calcext:value-type="float">
            <text:p>0</text:p>
          </table:table-cell>
          <table:table-cell office:value-type="float" office:value="0.0261" calcext:value-type="float">
            <text:p>0,0261</text:p>
          </table:table-cell>
          <table:table-cell office:value-type="float" office:value="0.0353" calcext:value-type="float">
            <text:p>0,0353</text:p>
          </table:table-cell>
          <table:table-cell office:value-type="float" office:value="0.0058" calcext:value-type="float">
            <text:p>0,0058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05" calcext:value-type="float">
            <text:p>0,0005</text:p>
          </table:table-cell>
          <table:table-cell office:value-type="float" office:value="0.0003" calcext:value-type="float">
            <text:p>0,0003</text:p>
          </table:table-cell>
          <table:table-cell office:value-type="float" office:value="0" calcext:value-type="float">
            <text:p>0</text:p>
          </table:table-cell>
          <table:table-cell office:value-type="float" office:value="1.4441" calcext:value-type="float">
            <text:p>1,444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9.9742" calcext:value-type="float">
            <text:p>9,9742</text:p>
          </table:table-cell>
          <table:table-cell/>
          <table:table-cell office:value-type="float" office:value="1" calcext:value-type="float">
            <text:p>1</text:p>
          </table:table-cell>
          <table:table-cell table:formula="of:=[.W13]/[.S13]" office:value-type="float" office:value="0.813157947504562" calcext:value-type="float">
            <text:p>0,813157947504562</text:p>
          </table:table-cell>
          <table:table-cell office:value-type="float" office:value="8.1106" calcext:value-type="float">
            <text:p>8,1106</text:p>
          </table:table-cell>
          <table:table-cell/>
          <table:table-cell office:value-type="float" office:value="1" calcext:value-type="float">
            <text:p>1</text:p>
          </table:table-cell>
          <table:table-cell table:formula="of:=[.V13]/[.Y13]" office:value-type="float" office:value="0.813157947504562" calcext:value-type="float">
            <text:p>0,813157947504562</text:p>
          </table:table-cell>
        </table:table-row>
        <table:table-row table:style-name="ro1">
          <table:table-cell/>
          <table:table-cell office:value-type="float" office:value="0.1398" calcext:value-type="float">
            <text:p>0,1398</text:p>
          </table:table-cell>
          <table:table-cell office:value-type="float" office:value="0.0015" calcext:value-type="float">
            <text:p>0,0015</text:p>
          </table:table-cell>
          <table:table-cell office:value-type="float" office:value="0.0023" calcext:value-type="float">
            <text:p>0,0023</text:p>
          </table:table-cell>
          <table:table-cell office:value-type="float" office:value="0.0016" calcext:value-type="float">
            <text:p>0,0016</text:p>
          </table:table-cell>
          <table:table-cell office:value-type="float" office:value="0" calcext:value-type="float">
            <text:p>0</text:p>
          </table:table-cell>
          <table:table-cell office:value-type="float" office:value="0.0276" calcext:value-type="float">
            <text:p>0,0276</text:p>
          </table:table-cell>
          <table:table-cell office:value-type="float" office:value="0.1076" calcext:value-type="float">
            <text:p>0,1076</text:p>
          </table:table-cell>
          <table:table-cell office:value-type="float" office:value="0.0044" calcext:value-type="float">
            <text:p>0,0044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0003" calcext:value-type="float">
            <text:p>0,0003</text:p>
          </table:table-cell>
          <table:table-cell office:value-type="float" office:value="0" calcext:value-type="float">
            <text:p>0</text:p>
          </table:table-cell>
          <table:table-cell office:value-type="float" office:value="1.6662" calcext:value-type="float">
            <text:p>1,6662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5.6219" calcext:value-type="float">
            <text:p>5,6219</text:p>
          </table:table-cell>
          <table:table-cell/>
          <table:table-cell office:value-type="float" office:value="2" calcext:value-type="float">
            <text:p>2</text:p>
          </table:table-cell>
          <table:table-cell table:formula="of:=[.W14]/[.S14]" office:value-type="float" office:value="1.44267952115833" calcext:value-type="float">
            <text:p>1,44267952115833</text:p>
          </table:table-cell>
          <table:table-cell office:value-type="float" office:value="8.1106" calcext:value-type="float">
            <text:p>8,1106</text:p>
          </table:table-cell>
          <table:table-cell/>
          <table:table-cell office:value-type="float" office:value="2" calcext:value-type="float">
            <text:p>2</text:p>
          </table:table-cell>
          <table:table-cell table:formula="of:=[.V14]/[.Y14]" office:value-type="float" office:value="0.721339760579164" calcext:value-type="float">
            <text:p>0,721339760579164</text:p>
          </table:table-cell>
        </table:table-row>
        <table:table-row table:style-name="ro1">
          <table:table-cell/>
          <table:table-cell office:value-type="float" office:value="0.1034" calcext:value-type="float">
            <text:p>0,1034</text:p>
          </table:table-cell>
          <table:table-cell office:value-type="float" office:value="0.0019" calcext:value-type="float">
            <text:p>0,0019</text:p>
          </table:table-cell>
          <table:table-cell table:number-columns-repeated="2" office:value-type="float" office:value="0.0029" calcext:value-type="float">
            <text:p>0,0029</text:p>
          </table:table-cell>
          <table:table-cell office:value-type="float" office:value="0" calcext:value-type="float">
            <text:p>0</text:p>
          </table:table-cell>
          <table:table-cell office:value-type="float" office:value="0.0268" calcext:value-type="float">
            <text:p>0,0268</text:p>
          </table:table-cell>
          <table:table-cell office:value-type="float" office:value="0.0741" calcext:value-type="float">
            <text:p>0,0741</text:p>
          </table:table-cell>
          <table:table-cell office:value-type="float" office:value="0.0052" calcext:value-type="float">
            <text:p>0,0052</text:p>
          </table:table-cell>
          <table:table-cell table:number-columns-repeated="2" office:value-type="float" office:value="0.0002" calcext:value-type="float">
            <text:p>0,0002</text:p>
          </table:table-cell>
          <table:table-cell office:value-type="float" office:value="0.0003" calcext:value-type="float">
            <text:p>0,0003</text:p>
          </table:table-cell>
          <table:table-cell office:value-type="float" office:value="0" calcext:value-type="float">
            <text:p>0</text:p>
          </table:table-cell>
          <table:table-cell office:value-type="float" office:value="1.4346" calcext:value-type="float">
            <text:p>1,434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.1248" calcext:value-type="float">
            <text:p>3,1248</text:p>
          </table:table-cell>
          <table:table-cell/>
          <table:table-cell office:value-type="float" office:value="4" calcext:value-type="float">
            <text:p>4</text:p>
          </table:table-cell>
          <table:table-cell table:formula="of:=[.W15]/[.S15]" office:value-type="float" office:value="2.59555811571941" calcext:value-type="float">
            <text:p>2,59555811571941</text:p>
          </table:table-cell>
          <table:table-cell office:value-type="float" office:value="8.1106" calcext:value-type="float">
            <text:p>8,1106</text:p>
          </table:table-cell>
          <table:table-cell/>
          <table:table-cell office:value-type="float" office:value="4" calcext:value-type="float">
            <text:p>4</text:p>
          </table:table-cell>
          <table:table-cell table:formula="of:=[.V15]/[.Y15]" office:value-type="float" office:value="0.648889528929852" calcext:value-type="float">
            <text:p>0,648889528929852</text:p>
          </table:table-cell>
        </table:table-row>
        <table:table-row table:style-name="ro1">
          <table:table-cell/>
          <table:table-cell office:value-type="float" office:value="0.1451" calcext:value-type="float">
            <text:p>0,1451</text:p>
          </table:table-cell>
          <table:table-cell office:value-type="float" office:value="0.0021" calcext:value-type="float">
            <text:p>0,0021</text:p>
          </table:table-cell>
          <table:table-cell office:value-type="float" office:value="0.0027" calcext:value-type="float">
            <text:p>0,0027</text:p>
          </table:table-cell>
          <table:table-cell office:value-type="float" office:value="0.0178" calcext:value-type="float">
            <text:p>0,0178</text:p>
          </table:table-cell>
          <table:table-cell office:value-type="float" office:value="0" calcext:value-type="float">
            <text:p>0</text:p>
          </table:table-cell>
          <table:table-cell office:value-type="float" office:value="0.081" calcext:value-type="float">
            <text:p>0,081</text:p>
          </table:table-cell>
          <table:table-cell office:value-type="float" office:value="0.0856" calcext:value-type="float">
            <text:p>0,0856</text:p>
          </table:table-cell>
          <table:table-cell office:value-type="float" office:value="0.0062" calcext:value-type="float">
            <text:p>0,0062</text:p>
          </table:table-cell>
          <table:table-cell office:value-type="float" office:value="0.0001" calcext:value-type="float">
            <text:p>0,0001</text:p>
          </table:table-cell>
          <table:table-cell table:number-columns-repeated="2" office:value-type="float" office:value="0.0003" calcext:value-type="float">
            <text:p>0,0003</text:p>
          </table:table-cell>
          <table:table-cell office:value-type="float" office:value="0" calcext:value-type="float">
            <text:p>0</text:p>
          </table:table-cell>
          <table:table-cell office:value-type="float" office:value="1.5323" calcext:value-type="float">
            <text:p>1,532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2.7618" calcext:value-type="float">
            <text:p>2,7618</text:p>
          </table:table-cell>
          <table:table-cell/>
          <table:table-cell office:value-type="float" office:value="8" calcext:value-type="float">
            <text:p>8</text:p>
          </table:table-cell>
          <table:table-cell table:formula="of:=[.W16]/[.S16]" office:value-type="float" office:value="2.93670794409443" calcext:value-type="float">
            <text:p>2,93670794409443</text:p>
          </table:table-cell>
          <table:table-cell office:value-type="float" office:value="8.1106" calcext:value-type="float">
            <text:p>8,1106</text:p>
          </table:table-cell>
          <table:table-cell/>
          <table:table-cell office:value-type="float" office:value="8" calcext:value-type="float">
            <text:p>8</text:p>
          </table:table-cell>
          <table:table-cell table:formula="of:=[.V16]/[.Y16]" office:value-type="float" office:value="0.367088493011804" calcext:value-type="float">
            <text:p>0,367088493011804</text:p>
          </table:table-cell>
        </table:table-row>
        <table:table-row table:style-name="ro1">
          <table:table-cell/>
          <table:table-cell office:value-type="float" office:value="0.1141" calcext:value-type="float">
            <text:p>0,1141</text:p>
          </table:table-cell>
          <table:table-cell office:value-type="float" office:value="0.0019" calcext:value-type="float">
            <text:p>0,0019</text:p>
          </table:table-cell>
          <table:table-cell office:value-type="float" office:value="0.0025" calcext:value-type="float">
            <text:p>0,0025</text:p>
          </table:table-cell>
          <table:table-cell office:value-type="float" office:value="0.0311" calcext:value-type="float">
            <text:p>0,0311</text:p>
          </table:table-cell>
          <table:table-cell office:value-type="float" office:value="0" calcext:value-type="float">
            <text:p>0</text:p>
          </table:table-cell>
          <table:table-cell office:value-type="float" office:value="0.0422" calcext:value-type="float">
            <text:p>0,0422</text:p>
          </table:table-cell>
          <table:table-cell office:value-type="float" office:value="0.0665" calcext:value-type="float">
            <text:p>0,0665</text:p>
          </table:table-cell>
          <table:table-cell office:value-type="float" office:value="0.012" calcext:value-type="float">
            <text:p>0,012</text:p>
          </table:table-cell>
          <table:table-cell office:value-type="float" office:value="0.0026" calcext:value-type="float">
            <text:p>0,0026</text:p>
          </table:table-cell>
          <table:table-cell office:value-type="float" office:value="0.0019" calcext:value-type="float">
            <text:p>0,0019</text:p>
          </table:table-cell>
          <table:table-cell office:value-type="float" office:value="0.0029" calcext:value-type="float">
            <text:p>0,0029</text:p>
          </table:table-cell>
          <table:table-cell office:value-type="float" office:value="0" calcext:value-type="float">
            <text:p>0</text:p>
          </table:table-cell>
          <table:table-cell office:value-type="float" office:value="1.5407" calcext:value-type="float">
            <text:p>1,540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3.2924" calcext:value-type="float">
            <text:p>3,2924</text:p>
          </table:table-cell>
          <table:table-cell/>
          <table:table-cell office:value-type="float" office:value="16" calcext:value-type="float">
            <text:p>16</text:p>
          </table:table-cell>
          <table:table-cell table:formula="of:=[.W17]/[.S17]" office:value-type="float" office:value="2.46343093184303" calcext:value-type="float">
            <text:p>2,46343093184303</text:p>
          </table:table-cell>
          <table:table-cell office:value-type="float" office:value="8.1106" calcext:value-type="float">
            <text:p>8,1106</text:p>
          </table:table-cell>
          <table:table-cell/>
          <table:table-cell office:value-type="float" office:value="16" calcext:value-type="float">
            <text:p>16</text:p>
          </table:table-cell>
          <table:table-cell table:formula="of:=[.V17]/[.Y17]" office:value-type="float" office:value="0.15396443324019" calcext:value-type="float">
            <text:p>0,15396443324019</text:p>
          </table:table-cell>
        </table:table-row>
        <table:table-row table:style-name="ro1">
          <table:table-cell/>
          <table:table-cell office:value-type="float" office:value="0.2154" calcext:value-type="float">
            <text:p>0,2154</text:p>
          </table:table-cell>
          <table:table-cell office:value-type="float" office:value="0.0049" calcext:value-type="float">
            <text:p>0,0049</text:p>
          </table:table-cell>
          <table:table-cell office:value-type="float" office:value="0.009" calcext:value-type="float">
            <text:p>0,009</text:p>
          </table:table-cell>
          <table:table-cell office:value-type="float" office:value="0.003" calcext:value-type="float">
            <text:p>0,003</text:p>
          </table:table-cell>
          <table:table-cell office:value-type="float" office:value="0" calcext:value-type="float">
            <text:p>0</text:p>
          </table:table-cell>
          <table:table-cell office:value-type="float" office:value="0.058" calcext:value-type="float">
            <text:p>0,058</text:p>
          </table:table-cell>
          <table:table-cell office:value-type="float" office:value="0.1512" calcext:value-type="float">
            <text:p>0,1512</text:p>
          </table:table-cell>
          <table:table-cell office:value-type="float" office:value="0.0054" calcext:value-type="float">
            <text:p>0,0054</text:p>
          </table:table-cell>
          <table:table-cell table:number-columns-repeated="2" office:value-type="float" office:value="0.0002" calcext:value-type="float">
            <text:p>0,0002</text:p>
          </table:table-cell>
          <table:table-cell office:value-type="float" office:value="0.0003" calcext:value-type="float">
            <text:p>0,0003</text:p>
          </table:table-cell>
          <table:table-cell office:value-type="float" office:value="0" calcext:value-type="float">
            <text:p>0</text:p>
          </table:table-cell>
          <table:table-cell office:value-type="float" office:value="1.3788" calcext:value-type="float">
            <text:p>1,3788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string" calcext:value-type="string">
            <text:p>medium</text:p>
          </table:table-cell>
          <table:table-cell table:number-columns-repeated="2"/>
          <table:table-cell office:value-type="string" calcext:value-type="string">
            <text:p>medium</text:p>
          </table:table-cell>
          <table:table-cell table:number-columns-repeated="3"/>
          <table:table-cell office:value-type="string" calcext:value-type="string">
            <text:p>medium</text:p>
          </table:table-cell>
        </table:table-row>
        <table:table-row table:style-name="ro1">
          <table:table-cell/>
          <table:table-cell office:value-type="float" office:value="0.2162" calcext:value-type="float">
            <text:p>0,2162</text:p>
          </table:table-cell>
          <table:table-cell office:value-type="float" office:value="0.008" calcext:value-type="float">
            <text:p>0,008</text:p>
          </table:table-cell>
          <table:table-cell office:value-type="float" office:value="0.0065" calcext:value-type="float">
            <text:p>0,0065</text:p>
          </table:table-cell>
          <table:table-cell office:value-type="float" office:value="0.0351" calcext:value-type="float">
            <text:p>0,0351</text:p>
          </table:table-cell>
          <table:table-cell office:value-type="float" office:value="0" calcext:value-type="float">
            <text:p>0</text:p>
          </table:table-cell>
          <table:table-cell office:value-type="float" office:value="0.0791" calcext:value-type="float">
            <text:p>0,0791</text:p>
          </table:table-cell>
          <table:table-cell office:value-type="float" office:value="0.1286" calcext:value-type="float">
            <text:p>0,1286</text:p>
          </table:table-cell>
          <table:table-cell office:value-type="float" office:value="0.0052" calcext:value-type="float">
            <text:p>0,0052</text:p>
          </table:table-cell>
          <table:table-cell table:number-columns-repeated="2" office:value-type="float" office:value="0.0002" calcext:value-type="float">
            <text:p>0,0002</text:p>
          </table:table-cell>
          <table:table-cell office:value-type="float" office:value="0.0003" calcext:value-type="float">
            <text:p>0,0003</text:p>
          </table:table-cell>
          <table:table-cell office:value-type="float" office:value="0" calcext:value-type="float">
            <text:p>0</text:p>
          </table:table-cell>
          <table:table-cell office:value-type="float" office:value="1.4661" calcext:value-type="float">
            <text:p>1,4661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0.6714" calcext:value-type="float">
            <text:p>20,6714</text:p>
          </table:table-cell>
          <table:table-cell/>
          <table:table-cell office:value-type="float" office:value="1" calcext:value-type="float">
            <text:p>1</text:p>
          </table:table-cell>
          <table:table-cell table:formula="of:=[.W19]/[.S19]" office:value-type="float" office:value="0.781229137842623" calcext:value-type="float">
            <text:p>0,781229137842623</text:p>
          </table:table-cell>
          <table:table-cell office:value-type="float" office:value="16.1491" calcext:value-type="float">
            <text:p>16,1491</text:p>
          </table:table-cell>
          <table:table-cell/>
          <table:table-cell office:value-type="float" office:value="1" calcext:value-type="float">
            <text:p>1</text:p>
          </table:table-cell>
          <table:table-cell table:formula="of:=[.V19]/[.Y19]" office:value-type="float" office:value="0.781229137842623" calcext:value-type="float">
            <text:p>0,781229137842623</text:p>
          </table:table-cell>
        </table:table-row>
        <table:table-row table:style-name="ro1">
          <table:table-cell/>
          <table:table-cell office:value-type="float" office:value="0.3489" calcext:value-type="float">
            <text:p>0,3489</text:p>
          </table:table-cell>
          <table:table-cell office:value-type="float" office:value="0.0028" calcext:value-type="float">
            <text:p>0,0028</text:p>
          </table:table-cell>
          <table:table-cell office:value-type="float" office:value="0.0053" calcext:value-type="float">
            <text:p>0,0053</text:p>
          </table:table-cell>
          <table:table-cell office:value-type="float" office:value="0.0242" calcext:value-type="float">
            <text:p>0,0242</text:p>
          </table:table-cell>
          <table:table-cell office:value-type="float" office:value="0" calcext:value-type="float">
            <text:p>0</text:p>
          </table:table-cell>
          <table:table-cell office:value-type="float" office:value="0.2421" calcext:value-type="float">
            <text:p>0,2421</text:p>
          </table:table-cell>
          <table:table-cell office:value-type="float" office:value="0.1018" calcext:value-type="float">
            <text:p>0,1018</text:p>
          </table:table-cell>
          <table:table-cell office:value-type="float" office:value="0.0059" calcext:value-type="float">
            <text:p>0,0059</text:p>
          </table:table-cell>
          <table:table-cell office:value-type="float" office:value="0.0006" calcext:value-type="float">
            <text:p>0,0006</text:p>
          </table:table-cell>
          <table:table-cell table:number-columns-repeated="2" office:value-type="float" office:value="0.0003" calcext:value-type="float">
            <text:p>0,0003</text:p>
          </table:table-cell>
          <table:table-cell office:value-type="float" office:value="0" calcext:value-type="float">
            <text:p>0</text:p>
          </table:table-cell>
          <table:table-cell office:value-type="float" office:value="1.458" calcext:value-type="float">
            <text:p>1,458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0.8144" calcext:value-type="float">
            <text:p>10,8144</text:p>
          </table:table-cell>
          <table:table-cell/>
          <table:table-cell office:value-type="float" office:value="2" calcext:value-type="float">
            <text:p>2</text:p>
          </table:table-cell>
          <table:table-cell table:formula="of:=[.W20]/[.S20]" office:value-type="float" office:value="1.49329597573606" calcext:value-type="float">
            <text:p>1,49329597573606</text:p>
          </table:table-cell>
          <table:table-cell office:value-type="float" office:value="16.1491" calcext:value-type="float">
            <text:p>16,1491</text:p>
          </table:table-cell>
          <table:table-cell/>
          <table:table-cell office:value-type="float" office:value="2" calcext:value-type="float">
            <text:p>2</text:p>
          </table:table-cell>
          <table:table-cell table:formula="of:=[.V20]/[.Y20]" office:value-type="float" office:value="0.746647987868028" calcext:value-type="float">
            <text:p>0,746647987868028</text:p>
          </table:table-cell>
        </table:table-row>
        <table:table-row table:style-name="ro1">
          <table:table-cell/>
          <table:table-cell office:value-type="float" office:value="0.3564" calcext:value-type="float">
            <text:p>0,3564</text:p>
          </table:table-cell>
          <table:table-cell office:value-type="float" office:value="0.0044" calcext:value-type="float">
            <text:p>0,0044</text:p>
          </table:table-cell>
          <table:table-cell office:value-type="float" office:value="0.0073" calcext:value-type="float">
            <text:p>0,0073</text:p>
          </table:table-cell>
          <table:table-cell office:value-type="float" office:value="0.0626" calcext:value-type="float">
            <text:p>0,0626</text:p>
          </table:table-cell>
          <table:table-cell office:value-type="float" office:value="0" calcext:value-type="float">
            <text:p>0</text:p>
          </table:table-cell>
          <table:table-cell office:value-type="float" office:value="0.2596" calcext:value-type="float">
            <text:p>0,2596</text:p>
          </table:table-cell>
          <table:table-cell office:value-type="float" office:value="0.1052" calcext:value-type="float">
            <text:p>0,1052</text:p>
          </table:table-cell>
          <table:table-cell office:value-type="float" office:value="0.0119" calcext:value-type="float">
            <text:p>0,0119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29" calcext:value-type="float">
            <text:p>0,0029</text:p>
          </table:table-cell>
          <table:table-cell office:value-type="float" office:value="0.0025" calcext:value-type="float">
            <text:p>0,0025</text:p>
          </table:table-cell>
          <table:table-cell office:value-type="float" office:value="0" calcext:value-type="float">
            <text:p>0</text:p>
          </table:table-cell>
          <table:table-cell office:value-type="float" office:value="1.6432" calcext:value-type="float">
            <text:p>1,6432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6.8078" calcext:value-type="float">
            <text:p>6,8078</text:p>
          </table:table-cell>
          <table:table-cell/>
          <table:table-cell office:value-type="float" office:value="4" calcext:value-type="float">
            <text:p>4</text:p>
          </table:table-cell>
          <table:table-cell table:formula="of:=[.W21]/[.S21]" office:value-type="float" office:value="2.37214665530715" calcext:value-type="float">
            <text:p>2,37214665530715</text:p>
          </table:table-cell>
          <table:table-cell office:value-type="float" office:value="16.1491" calcext:value-type="float">
            <text:p>16,1491</text:p>
          </table:table-cell>
          <table:table-cell/>
          <table:table-cell office:value-type="float" office:value="4" calcext:value-type="float">
            <text:p>4</text:p>
          </table:table-cell>
          <table:table-cell table:formula="of:=[.V21]/[.Y21]" office:value-type="float" office:value="0.593036663826787" calcext:value-type="float">
            <text:p>0,593036663826787</text:p>
          </table:table-cell>
        </table:table-row>
        <table:table-row table:style-name="ro1">
          <table:table-cell/>
          <table:table-cell office:value-type="float" office:value="0.1191" calcext:value-type="float">
            <text:p>0,1191</text:p>
          </table:table-cell>
          <table:table-cell office:value-type="float" office:value="0.006" calcext:value-type="float">
            <text:p>0,006</text:p>
          </table:table-cell>
          <table:table-cell office:value-type="float" office:value="0.0107" calcext:value-type="float">
            <text:p>0,0107</text:p>
          </table:table-cell>
          <table:table-cell office:value-type="float" office:value="0.004" calcext:value-type="float">
            <text:p>0,004</text:p>
          </table:table-cell>
          <table:table-cell office:value-type="float" office:value="0" calcext:value-type="float">
            <text:p>0</text:p>
          </table:table-cell>
          <table:table-cell office:value-type="float" office:value="0.0217" calcext:value-type="float">
            <text:p>0,0217</text:p>
          </table:table-cell>
          <table:table-cell office:value-type="float" office:value="0.094" calcext:value-type="float">
            <text:p>0,094</text:p>
          </table:table-cell>
          <table:table-cell office:value-type="float" office:value="0.0138" calcext:value-type="float">
            <text:p>0,0138</text:p>
          </table:table-cell>
          <table:table-cell office:value-type="float" office:value="0.0005" calcext:value-type="float">
            <text:p>0,0005</text:p>
          </table:table-cell>
          <table:table-cell office:value-type="float" office:value="0.0003" calcext:value-type="float">
            <text:p>0,0003</text:p>
          </table:table-cell>
          <table:table-cell office:value-type="float" office:value="0.0049" calcext:value-type="float">
            <text:p>0,0049</text:p>
          </table:table-cell>
          <table:table-cell office:value-type="float" office:value="0" calcext:value-type="float">
            <text:p>0</text:p>
          </table:table-cell>
          <table:table-cell office:value-type="float" office:value="9.9742" calcext:value-type="float">
            <text:p>9,974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6.2049" calcext:value-type="float">
            <text:p>6,2049</text:p>
          </table:table-cell>
          <table:table-cell/>
          <table:table-cell office:value-type="float" office:value="8" calcext:value-type="float">
            <text:p>8</text:p>
          </table:table-cell>
          <table:table-cell table:formula="of:=[.W22]/[.S22]" office:value-type="float" office:value="2.60263662589244" calcext:value-type="float">
            <text:p>2,60263662589244</text:p>
          </table:table-cell>
          <table:table-cell office:value-type="float" office:value="16.1491" calcext:value-type="float">
            <text:p>16,1491</text:p>
          </table:table-cell>
          <table:table-cell/>
          <table:table-cell office:value-type="float" office:value="8" calcext:value-type="float">
            <text:p>8</text:p>
          </table:table-cell>
          <table:table-cell table:formula="of:=[.V22]/[.Y22]" office:value-type="float" office:value="0.325329578236555" calcext:value-type="float">
            <text:p>0,325329578236555</text:p>
          </table:table-cell>
        </table:table-row>
        <table:table-row table:style-name="ro1">
          <table:table-cell/>
          <table:table-cell office:value-type="float" office:value="0.0645" calcext:value-type="float">
            <text:p>0,0645</text:p>
          </table:table-cell>
          <table:table-cell office:value-type="float" office:value="0.0054" calcext:value-type="float">
            <text:p>0,0054</text:p>
          </table:table-cell>
          <table:table-cell office:value-type="float" office:value="0.0069" calcext:value-type="float">
            <text:p>0,0069</text:p>
          </table:table-cell>
          <table:table-cell office:value-type="float" office:value="0.0045" calcext:value-type="float">
            <text:p>0,0045</text:p>
          </table:table-cell>
          <table:table-cell office:value-type="float" office:value="0" calcext:value-type="float">
            <text:p>0</text:p>
          </table:table-cell>
          <table:table-cell office:value-type="float" office:value="0.0132" calcext:value-type="float">
            <text:p>0,0132</text:p>
          </table:table-cell>
          <table:table-cell office:value-type="float" office:value="0.0475" calcext:value-type="float">
            <text:p>0,0475</text:p>
          </table:table-cell>
          <table:table-cell office:value-type="float" office:value="0.0097" calcext:value-type="float">
            <text:p>0,0097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04" calcext:value-type="float">
            <text:p>0,0004</text:p>
          </table:table-cell>
          <table:table-cell office:value-type="float" office:value="0.0024" calcext:value-type="float">
            <text:p>0,0024</text:p>
          </table:table-cell>
          <table:table-cell office:value-type="float" office:value="0" calcext:value-type="float">
            <text:p>0</text:p>
          </table:table-cell>
          <table:table-cell office:value-type="float" office:value="5.634" calcext:value-type="float">
            <text:p>5,63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5.5638" calcext:value-type="float">
            <text:p>5,5638</text:p>
          </table:table-cell>
          <table:table-cell/>
          <table:table-cell office:value-type="float" office:value="16" calcext:value-type="float">
            <text:p>16</text:p>
          </table:table-cell>
          <table:table-cell table:formula="of:=[.W23]/[.S23]" office:value-type="float" office:value="2.90253064452353" calcext:value-type="float">
            <text:p>2,90253064452353</text:p>
          </table:table-cell>
          <table:table-cell office:value-type="float" office:value="16.1491" calcext:value-type="float">
            <text:p>16,1491</text:p>
          </table:table-cell>
          <table:table-cell/>
          <table:table-cell office:value-type="float" office:value="16" calcext:value-type="float">
            <text:p>16</text:p>
          </table:table-cell>
          <table:table-cell table:formula="of:=[.V23]/[.Y23]" office:value-type="float" office:value="0.18140816528272" calcext:value-type="float">
            <text:p>0,18140816528272</text:p>
          </table:table-cell>
        </table:table-row>
        <table:table-row table:style-name="ro1">
          <table:table-cell/>
          <table:table-cell office:value-type="float" office:value="0.0334" calcext:value-type="float">
            <text:p>0,0334</text:p>
          </table:table-cell>
          <table:table-cell office:value-type="float" office:value="0.006" calcext:value-type="float">
            <text:p>0,006</text:p>
          </table:table-cell>
          <table:table-cell office:value-type="float" office:value="0.0062" calcext:value-type="float">
            <text:p>0,0062</text:p>
          </table:table-cell>
          <table:table-cell office:value-type="float" office:value="0.0046" calcext:value-type="float">
            <text:p>0,0046</text:p>
          </table:table-cell>
          <table:table-cell office:value-type="float" office:value="0" calcext:value-type="float">
            <text:p>0</text:p>
          </table:table-cell>
          <table:table-cell office:value-type="float" office:value="0.0171" calcext:value-type="float">
            <text:p>0,0171</text:p>
          </table:table-cell>
          <table:table-cell office:value-type="float" office:value="0.0237" calcext:value-type="float">
            <text:p>0,0237</text:p>
          </table:table-cell>
          <table:table-cell office:value-type="float" office:value="0.0091" calcext:value-type="float">
            <text:p>0,0091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06" calcext:value-type="float">
            <text:p>0,0006</text:p>
          </table:table-cell>
          <table:table-cell office:value-type="float" office:value="0.0016" calcext:value-type="float">
            <text:p>0,0016</text:p>
          </table:table-cell>
          <table:table-cell office:value-type="float" office:value="0" calcext:value-type="float">
            <text:p>0</text:p>
          </table:table-cell>
          <table:table-cell office:value-type="float" office:value="3.2351" calcext:value-type="float">
            <text:p>3,2351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large</text:p>
          </table:table-cell>
          <table:table-cell table:number-columns-repeated="2"/>
          <table:table-cell office:value-type="string" calcext:value-type="string">
            <text:p>large</text:p>
          </table:table-cell>
          <table:table-cell table:number-columns-repeated="3"/>
          <table:table-cell office:value-type="string" calcext:value-type="string">
            <text:p>large</text:p>
          </table:table-cell>
        </table:table-row>
        <table:table-row table:style-name="ro1">
          <table:table-cell/>
          <table:table-cell office:value-type="float" office:value="0.0439" calcext:value-type="float">
            <text:p>0,0439</text:p>
          </table:table-cell>
          <table:table-cell office:value-type="float" office:value="0.0048" calcext:value-type="float">
            <text:p>0,0048</text:p>
          </table:table-cell>
          <table:table-cell office:value-type="float" office:value="0.0059" calcext:value-type="float">
            <text:p>0,0059</text:p>
          </table:table-cell>
          <table:table-cell office:value-type="float" office:value="0.0074" calcext:value-type="float">
            <text:p>0,0074</text:p>
          </table:table-cell>
          <table:table-cell office:value-type="float" office:value="0" calcext:value-type="float">
            <text:p>0</text:p>
          </table:table-cell>
          <table:table-cell office:value-type="float" office:value="0.019" calcext:value-type="float">
            <text:p>0,019</text:p>
          </table:table-cell>
          <table:table-cell office:value-type="float" office:value="0.0251" calcext:value-type="float">
            <text:p>0,0251</text:p>
          </table:table-cell>
          <table:table-cell office:value-type="float" office:value="0.0209" calcext:value-type="float">
            <text:p>0,0209</text:p>
          </table:table-cell>
          <table:table-cell office:value-type="float" office:value="0.0046" calcext:value-type="float">
            <text:p>0,0046</text:p>
          </table:table-cell>
          <table:table-cell office:value-type="float" office:value="0.0008" calcext:value-type="float">
            <text:p>0,0008</text:p>
          </table:table-cell>
          <table:table-cell office:value-type="float" office:value="0.0039" calcext:value-type="float">
            <text:p>0,0039</text:p>
          </table:table-cell>
          <table:table-cell office:value-type="float" office:value="0" calcext:value-type="float">
            <text:p>0</text:p>
          </table:table-cell>
          <table:table-cell office:value-type="float" office:value="4.9174" calcext:value-type="float">
            <text:p>4,917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4.6281" calcext:value-type="float">
            <text:p>44,6281</text:p>
          </table:table-cell>
          <table:table-cell/>
          <table:table-cell office:value-type="float" office:value="1" calcext:value-type="float">
            <text:p>1</text:p>
          </table:table-cell>
          <table:table-cell table:formula="of:=[.W25]/[.S25]" office:value-type="float" office:value="0.731418097566332" calcext:value-type="float">
            <text:p>0,731418097566332</text:p>
          </table:table-cell>
          <table:table-cell office:value-type="float" office:value="32.6418" calcext:value-type="float">
            <text:p>32,6418</text:p>
          </table:table-cell>
          <table:table-cell/>
          <table:table-cell office:value-type="float" office:value="1" calcext:value-type="float">
            <text:p>1</text:p>
          </table:table-cell>
          <table:table-cell table:formula="of:=[.V25]/[.Y25]" office:value-type="float" office:value="0.731418097566332" calcext:value-type="float">
            <text:p>0,731418097566332</text:p>
          </table:table-cell>
        </table:table-row>
        <table:table-row table:style-name="ro1">
          <table:table-cell/>
          <table:table-cell office:value-type="float" office:value="0.1219" calcext:value-type="float">
            <text:p>0,1219</text:p>
          </table:table-cell>
          <table:table-cell office:value-type="float" office:value="0.0046" calcext:value-type="float">
            <text:p>0,0046</text:p>
          </table:table-cell>
          <table:table-cell office:value-type="float" office:value="0.0053" calcext:value-type="float">
            <text:p>0,0053</text:p>
          </table:table-cell>
          <table:table-cell office:value-type="float" office:value="0.0052" calcext:value-type="float">
            <text:p>0,0052</text:p>
          </table:table-cell>
          <table:table-cell office:value-type="float" office:value="0" calcext:value-type="float">
            <text:p>0</text:p>
          </table:table-cell>
          <table:table-cell office:value-type="float" office:value="0.0239" calcext:value-type="float">
            <text:p>0,0239</text:p>
          </table:table-cell>
          <table:table-cell office:value-type="float" office:value="0.094" calcext:value-type="float">
            <text:p>0,094</text:p>
          </table:table-cell>
          <table:table-cell office:value-type="float" office:value="0.0113" calcext:value-type="float">
            <text:p>0,0113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0003" calcext:value-type="float">
            <text:p>0,0003</text:p>
          </table:table-cell>
          <table:table-cell office:value-type="float" office:value="0.004" calcext:value-type="float">
            <text:p>0,004</text:p>
          </table:table-cell>
          <table:table-cell office:value-type="float" office:value="0" calcext:value-type="float">
            <text:p>0</text:p>
          </table:table-cell>
          <table:table-cell office:value-type="float" office:value="5.6219" calcext:value-type="float">
            <text:p>5,621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9.1856" calcext:value-type="float">
            <text:p>19,1856</text:p>
          </table:table-cell>
          <table:table-cell/>
          <table:table-cell office:value-type="float" office:value="2" calcext:value-type="float">
            <text:p>2</text:p>
          </table:table-cell>
          <table:table-cell table:formula="of:=[.W26]/[.S26]" office:value-type="float" office:value="1.701369777333" calcext:value-type="float">
            <text:p>1,701369777333</text:p>
          </table:table-cell>
          <table:table-cell office:value-type="float" office:value="32.6418" calcext:value-type="float">
            <text:p>32,6418</text:p>
          </table:table-cell>
          <table:table-cell/>
          <table:table-cell office:value-type="float" office:value="2" calcext:value-type="float">
            <text:p>2</text:p>
          </table:table-cell>
          <table:table-cell table:formula="of:=[.V26]/[.Y26]" office:value-type="float" office:value="0.8506848886665" calcext:value-type="float">
            <text:p>0,8506848886665</text:p>
          </table:table-cell>
        </table:table-row>
        <table:table-row table:style-name="ro1">
          <table:table-cell/>
          <table:table-cell office:value-type="float" office:value="0.0623" calcext:value-type="float">
            <text:p>0,0623</text:p>
          </table:table-cell>
          <table:table-cell office:value-type="float" office:value="0.0028" calcext:value-type="float">
            <text:p>0,0028</text:p>
          </table:table-cell>
          <table:table-cell office:value-type="float" office:value="0.0039" calcext:value-type="float">
            <text:p>0,0039</text:p>
          </table:table-cell>
          <table:table-cell office:value-type="float" office:value="0.005" calcext:value-type="float">
            <text:p>0,005</text:p>
          </table:table-cell>
          <table:table-cell office:value-type="float" office:value="0" calcext:value-type="float">
            <text:p>0</text:p>
          </table:table-cell>
          <table:table-cell office:value-type="float" office:value="0.0174" calcext:value-type="float">
            <text:p>0,0174</text:p>
          </table:table-cell>
          <table:table-cell office:value-type="float" office:value="0.0458" calcext:value-type="float">
            <text:p>0,0458</text:p>
          </table:table-cell>
          <table:table-cell office:value-type="float" office:value="0.0115" calcext:value-type="float">
            <text:p>0,0115</text:p>
          </table:table-cell>
          <table:table-cell office:value-type="float" office:value="0.0003" calcext:value-type="float">
            <text:p>0,0003</text:p>
          </table:table-cell>
          <table:table-cell office:value-type="float" office:value="0.0004" calcext:value-type="float">
            <text:p>0,0004</text:p>
          </table:table-cell>
          <table:table-cell office:value-type="float" office:value="0.0028" calcext:value-type="float">
            <text:p>0,0028</text:p>
          </table:table-cell>
          <table:table-cell office:value-type="float" office:value="0" calcext:value-type="float">
            <text:p>0</text:p>
          </table:table-cell>
          <table:table-cell office:value-type="float" office:value="3.1248" calcext:value-type="float">
            <text:p>3,124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5.0092" calcext:value-type="float">
            <text:p>15,0092</text:p>
          </table:table-cell>
          <table:table-cell/>
          <table:table-cell office:value-type="float" office:value="4" calcext:value-type="float">
            <text:p>4</text:p>
          </table:table-cell>
          <table:table-cell table:formula="of:=[.W27]/[.S27]" office:value-type="float" office:value="2.17478613117288" calcext:value-type="float">
            <text:p>2,17478613117288</text:p>
          </table:table-cell>
          <table:table-cell office:value-type="float" office:value="32.6418" calcext:value-type="float">
            <text:p>32,6418</text:p>
          </table:table-cell>
          <table:table-cell/>
          <table:table-cell office:value-type="float" office:value="4" calcext:value-type="float">
            <text:p>4</text:p>
          </table:table-cell>
          <table:table-cell table:formula="of:=[.V27]/[.Y27]" office:value-type="float" office:value="0.54369653279322" calcext:value-type="float">
            <text:p>0,54369653279322</text:p>
          </table:table-cell>
        </table:table-row>
        <table:table-row table:style-name="ro1">
          <table:table-cell/>
          <table:table-cell office:value-type="float" office:value="0.0564" calcext:value-type="float">
            <text:p>0,0564</text:p>
          </table:table-cell>
          <table:table-cell office:value-type="float" office:value="0.0039" calcext:value-type="float">
            <text:p>0,0039</text:p>
          </table:table-cell>
          <table:table-cell office:value-type="float" office:value="0.0049" calcext:value-type="float">
            <text:p>0,0049</text:p>
          </table:table-cell>
          <table:table-cell office:value-type="float" office:value="0.0077" calcext:value-type="float">
            <text:p>0,0077</text:p>
          </table:table-cell>
          <table:table-cell office:value-type="float" office:value="0" calcext:value-type="float">
            <text:p>0</text:p>
          </table:table-cell>
          <table:table-cell office:value-type="float" office:value="0.0169" calcext:value-type="float">
            <text:p>0,0169</text:p>
          </table:table-cell>
          <table:table-cell office:value-type="float" office:value="0.0378" calcext:value-type="float">
            <text:p>0,0378</text:p>
          </table:table-cell>
          <table:table-cell office:value-type="float" office:value="0.0105" calcext:value-type="float">
            <text:p>0,0105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0006" calcext:value-type="float">
            <text:p>0,0006</text:p>
          </table:table-cell>
          <table:table-cell office:value-type="float" office:value="0.0018" calcext:value-type="float">
            <text:p>0,0018</text:p>
          </table:table-cell>
          <table:table-cell office:value-type="float" office:value="0" calcext:value-type="float">
            <text:p>0</text:p>
          </table:table-cell>
          <table:table-cell office:value-type="float" office:value="2.9293" calcext:value-type="float">
            <text:p>2,929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2.3145" calcext:value-type="float">
            <text:p>12,3145</text:p>
          </table:table-cell>
          <table:table-cell/>
          <table:table-cell office:value-type="float" office:value="8" calcext:value-type="float">
            <text:p>8</text:p>
          </table:table-cell>
          <table:table-cell table:formula="of:=[.W28]/[.S28]" office:value-type="float" office:value="2.6506800925738" calcext:value-type="float">
            <text:p>2,6506800925738</text:p>
          </table:table-cell>
          <table:table-cell office:value-type="float" office:value="32.6418" calcext:value-type="float">
            <text:p>32,6418</text:p>
          </table:table-cell>
          <table:table-cell/>
          <table:table-cell office:value-type="float" office:value="8" calcext:value-type="float">
            <text:p>8</text:p>
          </table:table-cell>
          <table:table-cell table:formula="of:=[.V28]/[.Y28]" office:value-type="float" office:value="0.331335011571724" calcext:value-type="float">
            <text:p>0,331335011571724</text:p>
          </table:table-cell>
        </table:table-row>
        <table:table-row table:style-name="ro1">
          <table:table-cell/>
          <table:table-cell office:value-type="float" office:value="0.075" calcext:value-type="float">
            <text:p>0,075</text:p>
          </table:table-cell>
          <table:table-cell office:value-type="float" office:value="0.0034" calcext:value-type="float">
            <text:p>0,0034</text:p>
          </table:table-cell>
          <table:table-cell office:value-type="float" office:value="0.0045" calcext:value-type="float">
            <text:p>0,0045</text:p>
          </table:table-cell>
          <table:table-cell office:value-type="float" office:value="0.0112" calcext:value-type="float">
            <text:p>0,0112</text:p>
          </table:table-cell>
          <table:table-cell office:value-type="float" office:value="0" calcext:value-type="float">
            <text:p>0</text:p>
          </table:table-cell>
          <table:table-cell office:value-type="float" office:value="0.0276" calcext:value-type="float">
            <text:p>0,0276</text:p>
          </table:table-cell>
          <table:table-cell office:value-type="float" office:value="0.0418" calcext:value-type="float">
            <text:p>0,0418</text:p>
          </table:table-cell>
          <table:table-cell office:value-type="float" office:value="0.0131" calcext:value-type="float">
            <text:p>0,0131</text:p>
          </table:table-cell>
          <table:table-cell table:number-columns-repeated="2" office:value-type="float" office:value="0.0009" calcext:value-type="float">
            <text:p>0,0009</text:p>
          </table:table-cell>
          <table:table-cell office:value-type="float" office:value="0.0022" calcext:value-type="float">
            <text:p>0,0022</text:p>
          </table:table-cell>
          <table:table-cell office:value-type="float" office:value="0" calcext:value-type="float">
            <text:p>0</text:p>
          </table:table-cell>
          <table:table-cell office:value-type="float" office:value="3.8193" calcext:value-type="float">
            <text:p>3,819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2.3524" calcext:value-type="float">
            <text:p>12,3524</text:p>
          </table:table-cell>
          <table:table-cell/>
          <table:table-cell office:value-type="float" office:value="16" calcext:value-type="float">
            <text:p>16</text:p>
          </table:table-cell>
          <table:table-cell table:formula="of:=[.W29]/[.S29]" office:value-type="float" office:value="2.64254719730579" calcext:value-type="float">
            <text:p>2,64254719730579</text:p>
          </table:table-cell>
          <table:table-cell office:value-type="float" office:value="32.6418" calcext:value-type="float">
            <text:p>32,6418</text:p>
          </table:table-cell>
          <table:table-cell/>
          <table:table-cell office:value-type="float" office:value="16" calcext:value-type="float">
            <text:p>16</text:p>
          </table:table-cell>
          <table:table-cell table:formula="of:=[.V29]/[.Y29]" office:value-type="float" office:value="0.165159199831612" calcext:value-type="float">
            <text:p>0,165159199831612</text:p>
          </table:table-cell>
        </table:table-row>
        <table:table-row table:style-name="ro1">
          <table:table-cell/>
          <table:table-cell office:value-type="float" office:value="0.1726" calcext:value-type="float">
            <text:p>0,1726</text:p>
          </table:table-cell>
          <table:table-cell office:value-type="float" office:value="0.0057" calcext:value-type="float">
            <text:p>0,0057</text:p>
          </table:table-cell>
          <table:table-cell office:value-type="float" office:value="0.0067" calcext:value-type="float">
            <text:p>0,0067</text:p>
          </table:table-cell>
          <table:table-cell office:value-type="float" office:value="0.0059" calcext:value-type="float">
            <text:p>0,0059</text:p>
          </table:table-cell>
          <table:table-cell office:value-type="float" office:value="0" calcext:value-type="float">
            <text:p>0</text:p>
          </table:table-cell>
          <table:table-cell office:value-type="float" office:value="0.034" calcext:value-type="float">
            <text:p>0,034</text:p>
          </table:table-cell>
          <table:table-cell office:value-type="float" office:value="0.133" calcext:value-type="float">
            <text:p>0,133</text:p>
          </table:table-cell>
          <table:table-cell office:value-type="float" office:value="0.0189" calcext:value-type="float">
            <text:p>0,0189</text:p>
          </table:table-cell>
          <table:table-cell office:value-type="float" office:value="0.0003" calcext:value-type="float">
            <text:p>0,0003</text:p>
          </table:table-cell>
          <table:table-cell office:value-type="float" office:value="0.0004" calcext:value-type="float">
            <text:p>0,0004</text:p>
          </table:table-cell>
          <table:table-cell office:value-type="float" office:value="0.0069" calcext:value-type="float">
            <text:p>0,0069</text:p>
          </table:table-cell>
          <table:table-cell office:value-type="float" office:value="0" calcext:value-type="float">
            <text:p>0</text:p>
          </table:table-cell>
          <table:table-cell office:value-type="float" office:value="3.8382" calcext:value-type="float">
            <text:p>3,8382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verylarge</text:p>
          </table:table-cell>
          <table:table-cell table:number-columns-repeated="2"/>
          <table:table-cell office:value-type="string" calcext:value-type="string">
            <text:p>verylarge</text:p>
          </table:table-cell>
          <table:table-cell table:number-columns-repeated="3"/>
          <table:table-cell office:value-type="string" calcext:value-type="string">
            <text:p>verylarge</text:p>
          </table:table-cell>
        </table:table-row>
        <table:table-row table:style-name="ro1">
          <table:table-cell/>
          <table:table-cell office:value-type="float" office:value="0.1188" calcext:value-type="float">
            <text:p>0,1188</text:p>
          </table:table-cell>
          <table:table-cell office:value-type="float" office:value="0.0053" calcext:value-type="float">
            <text:p>0,0053</text:p>
          </table:table-cell>
          <table:table-cell office:value-type="float" office:value="0.0069" calcext:value-type="float">
            <text:p>0,0069</text:p>
          </table:table-cell>
          <table:table-cell office:value-type="float" office:value="0.0086" calcext:value-type="float">
            <text:p>0,0086</text:p>
          </table:table-cell>
          <table:table-cell office:value-type="float" office:value="0" calcext:value-type="float">
            <text:p>0</text:p>
          </table:table-cell>
          <table:table-cell office:value-type="float" office:value="0.0297" calcext:value-type="float">
            <text:p>0,0297</text:p>
          </table:table-cell>
          <table:table-cell office:value-type="float" office:value="0.0824" calcext:value-type="float">
            <text:p>0,0824</text:p>
          </table:table-cell>
          <table:table-cell office:value-type="float" office:value="0.0235" calcext:value-type="float">
            <text:p>0,0235</text:p>
          </table:table-cell>
          <table:table-cell office:value-type="float" office:value="0.0006" calcext:value-type="float">
            <text:p>0,0006</text:p>
          </table:table-cell>
          <table:table-cell office:value-type="float" office:value="0.0004" calcext:value-type="float">
            <text:p>0,0004</text:p>
          </table:table-cell>
          <table:table-cell office:value-type="float" office:value="0.0061" calcext:value-type="float">
            <text:p>0,0061</text:p>
          </table:table-cell>
          <table:table-cell office:value-type="float" office:value="0" calcext:value-type="float">
            <text:p>0</text:p>
          </table:table-cell>
          <table:table-cell office:value-type="float" office:value="3.2731" calcext:value-type="float">
            <text:p>3,2731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85.8532" calcext:value-type="float">
            <text:p>85,8532</text:p>
          </table:table-cell>
          <table:table-cell/>
          <table:table-cell office:value-type="float" office:value="1" calcext:value-type="float">
            <text:p>1</text:p>
          </table:table-cell>
          <table:table-cell table:formula="of:=[.W31]/[.S31]" office:value-type="float" office:value="0.865395815182195" calcext:value-type="float">
            <text:p>0,865395815182195</text:p>
          </table:table-cell>
          <table:table-cell office:value-type="float" office:value="74.297" calcext:value-type="float">
            <text:p>74,297</text:p>
          </table:table-cell>
          <table:table-cell/>
          <table:table-cell office:value-type="float" office:value="1" calcext:value-type="float">
            <text:p>1</text:p>
          </table:table-cell>
          <table:table-cell table:formula="of:=[.V31]/[.Y31]" office:value-type="float" office:value="0.865395815182195" calcext:value-type="float">
            <text:p>0,865395815182195</text:p>
          </table:table-cell>
        </table:table-row>
        <table:table-row table:style-name="ro1">
          <table:table-cell/>
          <table:table-cell office:value-type="float" office:value="0.1201" calcext:value-type="float">
            <text:p>0,1201</text:p>
          </table:table-cell>
          <table:table-cell office:value-type="float" office:value="0.0059" calcext:value-type="float">
            <text:p>0,0059</text:p>
          </table:table-cell>
          <table:table-cell office:value-type="float" office:value="0.0075" calcext:value-type="float">
            <text:p>0,0075</text:p>
          </table:table-cell>
          <table:table-cell office:value-type="float" office:value="0.0192" calcext:value-type="float">
            <text:p>0,0192</text:p>
          </table:table-cell>
          <table:table-cell office:value-type="float" office:value="0" calcext:value-type="float">
            <text:p>0</text:p>
          </table:table-cell>
          <table:table-cell office:value-type="float" office:value="0.0478" calcext:value-type="float">
            <text:p>0,0478</text:p>
          </table:table-cell>
          <table:table-cell office:value-type="float" office:value="0.0772" calcext:value-type="float">
            <text:p>0,0772</text:p>
          </table:table-cell>
          <table:table-cell office:value-type="float" office:value="0.0119" calcext:value-type="float">
            <text:p>0,0119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07" calcext:value-type="float">
            <text:p>0,0007</text:p>
          </table:table-cell>
          <table:table-cell office:value-type="float" office:value="0.002" calcext:value-type="float">
            <text:p>0,002</text:p>
          </table:table-cell>
          <table:table-cell office:value-type="float" office:value="0" calcext:value-type="float">
            <text:p>0</text:p>
          </table:table-cell>
          <table:table-cell office:value-type="float" office:value="3.2924" calcext:value-type="float">
            <text:p>3,2924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7.855" calcext:value-type="float">
            <text:p>47,855</text:p>
          </table:table-cell>
          <table:table-cell/>
          <table:table-cell office:value-type="float" office:value="2" calcext:value-type="float">
            <text:p>2</text:p>
          </table:table-cell>
          <table:table-cell table:formula="of:=[.W32]/[.S32]" office:value-type="float" office:value="1.55254414376763" calcext:value-type="float">
            <text:p>1,55254414376763</text:p>
          </table:table-cell>
          <table:table-cell office:value-type="float" office:value="74.297" calcext:value-type="float">
            <text:p>74,297</text:p>
          </table:table-cell>
          <table:table-cell/>
          <table:table-cell office:value-type="float" office:value="2" calcext:value-type="float">
            <text:p>2</text:p>
          </table:table-cell>
          <table:table-cell table:formula="of:=[.V32]/[.Y32]" office:value-type="float" office:value="0.776272071883816" calcext:value-type="float">
            <text:p>0,776272071883816</text:p>
          </table:table-cell>
        </table:table-row>
        <table:table-row table:style-name="ro1">
          <table:table-cell/>
          <table:table-cell office:value-type="float" office:value="0.1484" calcext:value-type="float">
            <text:p>0,1484</text:p>
          </table:table-cell>
          <table:table-cell office:value-type="float" office:value="0.0043" calcext:value-type="float">
            <text:p>0,0043</text:p>
          </table:table-cell>
          <table:table-cell office:value-type="float" office:value="0.0052" calcext:value-type="float">
            <text:p>0,0052</text:p>
          </table:table-cell>
          <table:table-cell office:value-type="float" office:value="0.0244" calcext:value-type="float">
            <text:p>0,0244</text:p>
          </table:table-cell>
          <table:table-cell office:value-type="float" office:value="0" calcext:value-type="float">
            <text:p>0</text:p>
          </table:table-cell>
          <table:table-cell office:value-type="float" office:value="0.0603" calcext:value-type="float">
            <text:p>0,0603</text:p>
          </table:table-cell>
          <table:table-cell office:value-type="float" office:value="0.0801" calcext:value-type="float">
            <text:p>0,0801</text:p>
          </table:table-cell>
          <table:table-cell office:value-type="float" office:value="0.0136" calcext:value-type="float">
            <text:p>0,0136</text:p>
          </table:table-cell>
          <table:table-cell office:value-type="float" office:value="0.0003" calcext:value-type="float">
            <text:p>0,0003</text:p>
          </table:table-cell>
          <table:table-cell office:value-type="float" office:value="0.0012" calcext:value-type="float">
            <text:p>0,0012</text:p>
          </table:table-cell>
          <table:table-cell office:value-type="float" office:value="0.0041" calcext:value-type="float">
            <text:p>0,0041</text:p>
          </table:table-cell>
          <table:table-cell office:value-type="float" office:value="0" calcext:value-type="float">
            <text:p>0</text:p>
          </table:table-cell>
          <table:table-cell office:value-type="float" office:value="3.2579" calcext:value-type="float">
            <text:p>3,2579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4.5482" calcext:value-type="float">
            <text:p>34,5482</text:p>
          </table:table-cell>
          <table:table-cell/>
          <table:table-cell office:value-type="float" office:value="4" calcext:value-type="float">
            <text:p>4</text:p>
          </table:table-cell>
          <table:table-cell table:formula="of:=[.W33]/[.S33]" office:value-type="float" office:value="2.15053172090008" calcext:value-type="float">
            <text:p>2,15053172090008</text:p>
          </table:table-cell>
          <table:table-cell office:value-type="float" office:value="74.297" calcext:value-type="float">
            <text:p>74,297</text:p>
          </table:table-cell>
          <table:table-cell/>
          <table:table-cell office:value-type="float" office:value="4" calcext:value-type="float">
            <text:p>4</text:p>
          </table:table-cell>
          <table:table-cell table:formula="of:=[.V33]/[.Y33]" office:value-type="float" office:value="0.537632930225019" calcext:value-type="float">
            <text:p>0,537632930225019</text:p>
          </table:table-cell>
        </table:table-row>
        <table:table-row table:style-name="ro1">
          <table:table-cell/>
          <table:table-cell office:value-type="float" office:value="0.2242" calcext:value-type="float">
            <text:p>0,2242</text:p>
          </table:table-cell>
          <table:table-cell office:value-type="float" office:value="0.0042" calcext:value-type="float">
            <text:p>0,0042</text:p>
          </table:table-cell>
          <table:table-cell office:value-type="float" office:value="0.0103" calcext:value-type="float">
            <text:p>0,0103</text:p>
          </table:table-cell>
          <table:table-cell office:value-type="float" office:value="0.0086" calcext:value-type="float">
            <text:p>0,0086</text:p>
          </table:table-cell>
          <table:table-cell office:value-type="float" office:value="0" calcext:value-type="float">
            <text:p>0</text:p>
          </table:table-cell>
          <table:table-cell office:value-type="float" office:value="0.0448" calcext:value-type="float">
            <text:p>0,0448</text:p>
          </table:table-cell>
          <table:table-cell office:value-type="float" office:value="0.1723" calcext:value-type="float">
            <text:p>0,1723</text:p>
          </table:table-cell>
          <table:table-cell office:value-type="float" office:value="0.0153" calcext:value-type="float">
            <text:p>0,0153</text:p>
          </table:table-cell>
          <table:table-cell office:value-type="float" office:value="0.0003" calcext:value-type="float">
            <text:p>0,0003</text:p>
          </table:table-cell>
          <table:table-cell office:value-type="float" office:value="0.0004" calcext:value-type="float">
            <text:p>0,0004</text:p>
          </table:table-cell>
          <table:table-cell office:value-type="float" office:value="0.0056" calcext:value-type="float">
            <text:p>0,0056</text:p>
          </table:table-cell>
          <table:table-cell office:value-type="float" office:value="0" calcext:value-type="float">
            <text:p>0</text:p>
          </table:table-cell>
          <table:table-cell office:value-type="float" office:value="2.7618" calcext:value-type="float">
            <text:p>2,7618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30.2427" calcext:value-type="float">
            <text:p>30,2427</text:p>
          </table:table-cell>
          <table:table-cell/>
          <table:table-cell office:value-type="float" office:value="8" calcext:value-type="float">
            <text:p>8</text:p>
          </table:table-cell>
          <table:table-cell table:formula="of:=[.W34]/[.S34]" office:value-type="float" office:value="2.45669202815886" calcext:value-type="float">
            <text:p>2,45669202815886</text:p>
          </table:table-cell>
          <table:table-cell office:value-type="float" office:value="74.297" calcext:value-type="float">
            <text:p>74,297</text:p>
          </table:table-cell>
          <table:table-cell/>
          <table:table-cell office:value-type="float" office:value="8" calcext:value-type="float">
            <text:p>8</text:p>
          </table:table-cell>
          <table:table-cell table:formula="of:=[.V34]/[.Y34]" office:value-type="float" office:value="0.307086503519858" calcext:value-type="float">
            <text:p>0,307086503519858</text:p>
          </table:table-cell>
        </table:table-row>
        <table:table-row table:style-name="ro1">
          <table:table-cell/>
          <table:table-cell office:value-type="float" office:value="0.2579" calcext:value-type="float">
            <text:p>0,2579</text:p>
          </table:table-cell>
          <table:table-cell office:value-type="float" office:value="0.0046" calcext:value-type="float">
            <text:p>0,0046</text:p>
          </table:table-cell>
          <table:table-cell office:value-type="float" office:value="0.0129" calcext:value-type="float">
            <text:p>0,0129</text:p>
          </table:table-cell>
          <table:table-cell office:value-type="float" office:value="0.0401" calcext:value-type="float">
            <text:p>0,0401</text:p>
          </table:table-cell>
          <table:table-cell office:value-type="float" office:value="0" calcext:value-type="float">
            <text:p>0</text:p>
          </table:table-cell>
          <table:table-cell office:value-type="float" office:value="0.1198" calcext:value-type="float">
            <text:p>0,1198</text:p>
          </table:table-cell>
          <table:table-cell office:value-type="float" office:value="0.1561" calcext:value-type="float">
            <text:p>0,1561</text:p>
          </table:table-cell>
          <table:table-cell office:value-type="float" office:value="0.0133" calcext:value-type="float">
            <text:p>0,0133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0005" calcext:value-type="float">
            <text:p>0,0005</text:p>
          </table:table-cell>
          <table:table-cell office:value-type="float" office:value="0.0032" calcext:value-type="float">
            <text:p>0,0032</text:p>
          </table:table-cell>
          <table:table-cell office:value-type="float" office:value="0" calcext:value-type="float">
            <text:p>0</text:p>
          </table:table-cell>
          <table:table-cell office:value-type="float" office:value="3.4184" calcext:value-type="float">
            <text:p>3,4184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30.5872" calcext:value-type="float">
            <text:p>30,5872</text:p>
          </table:table-cell>
          <table:table-cell/>
          <table:table-cell office:value-type="float" office:value="16" calcext:value-type="float">
            <text:p>16</text:p>
          </table:table-cell>
          <table:table-cell table:formula="of:=[.W35]/[.S35]" office:value-type="float" office:value="2.42902259768792" calcext:value-type="float">
            <text:p>2,42902259768792</text:p>
          </table:table-cell>
          <table:table-cell office:value-type="float" office:value="74.297" calcext:value-type="float">
            <text:p>74,297</text:p>
          </table:table-cell>
          <table:table-cell/>
          <table:table-cell office:value-type="float" office:value="16" calcext:value-type="float">
            <text:p>16</text:p>
          </table:table-cell>
          <table:table-cell table:formula="of:=[.V35]/[.Y35]" office:value-type="float" office:value="0.151813912355495" calcext:value-type="float">
            <text:p>0,151813912355495</text:p>
          </table:table-cell>
        </table:table-row>
        <table:table-row table:style-name="ro1">
          <table:table-cell/>
          <table:table-cell office:value-type="float" office:value="0.2317" calcext:value-type="float">
            <text:p>0,2317</text:p>
          </table:table-cell>
          <table:table-cell office:value-type="float" office:value="0.0048" calcext:value-type="float">
            <text:p>0,0048</text:p>
          </table:table-cell>
          <table:table-cell office:value-type="float" office:value="0.0078" calcext:value-type="float">
            <text:p>0,0078</text:p>
          </table:table-cell>
          <table:table-cell office:value-type="float" office:value="0.0524" calcext:value-type="float">
            <text:p>0,0524</text:p>
          </table:table-cell>
          <table:table-cell office:value-type="float" office:value="0" calcext:value-type="float">
            <text:p>0</text:p>
          </table:table-cell>
          <table:table-cell office:value-type="float" office:value="0.1315" calcext:value-type="float">
            <text:p>0,1315</text:p>
          </table:table-cell>
          <table:table-cell office:value-type="float" office:value="0.1338" calcext:value-type="float">
            <text:p>0,1338</text:p>
          </table:table-cell>
          <table:table-cell office:value-type="float" office:value="0.0185" calcext:value-type="float">
            <text:p>0,0185</text:p>
          </table:table-cell>
          <table:table-cell office:value-type="float" office:value="0.0028" calcext:value-type="float">
            <text:p>0,0028</text:p>
          </table:table-cell>
          <table:table-cell office:value-type="float" office:value="0.0009" calcext:value-type="float">
            <text:p>0,0009</text:p>
          </table:table-cell>
          <table:table-cell office:value-type="float" office:value="0.0036" calcext:value-type="float">
            <text:p>0,0036</text:p>
          </table:table-cell>
          <table:table-cell office:value-type="float" office:value="0" calcext:value-type="float">
            <text:p>0</text:p>
          </table:table-cell>
          <table:table-cell office:value-type="float" office:value="3.1237" calcext:value-type="float">
            <text:p>3,1237</text:p>
          </table:table-cell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/>
          <table:table-cell office:value-type="float" office:value="0.3081" calcext:value-type="float">
            <text:p>0,3081</text:p>
          </table:table-cell>
          <table:table-cell office:value-type="float" office:value="0.005" calcext:value-type="float">
            <text:p>0,005</text:p>
          </table:table-cell>
          <table:table-cell office:value-type="float" office:value="0.0127" calcext:value-type="float">
            <text:p>0,0127</text:p>
          </table:table-cell>
          <table:table-cell office:value-type="float" office:value="0.0499" calcext:value-type="float">
            <text:p>0,0499</text:p>
          </table:table-cell>
          <table:table-cell office:value-type="float" office:value="0" calcext:value-type="float">
            <text:p>0</text:p>
          </table:table-cell>
          <table:table-cell office:value-type="float" office:value="0.2059" calcext:value-type="float">
            <text:p>0,2059</text:p>
          </table:table-cell>
          <table:table-cell office:value-type="float" office:value="0.1121" calcext:value-type="float">
            <text:p>0,1121</text:p>
          </table:table-cell>
          <table:table-cell office:value-type="float" office:value="0.0172" calcext:value-type="float">
            <text:p>0,0172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34" calcext:value-type="float">
            <text:p>0,0034</text:p>
          </table:table-cell>
          <table:table-cell office:value-type="float" office:value="0.0045" calcext:value-type="float">
            <text:p>0,0045</text:p>
          </table:table-cell>
          <table:table-cell office:value-type="float" office:value="0" calcext:value-type="float">
            <text:p>0</text:p>
          </table:table-cell>
          <table:table-cell office:value-type="float" office:value="3.4187" calcext:value-type="float">
            <text:p>3,4187</text:p>
          </table:table-cell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/>
          <table:table-cell office:value-type="float" office:value="0.124" calcext:value-type="float">
            <text:p>0,124</text:p>
          </table:table-cell>
          <table:table-cell office:value-type="float" office:value="0.011" calcext:value-type="float">
            <text:p>0,011</text:p>
          </table:table-cell>
          <table:table-cell office:value-type="float" office:value="0.0187" calcext:value-type="float">
            <text:p>0,0187</text:p>
          </table:table-cell>
          <table:table-cell office:value-type="float" office:value="0.0043" calcext:value-type="float">
            <text:p>0,0043</text:p>
          </table:table-cell>
          <table:table-cell office:value-type="float" office:value="0" calcext:value-type="float">
            <text:p>0</text:p>
          </table:table-cell>
          <table:table-cell office:value-type="float" office:value="0.0228" calcext:value-type="float">
            <text:p>0,0228</text:p>
          </table:table-cell>
          <table:table-cell office:value-type="float" office:value="0.0974" calcext:value-type="float">
            <text:p>0,0974</text:p>
          </table:table-cell>
          <table:table-cell office:value-type="float" office:value="0.0605" calcext:value-type="float">
            <text:p>0,0605</text:p>
          </table:table-cell>
          <table:table-cell office:value-type="float" office:value="0.0008" calcext:value-type="float">
            <text:p>0,0008</text:p>
          </table:table-cell>
          <table:table-cell office:value-type="float" office:value="0.0005" calcext:value-type="float">
            <text:p>0,0005</text:p>
          </table:table-cell>
          <table:table-cell office:value-type="float" office:value="0.046" calcext:value-type="float">
            <text:p>0,046</text:p>
          </table:table-cell>
          <table:table-cell office:value-type="float" office:value="0" calcext:value-type="float">
            <text:p>0</text:p>
          </table:table-cell>
          <table:table-cell office:value-type="float" office:value="20.6714" calcext:value-type="float">
            <text:p>20,6714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/>
          <table:table-cell office:value-type="float" office:value="0.0669" calcext:value-type="float">
            <text:p>0,0669</text:p>
          </table:table-cell>
          <table:table-cell office:value-type="float" office:value="0.0076" calcext:value-type="float">
            <text:p>0,0076</text:p>
          </table:table-cell>
          <table:table-cell office:value-type="float" office:value="0.0118" calcext:value-type="float">
            <text:p>0,0118</text:p>
          </table:table-cell>
          <table:table-cell office:value-type="float" office:value="0.0045" calcext:value-type="float">
            <text:p>0,0045</text:p>
          </table:table-cell>
          <table:table-cell office:value-type="float" office:value="0" calcext:value-type="float">
            <text:p>0</text:p>
          </table:table-cell>
          <table:table-cell office:value-type="float" office:value="0.0134" calcext:value-type="float">
            <text:p>0,0134</text:p>
          </table:table-cell>
          <table:table-cell office:value-type="float" office:value="0.0493" calcext:value-type="float">
            <text:p>0,0493</text:p>
          </table:table-cell>
          <table:table-cell office:value-type="float" office:value="0.0428" calcext:value-type="float">
            <text:p>0,0428</text:p>
          </table:table-cell>
          <table:table-cell office:value-type="float" office:value="0.0005" calcext:value-type="float">
            <text:p>0,0005</text:p>
          </table:table-cell>
          <table:table-cell office:value-type="float" office:value="0.001" calcext:value-type="float">
            <text:p>0,001</text:p>
          </table:table-cell>
          <table:table-cell office:value-type="float" office:value="0.0268" calcext:value-type="float">
            <text:p>0,0268</text:p>
          </table:table-cell>
          <table:table-cell office:value-type="float" office:value="0" calcext:value-type="float">
            <text:p>0</text:p>
          </table:table-cell>
          <table:table-cell office:value-type="float" office:value="10.9506" calcext:value-type="float">
            <text:p>10,9506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/>
          <table:table-cell office:value-type="float" office:value="0.0433" calcext:value-type="float">
            <text:p>0,0433</text:p>
          </table:table-cell>
          <table:table-cell office:value-type="float" office:value="0.009" calcext:value-type="float">
            <text:p>0,009</text:p>
          </table:table-cell>
          <table:table-cell office:value-type="float" office:value="0.0125" calcext:value-type="float">
            <text:p>0,0125</text:p>
          </table:table-cell>
          <table:table-cell office:value-type="float" office:value="0.0045" calcext:value-type="float">
            <text:p>0,0045</text:p>
          </table:table-cell>
          <table:table-cell office:value-type="float" office:value="0" calcext:value-type="float">
            <text:p>0</text:p>
          </table:table-cell>
          <table:table-cell office:value-type="float" office:value="0.0207" calcext:value-type="float">
            <text:p>0,0207</text:p>
          </table:table-cell>
          <table:table-cell office:value-type="float" office:value="0.024" calcext:value-type="float">
            <text:p>0,024</text:p>
          </table:table-cell>
          <table:table-cell office:value-type="float" office:value="0.0357" calcext:value-type="float">
            <text:p>0,0357</text:p>
          </table:table-cell>
          <table:table-cell office:value-type="float" office:value="0.0004" calcext:value-type="float">
            <text:p>0,0004</text:p>
          </table:table-cell>
          <table:table-cell office:value-type="float" office:value="0.0015" calcext:value-type="float">
            <text:p>0,0015</text:p>
          </table:table-cell>
          <table:table-cell office:value-type="float" office:value="0.0171" calcext:value-type="float">
            <text:p>0,0171</text:p>
          </table:table-cell>
          <table:table-cell office:value-type="float" office:value="0" calcext:value-type="float">
            <text:p>0</text:p>
          </table:table-cell>
          <table:table-cell office:value-type="float" office:value="6.8078" calcext:value-type="float">
            <text:p>6,8078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/>
          <table:table-cell office:value-type="float" office:value="0.0595" calcext:value-type="float">
            <text:p>0,0595</text:p>
          </table:table-cell>
          <table:table-cell office:value-type="float" office:value="0.0097" calcext:value-type="float">
            <text:p>0,0097</text:p>
          </table:table-cell>
          <table:table-cell office:value-type="float" office:value="0.018" calcext:value-type="float">
            <text:p>0,018</text:p>
          </table:table-cell>
          <table:table-cell office:value-type="float" office:value="0.0079" calcext:value-type="float">
            <text:p>0,0079</text:p>
          </table:table-cell>
          <table:table-cell office:value-type="float" office:value="0" calcext:value-type="float">
            <text:p>0</text:p>
          </table:table-cell>
          <table:table-cell office:value-type="float" office:value="0.0208" calcext:value-type="float">
            <text:p>0,0208</text:p>
          </table:table-cell>
          <table:table-cell office:value-type="float" office:value="0.0314" calcext:value-type="float">
            <text:p>0,0314</text:p>
          </table:table-cell>
          <table:table-cell office:value-type="float" office:value="0.0376" calcext:value-type="float">
            <text:p>0,0376</text:p>
          </table:table-cell>
          <table:table-cell office:value-type="float" office:value="0.0022" calcext:value-type="float">
            <text:p>0,0022</text:p>
          </table:table-cell>
          <table:table-cell office:value-type="float" office:value="0.002" calcext:value-type="float">
            <text:p>0,002</text:p>
          </table:table-cell>
          <table:table-cell office:value-type="float" office:value="0.0166" calcext:value-type="float">
            <text:p>0,0166</text:p>
          </table:table-cell>
          <table:table-cell office:value-type="float" office:value="0" calcext:value-type="float">
            <text:p>0</text:p>
          </table:table-cell>
          <table:table-cell office:value-type="float" office:value="10.1884" calcext:value-type="float">
            <text:p>10,1884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/>
          <table:table-cell office:value-type="float" office:value="0.123" calcext:value-type="float">
            <text:p>0,123</text:p>
          </table:table-cell>
          <table:table-cell office:value-type="float" office:value="0.0074" calcext:value-type="float">
            <text:p>0,0074</text:p>
          </table:table-cell>
          <table:table-cell office:value-type="float" office:value="0.0109" calcext:value-type="float">
            <text:p>0,0109</text:p>
          </table:table-cell>
          <table:table-cell office:value-type="float" office:value="0.0043" calcext:value-type="float">
            <text:p>0,0043</text:p>
          </table:table-cell>
          <table:table-cell office:value-type="float" office:value="0" calcext:value-type="float">
            <text:p>0</text:p>
          </table:table-cell>
          <table:table-cell office:value-type="float" office:value="0.0239" calcext:value-type="float">
            <text:p>0,0239</text:p>
          </table:table-cell>
          <table:table-cell office:value-type="float" office:value="0.095" calcext:value-type="float">
            <text:p>0,095</text:p>
          </table:table-cell>
          <table:table-cell office:value-type="float" office:value="0.0778" calcext:value-type="float">
            <text:p>0,0778</text:p>
          </table:table-cell>
          <table:table-cell office:value-type="float" office:value="0.0011" calcext:value-type="float">
            <text:p>0,0011</text:p>
          </table:table-cell>
          <table:table-cell office:value-type="float" office:value="0.0007" calcext:value-type="float">
            <text:p>0,0007</text:p>
          </table:table-cell>
          <table:table-cell office:value-type="float" office:value="0.0594" calcext:value-type="float">
            <text:p>0,0594</text:p>
          </table:table-cell>
          <table:table-cell office:value-type="float" office:value="0" calcext:value-type="float">
            <text:p>0</text:p>
          </table:table-cell>
          <table:table-cell office:value-type="float" office:value="10.8144" calcext:value-type="float">
            <text:p>10,8144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/>
          <table:table-cell office:value-type="float" office:value="0.0938" calcext:value-type="float">
            <text:p>0,0938</text:p>
          </table:table-cell>
          <table:table-cell office:value-type="float" office:value="0.007" calcext:value-type="float">
            <text:p>0,007</text:p>
          </table:table-cell>
          <table:table-cell office:value-type="float" office:value="0.0076" calcext:value-type="float">
            <text:p>0,0076</text:p>
          </table:table-cell>
          <table:table-cell office:value-type="float" office:value="0.0052" calcext:value-type="float">
            <text:p>0,0052</text:p>
          </table:table-cell>
          <table:table-cell office:value-type="float" office:value="0" calcext:value-type="float">
            <text:p>0</text:p>
          </table:table-cell>
          <table:table-cell office:value-type="float" office:value="0.0221" calcext:value-type="float">
            <text:p>0,0221</text:p>
          </table:table-cell>
          <table:table-cell office:value-type="float" office:value="0.0761" calcext:value-type="float">
            <text:p>0,0761</text:p>
          </table:table-cell>
          <table:table-cell office:value-type="float" office:value="0.0498" calcext:value-type="float">
            <text:p>0,0498</text:p>
          </table:table-cell>
          <table:table-cell office:value-type="float" office:value="0.0006" calcext:value-type="float">
            <text:p>0,0006</text:p>
          </table:table-cell>
          <table:table-cell office:value-type="float" office:value="0.0011" calcext:value-type="float">
            <text:p>0,0011</text:p>
          </table:table-cell>
          <table:table-cell office:value-type="float" office:value="0.0312" calcext:value-type="float">
            <text:p>0,0312</text:p>
          </table:table-cell>
          <table:table-cell office:value-type="float" office:value="0" calcext:value-type="float">
            <text:p>0</text:p>
          </table:table-cell>
          <table:table-cell office:value-type="float" office:value="7.2496" calcext:value-type="float">
            <text:p>7,2496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/>
          <table:table-cell office:value-type="float" office:value="0.1012" calcext:value-type="float">
            <text:p>0,1012</text:p>
          </table:table-cell>
          <table:table-cell office:value-type="float" office:value="0.0065" calcext:value-type="float">
            <text:p>0,0065</text:p>
          </table:table-cell>
          <table:table-cell office:value-type="float" office:value="0.0084" calcext:value-type="float">
            <text:p>0,0084</text:p>
          </table:table-cell>
          <table:table-cell office:value-type="float" office:value="0.0104" calcext:value-type="float">
            <text:p>0,0104</text:p>
          </table:table-cell>
          <table:table-cell office:value-type="float" office:value="0" calcext:value-type="float">
            <text:p>0</text:p>
          </table:table-cell>
          <table:table-cell office:value-type="float" office:value="0.0241" calcext:value-type="float">
            <text:p>0,0241</text:p>
          </table:table-cell>
          <table:table-cell office:value-type="float" office:value="0.0719" calcext:value-type="float">
            <text:p>0,0719</text:p>
          </table:table-cell>
          <table:table-cell office:value-type="float" office:value="0.0523" calcext:value-type="float">
            <text:p>0,0523</text:p>
          </table:table-cell>
          <table:table-cell office:value-type="float" office:value="0.0026" calcext:value-type="float">
            <text:p>0,0026</text:p>
          </table:table-cell>
          <table:table-cell office:value-type="float" office:value="0.0019" calcext:value-type="float">
            <text:p>0,0019</text:p>
          </table:table-cell>
          <table:table-cell office:value-type="float" office:value="0.0205" calcext:value-type="float">
            <text:p>0,0205</text:p>
          </table:table-cell>
          <table:table-cell office:value-type="float" office:value="0" calcext:value-type="float">
            <text:p>0</text:p>
          </table:table-cell>
          <table:table-cell office:value-type="float" office:value="7.0375" calcext:value-type="float">
            <text:p>7,0375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/>
          <table:table-cell office:value-type="float" office:value="0.0638" calcext:value-type="float">
            <text:p>0,0638</text:p>
          </table:table-cell>
          <table:table-cell office:value-type="float" office:value="0.0085" calcext:value-type="float">
            <text:p>0,0085</text:p>
          </table:table-cell>
          <table:table-cell office:value-type="float" office:value="0.0125" calcext:value-type="float">
            <text:p>0,0125</text:p>
          </table:table-cell>
          <table:table-cell office:value-type="float" office:value="0.0177" calcext:value-type="float">
            <text:p>0,0177</text:p>
          </table:table-cell>
          <table:table-cell office:value-type="float" office:value="0" calcext:value-type="float">
            <text:p>0</text:p>
          </table:table-cell>
          <table:table-cell office:value-type="float" office:value="0.0207" calcext:value-type="float">
            <text:p>0,0207</text:p>
          </table:table-cell>
          <table:table-cell office:value-type="float" office:value="0.0423" calcext:value-type="float">
            <text:p>0,0423</text:p>
          </table:table-cell>
          <table:table-cell office:value-type="float" office:value="0.0402" calcext:value-type="float">
            <text:p>0,0402</text:p>
          </table:table-cell>
          <table:table-cell office:value-type="float" office:value="0.0048" calcext:value-type="float">
            <text:p>0,0048</text:p>
          </table:table-cell>
          <table:table-cell office:value-type="float" office:value="0.0017" calcext:value-type="float">
            <text:p>0,0017</text:p>
          </table:table-cell>
          <table:table-cell office:value-type="float" office:value="0.0163" calcext:value-type="float">
            <text:p>0,0163</text:p>
          </table:table-cell>
          <table:table-cell office:value-type="float" office:value="0" calcext:value-type="float">
            <text:p>0</text:p>
          </table:table-cell>
          <table:table-cell office:value-type="float" office:value="6.6594" calcext:value-type="float">
            <text:p>6,6594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/>
          <table:table-cell office:value-type="float" office:value="0.1784" calcext:value-type="float">
            <text:p>0,1784</text:p>
          </table:table-cell>
          <table:table-cell office:value-type="float" office:value="0.0071" calcext:value-type="float">
            <text:p>0,0071</text:p>
          </table:table-cell>
          <table:table-cell office:value-type="float" office:value="0.0135" calcext:value-type="float">
            <text:p>0,0135</text:p>
          </table:table-cell>
          <table:table-cell office:value-type="float" office:value="0.0059" calcext:value-type="float">
            <text:p>0,0059</text:p>
          </table:table-cell>
          <table:table-cell office:value-type="float" office:value="0" calcext:value-type="float">
            <text:p>0</text:p>
          </table:table-cell>
          <table:table-cell office:value-type="float" office:value="0.0346" calcext:value-type="float">
            <text:p>0,0346</text:p>
          </table:table-cell>
          <table:table-cell office:value-type="float" office:value="0.1379" calcext:value-type="float">
            <text:p>0,1379</text:p>
          </table:table-cell>
          <table:table-cell office:value-type="float" office:value="0.089" calcext:value-type="float">
            <text:p>0,089</text:p>
          </table:table-cell>
          <table:table-cell office:value-type="float" office:value="0.0013" calcext:value-type="float">
            <text:p>0,0013</text:p>
          </table:table-cell>
          <table:table-cell office:value-type="float" office:value="0.0008" calcext:value-type="float">
            <text:p>0,0008</text:p>
          </table:table-cell>
          <table:table-cell office:value-type="float" office:value="0.0679" calcext:value-type="float">
            <text:p>0,0679</text:p>
          </table:table-cell>
          <table:table-cell office:value-type="float" office:value="0" calcext:value-type="float">
            <text:p>0</text:p>
          </table:table-cell>
          <table:table-cell office:value-type="float" office:value="7.3198" calcext:value-type="float">
            <text:p>7,3198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/>
          <table:table-cell office:value-type="float" office:value="0.1533" calcext:value-type="float">
            <text:p>0,1533</text:p>
          </table:table-cell>
          <table:table-cell office:value-type="float" office:value="0.0079" calcext:value-type="float">
            <text:p>0,0079</text:p>
          </table:table-cell>
          <table:table-cell office:value-type="float" office:value="0.0133" calcext:value-type="float">
            <text:p>0,0133</text:p>
          </table:table-cell>
          <table:table-cell office:value-type="float" office:value="0.0096" calcext:value-type="float">
            <text:p>0,0096</text:p>
          </table:table-cell>
          <table:table-cell office:value-type="float" office:value="0" calcext:value-type="float">
            <text:p>0</text:p>
          </table:table-cell>
          <table:table-cell office:value-type="float" office:value="0.0311" calcext:value-type="float">
            <text:p>0,0311</text:p>
          </table:table-cell>
          <table:table-cell office:value-type="float" office:value="0.1119" calcext:value-type="float">
            <text:p>0,1119</text:p>
          </table:table-cell>
          <table:table-cell office:value-type="float" office:value="0.0701" calcext:value-type="float">
            <text:p>0,0701</text:p>
          </table:table-cell>
          <table:table-cell office:value-type="float" office:value="0.0009" calcext:value-type="float">
            <text:p>0,0009</text:p>
          </table:table-cell>
          <table:table-cell office:value-type="float" office:value="0.0016" calcext:value-type="float">
            <text:p>0,0016</text:p>
          </table:table-cell>
          <table:table-cell office:value-type="float" office:value="0.0441" calcext:value-type="float">
            <text:p>0,0441</text:p>
          </table:table-cell>
          <table:table-cell office:value-type="float" office:value="0" calcext:value-type="float">
            <text:p>0</text:p>
          </table:table-cell>
          <table:table-cell office:value-type="float" office:value="6.5768" calcext:value-type="float">
            <text:p>6,5768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/>
          <table:table-cell office:value-type="float" office:value="0.1277" calcext:value-type="float">
            <text:p>0,1277</text:p>
          </table:table-cell>
          <table:table-cell office:value-type="float" office:value="0.0091" calcext:value-type="float">
            <text:p>0,0091</text:p>
          </table:table-cell>
          <table:table-cell office:value-type="float" office:value="0.0153" calcext:value-type="float">
            <text:p>0,0153</text:p>
          </table:table-cell>
          <table:table-cell office:value-type="float" office:value="0.0272" calcext:value-type="float">
            <text:p>0,0272</text:p>
          </table:table-cell>
          <table:table-cell office:value-type="float" office:value="0" calcext:value-type="float">
            <text:p>0</text:p>
          </table:table-cell>
          <table:table-cell office:value-type="float" office:value="0.0457" calcext:value-type="float">
            <text:p>0,0457</text:p>
          </table:table-cell>
          <table:table-cell office:value-type="float" office:value="0.0894" calcext:value-type="float">
            <text:p>0,0894</text:p>
          </table:table-cell>
          <table:table-cell office:value-type="float" office:value="0.0505" calcext:value-type="float">
            <text:p>0,0505</text:p>
          </table:table-cell>
          <table:table-cell office:value-type="float" office:value="0.0005" calcext:value-type="float">
            <text:p>0,0005</text:p>
          </table:table-cell>
          <table:table-cell office:value-type="float" office:value="0.0022" calcext:value-type="float">
            <text:p>0,0022</text:p>
          </table:table-cell>
          <table:table-cell office:value-type="float" office:value="0.0243" calcext:value-type="float">
            <text:p>0,0243</text:p>
          </table:table-cell>
          <table:table-cell office:value-type="float" office:value="0" calcext:value-type="float">
            <text:p>0</text:p>
          </table:table-cell>
          <table:table-cell office:value-type="float" office:value="6.4951" calcext:value-type="float">
            <text:p>6,4951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/>
          <table:table-cell office:value-type="float" office:value="0.1384" calcext:value-type="float">
            <text:p>0,1384</text:p>
          </table:table-cell>
          <table:table-cell office:value-type="float" office:value="0.0099" calcext:value-type="float">
            <text:p>0,0099</text:p>
          </table:table-cell>
          <table:table-cell office:value-type="float" office:value="0.0153" calcext:value-type="float">
            <text:p>0,0153</text:p>
          </table:table-cell>
          <table:table-cell office:value-type="float" office:value="0.0305" calcext:value-type="float">
            <text:p>0,0305</text:p>
          </table:table-cell>
          <table:table-cell office:value-type="float" office:value="0" calcext:value-type="float">
            <text:p>0</text:p>
          </table:table-cell>
          <table:table-cell office:value-type="float" office:value="0.0759" calcext:value-type="float">
            <text:p>0,0759</text:p>
          </table:table-cell>
          <table:table-cell office:value-type="float" office:value="0.0773" calcext:value-type="float">
            <text:p>0,0773</text:p>
          </table:table-cell>
          <table:table-cell office:value-type="float" office:value="0.0421" calcext:value-type="float">
            <text:p>0,0421</text:p>
          </table:table-cell>
          <table:table-cell office:value-type="float" office:value="0.0028" calcext:value-type="float">
            <text:p>0,0028</text:p>
          </table:table-cell>
          <table:table-cell office:value-type="float" office:value="0.0019" calcext:value-type="float">
            <text:p>0,0019</text:p>
          </table:table-cell>
          <table:table-cell office:value-type="float" office:value="0.0181" calcext:value-type="float">
            <text:p>0,0181</text:p>
          </table:table-cell>
          <table:table-cell office:value-type="float" office:value="0" calcext:value-type="float">
            <text:p>0</text:p>
          </table:table-cell>
          <table:table-cell office:value-type="float" office:value="6.863" calcext:value-type="float">
            <text:p>6,863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/>
          <table:table-cell office:value-type="float" office:value="0.2775" calcext:value-type="float">
            <text:p>0,2775</text:p>
          </table:table-cell>
          <table:table-cell office:value-type="float" office:value="0.012" calcext:value-type="float">
            <text:p>0,012</text:p>
          </table:table-cell>
          <table:table-cell office:value-type="float" office:value="0.0176" calcext:value-type="float">
            <text:p>0,0176</text:p>
          </table:table-cell>
          <table:table-cell office:value-type="float" office:value="0.0138" calcext:value-type="float">
            <text:p>0,0138</text:p>
          </table:table-cell>
          <table:table-cell office:value-type="float" office:value="0" calcext:value-type="float">
            <text:p>0</text:p>
          </table:table-cell>
          <table:table-cell office:value-type="float" office:value="0.0589" calcext:value-type="float">
            <text:p>0,0589</text:p>
          </table:table-cell>
          <table:table-cell office:value-type="float" office:value="0.2144" calcext:value-type="float">
            <text:p>0,2144</text:p>
          </table:table-cell>
          <table:table-cell office:value-type="float" office:value="0.0975" calcext:value-type="float">
            <text:p>0,0975</text:p>
          </table:table-cell>
          <table:table-cell office:value-type="float" office:value="0.0007" calcext:value-type="float">
            <text:p>0,0007</text:p>
          </table:table-cell>
          <table:table-cell office:value-type="float" office:value="0.0009" calcext:value-type="float">
            <text:p>0,0009</text:p>
          </table:table-cell>
          <table:table-cell office:value-type="float" office:value="0.0682" calcext:value-type="float">
            <text:p>0,0682</text:p>
          </table:table-cell>
          <table:table-cell office:value-type="float" office:value="0" calcext:value-type="float">
            <text:p>0</text:p>
          </table:table-cell>
          <table:table-cell office:value-type="float" office:value="6.2049" calcext:value-type="float">
            <text:p>6,2049</text:p>
          </table:table-cell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/>
          <table:table-cell office:value-type="float" office:value="0.219" calcext:value-type="float">
            <text:p>0,219</text:p>
          </table:table-cell>
          <table:table-cell office:value-type="float" office:value="0.0129" calcext:value-type="float">
            <text:p>0,0129</text:p>
          </table:table-cell>
          <table:table-cell office:value-type="float" office:value="0.0165" calcext:value-type="float">
            <text:p>0,0165</text:p>
          </table:table-cell>
          <table:table-cell office:value-type="float" office:value="0.0325" calcext:value-type="float">
            <text:p>0,0325</text:p>
          </table:table-cell>
          <table:table-cell office:value-type="float" office:value="0" calcext:value-type="float">
            <text:p>0</text:p>
          </table:table-cell>
          <table:table-cell office:value-type="float" office:value="0.0702" calcext:value-type="float">
            <text:p>0,0702</text:p>
          </table:table-cell>
          <table:table-cell office:value-type="float" office:value="0.1418" calcext:value-type="float">
            <text:p>0,1418</text:p>
          </table:table-cell>
          <table:table-cell office:value-type="float" office:value="0.0857" calcext:value-type="float">
            <text:p>0,0857</text:p>
          </table:table-cell>
          <table:table-cell office:value-type="float" office:value="0.0015" calcext:value-type="float">
            <text:p>0,0015</text:p>
          </table:table-cell>
          <table:table-cell office:value-type="float" office:value="0.0019" calcext:value-type="float">
            <text:p>0,0019</text:p>
          </table:table-cell>
          <table:table-cell office:value-type="float" office:value="0.0535" calcext:value-type="float">
            <text:p>0,0535</text:p>
          </table:table-cell>
          <table:table-cell office:value-type="float" office:value="0" calcext:value-type="float">
            <text:p>0</text:p>
          </table:table-cell>
          <table:table-cell office:value-type="float" office:value="5.5638" calcext:value-type="float">
            <text:p>5,5638</text:p>
          </table:table-cell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/>
          <table:table-cell office:value-type="float" office:value="0.4299" calcext:value-type="float">
            <text:p>0,4299</text:p>
          </table:table-cell>
          <table:table-cell office:value-type="float" office:value="0.0172" calcext:value-type="float">
            <text:p>0,0172</text:p>
          </table:table-cell>
          <table:table-cell office:value-type="float" office:value="0.0195" calcext:value-type="float">
            <text:p>0,0195</text:p>
          </table:table-cell>
          <table:table-cell office:value-type="float" office:value="0.0537" calcext:value-type="float">
            <text:p>0,0537</text:p>
          </table:table-cell>
          <table:table-cell office:value-type="float" office:value="0" calcext:value-type="float">
            <text:p>0</text:p>
          </table:table-cell>
          <table:table-cell office:value-type="float" office:value="0.284" calcext:value-type="float">
            <text:p>0,284</text:p>
          </table:table-cell>
          <table:table-cell office:value-type="float" office:value="0.1313" calcext:value-type="float">
            <text:p>0,1313</text:p>
          </table:table-cell>
          <table:table-cell office:value-type="float" office:value="0.0406" calcext:value-type="float">
            <text:p>0,0406</text:p>
          </table:table-cell>
          <table:table-cell office:value-type="float" office:value="0.0006" calcext:value-type="float">
            <text:p>0,0006</text:p>
          </table:table-cell>
          <table:table-cell office:value-type="float" office:value="0.0016" calcext:value-type="float">
            <text:p>0,0016</text:p>
          </table:table-cell>
          <table:table-cell office:value-type="float" office:value="0.0194" calcext:value-type="float">
            <text:p>0,0194</text:p>
          </table:table-cell>
          <table:table-cell office:value-type="float" office:value="0" calcext:value-type="float">
            <text:p>0</text:p>
          </table:table-cell>
          <table:table-cell office:value-type="float" office:value="6.3154" calcext:value-type="float">
            <text:p>6,3154</text:p>
          </table:table-cell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/>
          <table:table-cell office:value-type="float" office:value="0.3472" calcext:value-type="float">
            <text:p>0,3472</text:p>
          </table:table-cell>
          <table:table-cell office:value-type="float" office:value="0.0105" calcext:value-type="float">
            <text:p>0,0105</text:p>
          </table:table-cell>
          <table:table-cell office:value-type="float" office:value="0.0165" calcext:value-type="float">
            <text:p>0,0165</text:p>
          </table:table-cell>
          <table:table-cell office:value-type="float" office:value="0.0594" calcext:value-type="float">
            <text:p>0,0594</text:p>
          </table:table-cell>
          <table:table-cell office:value-type="float" office:value="0" calcext:value-type="float">
            <text:p>0</text:p>
          </table:table-cell>
          <table:table-cell office:value-type="float" office:value="0.1842" calcext:value-type="float">
            <text:p>0,1842</text:p>
          </table:table-cell>
          <table:table-cell office:value-type="float" office:value="0.1121" calcext:value-type="float">
            <text:p>0,1121</text:p>
          </table:table-cell>
          <table:table-cell office:value-type="float" office:value="0.0513" calcext:value-type="float">
            <text:p>0,0513</text:p>
          </table:table-cell>
          <table:table-cell office:value-type="float" office:value="0.0003" calcext:value-type="float">
            <text:p>0,0003</text:p>
          </table:table-cell>
          <table:table-cell office:value-type="float" office:value="0.0028" calcext:value-type="float">
            <text:p>0,0028</text:p>
          </table:table-cell>
          <table:table-cell office:value-type="float" office:value="0.0244" calcext:value-type="float">
            <text:p>0,0244</text:p>
          </table:table-cell>
          <table:table-cell office:value-type="float" office:value="0" calcext:value-type="float">
            <text:p>0</text:p>
          </table:table-cell>
          <table:table-cell office:value-type="float" office:value="6.6725" calcext:value-type="float">
            <text:p>6,6725</text:p>
          </table:table-cell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/>
          <table:table-cell office:value-type="float" office:value="0.1344" calcext:value-type="float">
            <text:p>0,1344</text:p>
          </table:table-cell>
          <table:table-cell office:value-type="float" office:value="0.0274" calcext:value-type="float">
            <text:p>0,0274</text:p>
          </table:table-cell>
          <table:table-cell office:value-type="float" office:value="0.0414" calcext:value-type="float">
            <text:p>0,0414</text:p>
          </table:table-cell>
          <table:table-cell office:value-type="float" office:value="0.0051" calcext:value-type="float">
            <text:p>0,0051</text:p>
          </table:table-cell>
          <table:table-cell office:value-type="float" office:value="0" calcext:value-type="float">
            <text:p>0</text:p>
          </table:table-cell>
          <table:table-cell office:value-type="float" office:value="0.0251" calcext:value-type="float">
            <text:p>0,0251</text:p>
          </table:table-cell>
          <table:table-cell office:value-type="float" office:value="0.1049" calcext:value-type="float">
            <text:p>0,1049</text:p>
          </table:table-cell>
          <table:table-cell office:value-type="float" office:value="0.6686" calcext:value-type="float">
            <text:p>0,6686</text:p>
          </table:table-cell>
          <table:table-cell office:value-type="float" office:value="0.0021" calcext:value-type="float">
            <text:p>0,0021</text:p>
          </table:table-cell>
          <table:table-cell office:value-type="float" office:value="0.0019" calcext:value-type="float">
            <text:p>0,0019</text:p>
          </table:table-cell>
          <table:table-cell office:value-type="float" office:value="0.6288" calcext:value-type="float">
            <text:p>0,6288</text:p>
          </table:table-cell>
          <table:table-cell office:value-type="float" office:value="0" calcext:value-type="float">
            <text:p>0</text:p>
          </table:table-cell>
          <table:table-cell office:value-type="float" office:value="44.6281" calcext:value-type="float">
            <text:p>44,6281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/>
          <table:table-cell office:value-type="float" office:value="0.0729" calcext:value-type="float">
            <text:p>0,0729</text:p>
          </table:table-cell>
          <table:table-cell office:value-type="float" office:value="0.0206" calcext:value-type="float">
            <text:p>0,0206</text:p>
          </table:table-cell>
          <table:table-cell office:value-type="float" office:value="0.0302" calcext:value-type="float">
            <text:p>0,0302</text:p>
          </table:table-cell>
          <table:table-cell office:value-type="float" office:value="0.004" calcext:value-type="float">
            <text:p>0,004</text:p>
          </table:table-cell>
          <table:table-cell office:value-type="float" office:value="0" calcext:value-type="float">
            <text:p>0</text:p>
          </table:table-cell>
          <table:table-cell office:value-type="float" office:value="0.0148" calcext:value-type="float">
            <text:p>0,0148</text:p>
          </table:table-cell>
          <table:table-cell office:value-type="float" office:value="0.0532" calcext:value-type="float">
            <text:p>0,0532</text:p>
          </table:table-cell>
          <table:table-cell office:value-type="float" office:value="0.3059" calcext:value-type="float">
            <text:p>0,3059</text:p>
          </table:table-cell>
          <table:table-cell office:value-type="float" office:value="0.001" calcext:value-type="float">
            <text:p>0,001</text:p>
          </table:table-cell>
          <table:table-cell office:value-type="float" office:value="0.0028" calcext:value-type="float">
            <text:p>0,0028</text:p>
          </table:table-cell>
          <table:table-cell office:value-type="float" office:value="0.2713" calcext:value-type="float">
            <text:p>0,2713</text:p>
          </table:table-cell>
          <table:table-cell office:value-type="float" office:value="0" calcext:value-type="float">
            <text:p>0</text:p>
          </table:table-cell>
          <table:table-cell office:value-type="float" office:value="19.1856" calcext:value-type="float">
            <text:p>19,1856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/>
          <table:table-cell office:value-type="float" office:value="0.0537" calcext:value-type="float">
            <text:p>0,0537</text:p>
          </table:table-cell>
          <table:table-cell office:value-type="float" office:value="0.0151" calcext:value-type="float">
            <text:p>0,0151</text:p>
          </table:table-cell>
          <table:table-cell office:value-type="float" office:value="0.0229" calcext:value-type="float">
            <text:p>0,0229</text:p>
          </table:table-cell>
          <table:table-cell office:value-type="float" office:value="0.0048" calcext:value-type="float">
            <text:p>0,0048</text:p>
          </table:table-cell>
          <table:table-cell office:value-type="float" office:value="0" calcext:value-type="float">
            <text:p>0</text:p>
          </table:table-cell>
          <table:table-cell office:value-type="float" office:value="0.0204" calcext:value-type="float">
            <text:p>0,0204</text:p>
          </table:table-cell>
          <table:table-cell office:value-type="float" office:value="0.0427" calcext:value-type="float">
            <text:p>0,0427</text:p>
          </table:table-cell>
          <table:table-cell office:value-type="float" office:value="0.2368" calcext:value-type="float">
            <text:p>0,2368</text:p>
          </table:table-cell>
          <table:table-cell office:value-type="float" office:value="0.0008" calcext:value-type="float">
            <text:p>0,0008</text:p>
          </table:table-cell>
          <table:table-cell office:value-type="float" office:value="0.0043" calcext:value-type="float">
            <text:p>0,0043</text:p>
          </table:table-cell>
          <table:table-cell office:value-type="float" office:value="0.1907" calcext:value-type="float">
            <text:p>0,1907</text:p>
          </table:table-cell>
          <table:table-cell office:value-type="float" office:value="0" calcext:value-type="float">
            <text:p>0</text:p>
          </table:table-cell>
          <table:table-cell office:value-type="float" office:value="15.0092" calcext:value-type="float">
            <text:p>15,0092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/>
          <table:table-cell office:value-type="float" office:value="0.0574" calcext:value-type="float">
            <text:p>0,0574</text:p>
          </table:table-cell>
          <table:table-cell office:value-type="float" office:value="0.0221" calcext:value-type="float">
            <text:p>0,0221</text:p>
          </table:table-cell>
          <table:table-cell office:value-type="float" office:value="0.0344" calcext:value-type="float">
            <text:p>0,0344</text:p>
          </table:table-cell>
          <table:table-cell office:value-type="float" office:value="0.0088" calcext:value-type="float">
            <text:p>0,0088</text:p>
          </table:table-cell>
          <table:table-cell office:value-type="float" office:value="0" calcext:value-type="float">
            <text:p>0</text:p>
          </table:table-cell>
          <table:table-cell office:value-type="float" office:value="0.0207" calcext:value-type="float">
            <text:p>0,0207</text:p>
          </table:table-cell>
          <table:table-cell office:value-type="float" office:value="0.0352" calcext:value-type="float">
            <text:p>0,0352</text:p>
          </table:table-cell>
          <table:table-cell office:value-type="float" office:value="0.2213" calcext:value-type="float">
            <text:p>0,2213</text:p>
          </table:table-cell>
          <table:table-cell office:value-type="float" office:value="0.0032" calcext:value-type="float">
            <text:p>0,0032</text:p>
          </table:table-cell>
          <table:table-cell office:value-type="float" office:value="0.0049" calcext:value-type="float">
            <text:p>0,0049</text:p>
          </table:table-cell>
          <table:table-cell office:value-type="float" office:value="0.1695" calcext:value-type="float">
            <text:p>0,1695</text:p>
          </table:table-cell>
          <table:table-cell office:value-type="float" office:value="0" calcext:value-type="float">
            <text:p>0</text:p>
          </table:table-cell>
          <table:table-cell office:value-type="float" office:value="21.3919" calcext:value-type="float">
            <text:p>21,3919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/>
          <table:table-cell office:value-type="float" office:value="0.1764" calcext:value-type="float">
            <text:p>0,1764</text:p>
          </table:table-cell>
          <table:table-cell office:value-type="float" office:value="0.0145" calcext:value-type="float">
            <text:p>0,0145</text:p>
          </table:table-cell>
          <table:table-cell office:value-type="float" office:value="0.0203" calcext:value-type="float">
            <text:p>0,0203</text:p>
          </table:table-cell>
          <table:table-cell office:value-type="float" office:value="0.0044" calcext:value-type="float">
            <text:p>0,0044</text:p>
          </table:table-cell>
          <table:table-cell office:value-type="float" office:value="0" calcext:value-type="float">
            <text:p>0</text:p>
          </table:table-cell>
          <table:table-cell office:value-type="float" office:value="0.0351" calcext:value-type="float">
            <text:p>0,0351</text:p>
          </table:table-cell>
          <table:table-cell office:value-type="float" office:value="0.1354" calcext:value-type="float">
            <text:p>0,1354</text:p>
          </table:table-cell>
          <table:table-cell office:value-type="float" office:value="0.6732" calcext:value-type="float">
            <text:p>0,6732</text:p>
          </table:table-cell>
          <table:table-cell office:value-type="float" office:value="0.0026" calcext:value-type="float">
            <text:p>0,0026</text:p>
          </table:table-cell>
          <table:table-cell office:value-type="float" office:value="0.0018" calcext:value-type="float">
            <text:p>0,0018</text:p>
          </table:table-cell>
          <table:table-cell office:value-type="float" office:value="0.6325" calcext:value-type="float">
            <text:p>0,6325</text:p>
          </table:table-cell>
          <table:table-cell office:value-type="float" office:value="0" calcext:value-type="float">
            <text:p>0</text:p>
          </table:table-cell>
          <table:table-cell office:value-type="float" office:value="22.891" calcext:value-type="float">
            <text:p>22,891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/>
          <table:table-cell office:value-type="float" office:value="0.1007" calcext:value-type="float">
            <text:p>0,1007</text:p>
          </table:table-cell>
          <table:table-cell office:value-type="float" office:value="0.011" calcext:value-type="float">
            <text:p>0,011</text:p>
          </table:table-cell>
          <table:table-cell office:value-type="float" office:value="0.0178" calcext:value-type="float">
            <text:p>0,0178</text:p>
          </table:table-cell>
          <table:table-cell office:value-type="float" office:value="0.0052" calcext:value-type="float">
            <text:p>0,0052</text:p>
          </table:table-cell>
          <table:table-cell office:value-type="float" office:value="0" calcext:value-type="float">
            <text:p>0</text:p>
          </table:table-cell>
          <table:table-cell office:value-type="float" office:value="0.0227" calcext:value-type="float">
            <text:p>0,0227</text:p>
          </table:table-cell>
          <table:table-cell office:value-type="float" office:value="0.0714" calcext:value-type="float">
            <text:p>0,0714</text:p>
          </table:table-cell>
          <table:table-cell office:value-type="float" office:value="0.3631" calcext:value-type="float">
            <text:p>0,3631</text:p>
          </table:table-cell>
          <table:table-cell office:value-type="float" office:value="0.0011" calcext:value-type="float">
            <text:p>0,0011</text:p>
          </table:table-cell>
          <table:table-cell office:value-type="float" office:value="0.0035" calcext:value-type="float">
            <text:p>0,0035</text:p>
          </table:table-cell>
          <table:table-cell office:value-type="float" office:value="0.322" calcext:value-type="float">
            <text:p>0,322</text:p>
          </table:table-cell>
          <table:table-cell office:value-type="float" office:value="0" calcext:value-type="float">
            <text:p>0</text:p>
          </table:table-cell>
          <table:table-cell office:value-type="float" office:value="15.7791" calcext:value-type="float">
            <text:p>15,7791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/>
          <table:table-cell office:value-type="float" office:value="0.1071" calcext:value-type="float">
            <text:p>0,1071</text:p>
          </table:table-cell>
          <table:table-cell office:value-type="float" office:value="0.0154" calcext:value-type="float">
            <text:p>0,0154</text:p>
          </table:table-cell>
          <table:table-cell office:value-type="float" office:value="0.0245" calcext:value-type="float">
            <text:p>0,0245</text:p>
          </table:table-cell>
          <table:table-cell office:value-type="float" office:value="0.0077" calcext:value-type="float">
            <text:p>0,0077</text:p>
          </table:table-cell>
          <table:table-cell office:value-type="float" office:value="0" calcext:value-type="float">
            <text:p>0</text:p>
          </table:table-cell>
          <table:table-cell office:value-type="float" office:value="0.0391" calcext:value-type="float">
            <text:p>0,0391</text:p>
          </table:table-cell>
          <table:table-cell office:value-type="float" office:value="0.0752" calcext:value-type="float">
            <text:p>0,0752</text:p>
          </table:table-cell>
          <table:table-cell office:value-type="float" office:value="0.2605" calcext:value-type="float">
            <text:p>0,2605</text:p>
          </table:table-cell>
          <table:table-cell office:value-type="float" office:value="0.0035" calcext:value-type="float">
            <text:p>0,0035</text:p>
          </table:table-cell>
          <table:table-cell office:value-type="float" office:value="0.0054" calcext:value-type="float">
            <text:p>0,0054</text:p>
          </table:table-cell>
          <table:table-cell office:value-type="float" office:value="0.2002" calcext:value-type="float">
            <text:p>0,2002</text:p>
          </table:table-cell>
          <table:table-cell office:value-type="float" office:value="0" calcext:value-type="float">
            <text:p>0</text:p>
          </table:table-cell>
          <table:table-cell office:value-type="float" office:value="14.4456" calcext:value-type="float">
            <text:p>14,4456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/>
          <table:table-cell office:value-type="float" office:value="0.0839" calcext:value-type="float">
            <text:p>0,0839</text:p>
          </table:table-cell>
          <table:table-cell office:value-type="float" office:value="0.0156" calcext:value-type="float">
            <text:p>0,0156</text:p>
          </table:table-cell>
          <table:table-cell office:value-type="float" office:value="0.0222" calcext:value-type="float">
            <text:p>0,0222</text:p>
          </table:table-cell>
          <table:table-cell office:value-type="float" office:value="0.0189" calcext:value-type="float">
            <text:p>0,0189</text:p>
          </table:table-cell>
          <table:table-cell office:value-type="float" office:value="0" calcext:value-type="float">
            <text:p>0</text:p>
          </table:table-cell>
          <table:table-cell office:value-type="float" office:value="0.0263" calcext:value-type="float">
            <text:p>0,0263</text:p>
          </table:table-cell>
          <table:table-cell office:value-type="float" office:value="0.0525" calcext:value-type="float">
            <text:p>0,0525</text:p>
          </table:table-cell>
          <table:table-cell office:value-type="float" office:value="0.2326" calcext:value-type="float">
            <text:p>0,2326</text:p>
          </table:table-cell>
          <table:table-cell office:value-type="float" office:value="0.0032" calcext:value-type="float">
            <text:p>0,0032</text:p>
          </table:table-cell>
          <table:table-cell office:value-type="float" office:value="0.0048" calcext:value-type="float">
            <text:p>0,0048</text:p>
          </table:table-cell>
          <table:table-cell office:value-type="float" office:value="0.1733" calcext:value-type="float">
            <text:p>0,1733</text:p>
          </table:table-cell>
          <table:table-cell office:value-type="float" office:value="0" calcext:value-type="float">
            <text:p>0</text:p>
          </table:table-cell>
          <table:table-cell office:value-type="float" office:value="14.3818" calcext:value-type="float">
            <text:p>14,3818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/>
          <table:table-cell office:value-type="float" office:value="0.2018" calcext:value-type="float">
            <text:p>0,2018</text:p>
          </table:table-cell>
          <table:table-cell office:value-type="float" office:value="0.0161" calcext:value-type="float">
            <text:p>0,0161</text:p>
          </table:table-cell>
          <table:table-cell office:value-type="float" office:value="0.0251" calcext:value-type="float">
            <text:p>0,0251</text:p>
          </table:table-cell>
          <table:table-cell office:value-type="float" office:value="0.0058" calcext:value-type="float">
            <text:p>0,0058</text:p>
          </table:table-cell>
          <table:table-cell office:value-type="float" office:value="0" calcext:value-type="float">
            <text:p>0</text:p>
          </table:table-cell>
          <table:table-cell office:value-type="float" office:value="0.0404" calcext:value-type="float">
            <text:p>0,0404</text:p>
          </table:table-cell>
          <table:table-cell office:value-type="float" office:value="0.1548" calcext:value-type="float">
            <text:p>0,1548</text:p>
          </table:table-cell>
          <table:table-cell office:value-type="float" office:value="0.6729" calcext:value-type="float">
            <text:p>0,6729</text:p>
          </table:table-cell>
          <table:table-cell office:value-type="float" office:value="0.0027" calcext:value-type="float">
            <text:p>0,0027</text:p>
          </table:table-cell>
          <table:table-cell office:value-type="float" office:value="0.0017" calcext:value-type="float">
            <text:p>0,0017</text:p>
          </table:table-cell>
          <table:table-cell office:value-type="float" office:value="0.6322" calcext:value-type="float">
            <text:p>0,6322</text:p>
          </table:table-cell>
          <table:table-cell office:value-type="float" office:value="0" calcext:value-type="float">
            <text:p>0</text:p>
          </table:table-cell>
          <table:table-cell office:value-type="float" office:value="15.4593" calcext:value-type="float">
            <text:p>15,4593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/>
          <table:table-cell office:value-type="float" office:value="0.178" calcext:value-type="float">
            <text:p>0,178</text:p>
          </table:table-cell>
          <table:table-cell office:value-type="float" office:value="0.0127" calcext:value-type="float">
            <text:p>0,0127</text:p>
          </table:table-cell>
          <table:table-cell office:value-type="float" office:value="0.0196" calcext:value-type="float">
            <text:p>0,0196</text:p>
          </table:table-cell>
          <table:table-cell office:value-type="float" office:value="0.0088" calcext:value-type="float">
            <text:p>0,0088</text:p>
          </table:table-cell>
          <table:table-cell office:value-type="float" office:value="0" calcext:value-type="float">
            <text:p>0</text:p>
          </table:table-cell>
          <table:table-cell office:value-type="float" office:value="0.038" calcext:value-type="float">
            <text:p>0,038</text:p>
          </table:table-cell>
          <table:table-cell office:value-type="float" office:value="0.1262" calcext:value-type="float">
            <text:p>0,1262</text:p>
          </table:table-cell>
          <table:table-cell office:value-type="float" office:value="0.4133" calcext:value-type="float">
            <text:p>0,4133</text:p>
          </table:table-cell>
          <table:table-cell office:value-type="float" office:value="0.0014" calcext:value-type="float">
            <text:p>0,0014</text:p>
          </table:table-cell>
          <table:table-cell office:value-type="float" office:value="0.0039" calcext:value-type="float">
            <text:p>0,0039</text:p>
          </table:table-cell>
          <table:table-cell office:value-type="float" office:value="0.3666" calcext:value-type="float">
            <text:p>0,3666</text:p>
          </table:table-cell>
          <table:table-cell office:value-type="float" office:value="0" calcext:value-type="float">
            <text:p>0</text:p>
          </table:table-cell>
          <table:table-cell office:value-type="float" office:value="12.3145" calcext:value-type="float">
            <text:p>12,3145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/>
          <table:table-cell office:value-type="float" office:value="0.1436" calcext:value-type="float">
            <text:p>0,1436</text:p>
          </table:table-cell>
          <table:table-cell office:value-type="float" office:value="0.0162" calcext:value-type="float">
            <text:p>0,0162</text:p>
          </table:table-cell>
          <table:table-cell office:value-type="float" office:value="0.0237" calcext:value-type="float">
            <text:p>0,0237</text:p>
          </table:table-cell>
          <table:table-cell office:value-type="float" office:value="0.0243" calcext:value-type="float">
            <text:p>0,0243</text:p>
          </table:table-cell>
          <table:table-cell office:value-type="float" office:value="0" calcext:value-type="float">
            <text:p>0</text:p>
          </table:table-cell>
          <table:table-cell office:value-type="float" office:value="0.0478" calcext:value-type="float">
            <text:p>0,0478</text:p>
          </table:table-cell>
          <table:table-cell office:value-type="float" office:value="0.0753" calcext:value-type="float">
            <text:p>0,0753</text:p>
          </table:table-cell>
          <table:table-cell office:value-type="float" office:value="0.2936" calcext:value-type="float">
            <text:p>0,2936</text:p>
          </table:table-cell>
          <table:table-cell office:value-type="float" office:value="0.0018" calcext:value-type="float">
            <text:p>0,0018</text:p>
          </table:table-cell>
          <table:table-cell office:value-type="float" office:value="0.0056" calcext:value-type="float">
            <text:p>0,0056</text:p>
          </table:table-cell>
          <table:table-cell office:value-type="float" office:value="0.2353" calcext:value-type="float">
            <text:p>0,2353</text:p>
          </table:table-cell>
          <table:table-cell office:value-type="float" office:value="0" calcext:value-type="float">
            <text:p>0</text:p>
          </table:table-cell>
          <table:table-cell office:value-type="float" office:value="13.1907" calcext:value-type="float">
            <text:p>13,1907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/>
          <table:table-cell office:value-type="float" office:value="0.1723" calcext:value-type="float">
            <text:p>0,1723</text:p>
          </table:table-cell>
          <table:table-cell office:value-type="float" office:value="0.0195" calcext:value-type="float">
            <text:p>0,0195</text:p>
          </table:table-cell>
          <table:table-cell office:value-type="float" office:value="0.0268" calcext:value-type="float">
            <text:p>0,0268</text:p>
          </table:table-cell>
          <table:table-cell office:value-type="float" office:value="0.0417" calcext:value-type="float">
            <text:p>0,0417</text:p>
          </table:table-cell>
          <table:table-cell office:value-type="float" office:value="0" calcext:value-type="float">
            <text:p>0</text:p>
          </table:table-cell>
          <table:table-cell office:value-type="float" office:value="0.0769" calcext:value-type="float">
            <text:p>0,0769</text:p>
          </table:table-cell>
          <table:table-cell office:value-type="float" office:value="0.1076" calcext:value-type="float">
            <text:p>0,1076</text:p>
          </table:table-cell>
          <table:table-cell office:value-type="float" office:value="0.2731" calcext:value-type="float">
            <text:p>0,2731</text:p>
          </table:table-cell>
          <table:table-cell office:value-type="float" office:value="0.0033" calcext:value-type="float">
            <text:p>0,0033</text:p>
          </table:table-cell>
          <table:table-cell office:value-type="float" office:value="0.008" calcext:value-type="float">
            <text:p>0,008</text:p>
          </table:table-cell>
          <table:table-cell office:value-type="float" office:value="0.2105" calcext:value-type="float">
            <text:p>0,2105</text:p>
          </table:table-cell>
          <table:table-cell office:value-type="float" office:value="0" calcext:value-type="float">
            <text:p>0</text:p>
          </table:table-cell>
          <table:table-cell office:value-type="float" office:value="13.8339" calcext:value-type="float">
            <text:p>13,8339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/>
          <table:table-cell office:value-type="float" office:value="0.4015" calcext:value-type="float">
            <text:p>0,4015</text:p>
          </table:table-cell>
          <table:table-cell office:value-type="float" office:value="0.0204" calcext:value-type="float">
            <text:p>0,0204</text:p>
          </table:table-cell>
          <table:table-cell office:value-type="float" office:value="0.043" calcext:value-type="float">
            <text:p>0,043</text:p>
          </table:table-cell>
          <table:table-cell office:value-type="float" office:value="0.0106" calcext:value-type="float">
            <text:p>0,0106</text:p>
          </table:table-cell>
          <table:table-cell office:value-type="float" office:value="0" calcext:value-type="float">
            <text:p>0</text:p>
          </table:table-cell>
          <table:table-cell office:value-type="float" office:value="0.0823" calcext:value-type="float">
            <text:p>0,0823</text:p>
          </table:table-cell>
          <table:table-cell office:value-type="float" office:value="0.3063" calcext:value-type="float">
            <text:p>0,3063</text:p>
          </table:table-cell>
          <table:table-cell office:value-type="float" office:value="0.7655" calcext:value-type="float">
            <text:p>0,7655</text:p>
          </table:table-cell>
          <table:table-cell office:value-type="float" office:value="0.003" calcext:value-type="float">
            <text:p>0,003</text:p>
          </table:table-cell>
          <table:table-cell office:value-type="float" office:value="0.0019" calcext:value-type="float">
            <text:p>0,0019</text:p>
          </table:table-cell>
          <table:table-cell office:value-type="float" office:value="0.7187" calcext:value-type="float">
            <text:p>0,7187</text:p>
          </table:table-cell>
          <table:table-cell office:value-type="float" office:value="0" calcext:value-type="float">
            <text:p>0</text:p>
          </table:table-cell>
          <table:table-cell office:value-type="float" office:value="13.2411" calcext:value-type="float">
            <text:p>13,2411</text:p>
          </table:table-cell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/>
          <table:table-cell office:value-type="float" office:value="0.2911" calcext:value-type="float">
            <text:p>0,2911</text:p>
          </table:table-cell>
          <table:table-cell office:value-type="float" office:value="0.015" calcext:value-type="float">
            <text:p>0,015</text:p>
          </table:table-cell>
          <table:table-cell office:value-type="float" office:value="0.0249" calcext:value-type="float">
            <text:p>0,0249</text:p>
          </table:table-cell>
          <table:table-cell office:value-type="float" office:value="0.0423" calcext:value-type="float">
            <text:p>0,0423</text:p>
          </table:table-cell>
          <table:table-cell office:value-type="float" office:value="0" calcext:value-type="float">
            <text:p>0</text:p>
          </table:table-cell>
          <table:table-cell office:value-type="float" office:value="0.0874" calcext:value-type="float">
            <text:p>0,0874</text:p>
          </table:table-cell>
          <table:table-cell office:value-type="float" office:value="0.2058" calcext:value-type="float">
            <text:p>0,2058</text:p>
          </table:table-cell>
          <table:table-cell office:value-type="float" office:value="0.3613" calcext:value-type="float">
            <text:p>0,3613</text:p>
          </table:table-cell>
          <table:table-cell office:value-type="float" office:value="0.0012" calcext:value-type="float">
            <text:p>0,0012</text:p>
          </table:table-cell>
          <table:table-cell office:value-type="float" office:value="0.0034" calcext:value-type="float">
            <text:p>0,0034</text:p>
          </table:table-cell>
          <table:table-cell office:value-type="float" office:value="0.3206" calcext:value-type="float">
            <text:p>0,3206</text:p>
          </table:table-cell>
          <table:table-cell office:value-type="float" office:value="0" calcext:value-type="float">
            <text:p>0</text:p>
          </table:table-cell>
          <table:table-cell office:value-type="float" office:value="12.3524" calcext:value-type="float">
            <text:p>12,3524</text:p>
          </table:table-cell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/>
          <table:table-cell office:value-type="float" office:value="0.2735" calcext:value-type="float">
            <text:p>0,2735</text:p>
          </table:table-cell>
          <table:table-cell office:value-type="float" office:value="0.0181" calcext:value-type="float">
            <text:p>0,0181</text:p>
          </table:table-cell>
          <table:table-cell office:value-type="float" office:value="0.0229" calcext:value-type="float">
            <text:p>0,0229</text:p>
          </table:table-cell>
          <table:table-cell office:value-type="float" office:value="0.057" calcext:value-type="float">
            <text:p>0,057</text:p>
          </table:table-cell>
          <table:table-cell office:value-type="float" office:value="0" calcext:value-type="float">
            <text:p>0</text:p>
          </table:table-cell>
          <table:table-cell office:value-type="float" office:value="0.1958" calcext:value-type="float">
            <text:p>0,1958</text:p>
          </table:table-cell>
          <table:table-cell office:value-type="float" office:value="0.1746" calcext:value-type="float">
            <text:p>0,1746</text:p>
          </table:table-cell>
          <table:table-cell office:value-type="float" office:value="0.2553" calcext:value-type="float">
            <text:p>0,2553</text:p>
          </table:table-cell>
          <table:table-cell office:value-type="float" office:value="0.0029" calcext:value-type="float">
            <text:p>0,0029</text:p>
          </table:table-cell>
          <table:table-cell office:value-type="float" office:value="0.0054" calcext:value-type="float">
            <text:p>0,0054</text:p>
          </table:table-cell>
          <table:table-cell office:value-type="float" office:value="0.1964" calcext:value-type="float">
            <text:p>0,1964</text:p>
          </table:table-cell>
          <table:table-cell office:value-type="float" office:value="0" calcext:value-type="float">
            <text:p>0</text:p>
          </table:table-cell>
          <table:table-cell office:value-type="float" office:value="12.7482" calcext:value-type="float">
            <text:p>12,7482</text:p>
          </table:table-cell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/>
          <table:table-cell office:value-type="float" office:value="0.307" calcext:value-type="float">
            <text:p>0,307</text:p>
          </table:table-cell>
          <table:table-cell office:value-type="float" office:value="0.0193" calcext:value-type="float">
            <text:p>0,0193</text:p>
          </table:table-cell>
          <table:table-cell office:value-type="float" office:value="0.0265" calcext:value-type="float">
            <text:p>0,0265</text:p>
          </table:table-cell>
          <table:table-cell office:value-type="float" office:value="0.0627" calcext:value-type="float">
            <text:p>0,0627</text:p>
          </table:table-cell>
          <table:table-cell office:value-type="float" office:value="0" calcext:value-type="float">
            <text:p>0</text:p>
          </table:table-cell>
          <table:table-cell office:value-type="float" office:value="0.1535" calcext:value-type="float">
            <text:p>0,1535</text:p>
          </table:table-cell>
          <table:table-cell office:value-type="float" office:value="0.1326" calcext:value-type="float">
            <text:p>0,1326</text:p>
          </table:table-cell>
          <table:table-cell office:value-type="float" office:value="0.2696" calcext:value-type="float">
            <text:p>0,2696</text:p>
          </table:table-cell>
          <table:table-cell office:value-type="float" office:value="0.0006" calcext:value-type="float">
            <text:p>0,0006</text:p>
          </table:table-cell>
          <table:table-cell office:value-type="float" office:value="0.0065" calcext:value-type="float">
            <text:p>0,0065</text:p>
          </table:table-cell>
          <table:table-cell office:value-type="float" office:value="0.2113" calcext:value-type="float">
            <text:p>0,2113</text:p>
          </table:table-cell>
          <table:table-cell office:value-type="float" office:value="0" calcext:value-type="float">
            <text:p>0</text:p>
          </table:table-cell>
          <table:table-cell office:value-type="float" office:value="13.4781" calcext:value-type="float">
            <text:p>13,4781</text:p>
          </table:table-cell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/>
          <table:table-cell office:value-type="float" office:value="0.1734" calcext:value-type="float">
            <text:p>0,1734</text:p>
          </table:table-cell>
          <table:table-cell office:value-type="float" office:value="0.0575" calcext:value-type="float">
            <text:p>0,0575</text:p>
          </table:table-cell>
          <table:table-cell office:value-type="float" office:value="0.0851" calcext:value-type="float">
            <text:p>0,0851</text:p>
          </table:table-cell>
          <table:table-cell office:value-type="float" office:value="0.0051" calcext:value-type="float">
            <text:p>0,0051</text:p>
          </table:table-cell>
          <table:table-cell office:value-type="float" office:value="0" calcext:value-type="float">
            <text:p>0</text:p>
          </table:table-cell>
          <table:table-cell office:value-type="float" office:value="0.0327" calcext:value-type="float">
            <text:p>0,0327</text:p>
          </table:table-cell>
          <table:table-cell office:value-type="float" office:value="0.1355" calcext:value-type="float">
            <text:p>0,1355</text:p>
          </table:table-cell>
          <table:table-cell office:value-type="float" office:value="9.1091" calcext:value-type="float">
            <text:p>9,1091</text:p>
          </table:table-cell>
          <table:table-cell office:value-type="float" office:value="0.0043" calcext:value-type="float">
            <text:p>0,0043</text:p>
          </table:table-cell>
          <table:table-cell office:value-type="float" office:value="0.0046" calcext:value-type="float">
            <text:p>0,0046</text:p>
          </table:table-cell>
          <table:table-cell office:value-type="float" office:value="9.0209" calcext:value-type="float">
            <text:p>9,0209</text:p>
          </table:table-cell>
          <table:table-cell office:value-type="float" office:value="0" calcext:value-type="float">
            <text:p>0</text:p>
          </table:table-cell>
          <table:table-cell office:value-type="float" office:value="85.8532" calcext:value-type="float">
            <text:p>85,8532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/>
          <table:table-cell office:value-type="float" office:value="0.0787" calcext:value-type="float">
            <text:p>0,0787</text:p>
          </table:table-cell>
          <table:table-cell office:value-type="float" office:value="0.0307" calcext:value-type="float">
            <text:p>0,0307</text:p>
          </table:table-cell>
          <table:table-cell office:value-type="float" office:value="0.0519" calcext:value-type="float">
            <text:p>0,0519</text:p>
          </table:table-cell>
          <table:table-cell office:value-type="float" office:value="0.0043" calcext:value-type="float">
            <text:p>0,0043</text:p>
          </table:table-cell>
          <table:table-cell office:value-type="float" office:value="0" calcext:value-type="float">
            <text:p>0</text:p>
          </table:table-cell>
          <table:table-cell office:value-type="float" office:value="0.0157" calcext:value-type="float">
            <text:p>0,0157</text:p>
          </table:table-cell>
          <table:table-cell office:value-type="float" office:value="0.0577" calcext:value-type="float">
            <text:p>0,0577</text:p>
          </table:table-cell>
          <table:table-cell office:value-type="float" office:value="4.481" calcext:value-type="float">
            <text:p>4,481</text:p>
          </table:table-cell>
          <table:table-cell office:value-type="float" office:value="0.0022" calcext:value-type="float">
            <text:p>0,0022</text:p>
          </table:table-cell>
          <table:table-cell office:value-type="float" office:value="0.0113" calcext:value-type="float">
            <text:p>0,0113</text:p>
          </table:table-cell>
          <table:table-cell office:value-type="float" office:value="4.3881" calcext:value-type="float">
            <text:p>4,3881</text:p>
          </table:table-cell>
          <table:table-cell office:value-type="float" office:value="0" calcext:value-type="float">
            <text:p>0</text:p>
          </table:table-cell>
          <table:table-cell office:value-type="float" office:value="47.855" calcext:value-type="float">
            <text:p>47,855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/>
          <table:table-cell office:value-type="float" office:value="0.0613" calcext:value-type="float">
            <text:p>0,0613</text:p>
          </table:table-cell>
          <table:table-cell office:value-type="float" office:value="0.0353" calcext:value-type="float">
            <text:p>0,0353</text:p>
          </table:table-cell>
          <table:table-cell office:value-type="float" office:value="0.0521" calcext:value-type="float">
            <text:p>0,0521</text:p>
          </table:table-cell>
          <table:table-cell office:value-type="float" office:value="0.0045" calcext:value-type="float">
            <text:p>0,0045</text:p>
          </table:table-cell>
          <table:table-cell office:value-type="float" office:value="0" calcext:value-type="float">
            <text:p>0</text:p>
          </table:table-cell>
          <table:table-cell office:value-type="float" office:value="0.0286" calcext:value-type="float">
            <text:p>0,0286</text:p>
          </table:table-cell>
          <table:table-cell office:value-type="float" office:value="0.039" calcext:value-type="float">
            <text:p>0,039</text:p>
          </table:table-cell>
          <table:table-cell office:value-type="float" office:value="3.2839" calcext:value-type="float">
            <text:p>3,2839</text:p>
          </table:table-cell>
          <table:table-cell office:value-type="float" office:value="0.0014" calcext:value-type="float">
            <text:p>0,0014</text:p>
          </table:table-cell>
          <table:table-cell office:value-type="float" office:value="0.016" calcext:value-type="float">
            <text:p>0,016</text:p>
          </table:table-cell>
          <table:table-cell office:value-type="float" office:value="3.1745" calcext:value-type="float">
            <text:p>3,1745</text:p>
          </table:table-cell>
          <table:table-cell office:value-type="float" office:value="0" calcext:value-type="float">
            <text:p>0</text:p>
          </table:table-cell>
          <table:table-cell office:value-type="float" office:value="34.5482" calcext:value-type="float">
            <text:p>34,5482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/>
          <table:table-cell office:value-type="float" office:value="0.0651" calcext:value-type="float">
            <text:p>0,0651</text:p>
          </table:table-cell>
          <table:table-cell office:value-type="float" office:value="0.0473" calcext:value-type="float">
            <text:p>0,0473</text:p>
          </table:table-cell>
          <table:table-cell office:value-type="float" office:value="0.0701" calcext:value-type="float">
            <text:p>0,0701</text:p>
          </table:table-cell>
          <table:table-cell office:value-type="float" office:value="0.0086" calcext:value-type="float">
            <text:p>0,0086</text:p>
          </table:table-cell>
          <table:table-cell office:value-type="float" office:value="0" calcext:value-type="float">
            <text:p>0</text:p>
          </table:table-cell>
          <table:table-cell office:value-type="float" office:value="0.0242" calcext:value-type="float">
            <text:p>0,0242</text:p>
          </table:table-cell>
          <table:table-cell office:value-type="float" office:value="0.0384" calcext:value-type="float">
            <text:p>0,0384</text:p>
          </table:table-cell>
          <table:table-cell office:value-type="float" office:value="2.6736" calcext:value-type="float">
            <text:p>2,6736</text:p>
          </table:table-cell>
          <table:table-cell office:value-type="float" office:value="0.0023" calcext:value-type="float">
            <text:p>0,0023</text:p>
          </table:table-cell>
          <table:table-cell office:value-type="float" office:value="0.0148" calcext:value-type="float">
            <text:p>0,0148</text:p>
          </table:table-cell>
          <table:table-cell office:value-type="float" office:value="2.563" calcext:value-type="float">
            <text:p>2,563</text:p>
          </table:table-cell>
          <table:table-cell office:value-type="float" office:value="0" calcext:value-type="float">
            <text:p>0</text:p>
          </table:table-cell>
          <table:table-cell office:value-type="float" office:value="46.3379" calcext:value-type="float">
            <text:p>46,3379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/>
          <table:table-cell office:value-type="float" office:value="0.1797" calcext:value-type="float">
            <text:p>0,1797</text:p>
          </table:table-cell>
          <table:table-cell office:value-type="float" office:value="0.0462" calcext:value-type="float">
            <text:p>0,0462</text:p>
          </table:table-cell>
          <table:table-cell office:value-type="float" office:value="0.0692" calcext:value-type="float">
            <text:p>0,0692</text:p>
          </table:table-cell>
          <table:table-cell office:value-type="float" office:value="0.0059" calcext:value-type="float">
            <text:p>0,0059</text:p>
          </table:table-cell>
          <table:table-cell office:value-type="float" office:value="0" calcext:value-type="float">
            <text:p>0</text:p>
          </table:table-cell>
          <table:table-cell office:value-type="float" office:value="0.0355" calcext:value-type="float">
            <text:p>0,0355</text:p>
          </table:table-cell>
          <table:table-cell office:value-type="float" office:value="0.1382" calcext:value-type="float">
            <text:p>0,1382</text:p>
          </table:table-cell>
          <table:table-cell office:value-type="float" office:value="8.3415" calcext:value-type="float">
            <text:p>8,3415</text:p>
          </table:table-cell>
          <table:table-cell office:value-type="float" office:value="0.0038" calcext:value-type="float">
            <text:p>0,0038</text:p>
          </table:table-cell>
          <table:table-cell office:value-type="float" office:value="0.004" calcext:value-type="float">
            <text:p>0,004</text:p>
          </table:table-cell>
          <table:table-cell office:value-type="float" office:value="8.2656" calcext:value-type="float">
            <text:p>8,2656</text:p>
          </table:table-cell>
          <table:table-cell office:value-type="float" office:value="0" calcext:value-type="float">
            <text:p>0</text:p>
          </table:table-cell>
          <table:table-cell office:value-type="float" office:value="56.2985" calcext:value-type="float">
            <text:p>56,2985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/>
          <table:table-cell office:value-type="float" office:value="0.1224" calcext:value-type="float">
            <text:p>0,1224</text:p>
          </table:table-cell>
          <table:table-cell office:value-type="float" office:value="0.0216" calcext:value-type="float">
            <text:p>0,0216</text:p>
          </table:table-cell>
          <table:table-cell office:value-type="float" office:value="0.0326" calcext:value-type="float">
            <text:p>0,0326</text:p>
          </table:table-cell>
          <table:table-cell office:value-type="float" office:value="0.0045" calcext:value-type="float">
            <text:p>0,0045</text:p>
          </table:table-cell>
          <table:table-cell office:value-type="float" office:value="0" calcext:value-type="float">
            <text:p>0</text:p>
          </table:table-cell>
          <table:table-cell office:value-type="float" office:value="0.0323" calcext:value-type="float">
            <text:p>0,0323</text:p>
          </table:table-cell>
          <table:table-cell office:value-type="float" office:value="0.0809" calcext:value-type="float">
            <text:p>0,0809</text:p>
          </table:table-cell>
          <table:table-cell office:value-type="float" office:value="4.9188" calcext:value-type="float">
            <text:p>4,9188</text:p>
          </table:table-cell>
          <table:table-cell office:value-type="float" office:value="0.0023" calcext:value-type="float">
            <text:p>0,0023</text:p>
          </table:table-cell>
          <table:table-cell office:value-type="float" office:value="0.0111" calcext:value-type="float">
            <text:p>0,0111</text:p>
          </table:table-cell>
          <table:table-cell office:value-type="float" office:value="4.8245" calcext:value-type="float">
            <text:p>4,8245</text:p>
          </table:table-cell>
          <table:table-cell office:value-type="float" office:value="0" calcext:value-type="float">
            <text:p>0</text:p>
          </table:table-cell>
          <table:table-cell office:value-type="float" office:value="35.1294" calcext:value-type="float">
            <text:p>35,1294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/>
          <table:table-cell office:value-type="float" office:value="0.0924" calcext:value-type="float">
            <text:p>0,0924</text:p>
          </table:table-cell>
          <table:table-cell office:value-type="float" office:value="0.0308" calcext:value-type="float">
            <text:p>0,0308</text:p>
          </table:table-cell>
          <table:table-cell office:value-type="float" office:value="0.0437" calcext:value-type="float">
            <text:p>0,0437</text:p>
          </table:table-cell>
          <table:table-cell office:value-type="float" office:value="0.0109" calcext:value-type="float">
            <text:p>0,0109</text:p>
          </table:table-cell>
          <table:table-cell office:value-type="float" office:value="0" calcext:value-type="float">
            <text:p>0</text:p>
          </table:table-cell>
          <table:table-cell office:value-type="float" office:value="0.0345" calcext:value-type="float">
            <text:p>0,0345</text:p>
          </table:table-cell>
          <table:table-cell office:value-type="float" office:value="0.0651" calcext:value-type="float">
            <text:p>0,0651</text:p>
          </table:table-cell>
          <table:table-cell office:value-type="float" office:value="2.6157" calcext:value-type="float">
            <text:p>2,6157</text:p>
          </table:table-cell>
          <table:table-cell office:value-type="float" office:value="0.0015" calcext:value-type="float">
            <text:p>0,0015</text:p>
          </table:table-cell>
          <table:table-cell office:value-type="float" office:value="0.0136" calcext:value-type="float">
            <text:p>0,0136</text:p>
          </table:table-cell>
          <table:table-cell office:value-type="float" office:value="2.5107" calcext:value-type="float">
            <text:p>2,5107</text:p>
          </table:table-cell>
          <table:table-cell office:value-type="float" office:value="0" calcext:value-type="float">
            <text:p>0</text:p>
          </table:table-cell>
          <table:table-cell office:value-type="float" office:value="31.2256" calcext:value-type="float">
            <text:p>31,2256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/>
          <table:table-cell office:value-type="float" office:value="0.1094" calcext:value-type="float">
            <text:p>0,1094</text:p>
          </table:table-cell>
          <table:table-cell office:value-type="float" office:value="0.0308" calcext:value-type="float">
            <text:p>0,0308</text:p>
          </table:table-cell>
          <table:table-cell office:value-type="float" office:value="0.0446" calcext:value-type="float">
            <text:p>0,0446</text:p>
          </table:table-cell>
          <table:table-cell office:value-type="float" office:value="0.018" calcext:value-type="float">
            <text:p>0,018</text:p>
          </table:table-cell>
          <table:table-cell office:value-type="float" office:value="0" calcext:value-type="float">
            <text:p>0</text:p>
          </table:table-cell>
          <table:table-cell office:value-type="float" office:value="0.0334" calcext:value-type="float">
            <text:p>0,0334</text:p>
          </table:table-cell>
          <table:table-cell office:value-type="float" office:value="0.067" calcext:value-type="float">
            <text:p>0,067</text:p>
          </table:table-cell>
          <table:table-cell office:value-type="float" office:value="2.6603" calcext:value-type="float">
            <text:p>2,6603</text:p>
          </table:table-cell>
          <table:table-cell office:value-type="float" office:value="0.0037" calcext:value-type="float">
            <text:p>0,0037</text:p>
          </table:table-cell>
          <table:table-cell office:value-type="float" office:value="0.0146" calcext:value-type="float">
            <text:p>0,0146</text:p>
          </table:table-cell>
          <table:table-cell office:value-type="float" office:value="2.541" calcext:value-type="float">
            <text:p>2,541</text:p>
          </table:table-cell>
          <table:table-cell office:value-type="float" office:value="0" calcext:value-type="float">
            <text:p>0</text:p>
          </table:table-cell>
          <table:table-cell office:value-type="float" office:value="33.1502" calcext:value-type="float">
            <text:p>33,1502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/>
          <table:table-cell office:value-type="float" office:value="0.223" calcext:value-type="float">
            <text:p>0,223</text:p>
          </table:table-cell>
          <table:table-cell office:value-type="float" office:value="0.0332" calcext:value-type="float">
            <text:p>0,0332</text:p>
          </table:table-cell>
          <table:table-cell office:value-type="float" office:value="0.0515" calcext:value-type="float">
            <text:p>0,0515</text:p>
          </table:table-cell>
          <table:table-cell office:value-type="float" office:value="0.0058" calcext:value-type="float">
            <text:p>0,0058</text:p>
          </table:table-cell>
          <table:table-cell office:value-type="float" office:value="0" calcext:value-type="float">
            <text:p>0</text:p>
          </table:table-cell>
          <table:table-cell office:value-type="float" office:value="0.0447" calcext:value-type="float">
            <text:p>0,0447</text:p>
          </table:table-cell>
          <table:table-cell office:value-type="float" office:value="0.1711" calcext:value-type="float">
            <text:p>0,1711</text:p>
          </table:table-cell>
          <table:table-cell office:value-type="float" office:value="7.9981" calcext:value-type="float">
            <text:p>7,9981</text:p>
          </table:table-cell>
          <table:table-cell office:value-type="float" office:value="0.0049" calcext:value-type="float">
            <text:p>0,0049</text:p>
          </table:table-cell>
          <table:table-cell office:value-type="float" office:value="0.0052" calcext:value-type="float">
            <text:p>0,0052</text:p>
          </table:table-cell>
          <table:table-cell office:value-type="float" office:value="7.898" calcext:value-type="float">
            <text:p>7,898</text:p>
          </table:table-cell>
          <table:table-cell office:value-type="float" office:value="0" calcext:value-type="float">
            <text:p>0</text:p>
          </table:table-cell>
          <table:table-cell office:value-type="float" office:value="37.4446" calcext:value-type="float">
            <text:p>37,4446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/>
          <table:table-cell office:value-type="float" office:value="0.2015" calcext:value-type="float">
            <text:p>0,2015</text:p>
          </table:table-cell>
          <table:table-cell office:value-type="float" office:value="0.0235" calcext:value-type="float">
            <text:p>0,0235</text:p>
          </table:table-cell>
          <table:table-cell office:value-type="float" office:value="0.0355" calcext:value-type="float">
            <text:p>0,0355</text:p>
          </table:table-cell>
          <table:table-cell office:value-type="float" office:value="0.0154" calcext:value-type="float">
            <text:p>0,0154</text:p>
          </table:table-cell>
          <table:table-cell office:value-type="float" office:value="0" calcext:value-type="float">
            <text:p>0</text:p>
          </table:table-cell>
          <table:table-cell office:value-type="float" office:value="0.0417" calcext:value-type="float">
            <text:p>0,0417</text:p>
          </table:table-cell>
          <table:table-cell office:value-type="float" office:value="0.1405" calcext:value-type="float">
            <text:p>0,1405</text:p>
          </table:table-cell>
          <table:table-cell office:value-type="float" office:value="4.4997" calcext:value-type="float">
            <text:p>4,4997</text:p>
          </table:table-cell>
          <table:table-cell office:value-type="float" office:value="0.0025" calcext:value-type="float">
            <text:p>0,0025</text:p>
          </table:table-cell>
          <table:table-cell office:value-type="float" office:value="0.0135" calcext:value-type="float">
            <text:p>0,0135</text:p>
          </table:table-cell>
          <table:table-cell office:value-type="float" office:value="4.3932" calcext:value-type="float">
            <text:p>4,3932</text:p>
          </table:table-cell>
          <table:table-cell office:value-type="float" office:value="0" calcext:value-type="float">
            <text:p>0</text:p>
          </table:table-cell>
          <table:table-cell office:value-type="float" office:value="30.2427" calcext:value-type="float">
            <text:p>30,2427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/>
          <table:table-cell office:value-type="float" office:value="0.1552" calcext:value-type="float">
            <text:p>0,1552</text:p>
          </table:table-cell>
          <table:table-cell office:value-type="float" office:value="0.026" calcext:value-type="float">
            <text:p>0,026</text:p>
          </table:table-cell>
          <table:table-cell office:value-type="float" office:value="0.0372" calcext:value-type="float">
            <text:p>0,0372</text:p>
          </table:table-cell>
          <table:table-cell office:value-type="float" office:value="0.0352" calcext:value-type="float">
            <text:p>0,0352</text:p>
          </table:table-cell>
          <table:table-cell office:value-type="float" office:value="0" calcext:value-type="float">
            <text:p>0</text:p>
          </table:table-cell>
          <table:table-cell office:value-type="float" office:value="0.0722" calcext:value-type="float">
            <text:p>0,0722</text:p>
          </table:table-cell>
          <table:table-cell office:value-type="float" office:value="0.1045" calcext:value-type="float">
            <text:p>0,1045</text:p>
          </table:table-cell>
          <table:table-cell office:value-type="float" office:value="3.0058" calcext:value-type="float">
            <text:p>3,0058</text:p>
          </table:table-cell>
          <table:table-cell office:value-type="float" office:value="0.0015" calcext:value-type="float">
            <text:p>0,0015</text:p>
          </table:table-cell>
          <table:table-cell office:value-type="float" office:value="0.0137" calcext:value-type="float">
            <text:p>0,0137</text:p>
          </table:table-cell>
          <table:table-cell office:value-type="float" office:value="2.899" calcext:value-type="float">
            <text:p>2,899</text:p>
          </table:table-cell>
          <table:table-cell office:value-type="float" office:value="0" calcext:value-type="float">
            <text:p>0</text:p>
          </table:table-cell>
          <table:table-cell office:value-type="float" office:value="29.5434" calcext:value-type="float">
            <text:p>29,5434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/>
          <table:table-cell office:value-type="float" office:value="0.1699" calcext:value-type="float">
            <text:p>0,1699</text:p>
          </table:table-cell>
          <table:table-cell office:value-type="float" office:value="0.0419" calcext:value-type="float">
            <text:p>0,0419</text:p>
          </table:table-cell>
          <table:table-cell office:value-type="float" office:value="0.0594" calcext:value-type="float">
            <text:p>0,0594</text:p>
          </table:table-cell>
          <table:table-cell office:value-type="float" office:value="0.0317" calcext:value-type="float">
            <text:p>0,0317</text:p>
          </table:table-cell>
          <table:table-cell office:value-type="float" office:value="0" calcext:value-type="float">
            <text:p>0</text:p>
          </table:table-cell>
          <table:table-cell office:value-type="float" office:value="0.0804" calcext:value-type="float">
            <text:p>0,0804</text:p>
          </table:table-cell>
          <table:table-cell office:value-type="float" office:value="0.102" calcext:value-type="float">
            <text:p>0,102</text:p>
          </table:table-cell>
          <table:table-cell office:value-type="float" office:value="2.9098" calcext:value-type="float">
            <text:p>2,9098</text:p>
          </table:table-cell>
          <table:table-cell office:value-type="float" office:value="0.0032" calcext:value-type="float">
            <text:p>0,0032</text:p>
          </table:table-cell>
          <table:table-cell office:value-type="float" office:value="0.0148" calcext:value-type="float">
            <text:p>0,0148</text:p>
          </table:table-cell>
          <table:table-cell office:value-type="float" office:value="2.7904" calcext:value-type="float">
            <text:p>2,7904</text:p>
          </table:table-cell>
          <table:table-cell office:value-type="float" office:value="0" calcext:value-type="float">
            <text:p>0</text:p>
          </table:table-cell>
          <table:table-cell office:value-type="float" office:value="31.8347" calcext:value-type="float">
            <text:p>31,8347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/>
          <table:table-cell office:value-type="float" office:value="0.4024" calcext:value-type="float">
            <text:p>0,4024</text:p>
          </table:table-cell>
          <table:table-cell office:value-type="float" office:value="0.0408" calcext:value-type="float">
            <text:p>0,0408</text:p>
          </table:table-cell>
          <table:table-cell office:value-type="float" office:value="0.0597" calcext:value-type="float">
            <text:p>0,0597</text:p>
          </table:table-cell>
          <table:table-cell office:value-type="float" office:value="0.0132" calcext:value-type="float">
            <text:p>0,0132</text:p>
          </table:table-cell>
          <table:table-cell office:value-type="float" office:value="0" calcext:value-type="float">
            <text:p>0</text:p>
          </table:table-cell>
          <table:table-cell office:value-type="float" office:value="0.0789" calcext:value-type="float">
            <text:p>0,0789</text:p>
          </table:table-cell>
          <table:table-cell office:value-type="float" office:value="0.31" calcext:value-type="float">
            <text:p>0,31</text:p>
          </table:table-cell>
          <table:table-cell office:value-type="float" office:value="8.5335" calcext:value-type="float">
            <text:p>8,5335</text:p>
          </table:table-cell>
          <table:table-cell office:value-type="float" office:value="0.0055" calcext:value-type="float">
            <text:p>0,0055</text:p>
          </table:table-cell>
          <table:table-cell office:value-type="float" office:value="0.0052" calcext:value-type="float">
            <text:p>0,0052</text:p>
          </table:table-cell>
          <table:table-cell office:value-type="float" office:value="8.432" calcext:value-type="float">
            <text:p>8,432</text:p>
          </table:table-cell>
          <table:table-cell office:value-type="float" office:value="0" calcext:value-type="float">
            <text:p>0</text:p>
          </table:table-cell>
          <table:table-cell office:value-type="float" office:value="35.476" calcext:value-type="float">
            <text:p>35,476</text:p>
          </table:table-cell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/>
          <table:table-cell office:value-type="float" office:value="0.3847" calcext:value-type="float">
            <text:p>0,3847</text:p>
          </table:table-cell>
          <table:table-cell office:value-type="float" office:value="0.0251" calcext:value-type="float">
            <text:p>0,0251</text:p>
          </table:table-cell>
          <table:table-cell office:value-type="float" office:value="0.0352" calcext:value-type="float">
            <text:p>0,0352</text:p>
          </table:table-cell>
          <table:table-cell office:value-type="float" office:value="0.037" calcext:value-type="float">
            <text:p>0,037</text:p>
          </table:table-cell>
          <table:table-cell office:value-type="float" office:value="0" calcext:value-type="float">
            <text:p>0</text:p>
          </table:table-cell>
          <table:table-cell office:value-type="float" office:value="0.1148" calcext:value-type="float">
            <text:p>0,1148</text:p>
          </table:table-cell>
          <table:table-cell office:value-type="float" office:value="0.2621" calcext:value-type="float">
            <text:p>0,2621</text:p>
          </table:table-cell>
          <table:table-cell office:value-type="float" office:value="5.5609" calcext:value-type="float">
            <text:p>5,5609</text:p>
          </table:table-cell>
          <table:table-cell office:value-type="float" office:value="0.0031" calcext:value-type="float">
            <text:p>0,0031</text:p>
          </table:table-cell>
          <table:table-cell office:value-type="float" office:value="0.0157" calcext:value-type="float">
            <text:p>0,0157</text:p>
          </table:table-cell>
          <table:table-cell office:value-type="float" office:value="5.4307" calcext:value-type="float">
            <text:p>5,4307</text:p>
          </table:table-cell>
          <table:table-cell office:value-type="float" office:value="0" calcext:value-type="float">
            <text:p>0</text:p>
          </table:table-cell>
          <table:table-cell office:value-type="float" office:value="30.5872" calcext:value-type="float">
            <text:p>30,5872</text:p>
          </table:table-cell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/>
          <table:table-cell office:value-type="float" office:value="0.33" calcext:value-type="float">
            <text:p>0,33</text:p>
          </table:table-cell>
          <table:table-cell office:value-type="float" office:value="0.0379" calcext:value-type="float">
            <text:p>0,0379</text:p>
          </table:table-cell>
          <table:table-cell office:value-type="float" office:value="0.047" calcext:value-type="float">
            <text:p>0,047</text:p>
          </table:table-cell>
          <table:table-cell office:value-type="float" office:value="0.0544" calcext:value-type="float">
            <text:p>0,0544</text:p>
          </table:table-cell>
          <table:table-cell office:value-type="float" office:value="0" calcext:value-type="float">
            <text:p>0</text:p>
          </table:table-cell>
          <table:table-cell office:value-type="float" office:value="0.1546" calcext:value-type="float">
            <text:p>0,1546</text:p>
          </table:table-cell>
          <table:table-cell office:value-type="float" office:value="0.1732" calcext:value-type="float">
            <text:p>0,1732</text:p>
          </table:table-cell>
          <table:table-cell office:value-type="float" office:value="3.1326" calcext:value-type="float">
            <text:p>3,1326</text:p>
          </table:table-cell>
          <table:table-cell office:value-type="float" office:value="0.0024" calcext:value-type="float">
            <text:p>0,0024</text:p>
          </table:table-cell>
          <table:table-cell office:value-type="float" office:value="0.0166" calcext:value-type="float">
            <text:p>0,0166</text:p>
          </table:table-cell>
          <table:table-cell office:value-type="float" office:value="2.9921" calcext:value-type="float">
            <text:p>2,9921</text:p>
          </table:table-cell>
          <table:table-cell office:value-type="float" office:value="0" calcext:value-type="float">
            <text:p>0</text:p>
          </table:table-cell>
          <table:table-cell office:value-type="float" office:value="29.4381" calcext:value-type="float">
            <text:p>29,4381</text:p>
          </table:table-cell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/>
          <table:table-cell office:value-type="float" office:value="0.3033" calcext:value-type="float">
            <text:p>0,3033</text:p>
          </table:table-cell>
          <table:table-cell office:value-type="float" office:value="0.0386" calcext:value-type="float">
            <text:p>0,0386</text:p>
          </table:table-cell>
          <table:table-cell office:value-type="float" office:value="0.0503" calcext:value-type="float">
            <text:p>0,0503</text:p>
          </table:table-cell>
          <table:table-cell office:value-type="float" office:value="0.0724" calcext:value-type="float">
            <text:p>0,0724</text:p>
          </table:table-cell>
          <table:table-cell office:value-type="float" office:value="0" calcext:value-type="float">
            <text:p>0</text:p>
          </table:table-cell>
          <table:table-cell office:value-type="float" office:value="0.1553" calcext:value-type="float">
            <text:p>0,1553</text:p>
          </table:table-cell>
          <table:table-cell office:value-type="float" office:value="0.1545" calcext:value-type="float">
            <text:p>0,1545</text:p>
          </table:table-cell>
          <table:table-cell office:value-type="float" office:value="2.7146" calcext:value-type="float">
            <text:p>2,7146</text:p>
          </table:table-cell>
          <table:table-cell office:value-type="float" office:value="0.0011" calcext:value-type="float">
            <text:p>0,0011</text:p>
          </table:table-cell>
          <table:table-cell office:value-type="float" office:value="0.0149" calcext:value-type="float">
            <text:p>0,0149</text:p>
          </table:table-cell>
          <table:table-cell office:value-type="float" office:value="2.5921" calcext:value-type="float">
            <text:p>2,5921</text:p>
          </table:table-cell>
          <table:table-cell office:value-type="float" office:value="0" calcext:value-type="float">
            <text:p>0</text:p>
          </table:table-cell>
          <table:table-cell office:value-type="float" office:value="31.5007" calcext:value-type="float">
            <text:p>31,5007</text:p>
          </table:table-cell>
          <table:table-cell office:value-type="float" office:value="8" calcext:value-type="float">
            <text:p>8</text:p>
          </table:table-cell>
          <table:table-cell table:number-columns-repeated="11"/>
        </table:table-row>
      </table:table>
      <table:table table:name="pthread" table:style-name="ta1">
        <table:shapes>
          <draw:frame draw:z-index="0" draw:style-name="gr1" draw:text-style-name="P1" svg:width="159.99mm" svg:height="89.99mm" svg:x="684.72mm" svg:y="207.74mm">
            <draw:object draw:notify-on-update-of-ranges="pthread.T18:pthread.T22 pthread.U17:pthread.U17 pthread.U18:pthread.U21 pthread.U23:pthread.U23 pthread.U24:pthread.U27 pthread.U29:pthread.U29 pthread.U30:pthread.U33 pthread.U34:pthread.U34 pthread.U35:pthread.U38 pthread.U39:pthread.U39 pthread.U40:pthread.U43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1" draw:style-name="gr1" draw:text-style-name="P1" svg:width="159.99mm" svg:height="89.99mm" svg:x="712.75mm" svg:y="84.52mm">
            <draw:object draw:notify-on-update-of-ranges="pthread.W18:pthread.W21 pthread.X17:pthread.X17 pthread.X18:pthread.X21 pthread.X23:pthread.X23 pthread.X24:pthread.X27 pthread.X29:pthread.X29 pthread.X30:pthread.X33 pthread.X34:pthread.X34 pthread.X35:pthread.X38 pthread.X39:pthread.X39 pthread.X40:pthread.X43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pthres</text:p>
          </table:table-cell>
          <table:table-cell table:number-columns-repeated="23"/>
        </table:table-row>
        <table:table-row table:style-name="ro1" table:number-rows-repeated="3">
          <table:table-cell table:number-columns-repeated="24"/>
        </table:table-row>
        <table:table-row table:style-name="ro1">
          <table:table-cell/>
          <table:table-cell table:style-name="ce1" office:value-type="string" calcext:value-type="string">
            <text:p>MAIN</text:p>
          </table:table-cell>
          <table:table-cell table:style-name="ce1" office:value-type="string" calcext:value-type="string">
            <text:p>LIST_DIR</text:p>
          </table:table-cell>
          <table:table-cell table:style-name="ce1" office:value-type="string" calcext:value-type="string">
            <text:p>COUNT_files</text:p>
          </table:table-cell>
          <table:table-cell table:style-name="ce1" office:value-type="string" calcext:value-type="string">
            <text:p>GET_FILE_STRINGS_CLEANED</text:p>
          </table:table-cell>
          <table:table-cell table:style-name="ce1" office:value-type="string" calcext:value-type="string">
            <text:p>COMPRESS_SPACES</text:p>
          </table:table-cell>
          <table:table-cell table:style-name="ce1" office:value-type="string" calcext:value-type="string">
            <text:p>SHINGLE_EXTRACT</text:p>
          </table:table-cell>
          <table:table-cell table:style-name="ce1" office:value-type="string" calcext:value-type="string">
            <text:p>GET_SIGNATURES</text:p>
          </table:table-cell>
          <table:table-cell table:style-name="ce1" office:value-type="string" calcext:value-type="string">
            <text:p>FIND_SIMILARITY</text:p>
          </table:table-cell>
          <table:table-cell table:style-name="ce1" office:value-type="string" calcext:value-type="string">
            <text:p>GET_SKETCHES</text:p>
          </table:table-cell>
          <table:table-cell table:style-name="ce1" office:value-type="string" calcext:value-type="string">
            <text:p>CREATE_TRIPLETS</text:p>
          </table:table-cell>
          <table:table-cell table:style-name="ce1" office:value-type="string" calcext:value-type="string">
            <text:p>DO_CLUSTERING</text:p>
          </table:table-cell>
          <table:table-cell table:style-name="ce1" office:value-type="string" calcext:value-type="string">
            <text:p>MERGE_SORT</text:p>
          </table:table-cell>
          <table:table-cell table:style-name="ce1" office:value-type="string" calcext:value-type="string">
            <text:p>TOTAL_TIME</text:p>
          </table:table-cell>
          <table:table-cell table:style-name="ce1"/>
          <table:table-cell table:number-columns-repeated="9"/>
        </table:table-row>
        <table:table-row table:style-name="ro1">
          <table:table-cell/>
          <table:table-cell office:value-type="float" office:value="1.3637" calcext:value-type="float">
            <text:p>1,3637</text:p>
          </table:table-cell>
          <table:table-cell office:value-type="float" office:value="0.0083" calcext:value-type="float">
            <text:p>0,0083</text:p>
          </table:table-cell>
          <table:table-cell office:value-type="float" office:value="0" calcext:value-type="float">
            <text:p>0</text:p>
          </table:table-cell>
          <table:table-cell office:value-type="float" office:value="0.0019" calcext:value-type="float">
            <text:p>0,0019</text:p>
          </table:table-cell>
          <table:table-cell office:value-type="float" office:value="0" calcext:value-type="float">
            <text:p>0</text:p>
          </table:table-cell>
          <table:table-cell office:value-type="float" office:value="0.0066" calcext:value-type="float">
            <text:p>0,0066</text:p>
          </table:table-cell>
          <table:table-cell office:value-type="float" office:value="0.0215" calcext:value-type="float">
            <text:p>0,0215</text:p>
          </table:table-cell>
          <table:table-cell office:value-type="float" office:value="0.0032" calcext:value-type="float">
            <text:p>0,0032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0004" calcext:value-type="float">
            <text:p>0,0004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0019" calcext:value-type="float">
            <text:p>0,0019</text:p>
          </table:table-cell>
          <table:table-cell office:value-type="float" office:value="1.3669" calcext:value-type="float">
            <text:p>1,366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/>
          <table:table-cell office:value-type="float" office:value="2.0168" calcext:value-type="float">
            <text:p>2,0168</text:p>
          </table:table-cell>
          <table:table-cell office:value-type="float" office:value="0.0048" calcext:value-type="float">
            <text:p>0,0048</text:p>
          </table:table-cell>
          <table:table-cell office:value-type="float" office:value="0" calcext:value-type="float">
            <text:p>0</text:p>
          </table:table-cell>
          <table:table-cell office:value-type="float" office:value="0.003" calcext:value-type="float">
            <text:p>0,003</text:p>
          </table:table-cell>
          <table:table-cell office:value-type="float" office:value="0" calcext:value-type="float">
            <text:p>0</text:p>
          </table:table-cell>
          <table:table-cell office:value-type="float" office:value="0.0113" calcext:value-type="float">
            <text:p>0,0113</text:p>
          </table:table-cell>
          <table:table-cell office:value-type="float" office:value="0.0365" calcext:value-type="float">
            <text:p>0,0365</text:p>
          </table:table-cell>
          <table:table-cell office:value-type="float" office:value="0.0032" calcext:value-type="float">
            <text:p>0,0032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0004" calcext:value-type="float">
            <text:p>0,0004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0019" calcext:value-type="float">
            <text:p>0,0019</text:p>
          </table:table-cell>
          <table:table-cell office:value-type="float" office:value="2.02" calcext:value-type="float">
            <text:p>2,0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/>
          <table:table-cell office:value-type="float" office:value="1.6719" calcext:value-type="float">
            <text:p>1,6719</text:p>
          </table:table-cell>
          <table:table-cell office:value-type="float" office:value="0.0047" calcext:value-type="float">
            <text:p>0,0047</text:p>
          </table:table-cell>
          <table:table-cell office:value-type="float" office:value="0" calcext:value-type="float">
            <text:p>0</text:p>
          </table:table-cell>
          <table:table-cell office:value-type="float" office:value="0.0148" calcext:value-type="float">
            <text:p>0,0148</text:p>
          </table:table-cell>
          <table:table-cell office:value-type="float" office:value="0" calcext:value-type="float">
            <text:p>0</text:p>
          </table:table-cell>
          <table:table-cell office:value-type="float" office:value="0.027" calcext:value-type="float">
            <text:p>0,027</text:p>
          </table:table-cell>
          <table:table-cell office:value-type="float" office:value="0.0587" calcext:value-type="float">
            <text:p>0,0587</text:p>
          </table:table-cell>
          <table:table-cell office:value-type="float" office:value="0.0031" calcext:value-type="float">
            <text:p>0,0031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0003" calcext:value-type="float">
            <text:p>0,0003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2" calcext:value-type="float">
            <text:p>0,002</text:p>
          </table:table-cell>
          <table:table-cell office:value-type="float" office:value="1.675" calcext:value-type="float">
            <text:p>1,67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/>
          <table:table-cell office:value-type="float" office:value="1.4712" calcext:value-type="float">
            <text:p>1,4712</text:p>
          </table:table-cell>
          <table:table-cell office:value-type="float" office:value="0.0046" calcext:value-type="float">
            <text:p>0,0046</text:p>
          </table:table-cell>
          <table:table-cell office:value-type="float" office:value="0" calcext:value-type="float">
            <text:p>0</text:p>
          </table:table-cell>
          <table:table-cell office:value-type="float" office:value="0.0264" calcext:value-type="float">
            <text:p>0,0264</text:p>
          </table:table-cell>
          <table:table-cell office:value-type="float" office:value="0" calcext:value-type="float">
            <text:p>0</text:p>
          </table:table-cell>
          <table:table-cell office:value-type="float" office:value="0.1236" calcext:value-type="float">
            <text:p>0,1236</text:p>
          </table:table-cell>
          <table:table-cell office:value-type="float" office:value="0.1001" calcext:value-type="float">
            <text:p>0,1001</text:p>
          </table:table-cell>
          <table:table-cell office:value-type="float" office:value="0.0034" calcext:value-type="float">
            <text:p>0,0034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0003" calcext:value-type="float">
            <text:p>0,0003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0021" calcext:value-type="float">
            <text:p>0,0021</text:p>
          </table:table-cell>
          <table:table-cell office:value-type="float" office:value="1.4746" calcext:value-type="float">
            <text:p>1,474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/>
          <table:table-cell office:value-type="float" office:value="1.4511" calcext:value-type="float">
            <text:p>1,4511</text:p>
          </table:table-cell>
          <table:table-cell office:value-type="float" office:value="0.0051" calcext:value-type="float">
            <text:p>0,0051</text:p>
          </table:table-cell>
          <table:table-cell office:value-type="float" office:value="0" calcext:value-type="float">
            <text:p>0</text:p>
          </table:table-cell>
          <table:table-cell office:value-type="float" office:value="0.0424" calcext:value-type="float">
            <text:p>0,0424</text:p>
          </table:table-cell>
          <table:table-cell office:value-type="float" office:value="0" calcext:value-type="float">
            <text:p>0</text:p>
          </table:table-cell>
          <table:table-cell office:value-type="float" office:value="0.3031" calcext:value-type="float">
            <text:p>0,3031</text:p>
          </table:table-cell>
          <table:table-cell office:value-type="float" office:value="0.1781" calcext:value-type="float">
            <text:p>0,1781</text:p>
          </table:table-cell>
          <table:table-cell office:value-type="float" office:value="0.0031" calcext:value-type="float">
            <text:p>0,0031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03" calcext:value-type="float">
            <text:p>0,0003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002" calcext:value-type="float">
            <text:p>0,002</text:p>
          </table:table-cell>
          <table:table-cell office:value-type="float" office:value="1.4542" calcext:value-type="float">
            <text:p>1,4542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/>
          <table:table-cell office:value-type="float" office:value="3.7792" calcext:value-type="float">
            <text:p>3,7792</text:p>
          </table:table-cell>
          <table:table-cell office:value-type="float" office:value="0.0157" calcext:value-type="float">
            <text:p>0,0157</text:p>
          </table:table-cell>
          <table:table-cell office:value-type="float" office:value="0" calcext:value-type="float">
            <text:p>0</text:p>
          </table:table-cell>
          <table:table-cell office:value-type="float" office:value="0.0059" calcext:value-type="float">
            <text:p>0,0059</text:p>
          </table:table-cell>
          <table:table-cell office:value-type="float" office:value="0" calcext:value-type="float">
            <text:p>0</text:p>
          </table:table-cell>
          <table:table-cell office:value-type="float" office:value="0.0068" calcext:value-type="float">
            <text:p>0,0068</text:p>
          </table:table-cell>
          <table:table-cell office:value-type="float" office:value="0.0356" calcext:value-type="float">
            <text:p>0,0356</text:p>
          </table:table-cell>
          <table:table-cell office:value-type="float" office:value="0.0102" calcext:value-type="float">
            <text:p>0,0102</text:p>
          </table:table-cell>
          <table:table-cell office:value-type="float" office:value="0.0006" calcext:value-type="float">
            <text:p>0,0006</text:p>
          </table:table-cell>
          <table:table-cell office:value-type="float" office:value="0.0009" calcext:value-type="float">
            <text:p>0,0009</text:p>
          </table:table-cell>
          <table:table-cell office:value-type="float" office:value="0.0018" calcext:value-type="float">
            <text:p>0,0018</text:p>
          </table:table-cell>
          <table:table-cell office:value-type="float" office:value="0.0057" calcext:value-type="float">
            <text:p>0,0057</text:p>
          </table:table-cell>
          <table:table-cell office:value-type="float" office:value="3.7894" calcext:value-type="float">
            <text:p>3,789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/>
          <table:table-cell office:value-type="float" office:value="6.1807" calcext:value-type="float">
            <text:p>6,1807</text:p>
          </table:table-cell>
          <table:table-cell office:value-type="float" office:value="0.0146" calcext:value-type="float">
            <text:p>0,0146</text:p>
          </table:table-cell>
          <table:table-cell office:value-type="float" office:value="0" calcext:value-type="float">
            <text:p>0</text:p>
          </table:table-cell>
          <table:table-cell office:value-type="float" office:value="0.0104" calcext:value-type="float">
            <text:p>0,0104</text:p>
          </table:table-cell>
          <table:table-cell office:value-type="float" office:value="0" calcext:value-type="float">
            <text:p>0</text:p>
          </table:table-cell>
          <table:table-cell office:value-type="float" office:value="0.0196" calcext:value-type="float">
            <text:p>0,0196</text:p>
          </table:table-cell>
          <table:table-cell office:value-type="float" office:value="0.0604" calcext:value-type="float">
            <text:p>0,0604</text:p>
          </table:table-cell>
          <table:table-cell office:value-type="float" office:value="0.0126" calcext:value-type="float">
            <text:p>0,0126</text:p>
          </table:table-cell>
          <table:table-cell office:value-type="float" office:value="0.0006" calcext:value-type="float">
            <text:p>0,0006</text:p>
          </table:table-cell>
          <table:table-cell office:value-type="float" office:value="0.0009" calcext:value-type="float">
            <text:p>0,0009</text:p>
          </table:table-cell>
          <table:table-cell office:value-type="float" office:value="0.0041" calcext:value-type="float">
            <text:p>0,0041</text:p>
          </table:table-cell>
          <table:table-cell office:value-type="float" office:value="0.0056" calcext:value-type="float">
            <text:p>0,0056</text:p>
          </table:table-cell>
          <table:table-cell office:value-type="float" office:value="6.1932" calcext:value-type="float">
            <text:p>6,193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/>
          <table:table-cell office:value-type="float" office:value="4.0001" calcext:value-type="float">
            <text:p>4,0001</text:p>
          </table:table-cell>
          <table:table-cell office:value-type="float" office:value="0.0144" calcext:value-type="float">
            <text:p>0,0144</text:p>
          </table:table-cell>
          <table:table-cell office:value-type="float" office:value="0" calcext:value-type="float">
            <text:p>0</text:p>
          </table:table-cell>
          <table:table-cell office:value-type="float" office:value="0.0136" calcext:value-type="float">
            <text:p>0,0136</text:p>
          </table:table-cell>
          <table:table-cell office:value-type="float" office:value="0" calcext:value-type="float">
            <text:p>0</text:p>
          </table:table-cell>
          <table:table-cell office:value-type="float" office:value="0.0357" calcext:value-type="float">
            <text:p>0,0357</text:p>
          </table:table-cell>
          <table:table-cell office:value-type="float" office:value="0.0604" calcext:value-type="float">
            <text:p>0,0604</text:p>
          </table:table-cell>
          <table:table-cell office:value-type="float" office:value="0.0131" calcext:value-type="float">
            <text:p>0,0131</text:p>
          </table:table-cell>
          <table:table-cell office:value-type="float" office:value="0.0006" calcext:value-type="float">
            <text:p>0,0006</text:p>
          </table:table-cell>
          <table:table-cell office:value-type="float" office:value="0.0009" calcext:value-type="float">
            <text:p>0,0009</text:p>
          </table:table-cell>
          <table:table-cell office:value-type="float" office:value="0.004" calcext:value-type="float">
            <text:p>0,004</text:p>
          </table:table-cell>
          <table:table-cell office:value-type="float" office:value="0.0057" calcext:value-type="float">
            <text:p>0,0057</text:p>
          </table:table-cell>
          <table:table-cell office:value-type="float" office:value="4.0132" calcext:value-type="float">
            <text:p>4,013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/>
          <table:table-cell office:value-type="float" office:value="3.5046" calcext:value-type="float">
            <text:p>3,5046</text:p>
          </table:table-cell>
          <table:table-cell office:value-type="float" office:value="0.015" calcext:value-type="float">
            <text:p>0,015</text:p>
          </table:table-cell>
          <table:table-cell office:value-type="float" office:value="0" calcext:value-type="float">
            <text:p>0</text:p>
          </table:table-cell>
          <table:table-cell office:value-type="float" office:value="0.0354" calcext:value-type="float">
            <text:p>0,0354</text:p>
          </table:table-cell>
          <table:table-cell office:value-type="float" office:value="0" calcext:value-type="float">
            <text:p>0</text:p>
          </table:table-cell>
          <table:table-cell office:value-type="float" office:value="0.1074" calcext:value-type="float">
            <text:p>0,1074</text:p>
          </table:table-cell>
          <table:table-cell office:value-type="float" office:value="0.1295" calcext:value-type="float">
            <text:p>0,1295</text:p>
          </table:table-cell>
          <table:table-cell office:value-type="float" office:value="0.0107" calcext:value-type="float">
            <text:p>0,0107</text:p>
          </table:table-cell>
          <table:table-cell office:value-type="float" office:value="0.0006" calcext:value-type="float">
            <text:p>0,0006</text:p>
          </table:table-cell>
          <table:table-cell office:value-type="float" office:value="0.0009" calcext:value-type="float">
            <text:p>0,0009</text:p>
          </table:table-cell>
          <table:table-cell office:value-type="float" office:value="0.002" calcext:value-type="float">
            <text:p>0,002</text:p>
          </table:table-cell>
          <table:table-cell office:value-type="float" office:value="0.0057" calcext:value-type="float">
            <text:p>0,0057</text:p>
          </table:table-cell>
          <table:table-cell office:value-type="float" office:value="3.5153" calcext:value-type="float">
            <text:p>3,5153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/>
          <table:table-cell office:value-type="float" office:value="4.0281" calcext:value-type="float">
            <text:p>4,0281</text:p>
          </table:table-cell>
          <table:table-cell office:value-type="float" office:value="0.0148" calcext:value-type="float">
            <text:p>0,0148</text:p>
          </table:table-cell>
          <table:table-cell office:value-type="float" office:value="0" calcext:value-type="float">
            <text:p>0</text:p>
          </table:table-cell>
          <table:table-cell office:value-type="float" office:value="0.1115" calcext:value-type="float">
            <text:p>0,1115</text:p>
          </table:table-cell>
          <table:table-cell office:value-type="float" office:value="0" calcext:value-type="float">
            <text:p>0</text:p>
          </table:table-cell>
          <table:table-cell office:value-type="float" office:value="0.4559" calcext:value-type="float">
            <text:p>0,4559</text:p>
          </table:table-cell>
          <table:table-cell office:value-type="float" office:value="0.3352" calcext:value-type="float">
            <text:p>0,3352</text:p>
          </table:table-cell>
          <table:table-cell office:value-type="float" office:value="0.0125" calcext:value-type="float">
            <text:p>0,0125</text:p>
          </table:table-cell>
          <table:table-cell office:value-type="float" office:value="0.0006" calcext:value-type="float">
            <text:p>0,0006</text:p>
          </table:table-cell>
          <table:table-cell office:value-type="float" office:value="0.0008" calcext:value-type="float">
            <text:p>0,0008</text:p>
          </table:table-cell>
          <table:table-cell office:value-type="float" office:value="0.0036" calcext:value-type="float">
            <text:p>0,0036</text:p>
          </table:table-cell>
          <table:table-cell office:value-type="float" office:value="0.0058" calcext:value-type="float">
            <text:p>0,0058</text:p>
          </table:table-cell>
          <table:table-cell office:value-type="float" office:value="4.0406" calcext:value-type="float">
            <text:p>4,040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/>
          <table:table-cell office:value-type="float" office:value="8.8055" calcext:value-type="float">
            <text:p>8,8055</text:p>
          </table:table-cell>
          <table:table-cell office:value-type="float" office:value="0.0243" calcext:value-type="float">
            <text:p>0,0243</text:p>
          </table:table-cell>
          <table:table-cell office:value-type="float" office:value="0" calcext:value-type="float">
            <text:p>0</text:p>
          </table:table-cell>
          <table:table-cell office:value-type="float" office:value="0.0059" calcext:value-type="float">
            <text:p>0,0059</text:p>
          </table:table-cell>
          <table:table-cell office:value-type="float" office:value="0" calcext:value-type="float">
            <text:p>0</text:p>
          </table:table-cell>
          <table:table-cell office:value-type="float" office:value="0.0084" calcext:value-type="float">
            <text:p>0,0084</text:p>
          </table:table-cell>
          <table:table-cell office:value-type="float" office:value="0.0378" calcext:value-type="float">
            <text:p>0,0378</text:p>
          </table:table-cell>
          <table:table-cell office:value-type="float" office:value="0.0625" calcext:value-type="float">
            <text:p>0,0625</text:p>
          </table:table-cell>
          <table:table-cell office:value-type="float" office:value="0.0014" calcext:value-type="float">
            <text:p>0,0014</text:p>
          </table:table-cell>
          <table:table-cell office:value-type="float" office:value="0.0025" calcext:value-type="float">
            <text:p>0,0025</text:p>
          </table:table-cell>
          <table:table-cell office:value-type="float" office:value="0.0392" calcext:value-type="float">
            <text:p>0,0392</text:p>
          </table:table-cell>
          <table:table-cell office:value-type="float" office:value="0.0143" calcext:value-type="float">
            <text:p>0,0143</text:p>
          </table:table-cell>
          <table:table-cell office:value-type="float" office:value="8.868" calcext:value-type="float">
            <text:p>8,86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string" calcext:value-type="string">
            <text:p>Speed-up</text:p>
          </table:table-cell>
          <table:table-cell table:number-columns-repeated="2"/>
          <table:table-cell office:value-type="string" calcext:value-type="string">
            <text:p>efficiency</text:p>
          </table:table-cell>
        </table:table-row>
        <table:table-row table:style-name="ro1">
          <table:table-cell/>
          <table:table-cell office:value-type="float" office:value="12.225" calcext:value-type="float">
            <text:p>12,225</text:p>
          </table:table-cell>
          <table:table-cell office:value-type="float" office:value="0.032" calcext:value-type="float">
            <text:p>0,032</text:p>
          </table:table-cell>
          <table:table-cell office:value-type="float" office:value="0" calcext:value-type="float">
            <text:p>0</text:p>
          </table:table-cell>
          <table:table-cell office:value-type="float" office:value="0.0074" calcext:value-type="float">
            <text:p>0,0074</text:p>
          </table:table-cell>
          <table:table-cell office:value-type="float" office:value="0" calcext:value-type="float">
            <text:p>0</text:p>
          </table:table-cell>
          <table:table-cell office:value-type="float" office:value="0.0216" calcext:value-type="float">
            <text:p>0,0216</text:p>
          </table:table-cell>
          <table:table-cell office:value-type="float" office:value="0.0631" calcext:value-type="float">
            <text:p>0,0631</text:p>
          </table:table-cell>
          <table:table-cell office:value-type="float" office:value="0.0774" calcext:value-type="float">
            <text:p>0,0774</text:p>
          </table:table-cell>
          <table:table-cell office:value-type="float" office:value="0.0014" calcext:value-type="float">
            <text:p>0,0014</text:p>
          </table:table-cell>
          <table:table-cell office:value-type="float" office:value="0.0024" calcext:value-type="float">
            <text:p>0,0024</text:p>
          </table:table-cell>
          <table:table-cell office:value-type="float" office:value="0.0537" calcext:value-type="float">
            <text:p>0,0537</text:p>
          </table:table-cell>
          <table:table-cell office:value-type="float" office:value="0.0144" calcext:value-type="float">
            <text:p>0,0144</text:p>
          </table:table-cell>
          <table:table-cell office:value-type="float" office:value="12.3024" calcext:value-type="float">
            <text:p>12,302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verysmall</text:p>
          </table:table-cell>
          <table:table-cell table:number-columns-repeated="2"/>
          <table:table-cell office:value-type="string" calcext:value-type="string">
            <text:p>verysmall</text:p>
          </table:table-cell>
          <table:table-cell table:number-columns-repeated="2"/>
          <table:table-cell office:value-type="string" calcext:value-type="string">
            <text:p>verysmall</text:p>
          </table:table-cell>
        </table:table-row>
        <table:table-row table:style-name="ro1">
          <table:table-cell/>
          <table:table-cell office:value-type="float" office:value="9.434" calcext:value-type="float">
            <text:p>9,434</text:p>
          </table:table-cell>
          <table:table-cell office:value-type="float" office:value="0.0291" calcext:value-type="float">
            <text:p>0,0291</text:p>
          </table:table-cell>
          <table:table-cell office:value-type="float" office:value="0" calcext:value-type="float">
            <text:p>0</text:p>
          </table:table-cell>
          <table:table-cell office:value-type="float" office:value="0.0196" calcext:value-type="float">
            <text:p>0,0196</text:p>
          </table:table-cell>
          <table:table-cell office:value-type="float" office:value="0" calcext:value-type="float">
            <text:p>0</text:p>
          </table:table-cell>
          <table:table-cell office:value-type="float" office:value="0.0404" calcext:value-type="float">
            <text:p>0,0404</text:p>
          </table:table-cell>
          <table:table-cell office:value-type="float" office:value="0.1034" calcext:value-type="float">
            <text:p>0,1034</text:p>
          </table:table-cell>
          <table:table-cell office:value-type="float" office:value="0.0432" calcext:value-type="float">
            <text:p>0,0432</text:p>
          </table:table-cell>
          <table:table-cell office:value-type="float" office:value="0.0012" calcext:value-type="float">
            <text:p>0,0012</text:p>
          </table:table-cell>
          <table:table-cell office:value-type="float" office:value="0.0019" calcext:value-type="float">
            <text:p>0,0019</text:p>
          </table:table-cell>
          <table:table-cell office:value-type="float" office:value="0.0219" calcext:value-type="float">
            <text:p>0,0219</text:p>
          </table:table-cell>
          <table:table-cell office:value-type="float" office:value="0.0138" calcext:value-type="float">
            <text:p>0,0138</text:p>
          </table:table-cell>
          <table:table-cell office:value-type="float" office:value="9.4772" calcext:value-type="float">
            <text:p>9,477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.5986" calcext:value-type="float">
            <text:p>2,5986</text:p>
          </table:table-cell>
          <table:table-cell office:value-type="float" office:value="4.0983" calcext:value-type="float">
            <text:p>4,0983</text:p>
          </table:table-cell>
          <table:table-cell office:value-type="float" office:value="2" calcext:value-type="float">
            <text:p>2</text:p>
          </table:table-cell>
          <table:table-cell table:formula="of:=[.S18]/[.R18]" office:value-type="float" office:value="1.57711844839529" calcext:value-type="float">
            <text:p>1,57711844839529</text:p>
          </table:table-cell>
          <table:table-cell/>
          <table:table-cell office:value-type="float" office:value="2" calcext:value-type="float">
            <text:p>2</text:p>
          </table:table-cell>
          <table:table-cell table:formula="of:=[.U18]/[.W18]" office:value-type="float" office:value="0.788559224197645" calcext:value-type="float">
            <text:p>0,788559224197645</text:p>
          </table:table-cell>
        </table:table-row>
        <table:table-row table:style-name="ro1">
          <table:table-cell/>
          <table:table-cell office:value-type="float" office:value="8.2521" calcext:value-type="float">
            <text:p>8,2521</text:p>
          </table:table-cell>
          <table:table-cell office:value-type="float" office:value="0.0255" calcext:value-type="float">
            <text:p>0,0255</text:p>
          </table:table-cell>
          <table:table-cell office:value-type="float" office:value="0" calcext:value-type="float">
            <text:p>0</text:p>
          </table:table-cell>
          <table:table-cell office:value-type="float" office:value="0.0465" calcext:value-type="float">
            <text:p>0,0465</text:p>
          </table:table-cell>
          <table:table-cell office:value-type="float" office:value="0" calcext:value-type="float">
            <text:p>0</text:p>
          </table:table-cell>
          <table:table-cell office:value-type="float" office:value="0.1364" calcext:value-type="float">
            <text:p>0,1364</text:p>
          </table:table-cell>
          <table:table-cell office:value-type="float" office:value="0.2018" calcext:value-type="float">
            <text:p>0,2018</text:p>
          </table:table-cell>
          <table:table-cell office:value-type="float" office:value="0.0426" calcext:value-type="float">
            <text:p>0,0426</text:p>
          </table:table-cell>
          <table:table-cell office:value-type="float" office:value="0.0012" calcext:value-type="float">
            <text:p>0,0012</text:p>
          </table:table-cell>
          <table:table-cell office:value-type="float" office:value="0.0019" calcext:value-type="float">
            <text:p>0,0019</text:p>
          </table:table-cell>
          <table:table-cell office:value-type="float" office:value="0.0231" calcext:value-type="float">
            <text:p>0,0231</text:p>
          </table:table-cell>
          <table:table-cell office:value-type="float" office:value="0.0117" calcext:value-type="float">
            <text:p>0,0117</text:p>
          </table:table-cell>
          <table:table-cell office:value-type="float" office:value="8.2947" calcext:value-type="float">
            <text:p>8,294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.3669" calcext:value-type="float">
            <text:p>1,3669</text:p>
          </table:table-cell>
          <table:table-cell office:value-type="float" office:value="4.0983" calcext:value-type="float">
            <text:p>4,0983</text:p>
          </table:table-cell>
          <table:table-cell office:value-type="float" office:value="4" calcext:value-type="float">
            <text:p>4</text:p>
          </table:table-cell>
          <table:table-cell table:formula="of:=[.S19]/[.R19]" office:value-type="float" office:value="2.99824420220938" calcext:value-type="float">
            <text:p>2,99824420220938</text:p>
          </table:table-cell>
          <table:table-cell/>
          <table:table-cell office:value-type="float" office:value="4" calcext:value-type="float">
            <text:p>4</text:p>
          </table:table-cell>
          <table:table-cell table:formula="of:=[.U19]/[.W19]" office:value-type="float" office:value="0.749561050552345" calcext:value-type="float">
            <text:p>0,749561050552345</text:p>
          </table:table-cell>
        </table:table-row>
        <table:table-row table:style-name="ro1">
          <table:table-cell/>
          <table:table-cell office:value-type="float" office:value="7.5903" calcext:value-type="float">
            <text:p>7,5903</text:p>
          </table:table-cell>
          <table:table-cell office:value-type="float" office:value="0.0256" calcext:value-type="float">
            <text:p>0,0256</text:p>
          </table:table-cell>
          <table:table-cell office:value-type="float" office:value="0" calcext:value-type="float">
            <text:p>0</text:p>
          </table:table-cell>
          <table:table-cell office:value-type="float" office:value="0.1401" calcext:value-type="float">
            <text:p>0,1401</text:p>
          </table:table-cell>
          <table:table-cell office:value-type="float" office:value="0" calcext:value-type="float">
            <text:p>0</text:p>
          </table:table-cell>
          <table:table-cell office:value-type="float" office:value="0.444" calcext:value-type="float">
            <text:p>0,444</text:p>
          </table:table-cell>
          <table:table-cell office:value-type="float" office:value="0.4222" calcext:value-type="float">
            <text:p>0,4222</text:p>
          </table:table-cell>
          <table:table-cell office:value-type="float" office:value="0.0477" calcext:value-type="float">
            <text:p>0,0477</text:p>
          </table:table-cell>
          <table:table-cell office:value-type="float" office:value="0.0012" calcext:value-type="float">
            <text:p>0,0012</text:p>
          </table:table-cell>
          <table:table-cell office:value-type="float" office:value="0.0022" calcext:value-type="float">
            <text:p>0,0022</text:p>
          </table:table-cell>
          <table:table-cell office:value-type="float" office:value="0.0254" calcext:value-type="float">
            <text:p>0,0254</text:p>
          </table:table-cell>
          <table:table-cell office:value-type="float" office:value="0.0142" calcext:value-type="float">
            <text:p>0,0142</text:p>
          </table:table-cell>
          <table:table-cell office:value-type="float" office:value="7.638" calcext:value-type="float">
            <text:p>7,638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.6381" calcext:value-type="float">
            <text:p>1,6381</text:p>
          </table:table-cell>
          <table:table-cell office:value-type="float" office:value="4.0983" calcext:value-type="float">
            <text:p>4,0983</text:p>
          </table:table-cell>
          <table:table-cell office:value-type="float" office:value="8" calcext:value-type="float">
            <text:p>8</text:p>
          </table:table-cell>
          <table:table-cell table:formula="of:=[.S20]/[.R20]" office:value-type="float" office:value="2.50186191319211" calcext:value-type="float">
            <text:p>2,50186191319211</text:p>
          </table:table-cell>
          <table:table-cell/>
          <table:table-cell office:value-type="float" office:value="8" calcext:value-type="float">
            <text:p>8</text:p>
          </table:table-cell>
          <table:table-cell table:formula="of:=[.U20]/[.W20]" office:value-type="float" office:value="0.312732739149014" calcext:value-type="float">
            <text:p>0,312732739149014</text:p>
          </table:table-cell>
        </table:table-row>
        <table:table-row table:style-name="ro1">
          <table:table-cell/>
          <table:table-cell office:value-type="float" office:value="17.59" calcext:value-type="float">
            <text:p>17,59</text:p>
          </table:table-cell>
          <table:table-cell office:value-type="float" office:value="0.0477" calcext:value-type="float">
            <text:p>0,0477</text:p>
          </table:table-cell>
          <table:table-cell office:value-type="float" office:value="0" calcext:value-type="float">
            <text:p>0</text:p>
          </table:table-cell>
          <table:table-cell office:value-type="float" office:value="0.0073" calcext:value-type="float">
            <text:p>0,0073</text:p>
          </table:table-cell>
          <table:table-cell office:value-type="float" office:value="0" calcext:value-type="float">
            <text:p>0</text:p>
          </table:table-cell>
          <table:table-cell office:value-type="float" office:value="0.0135" calcext:value-type="float">
            <text:p>0,0135</text:p>
          </table:table-cell>
          <table:table-cell office:value-type="float" office:value="0.0551" calcext:value-type="float">
            <text:p>0,0551</text:p>
          </table:table-cell>
          <table:table-cell office:value-type="float" office:value="0.4197" calcext:value-type="float">
            <text:p>0,4197</text:p>
          </table:table-cell>
          <table:table-cell office:value-type="float" office:value="0.0029" calcext:value-type="float">
            <text:p>0,0029</text:p>
          </table:table-cell>
          <table:table-cell office:value-type="float" office:value="0.007" calcext:value-type="float">
            <text:p>0,007</text:p>
          </table:table-cell>
          <table:table-cell office:value-type="float" office:value="0.361" calcext:value-type="float">
            <text:p>0,361</text:p>
          </table:table-cell>
          <table:table-cell office:value-type="float" office:value="0.0308" calcext:value-type="float">
            <text:p>0,0308</text:p>
          </table:table-cell>
          <table:table-cell office:value-type="float" office:value="18.0097" calcext:value-type="float">
            <text:p>18,009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.4858" calcext:value-type="float">
            <text:p>1,4858</text:p>
          </table:table-cell>
          <table:table-cell office:value-type="float" office:value="4.0983" calcext:value-type="float">
            <text:p>4,0983</text:p>
          </table:table-cell>
          <table:table-cell office:value-type="float" office:value="16" calcext:value-type="float">
            <text:p>16</text:p>
          </table:table-cell>
          <table:table-cell table:formula="of:=[.S21]/[.R21]" office:value-type="float" office:value="2.75831202046036" calcext:value-type="float">
            <text:p>2,75831202046036</text:p>
          </table:table-cell>
          <table:table-cell/>
          <table:table-cell office:value-type="float" office:value="16" calcext:value-type="float">
            <text:p>16</text:p>
          </table:table-cell>
          <table:table-cell table:formula="of:=[.U21]/[.W21]" office:value-type="float" office:value="0.172394501278772" calcext:value-type="float">
            <text:p>0,172394501278772</text:p>
          </table:table-cell>
        </table:table-row>
        <table:table-row table:style-name="ro1">
          <table:table-cell/>
          <table:table-cell office:value-type="float" office:value="24.6603" calcext:value-type="float">
            <text:p>24,6603</text:p>
          </table:table-cell>
          <table:table-cell office:value-type="float" office:value="0.0497" calcext:value-type="float">
            <text:p>0,0497</text:p>
          </table:table-cell>
          <table:table-cell office:value-type="float" office:value="0" calcext:value-type="float">
            <text:p>0</text:p>
          </table:table-cell>
          <table:table-cell office:value-type="float" office:value="0.0114" calcext:value-type="float">
            <text:p>0,0114</text:p>
          </table:table-cell>
          <table:table-cell office:value-type="float" office:value="0" calcext:value-type="float">
            <text:p>0</text:p>
          </table:table-cell>
          <table:table-cell office:value-type="float" office:value="0.0207" calcext:value-type="float">
            <text:p>0,0207</text:p>
          </table:table-cell>
          <table:table-cell office:value-type="float" office:value="0.075" calcext:value-type="float">
            <text:p>0,075</text:p>
          </table:table-cell>
          <table:table-cell office:value-type="float" office:value="0.3266" calcext:value-type="float">
            <text:p>0,3266</text:p>
          </table:table-cell>
          <table:table-cell office:value-type="float" office:value="0.0021" calcext:value-type="float">
            <text:p>0,0021</text:p>
          </table:table-cell>
          <table:table-cell office:value-type="float" office:value="0.0043" calcext:value-type="float">
            <text:p>0,0043</text:p>
          </table:table-cell>
          <table:table-cell office:value-type="float" office:value="0.2821" calcext:value-type="float">
            <text:p>0,2821</text:p>
          </table:table-cell>
          <table:table-cell office:value-type="float" office:value="0.0226" calcext:value-type="float">
            <text:p>0,0226</text:p>
          </table:table-cell>
          <table:table-cell office:value-type="float" office:value="24.9869" calcext:value-type="float">
            <text:p>24,986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.4746" calcext:value-type="float">
            <text:p>1,4746</text:p>
          </table:table-cell>
          <table:table-cell office:value-type="float" office:value="4.0983" calcext:value-type="float">
            <text:p>4,0983</text:p>
          </table:table-cell>
          <table:table-cell office:value-type="float" office:value="32" calcext:value-type="float">
            <text:p>32</text:p>
          </table:table-cell>
          <table:table-cell table:formula="of:=[.S22]/[.R22]" office:value-type="float" office:value="2.77926217279262" calcext:value-type="float">
            <text:p>2,77926217279262</text:p>
          </table:table-cell>
          <table:table-cell/>
          <table:table-cell office:value-type="float" office:value="32" calcext:value-type="float">
            <text:p>32</text:p>
          </table:table-cell>
          <table:table-cell table:formula="of:=[.U22]/[.W22]" office:value-type="float" office:value="0.0868519428997694" calcext:value-type="float">
            <text:p>0,0868519428997694</text:p>
          </table:table-cell>
        </table:table-row>
        <table:table-row table:style-name="ro1">
          <table:table-cell/>
          <table:table-cell office:value-type="float" office:value="18.3019" calcext:value-type="float">
            <text:p>18,3019</text:p>
          </table:table-cell>
          <table:table-cell office:value-type="float" office:value="0.0457" calcext:value-type="float">
            <text:p>0,0457</text:p>
          </table:table-cell>
          <table:table-cell office:value-type="float" office:value="0" calcext:value-type="float">
            <text:p>0</text:p>
          </table:table-cell>
          <table:table-cell office:value-type="float" office:value="0.0201" calcext:value-type="float">
            <text:p>0,0201</text:p>
          </table:table-cell>
          <table:table-cell office:value-type="float" office:value="0" calcext:value-type="float">
            <text:p>0</text:p>
          </table:table-cell>
          <table:table-cell office:value-type="float" office:value="0.0368" calcext:value-type="float">
            <text:p>0,0368</text:p>
          </table:table-cell>
          <table:table-cell office:value-type="float" office:value="0.1146" calcext:value-type="float">
            <text:p>0,1146</text:p>
          </table:table-cell>
          <table:table-cell office:value-type="float" office:value="0.4331" calcext:value-type="float">
            <text:p>0,4331</text:p>
          </table:table-cell>
          <table:table-cell office:value-type="float" office:value="0.0023" calcext:value-type="float">
            <text:p>0,0023</text:p>
          </table:table-cell>
          <table:table-cell office:value-type="float" office:value="0.005" calcext:value-type="float">
            <text:p>0,005</text:p>
          </table:table-cell>
          <table:table-cell office:value-type="float" office:value="0.38" calcext:value-type="float">
            <text:p>0,38</text:p>
          </table:table-cell>
          <table:table-cell office:value-type="float" office:value="0.024" calcext:value-type="float">
            <text:p>0,024</text:p>
          </table:table-cell>
          <table:table-cell office:value-type="float" office:value="18.7351" calcext:value-type="float">
            <text:p>18,7351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string" calcext:value-type="string">
            <text:p>small</text:p>
          </table:table-cell>
          <table:table-cell table:number-columns-repeated="2"/>
          <table:table-cell office:value-type="string" calcext:value-type="string">
            <text:p>small</text:p>
          </table:table-cell>
          <table:table-cell table:number-columns-repeated="2"/>
          <table:table-cell office:value-type="string" calcext:value-type="string">
            <text:p>small</text:p>
          </table:table-cell>
        </table:table-row>
        <table:table-row table:style-name="ro1">
          <table:table-cell/>
          <table:table-cell office:value-type="float" office:value="16.1523" calcext:value-type="float">
            <text:p>16,1523</text:p>
          </table:table-cell>
          <table:table-cell office:value-type="float" office:value="0.0595" calcext:value-type="float">
            <text:p>0,0595</text:p>
          </table:table-cell>
          <table:table-cell office:value-type="float" office:value="0" calcext:value-type="float">
            <text:p>0</text:p>
          </table:table-cell>
          <table:table-cell office:value-type="float" office:value="0.0456" calcext:value-type="float">
            <text:p>0,0456</text:p>
          </table:table-cell>
          <table:table-cell office:value-type="float" office:value="0" calcext:value-type="float">
            <text:p>0</text:p>
          </table:table-cell>
          <table:table-cell office:value-type="float" office:value="0.1526" calcext:value-type="float">
            <text:p>0,1526</text:p>
          </table:table-cell>
          <table:table-cell office:value-type="float" office:value="0.1976" calcext:value-type="float">
            <text:p>0,1976</text:p>
          </table:table-cell>
          <table:table-cell office:value-type="float" office:value="0.3474" calcext:value-type="float">
            <text:p>0,3474</text:p>
          </table:table-cell>
          <table:table-cell office:value-type="float" office:value="0.0021" calcext:value-type="float">
            <text:p>0,0021</text:p>
          </table:table-cell>
          <table:table-cell office:value-type="float" office:value="0.0045" calcext:value-type="float">
            <text:p>0,0045</text:p>
          </table:table-cell>
          <table:table-cell office:value-type="float" office:value="0.304" calcext:value-type="float">
            <text:p>0,304</text:p>
          </table:table-cell>
          <table:table-cell office:value-type="float" office:value="0.0215" calcext:value-type="float">
            <text:p>0,0215</text:p>
          </table:table-cell>
          <table:table-cell office:value-type="float" office:value="16.4997" calcext:value-type="float">
            <text:p>16,4997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.0842" calcext:value-type="float">
            <text:p>5,0842</text:p>
          </table:table-cell>
          <table:table-cell office:value-type="float" office:value="8.1106" calcext:value-type="float">
            <text:p>8,1106</text:p>
          </table:table-cell>
          <table:table-cell office:value-type="float" office:value="2" calcext:value-type="float">
            <text:p>2</text:p>
          </table:table-cell>
          <table:table-cell table:formula="of:=[.S24]/[.R24]" office:value-type="float" office:value="1.59525589079895" calcext:value-type="float">
            <text:p>1,59525589079895</text:p>
          </table:table-cell>
          <table:table-cell/>
          <table:table-cell office:value-type="float" office:value="2" calcext:value-type="float">
            <text:p>2</text:p>
          </table:table-cell>
          <table:table-cell table:formula="of:=[.U24]/[.W24]" office:value-type="float" office:value="0.797627945399473" calcext:value-type="float">
            <text:p>0,797627945399473</text:p>
          </table:table-cell>
        </table:table-row>
        <table:table-row table:style-name="ro1">
          <table:table-cell/>
          <table:table-cell office:value-type="float" office:value="15.2233" calcext:value-type="float">
            <text:p>15,2233</text:p>
          </table:table-cell>
          <table:table-cell office:value-type="float" office:value="0.0443" calcext:value-type="float">
            <text:p>0,0443</text:p>
          </table:table-cell>
          <table:table-cell office:value-type="float" office:value="0" calcext:value-type="float">
            <text:p>0</text:p>
          </table:table-cell>
          <table:table-cell office:value-type="float" office:value="0.1546" calcext:value-type="float">
            <text:p>0,1546</text:p>
          </table:table-cell>
          <table:table-cell office:value-type="float" office:value="0" calcext:value-type="float">
            <text:p>0</text:p>
          </table:table-cell>
          <table:table-cell office:value-type="float" office:value="0.3894" calcext:value-type="float">
            <text:p>0,3894</text:p>
          </table:table-cell>
          <table:table-cell office:value-type="float" office:value="0.382" calcext:value-type="float">
            <text:p>0,382</text:p>
          </table:table-cell>
          <table:table-cell office:value-type="float" office:value="0.5027" calcext:value-type="float">
            <text:p>0,5027</text:p>
          </table:table-cell>
          <table:table-cell office:value-type="float" office:value="0.0029" calcext:value-type="float">
            <text:p>0,0029</text:p>
          </table:table-cell>
          <table:table-cell office:value-type="float" office:value="0.0061" calcext:value-type="float">
            <text:p>0,0061</text:p>
          </table:table-cell>
          <table:table-cell office:value-type="float" office:value="0.4431" calcext:value-type="float">
            <text:p>0,4431</text:p>
          </table:table-cell>
          <table:table-cell office:value-type="float" office:value="0.0296" calcext:value-type="float">
            <text:p>0,0296</text:p>
          </table:table-cell>
          <table:table-cell office:value-type="float" office:value="15.7259" calcext:value-type="float">
            <text:p>15,7259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.7894" calcext:value-type="float">
            <text:p>3,7894</text:p>
          </table:table-cell>
          <table:table-cell office:value-type="float" office:value="8.1106" calcext:value-type="float">
            <text:p>8,1106</text:p>
          </table:table-cell>
          <table:table-cell office:value-type="float" office:value="4" calcext:value-type="float">
            <text:p>4</text:p>
          </table:table-cell>
          <table:table-cell table:formula="of:=[.S25]/[.R25]" office:value-type="float" office:value="2.14033883992189" calcext:value-type="float">
            <text:p>2,14033883992189</text:p>
          </table:table-cell>
          <table:table-cell/>
          <table:table-cell office:value-type="float" office:value="4" calcext:value-type="float">
            <text:p>4</text:p>
          </table:table-cell>
          <table:table-cell table:formula="of:=[.U25]/[.W25]" office:value-type="float" office:value="0.535084709980472" calcext:value-type="float">
            <text:p>0,535084709980472</text:p>
          </table:table-cell>
        </table:table-row>
        <table:table-row table:style-name="ro1">
          <table:table-cell/>
          <table:table-cell office:value-type="float" office:value="35.5753" calcext:value-type="float">
            <text:p>35,5753</text:p>
          </table:table-cell>
          <table:table-cell office:value-type="float" office:value="0.1254" calcext:value-type="float">
            <text:p>0,1254</text:p>
          </table:table-cell>
          <table:table-cell office:value-type="float" office:value="0" calcext:value-type="float">
            <text:p>0</text:p>
          </table:table-cell>
          <table:table-cell office:value-type="float" office:value="0.0068" calcext:value-type="float">
            <text:p>0,0068</text:p>
          </table:table-cell>
          <table:table-cell office:value-type="float" office:value="0" calcext:value-type="float">
            <text:p>0</text:p>
          </table:table-cell>
          <table:table-cell office:value-type="float" office:value="0.0139" calcext:value-type="float">
            <text:p>0,0139</text:p>
          </table:table-cell>
          <table:table-cell office:value-type="float" office:value="0.0583" calcext:value-type="float">
            <text:p>0,0583</text:p>
          </table:table-cell>
          <table:table-cell office:value-type="float" office:value="4.7258" calcext:value-type="float">
            <text:p>4,7258</text:p>
          </table:table-cell>
          <table:table-cell office:value-type="float" office:value="0.0049" calcext:value-type="float">
            <text:p>0,0049</text:p>
          </table:table-cell>
          <table:table-cell office:value-type="float" office:value="0.0136" calcext:value-type="float">
            <text:p>0,0136</text:p>
          </table:table-cell>
          <table:table-cell office:value-type="float" office:value="4.5974" calcext:value-type="float">
            <text:p>4,5974</text:p>
          </table:table-cell>
          <table:table-cell office:value-type="float" office:value="0.0504" calcext:value-type="float">
            <text:p>0,0504</text:p>
          </table:table-cell>
          <table:table-cell office:value-type="float" office:value="40.3011" calcext:value-type="float">
            <text:p>40,301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.7611" calcext:value-type="float">
            <text:p>3,7611</text:p>
          </table:table-cell>
          <table:table-cell office:value-type="float" office:value="8.1106" calcext:value-type="float">
            <text:p>8,1106</text:p>
          </table:table-cell>
          <table:table-cell office:value-type="float" office:value="8" calcext:value-type="float">
            <text:p>8</text:p>
          </table:table-cell>
          <table:table-cell table:formula="of:=[.S26]/[.R26]" office:value-type="float" office:value="2.15644359362952" calcext:value-type="float">
            <text:p>2,15644359362952</text:p>
          </table:table-cell>
          <table:table-cell/>
          <table:table-cell office:value-type="float" office:value="8" calcext:value-type="float">
            <text:p>8</text:p>
          </table:table-cell>
          <table:table-cell table:formula="of:=[.U26]/[.W26]" office:value-type="float" office:value="0.26955544920369" calcext:value-type="float">
            <text:p>0,26955544920369</text:p>
          </table:table-cell>
        </table:table-row>
        <table:table-row table:style-name="ro1">
          <table:table-cell/>
          <table:table-cell office:value-type="float" office:value="59.0254" calcext:value-type="float">
            <text:p>59,0254</text:p>
          </table:table-cell>
          <table:table-cell office:value-type="float" office:value="0.0742" calcext:value-type="float">
            <text:p>0,0742</text:p>
          </table:table-cell>
          <table:table-cell office:value-type="float" office:value="0" calcext:value-type="float">
            <text:p>0</text:p>
          </table:table-cell>
          <table:table-cell office:value-type="float" office:value="0.0132" calcext:value-type="float">
            <text:p>0,0132</text:p>
          </table:table-cell>
          <table:table-cell office:value-type="float" office:value="0" calcext:value-type="float">
            <text:p>0</text:p>
          </table:table-cell>
          <table:table-cell office:value-type="float" office:value="0.0343" calcext:value-type="float">
            <text:p>0,0343</text:p>
          </table:table-cell>
          <table:table-cell office:value-type="float" office:value="0.0898" calcext:value-type="float">
            <text:p>0,0898</text:p>
          </table:table-cell>
          <table:table-cell office:value-type="float" office:value="5.8144" calcext:value-type="float">
            <text:p>5,8144</text:p>
          </table:table-cell>
          <table:table-cell office:value-type="float" office:value="0.0072" calcext:value-type="float">
            <text:p>0,0072</text:p>
          </table:table-cell>
          <table:table-cell office:value-type="float" office:value="0.0196" calcext:value-type="float">
            <text:p>0,0196</text:p>
          </table:table-cell>
          <table:table-cell office:value-type="float" office:value="5.6323" calcext:value-type="float">
            <text:p>5,6323</text:p>
          </table:table-cell>
          <table:table-cell office:value-type="float" office:value="0.0747" calcext:value-type="float">
            <text:p>0,0747</text:p>
          </table:table-cell>
          <table:table-cell office:value-type="float" office:value="64.8399" calcext:value-type="float">
            <text:p>64,839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3.1022" calcext:value-type="float">
            <text:p>3,1022</text:p>
          </table:table-cell>
          <table:table-cell office:value-type="float" office:value="8.1106" calcext:value-type="float">
            <text:p>8,1106</text:p>
          </table:table-cell>
          <table:table-cell office:value-type="float" office:value="16" calcext:value-type="float">
            <text:p>16</text:p>
          </table:table-cell>
          <table:table-cell table:formula="of:=[.S27]/[.R27]" office:value-type="float" office:value="2.6144671523435" calcext:value-type="float">
            <text:p>2,6144671523435</text:p>
          </table:table-cell>
          <table:table-cell/>
          <table:table-cell office:value-type="float" office:value="16" calcext:value-type="float">
            <text:p>16</text:p>
          </table:table-cell>
          <table:table-cell table:formula="of:=[.U27]/[.W27]" office:value-type="float" office:value="0.163404197021469" calcext:value-type="float">
            <text:p>0,163404197021469</text:p>
          </table:table-cell>
        </table:table-row>
        <table:table-row table:style-name="ro1">
          <table:table-cell/>
          <table:table-cell office:value-type="float" office:value="41.9516" calcext:value-type="float">
            <text:p>41,9516</text:p>
          </table:table-cell>
          <table:table-cell office:value-type="float" office:value="0.1074" calcext:value-type="float">
            <text:p>0,1074</text:p>
          </table:table-cell>
          <table:table-cell office:value-type="float" office:value="0" calcext:value-type="float">
            <text:p>0</text:p>
          </table:table-cell>
          <table:table-cell office:value-type="float" office:value="0.0292" calcext:value-type="float">
            <text:p>0,0292</text:p>
          </table:table-cell>
          <table:table-cell office:value-type="float" office:value="0" calcext:value-type="float">
            <text:p>0</text:p>
          </table:table-cell>
          <table:table-cell office:value-type="float" office:value="0.0427" calcext:value-type="float">
            <text:p>0,0427</text:p>
          </table:table-cell>
          <table:table-cell office:value-type="float" office:value="0.1323" calcext:value-type="float">
            <text:p>0,1323</text:p>
          </table:table-cell>
          <table:table-cell office:value-type="float" office:value="5.5425" calcext:value-type="float">
            <text:p>5,5425</text:p>
          </table:table-cell>
          <table:table-cell office:value-type="float" office:value="0.0047" calcext:value-type="float">
            <text:p>0,0047</text:p>
          </table:table-cell>
          <table:table-cell office:value-type="float" office:value="0.0134" calcext:value-type="float">
            <text:p>0,0134</text:p>
          </table:table-cell>
          <table:table-cell office:value-type="float" office:value="5.4053" calcext:value-type="float">
            <text:p>5,4053</text:p>
          </table:table-cell>
          <table:table-cell office:value-type="float" office:value="0.0507" calcext:value-type="float">
            <text:p>0,0507</text:p>
          </table:table-cell>
          <table:table-cell office:value-type="float" office:value="47.4941" calcext:value-type="float">
            <text:p>47,494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2.9744" calcext:value-type="float">
            <text:p>2,9744</text:p>
          </table:table-cell>
          <table:table-cell office:value-type="float" office:value="8.1106" calcext:value-type="float">
            <text:p>8,1106</text:p>
          </table:table-cell>
          <table:table-cell office:value-type="float" office:value="32" calcext:value-type="float">
            <text:p>32</text:p>
          </table:table-cell>
          <table:table-cell table:formula="of:=[.S28]/[.R28]" office:value-type="float" office:value="2.72680204410974" calcext:value-type="float">
            <text:p>2,72680204410974</text:p>
          </table:table-cell>
          <table:table-cell/>
          <table:table-cell office:value-type="float" office:value="32" calcext:value-type="float">
            <text:p>32</text:p>
          </table:table-cell>
          <table:table-cell table:formula="of:=[.U28]/[.W28]" office:value-type="float" office:value="0.0852125638784293" calcext:value-type="float">
            <text:p>0,0852125638784293</text:p>
          </table:table-cell>
        </table:table-row>
        <table:table-row table:style-name="ro1">
          <table:table-cell/>
          <table:table-cell office:value-type="float" office:value="34.0453" calcext:value-type="float">
            <text:p>34,0453</text:p>
          </table:table-cell>
          <table:table-cell office:value-type="float" office:value="0.1018" calcext:value-type="float">
            <text:p>0,1018</text:p>
          </table:table-cell>
          <table:table-cell office:value-type="float" office:value="0" calcext:value-type="float">
            <text:p>0</text:p>
          </table:table-cell>
          <table:table-cell office:value-type="float" office:value="0.059" calcext:value-type="float">
            <text:p>0,059</text:p>
          </table:table-cell>
          <table:table-cell office:value-type="float" office:value="0" calcext:value-type="float">
            <text:p>0</text:p>
          </table:table-cell>
          <table:table-cell office:value-type="float" office:value="0.1011" calcext:value-type="float">
            <text:p>0,1011</text:p>
          </table:table-cell>
          <table:table-cell office:value-type="float" office:value="0.2687" calcext:value-type="float">
            <text:p>0,2687</text:p>
          </table:table-cell>
          <table:table-cell office:value-type="float" office:value="5.2594" calcext:value-type="float">
            <text:p>5,2594</text:p>
          </table:table-cell>
          <table:table-cell office:value-type="float" office:value="0.0042" calcext:value-type="float">
            <text:p>0,0042</text:p>
          </table:table-cell>
          <table:table-cell office:value-type="float" office:value="0.0118" calcext:value-type="float">
            <text:p>0,0118</text:p>
          </table:table-cell>
          <table:table-cell office:value-type="float" office:value="5.1386" calcext:value-type="float">
            <text:p>5,1386</text:p>
          </table:table-cell>
          <table:table-cell office:value-type="float" office:value="0.0449" calcext:value-type="float">
            <text:p>0,0449</text:p>
          </table:table-cell>
          <table:table-cell office:value-type="float" office:value="39.3047" calcext:value-type="float">
            <text:p>39,3047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medium</text:p>
          </table:table-cell>
          <table:table-cell table:number-columns-repeated="2"/>
          <table:table-cell office:value-type="string" calcext:value-type="string">
            <text:p>medium</text:p>
          </table:table-cell>
          <table:table-cell table:number-columns-repeated="2"/>
          <table:table-cell office:value-type="string" calcext:value-type="string">
            <text:p>medium</text:p>
          </table:table-cell>
        </table:table-row>
        <table:table-row table:style-name="ro1">
          <table:table-cell/>
          <table:table-cell office:value-type="float" office:value="30.909" calcext:value-type="float">
            <text:p>30,909</text:p>
          </table:table-cell>
          <table:table-cell office:value-type="float" office:value="0.0888" calcext:value-type="float">
            <text:p>0,0888</text:p>
          </table:table-cell>
          <table:table-cell office:value-type="float" office:value="0" calcext:value-type="float">
            <text:p>0</text:p>
          </table:table-cell>
          <table:table-cell office:value-type="float" office:value="0.1511" calcext:value-type="float">
            <text:p>0,1511</text:p>
          </table:table-cell>
          <table:table-cell office:value-type="float" office:value="0" calcext:value-type="float">
            <text:p>0</text:p>
          </table:table-cell>
          <table:table-cell office:value-type="float" office:value="0.3791" calcext:value-type="float">
            <text:p>0,3791</text:p>
          </table:table-cell>
          <table:table-cell office:value-type="float" office:value="0.4713" calcext:value-type="float">
            <text:p>0,4713</text:p>
          </table:table-cell>
          <table:table-cell office:value-type="float" office:value="5.1127" calcext:value-type="float">
            <text:p>5,1127</text:p>
          </table:table-cell>
          <table:table-cell office:value-type="float" office:value="0.0056" calcext:value-type="float">
            <text:p>0,0056</text:p>
          </table:table-cell>
          <table:table-cell office:value-type="float" office:value="0.0165" calcext:value-type="float">
            <text:p>0,0165</text:p>
          </table:table-cell>
          <table:table-cell office:value-type="float" office:value="4.9576" calcext:value-type="float">
            <text:p>4,9576</text:p>
          </table:table-cell>
          <table:table-cell office:value-type="float" office:value="0.062" calcext:value-type="float">
            <text:p>0,062</text:p>
          </table:table-cell>
          <table:table-cell office:value-type="float" office:value="36.0217" calcext:value-type="float">
            <text:p>36,0217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1.8059" calcext:value-type="float">
            <text:p>11,8059</text:p>
          </table:table-cell>
          <table:table-cell office:value-type="float" office:value="16.1491" calcext:value-type="float">
            <text:p>16,1491</text:p>
          </table:table-cell>
          <table:table-cell office:value-type="float" office:value="2" calcext:value-type="float">
            <text:p>2</text:p>
          </table:table-cell>
          <table:table-cell table:formula="of:=[.S30]/[.R30]" office:value-type="float" office:value="1.36788385468283" calcext:value-type="float">
            <text:p>1,36788385468283</text:p>
          </table:table-cell>
          <table:table-cell/>
          <table:table-cell office:value-type="float" office:value="2" calcext:value-type="float">
            <text:p>2</text:p>
          </table:table-cell>
          <table:table-cell table:formula="of:=[.U30]/[.W30]" office:value-type="float" office:value="0.683941927341414" calcext:value-type="float">
            <text:p>0,683941927341414</text:p>
          </table:table-cell>
        </table:table-row>
        <table:table-row table:style-name="ro1">
          <table:table-cell table:number-columns-repeated="16"/>
          <table:table-cell office:value-type="float" office:value="4" calcext:value-type="float">
            <text:p>4</text:p>
          </table:table-cell>
          <table:table-cell office:value-type="float" office:value="8.868" calcext:value-type="float">
            <text:p>8,868</text:p>
          </table:table-cell>
          <table:table-cell office:value-type="float" office:value="16.1491" calcext:value-type="float">
            <text:p>16,1491</text:p>
          </table:table-cell>
          <table:table-cell office:value-type="float" office:value="4" calcext:value-type="float">
            <text:p>4</text:p>
          </table:table-cell>
          <table:table-cell table:formula="of:=[.S31]/[.R31]" office:value-type="float" office:value="1.82105322507894" calcext:value-type="float">
            <text:p>1,82105322507894</text:p>
          </table:table-cell>
          <table:table-cell/>
          <table:table-cell office:value-type="float" office:value="4" calcext:value-type="float">
            <text:p>4</text:p>
          </table:table-cell>
          <table:table-cell table:formula="of:=[.U31]/[.W31]" office:value-type="float" office:value="0.455263306269734" calcext:value-type="float">
            <text:p>0,455263306269734</text:p>
          </table:table-cell>
        </table:table-row>
        <table:table-row table:style-name="ro1">
          <table:table-cell/>
          <table:table-cell office:value-type="float" office:value="2.5954" calcext:value-type="float">
            <text:p>2,5954</text:p>
          </table:table-cell>
          <table:table-cell office:value-type="float" office:value="0.012" calcext:value-type="float">
            <text:p>0,012</text:p>
          </table:table-cell>
          <table:table-cell office:value-type="float" office:value="0" calcext:value-type="float">
            <text:p>0</text:p>
          </table:table-cell>
          <table:table-cell office:value-type="float" office:value="0.0013" calcext:value-type="float">
            <text:p>0,0013</text:p>
          </table:table-cell>
          <table:table-cell office:value-type="float" office:value="0" calcext:value-type="float">
            <text:p>0</text:p>
          </table:table-cell>
          <table:table-cell office:value-type="float" office:value="0.0153" calcext:value-type="float">
            <text:p>0,0153</text:p>
          </table:table-cell>
          <table:table-cell office:value-type="float" office:value="0.0387" calcext:value-type="float">
            <text:p>0,0387</text:p>
          </table:table-cell>
          <table:table-cell office:value-type="float" office:value="0.0032" calcext:value-type="float">
            <text:p>0,0032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0003" calcext:value-type="float">
            <text:p>0,0003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002" calcext:value-type="float">
            <text:p>0,002</text:p>
          </table:table-cell>
          <table:table-cell office:value-type="float" office:value="2.5986" calcext:value-type="float">
            <text:p>2,598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9.2251" calcext:value-type="float">
            <text:p>9,2251</text:p>
          </table:table-cell>
          <table:table-cell office:value-type="float" office:value="16.1491" calcext:value-type="float">
            <text:p>16,1491</text:p>
          </table:table-cell>
          <table:table-cell office:value-type="float" office:value="8" calcext:value-type="float">
            <text:p>8</text:p>
          </table:table-cell>
          <table:table-cell table:formula="of:=[.S32]/[.R32]" office:value-type="float" office:value="1.75056096952879" calcext:value-type="float">
            <text:p>1,75056096952879</text:p>
          </table:table-cell>
          <table:table-cell/>
          <table:table-cell office:value-type="float" office:value="8" calcext:value-type="float">
            <text:p>8</text:p>
          </table:table-cell>
          <table:table-cell table:formula="of:=[.U32]/[.W32]" office:value-type="float" office:value="0.218820121191098" calcext:value-type="float">
            <text:p>0,218820121191098</text:p>
          </table:table-cell>
        </table:table-row>
        <table:table-row table:style-name="ro1">
          <table:table-cell/>
          <table:table-cell office:value-type="float" office:value="2.5947" calcext:value-type="float">
            <text:p>2,5947</text:p>
          </table:table-cell>
          <table:table-cell office:value-type="float" office:value="0.0049" calcext:value-type="float">
            <text:p>0,0049</text:p>
          </table:table-cell>
          <table:table-cell office:value-type="float" office:value="0" calcext:value-type="float">
            <text:p>0</text:p>
          </table:table-cell>
          <table:table-cell office:value-type="float" office:value="0.0013" calcext:value-type="float">
            <text:p>0,0013</text:p>
          </table:table-cell>
          <table:table-cell office:value-type="float" office:value="0" calcext:value-type="float">
            <text:p>0</text:p>
          </table:table-cell>
          <table:table-cell office:value-type="float" office:value="0.0097" calcext:value-type="float">
            <text:p>0,0097</text:p>
          </table:table-cell>
          <table:table-cell office:value-type="float" office:value="0.0416" calcext:value-type="float">
            <text:p>0,0416</text:p>
          </table:table-cell>
          <table:table-cell office:value-type="float" office:value="0.0031" calcext:value-type="float">
            <text:p>0,0031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0003" calcext:value-type="float">
            <text:p>0,0003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0019" calcext:value-type="float">
            <text:p>0,0019</text:p>
          </table:table-cell>
          <table:table-cell office:value-type="float" office:value="2.5978" calcext:value-type="float">
            <text:p>2,597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7.9828" calcext:value-type="float">
            <text:p>7,9828</text:p>
          </table:table-cell>
          <table:table-cell office:value-type="float" office:value="16.1491" calcext:value-type="float">
            <text:p>16,1491</text:p>
          </table:table-cell>
          <table:table-cell office:value-type="float" office:value="16" calcext:value-type="float">
            <text:p>16</text:p>
          </table:table-cell>
          <table:table-cell table:formula="of:=[.S33]/[.R33]" office:value-type="float" office:value="2.02298692188205" calcext:value-type="float">
            <text:p>2,02298692188205</text:p>
          </table:table-cell>
          <table:table-cell/>
          <table:table-cell office:value-type="float" office:value="16" calcext:value-type="float">
            <text:p>16</text:p>
          </table:table-cell>
          <table:table-cell table:formula="of:=[.U33]/[.W33]" office:value-type="float" office:value="0.126436682617628" calcext:value-type="float">
            <text:p>0,126436682617628</text:p>
          </table:table-cell>
        </table:table-row>
        <table:table-row table:style-name="ro1">
          <table:table-cell/>
          <table:table-cell office:value-type="float" office:value="1.7837" calcext:value-type="float">
            <text:p>1,7837</text:p>
          </table:table-cell>
          <table:table-cell office:value-type="float" office:value="0.0047" calcext:value-type="float">
            <text:p>0,0047</text:p>
          </table:table-cell>
          <table:table-cell office:value-type="float" office:value="0" calcext:value-type="float">
            <text:p>0</text:p>
          </table:table-cell>
          <table:table-cell office:value-type="float" office:value="0.0046" calcext:value-type="float">
            <text:p>0,0046</text:p>
          </table:table-cell>
          <table:table-cell office:value-type="float" office:value="0" calcext:value-type="float">
            <text:p>0</text:p>
          </table:table-cell>
          <table:table-cell office:value-type="float" office:value="0.0204" calcext:value-type="float">
            <text:p>0,0204</text:p>
          </table:table-cell>
          <table:table-cell office:value-type="float" office:value="0.0756" calcext:value-type="float">
            <text:p>0,0756</text:p>
          </table:table-cell>
          <table:table-cell office:value-type="float" office:value="0.0031" calcext:value-type="float">
            <text:p>0,0031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0003" calcext:value-type="float">
            <text:p>0,0003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0019" calcext:value-type="float">
            <text:p>0,0019</text:p>
          </table:table-cell>
          <table:table-cell office:value-type="float" office:value="1.7868" calcext:value-type="float">
            <text:p>1,786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large</text:p>
          </table:table-cell>
          <table:table-cell table:number-columns-repeated="2"/>
          <table:table-cell office:value-type="string" calcext:value-type="string">
            <text:p>large</text:p>
          </table:table-cell>
          <table:table-cell table:number-columns-repeated="2"/>
          <table:table-cell office:value-type="string" calcext:value-type="string">
            <text:p>large</text:p>
          </table:table-cell>
        </table:table-row>
        <table:table-row table:style-name="ro1">
          <table:table-cell/>
          <table:table-cell office:value-type="float" office:value="1.4821" calcext:value-type="float">
            <text:p>1,4821</text:p>
          </table:table-cell>
          <table:table-cell office:value-type="float" office:value="0.0047" calcext:value-type="float">
            <text:p>0,0047</text:p>
          </table:table-cell>
          <table:table-cell office:value-type="float" office:value="0" calcext:value-type="float">
            <text:p>0</text:p>
          </table:table-cell>
          <table:table-cell office:value-type="float" office:value="0.0298" calcext:value-type="float">
            <text:p>0,0298</text:p>
          </table:table-cell>
          <table:table-cell office:value-type="float" office:value="0" calcext:value-type="float">
            <text:p>0</text:p>
          </table:table-cell>
          <table:table-cell office:value-type="float" office:value="0.0637" calcext:value-type="float">
            <text:p>0,0637</text:p>
          </table:table-cell>
          <table:table-cell office:value-type="float" office:value="0.1318" calcext:value-type="float">
            <text:p>0,1318</text:p>
          </table:table-cell>
          <table:table-cell office:value-type="float" office:value="0.0037" calcext:value-type="float">
            <text:p>0,0037</text:p>
          </table:table-cell>
          <table:table-cell office:value-type="float" office:value="0.0003" calcext:value-type="float">
            <text:p>0,0003</text:p>
          </table:table-cell>
          <table:table-cell office:value-type="float" office:value="0.0004" calcext:value-type="float">
            <text:p>0,0004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0022" calcext:value-type="float">
            <text:p>0,0022</text:p>
          </table:table-cell>
          <table:table-cell office:value-type="float" office:value="1.4858" calcext:value-type="float">
            <text:p>1,4858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5.182" calcext:value-type="float">
            <text:p>25,182</text:p>
          </table:table-cell>
          <table:table-cell office:value-type="float" office:value="32.6418" calcext:value-type="float">
            <text:p>32,6418</text:p>
          </table:table-cell>
          <table:table-cell office:value-type="float" office:value="2" calcext:value-type="float">
            <text:p>2</text:p>
          </table:table-cell>
          <table:table-cell table:formula="of:=[.S35]/[.R35]" office:value-type="float" office:value="1.29623540624255" calcext:value-type="float">
            <text:p>1,29623540624255</text:p>
          </table:table-cell>
          <table:table-cell/>
          <table:table-cell office:value-type="float" office:value="2" calcext:value-type="float">
            <text:p>2</text:p>
          </table:table-cell>
          <table:table-cell table:formula="of:=[.U35]/[.W35]" office:value-type="float" office:value="0.648117703121277" calcext:value-type="float">
            <text:p>0,648117703121277</text:p>
          </table:table-cell>
        </table:table-row>
        <table:table-row table:style-name="ro1">
          <table:table-cell/>
          <table:table-cell office:value-type="float" office:value="1.5075" calcext:value-type="float">
            <text:p>1,5075</text:p>
          </table:table-cell>
          <table:table-cell office:value-type="float" office:value="0.0045" calcext:value-type="float">
            <text:p>0,0045</text:p>
          </table:table-cell>
          <table:table-cell office:value-type="float" office:value="0" calcext:value-type="float">
            <text:p>0</text:p>
          </table:table-cell>
          <table:table-cell office:value-type="float" office:value="0.0307" calcext:value-type="float">
            <text:p>0,0307</text:p>
          </table:table-cell>
          <table:table-cell office:value-type="float" office:value="0" calcext:value-type="float">
            <text:p>0</text:p>
          </table:table-cell>
          <table:table-cell office:value-type="float" office:value="0.5324" calcext:value-type="float">
            <text:p>0,5324</text:p>
          </table:table-cell>
          <table:table-cell office:value-type="float" office:value="0.1536" calcext:value-type="float">
            <text:p>0,1536</text:p>
          </table:table-cell>
          <table:table-cell office:value-type="float" office:value="0.0035" calcext:value-type="float">
            <text:p>0,0035</text:p>
          </table:table-cell>
          <table:table-cell office:value-type="float" office:value="0.0003" calcext:value-type="float">
            <text:p>0,0003</text:p>
          </table:table-cell>
          <table:table-cell office:value-type="float" office:value="0.0004" calcext:value-type="float">
            <text:p>0,0004</text:p>
          </table:table-cell>
          <table:table-cell office:value-type="float" office:value="0.0003" calcext:value-type="float">
            <text:p>0,0003</text:p>
          </table:table-cell>
          <table:table-cell office:value-type="float" office:value="0.0021" calcext:value-type="float">
            <text:p>0,0021</text:p>
          </table:table-cell>
          <table:table-cell office:value-type="float" office:value="1.511" calcext:value-type="float">
            <text:p>1,511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8.0097" calcext:value-type="float">
            <text:p>18,0097</text:p>
          </table:table-cell>
          <table:table-cell office:value-type="float" office:value="32.6418" calcext:value-type="float">
            <text:p>32,6418</text:p>
          </table:table-cell>
          <table:table-cell office:value-type="float" office:value="4" calcext:value-type="float">
            <text:p>4</text:p>
          </table:table-cell>
          <table:table-cell table:formula="of:=[.S36]/[.R36]" office:value-type="float" office:value="1.8124566205989" calcext:value-type="float">
            <text:p>1,8124566205989</text:p>
          </table:table-cell>
          <table:table-cell/>
          <table:table-cell office:value-type="float" office:value="4" calcext:value-type="float">
            <text:p>4</text:p>
          </table:table-cell>
          <table:table-cell table:formula="of:=[.U36]/[.W36]" office:value-type="float" office:value="0.453114155149725" calcext:value-type="float">
            <text:p>0,453114155149725</text:p>
          </table:table-cell>
        </table:table-row>
        <table:table-row table:style-name="ro1">
          <table:table-cell/>
          <table:table-cell office:value-type="float" office:value="2.5607" calcext:value-type="float">
            <text:p>2,5607</text:p>
          </table:table-cell>
          <table:table-cell office:value-type="float" office:value="0.0045" calcext:value-type="float">
            <text:p>0,0045</text:p>
          </table:table-cell>
          <table:table-cell office:value-type="float" office:value="0" calcext:value-type="float">
            <text:p>0</text:p>
          </table:table-cell>
          <table:table-cell office:value-type="float" office:value="0.0017" calcext:value-type="float">
            <text:p>0,0017</text:p>
          </table:table-cell>
          <table:table-cell office:value-type="float" office:value="0" calcext:value-type="float">
            <text:p>0</text:p>
          </table:table-cell>
          <table:table-cell office:value-type="float" office:value="0.0093" calcext:value-type="float">
            <text:p>0,0093</text:p>
          </table:table-cell>
          <table:table-cell office:value-type="float" office:value="0.0386" calcext:value-type="float">
            <text:p>0,0386</text:p>
          </table:table-cell>
          <table:table-cell office:value-type="float" office:value="0.0031" calcext:value-type="float">
            <text:p>0,0031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0003" calcext:value-type="float">
            <text:p>0,0003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2" calcext:value-type="float">
            <text:p>0,002</text:p>
          </table:table-cell>
          <table:table-cell office:value-type="float" office:value="2.5638" calcext:value-type="float">
            <text:p>2,563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1.946" calcext:value-type="float">
            <text:p>21,946</text:p>
          </table:table-cell>
          <table:table-cell office:value-type="float" office:value="32.6418" calcext:value-type="float">
            <text:p>32,6418</text:p>
          </table:table-cell>
          <table:table-cell office:value-type="float" office:value="8" calcext:value-type="float">
            <text:p>8</text:p>
          </table:table-cell>
          <table:table-cell table:formula="of:=[.S37]/[.R37]" office:value-type="float" office:value="1.48736899662809" calcext:value-type="float">
            <text:p>1,48736899662809</text:p>
          </table:table-cell>
          <table:table-cell/>
          <table:table-cell office:value-type="float" office:value="8" calcext:value-type="float">
            <text:p>8</text:p>
          </table:table-cell>
          <table:table-cell table:formula="of:=[.U37]/[.W37]" office:value-type="float" office:value="0.185921124578511" calcext:value-type="float">
            <text:p>0,185921124578511</text:p>
          </table:table-cell>
        </table:table-row>
        <table:table-row table:style-name="ro1">
          <table:table-cell/>
          <table:table-cell office:value-type="float" office:value="5.0751" calcext:value-type="float">
            <text:p>5,0751</text:p>
          </table:table-cell>
          <table:table-cell office:value-type="float" office:value="0.0105" calcext:value-type="float">
            <text:p>0,0105</text:p>
          </table:table-cell>
          <table:table-cell office:value-type="float" office:value="0" calcext:value-type="float">
            <text:p>0</text:p>
          </table:table-cell>
          <table:table-cell office:value-type="float" office:value="0.0046" calcext:value-type="float">
            <text:p>0,0046</text:p>
          </table:table-cell>
          <table:table-cell office:value-type="float" office:value="0" calcext:value-type="float">
            <text:p>0</text:p>
          </table:table-cell>
          <table:table-cell office:value-type="float" office:value="0.0098" calcext:value-type="float">
            <text:p>0,0098</text:p>
          </table:table-cell>
          <table:table-cell office:value-type="float" office:value="0.0375" calcext:value-type="float">
            <text:p>0,0375</text:p>
          </table:table-cell>
          <table:table-cell office:value-type="float" office:value="0.0091" calcext:value-type="float">
            <text:p>0,0091</text:p>
          </table:table-cell>
          <table:table-cell office:value-type="float" office:value="0.0004" calcext:value-type="float">
            <text:p>0,0004</text:p>
          </table:table-cell>
          <table:table-cell office:value-type="float" office:value="0.0007" calcext:value-type="float">
            <text:p>0,0007</text:p>
          </table:table-cell>
          <table:table-cell office:value-type="float" office:value="0.0026" calcext:value-type="float">
            <text:p>0,0026</text:p>
          </table:table-cell>
          <table:table-cell office:value-type="float" office:value="0.0043" calcext:value-type="float">
            <text:p>0,0043</text:p>
          </table:table-cell>
          <table:table-cell office:value-type="float" office:value="5.0842" calcext:value-type="float">
            <text:p>5,084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7.7249" calcext:value-type="float">
            <text:p>17,7249</text:p>
          </table:table-cell>
          <table:table-cell office:value-type="float" office:value="32.6418" calcext:value-type="float">
            <text:p>32,6418</text:p>
          </table:table-cell>
          <table:table-cell office:value-type="float" office:value="16" calcext:value-type="float">
            <text:p>16</text:p>
          </table:table-cell>
          <table:table-cell table:formula="of:=[.S38]/[.R38]" office:value-type="float" office:value="1.84157879593115" calcext:value-type="float">
            <text:p>1,84157879593115</text:p>
          </table:table-cell>
          <table:table-cell/>
          <table:table-cell office:value-type="float" office:value="16" calcext:value-type="float">
            <text:p>16</text:p>
          </table:table-cell>
          <table:table-cell table:formula="of:=[.U38]/[.W38]" office:value-type="float" office:value="0.115098674745697" calcext:value-type="float">
            <text:p>0,115098674745697</text:p>
          </table:table-cell>
        </table:table-row>
        <table:table-row table:style-name="ro1">
          <table:table-cell/>
          <table:table-cell office:value-type="float" office:value="5.3496" calcext:value-type="float">
            <text:p>5,3496</text:p>
          </table:table-cell>
          <table:table-cell office:value-type="float" office:value="0.0099" calcext:value-type="float">
            <text:p>0,0099</text:p>
          </table:table-cell>
          <table:table-cell office:value-type="float" office:value="0" calcext:value-type="float">
            <text:p>0</text:p>
          </table:table-cell>
          <table:table-cell office:value-type="float" office:value="0.0045" calcext:value-type="float">
            <text:p>0,0045</text:p>
          </table:table-cell>
          <table:table-cell office:value-type="float" office:value="0" calcext:value-type="float">
            <text:p>0</text:p>
          </table:table-cell>
          <table:table-cell office:value-type="float" office:value="0.0106" calcext:value-type="float">
            <text:p>0,0106</text:p>
          </table:table-cell>
          <table:table-cell office:value-type="float" office:value="0.0422" calcext:value-type="float">
            <text:p>0,0422</text:p>
          </table:table-cell>
          <table:table-cell office:value-type="float" office:value="0.0082" calcext:value-type="float">
            <text:p>0,0082</text:p>
          </table:table-cell>
          <table:table-cell office:value-type="float" office:value="0.0005" calcext:value-type="float">
            <text:p>0,0005</text:p>
          </table:table-cell>
          <table:table-cell office:value-type="float" office:value="0.0007" calcext:value-type="float">
            <text:p>0,0007</text:p>
          </table:table-cell>
          <table:table-cell office:value-type="float" office:value="0.0011" calcext:value-type="float">
            <text:p>0,0011</text:p>
          </table:table-cell>
          <table:table-cell office:value-type="float" office:value="0.0048" calcext:value-type="float">
            <text:p>0,0048</text:p>
          </table:table-cell>
          <table:table-cell office:value-type="float" office:value="5.3578" calcext:value-type="float">
            <text:p>5,3578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verylarge</text:p>
          </table:table-cell>
          <table:table-cell table:number-columns-repeated="2"/>
          <table:table-cell office:value-type="string" calcext:value-type="string">
            <text:p>verylarge</text:p>
          </table:table-cell>
          <table:table-cell table:number-columns-repeated="2"/>
          <table:table-cell office:value-type="string" calcext:value-type="string">
            <text:p>verylarge</text:p>
          </table:table-cell>
        </table:table-row>
        <table:table-row table:style-name="ro1">
          <table:table-cell/>
          <table:table-cell office:value-type="float" office:value="3.7502" calcext:value-type="float">
            <text:p>3,7502</text:p>
          </table:table-cell>
          <table:table-cell office:value-type="float" office:value="0.0101" calcext:value-type="float">
            <text:p>0,0101</text:p>
          </table:table-cell>
          <table:table-cell office:value-type="float" office:value="0" calcext:value-type="float">
            <text:p>0</text:p>
          </table:table-cell>
          <table:table-cell office:value-type="float" office:value="0.0062" calcext:value-type="float">
            <text:p>0,0062</text:p>
          </table:table-cell>
          <table:table-cell office:value-type="float" office:value="0" calcext:value-type="float">
            <text:p>0</text:p>
          </table:table-cell>
          <table:table-cell office:value-type="float" office:value="0.0209" calcext:value-type="float">
            <text:p>0,0209</text:p>
          </table:table-cell>
          <table:table-cell office:value-type="float" office:value="0.0691" calcext:value-type="float">
            <text:p>0,0691</text:p>
          </table:table-cell>
          <table:table-cell office:value-type="float" office:value="0.0109" calcext:value-type="float">
            <text:p>0,0109</text:p>
          </table:table-cell>
          <table:table-cell office:value-type="float" office:value="0.0005" calcext:value-type="float">
            <text:p>0,0005</text:p>
          </table:table-cell>
          <table:table-cell office:value-type="float" office:value="0.0008" calcext:value-type="float">
            <text:p>0,0008</text:p>
          </table:table-cell>
          <table:table-cell office:value-type="float" office:value="0.0038" calcext:value-type="float">
            <text:p>0,0038</text:p>
          </table:table-cell>
          <table:table-cell office:value-type="float" office:value="0.0046" calcext:value-type="float">
            <text:p>0,0046</text:p>
          </table:table-cell>
          <table:table-cell office:value-type="float" office:value="3.7611" calcext:value-type="float">
            <text:p>3,761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6.7111" calcext:value-type="float">
            <text:p>56,7111</text:p>
          </table:table-cell>
          <table:table-cell office:value-type="float" office:value="74.297" calcext:value-type="float">
            <text:p>74,297</text:p>
          </table:table-cell>
          <table:table-cell office:value-type="float" office:value="2" calcext:value-type="float">
            <text:p>2</text:p>
          </table:table-cell>
          <table:table-cell table:formula="of:=[.S40]/[.R40]" office:value-type="float" office:value="1.3100962598151" calcext:value-type="float">
            <text:p>1,3100962598151</text:p>
          </table:table-cell>
          <table:table-cell/>
          <table:table-cell office:value-type="float" office:value="2" calcext:value-type="float">
            <text:p>2</text:p>
          </table:table-cell>
          <table:table-cell table:formula="of:=[.U40]/[.W40]" office:value-type="float" office:value="0.655048129907549" calcext:value-type="float">
            <text:p>0,655048129907549</text:p>
          </table:table-cell>
        </table:table-row>
        <table:table-row table:style-name="ro1">
          <table:table-cell/>
          <table:table-cell office:value-type="float" office:value="3.0934" calcext:value-type="float">
            <text:p>3,0934</text:p>
          </table:table-cell>
          <table:table-cell office:value-type="float" office:value="0.0095" calcext:value-type="float">
            <text:p>0,0095</text:p>
          </table:table-cell>
          <table:table-cell office:value-type="float" office:value="0" calcext:value-type="float">
            <text:p>0</text:p>
          </table:table-cell>
          <table:table-cell office:value-type="float" office:value="0.0277" calcext:value-type="float">
            <text:p>0,0277</text:p>
          </table:table-cell>
          <table:table-cell office:value-type="float" office:value="0" calcext:value-type="float">
            <text:p>0</text:p>
          </table:table-cell>
          <table:table-cell office:value-type="float" office:value="0.0635" calcext:value-type="float">
            <text:p>0,0635</text:p>
          </table:table-cell>
          <table:table-cell office:value-type="float" office:value="0.1163" calcext:value-type="float">
            <text:p>0,1163</text:p>
          </table:table-cell>
          <table:table-cell office:value-type="float" office:value="0.0088" calcext:value-type="float">
            <text:p>0,0088</text:p>
          </table:table-cell>
          <table:table-cell office:value-type="float" office:value="0.0004" calcext:value-type="float">
            <text:p>0,0004</text:p>
          </table:table-cell>
          <table:table-cell office:value-type="float" office:value="0.0006" calcext:value-type="float">
            <text:p>0,0006</text:p>
          </table:table-cell>
          <table:table-cell office:value-type="float" office:value="0.0027" calcext:value-type="float">
            <text:p>0,0027</text:p>
          </table:table-cell>
          <table:table-cell office:value-type="float" office:value="0.0039" calcext:value-type="float">
            <text:p>0,0039</text:p>
          </table:table-cell>
          <table:table-cell office:value-type="float" office:value="3.1022" calcext:value-type="float">
            <text:p>3,102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0.3011" calcext:value-type="float">
            <text:p>40,3011</text:p>
          </table:table-cell>
          <table:table-cell office:value-type="float" office:value="74.297" calcext:value-type="float">
            <text:p>74,297</text:p>
          </table:table-cell>
          <table:table-cell office:value-type="float" office:value="4" calcext:value-type="float">
            <text:p>4</text:p>
          </table:table-cell>
          <table:table-cell table:formula="of:=[.S41]/[.R41]" office:value-type="float" office:value="1.84354769472794" calcext:value-type="float">
            <text:p>1,84354769472794</text:p>
          </table:table-cell>
          <table:table-cell/>
          <table:table-cell office:value-type="float" office:value="4" calcext:value-type="float">
            <text:p>4</text:p>
          </table:table-cell>
          <table:table-cell table:formula="of:=[.U41]/[.W41]" office:value-type="float" office:value="0.460886923681984" calcext:value-type="float">
            <text:p>0,460886923681984</text:p>
          </table:table-cell>
        </table:table-row>
        <table:table-row table:style-name="ro1">
          <table:table-cell/>
          <table:table-cell office:value-type="float" office:value="2.9651" calcext:value-type="float">
            <text:p>2,9651</text:p>
          </table:table-cell>
          <table:table-cell office:value-type="float" office:value="0.0104" calcext:value-type="float">
            <text:p>0,0104</text:p>
          </table:table-cell>
          <table:table-cell office:value-type="float" office:value="0" calcext:value-type="float">
            <text:p>0</text:p>
          </table:table-cell>
          <table:table-cell office:value-type="float" office:value="0.0501" calcext:value-type="float">
            <text:p>0,0501</text:p>
          </table:table-cell>
          <table:table-cell office:value-type="float" office:value="0" calcext:value-type="float">
            <text:p>0</text:p>
          </table:table-cell>
          <table:table-cell office:value-type="float" office:value="0.5476" calcext:value-type="float">
            <text:p>0,5476</text:p>
          </table:table-cell>
          <table:table-cell office:value-type="float" office:value="0.2898" calcext:value-type="float">
            <text:p>0,2898</text:p>
          </table:table-cell>
          <table:table-cell office:value-type="float" office:value="0.0093" calcext:value-type="float">
            <text:p>0,0093</text:p>
          </table:table-cell>
          <table:table-cell office:value-type="float" office:value="0.0005" calcext:value-type="float">
            <text:p>0,0005</text:p>
          </table:table-cell>
          <table:table-cell office:value-type="float" office:value="0.0007" calcext:value-type="float">
            <text:p>0,0007</text:p>
          </table:table-cell>
          <table:table-cell office:value-type="float" office:value="0.002" calcext:value-type="float">
            <text:p>0,002</text:p>
          </table:table-cell>
          <table:table-cell office:value-type="float" office:value="0.0049" calcext:value-type="float">
            <text:p>0,0049</text:p>
          </table:table-cell>
          <table:table-cell office:value-type="float" office:value="2.9744" calcext:value-type="float">
            <text:p>2,9744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8.5507" calcext:value-type="float">
            <text:p>48,5507</text:p>
          </table:table-cell>
          <table:table-cell office:value-type="float" office:value="74.297" calcext:value-type="float">
            <text:p>74,297</text:p>
          </table:table-cell>
          <table:table-cell office:value-type="float" office:value="8" calcext:value-type="float">
            <text:p>8</text:p>
          </table:table-cell>
          <table:table-cell table:formula="of:=[.S42]/[.R42]" office:value-type="float" office:value="1.53029719447917" calcext:value-type="float">
            <text:p>1,53029719447917</text:p>
          </table:table-cell>
          <table:table-cell/>
          <table:table-cell office:value-type="float" office:value="8" calcext:value-type="float">
            <text:p>8</text:p>
          </table:table-cell>
          <table:table-cell table:formula="of:=[.U42]/[.W42]" office:value-type="float" office:value="0.191287149309897" calcext:value-type="float">
            <text:p>0,191287149309897</text:p>
          </table:table-cell>
        </table:table-row>
        <table:table-row table:style-name="ro1">
          <table:table-cell/>
          <table:table-cell office:value-type="float" office:value="11.7722" calcext:value-type="float">
            <text:p>11,7722</text:p>
          </table:table-cell>
          <table:table-cell office:value-type="float" office:value="0.0208" calcext:value-type="float">
            <text:p>0,0208</text:p>
          </table:table-cell>
          <table:table-cell office:value-type="float" office:value="0" calcext:value-type="float">
            <text:p>0</text:p>
          </table:table-cell>
          <table:table-cell office:value-type="float" office:value="0.0044" calcext:value-type="float">
            <text:p>0,0044</text:p>
          </table:table-cell>
          <table:table-cell office:value-type="float" office:value="0" calcext:value-type="float">
            <text:p>0</text:p>
          </table:table-cell>
          <table:table-cell office:value-type="float" office:value="0.0128" calcext:value-type="float">
            <text:p>0,0128</text:p>
          </table:table-cell>
          <table:table-cell office:value-type="float" office:value="0.0528" calcext:value-type="float">
            <text:p>0,0528</text:p>
          </table:table-cell>
          <table:table-cell office:value-type="float" office:value="0.0337" calcext:value-type="float">
            <text:p>0,0337</text:p>
          </table:table-cell>
          <table:table-cell office:value-type="float" office:value="0.001" calcext:value-type="float">
            <text:p>0,001</text:p>
          </table:table-cell>
          <table:table-cell office:value-type="float" office:value="0.0015" calcext:value-type="float">
            <text:p>0,0015</text:p>
          </table:table-cell>
          <table:table-cell office:value-type="float" office:value="0.0186" calcext:value-type="float">
            <text:p>0,0186</text:p>
          </table:table-cell>
          <table:table-cell office:value-type="float" office:value="0.0095" calcext:value-type="float">
            <text:p>0,0095</text:p>
          </table:table-cell>
          <table:table-cell office:value-type="float" office:value="11.8059" calcext:value-type="float">
            <text:p>11,805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40.745" calcext:value-type="float">
            <text:p>40,745</text:p>
          </table:table-cell>
          <table:table-cell office:value-type="float" office:value="74.297" calcext:value-type="float">
            <text:p>74,297</text:p>
          </table:table-cell>
          <table:table-cell office:value-type="float" office:value="16" calcext:value-type="float">
            <text:p>16</text:p>
          </table:table-cell>
          <table:table-cell table:formula="of:=[.S43]/[.R43]" office:value-type="float" office:value="1.82346300159529" calcext:value-type="float">
            <text:p>1,82346300159529</text:p>
          </table:table-cell>
          <table:table-cell/>
          <table:table-cell office:value-type="float" office:value="16" calcext:value-type="float">
            <text:p>16</text:p>
          </table:table-cell>
          <table:table-cell table:formula="of:=[.U43]/[.W43]" office:value-type="float" office:value="0.113966437599705" calcext:value-type="float">
            <text:p>0,113966437599705</text:p>
          </table:table-cell>
        </table:table-row>
        <table:table-row table:style-name="ro1">
          <table:table-cell/>
          <table:table-cell office:value-type="float" office:value="13.7667" calcext:value-type="float">
            <text:p>13,7667</text:p>
          </table:table-cell>
          <table:table-cell office:value-type="float" office:value="0.0193" calcext:value-type="float">
            <text:p>0,0193</text:p>
          </table:table-cell>
          <table:table-cell office:value-type="float" office:value="0" calcext:value-type="float">
            <text:p>0</text:p>
          </table:table-cell>
          <table:table-cell office:value-type="float" office:value="0.0075" calcext:value-type="float">
            <text:p>0,0075</text:p>
          </table:table-cell>
          <table:table-cell office:value-type="float" office:value="0" calcext:value-type="float">
            <text:p>0</text:p>
          </table:table-cell>
          <table:table-cell office:value-type="float" office:value="0.0156" calcext:value-type="float">
            <text:p>0,0156</text:p>
          </table:table-cell>
          <table:table-cell office:value-type="float" office:value="0.0641" calcext:value-type="float">
            <text:p>0,0641</text:p>
          </table:table-cell>
          <table:table-cell office:value-type="float" office:value="0.0353" calcext:value-type="float">
            <text:p>0,0353</text:p>
          </table:table-cell>
          <table:table-cell office:value-type="float" office:value="0.0011" calcext:value-type="float">
            <text:p>0,0011</text:p>
          </table:table-cell>
          <table:table-cell office:value-type="float" office:value="0.0018" calcext:value-type="float">
            <text:p>0,0018</text:p>
          </table:table-cell>
          <table:table-cell office:value-type="float" office:value="0.0176" calcext:value-type="float">
            <text:p>0,0176</text:p>
          </table:table-cell>
          <table:table-cell office:value-type="float" office:value="0.011" calcext:value-type="float">
            <text:p>0,011</text:p>
          </table:table-cell>
          <table:table-cell office:value-type="float" office:value="13.802" calcext:value-type="float">
            <text:p>13,80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/>
          <table:table-cell office:value-type="float" office:value="9.1705" calcext:value-type="float">
            <text:p>9,1705</text:p>
          </table:table-cell>
          <table:table-cell office:value-type="float" office:value="0.0225" calcext:value-type="float">
            <text:p>0,0225</text:p>
          </table:table-cell>
          <table:table-cell office:value-type="float" office:value="0" calcext:value-type="float">
            <text:p>0</text:p>
          </table:table-cell>
          <table:table-cell office:value-type="float" office:value="0.0083" calcext:value-type="float">
            <text:p>0,0083</text:p>
          </table:table-cell>
          <table:table-cell office:value-type="float" office:value="0" calcext:value-type="float">
            <text:p>0</text:p>
          </table:table-cell>
          <table:table-cell office:value-type="float" office:value="0.0251" calcext:value-type="float">
            <text:p>0,0251</text:p>
          </table:table-cell>
          <table:table-cell office:value-type="float" office:value="0.087" calcext:value-type="float">
            <text:p>0,087</text:p>
          </table:table-cell>
          <table:table-cell office:value-type="float" office:value="0.0546" calcext:value-type="float">
            <text:p>0,0546</text:p>
          </table:table-cell>
          <table:table-cell office:value-type="float" office:value="0.0011" calcext:value-type="float">
            <text:p>0,0011</text:p>
          </table:table-cell>
          <table:table-cell office:value-type="float" office:value="0.002" calcext:value-type="float">
            <text:p>0,002</text:p>
          </table:table-cell>
          <table:table-cell office:value-type="float" office:value="0.0365" calcext:value-type="float">
            <text:p>0,0365</text:p>
          </table:table-cell>
          <table:table-cell office:value-type="float" office:value="0.0107" calcext:value-type="float">
            <text:p>0,0107</text:p>
          </table:table-cell>
          <table:table-cell office:value-type="float" office:value="9.2251" calcext:value-type="float">
            <text:p>9,225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/>
          <table:table-cell office:value-type="float" office:value="7.9303" calcext:value-type="float">
            <text:p>7,9303</text:p>
          </table:table-cell>
          <table:table-cell office:value-type="float" office:value="0.0259" calcext:value-type="float">
            <text:p>0,0259</text:p>
          </table:table-cell>
          <table:table-cell office:value-type="float" office:value="0" calcext:value-type="float">
            <text:p>0</text:p>
          </table:table-cell>
          <table:table-cell office:value-type="float" office:value="0.0286" calcext:value-type="float">
            <text:p>0,0286</text:p>
          </table:table-cell>
          <table:table-cell office:value-type="float" office:value="0" calcext:value-type="float">
            <text:p>0</text:p>
          </table:table-cell>
          <table:table-cell office:value-type="float" office:value="0.0832" calcext:value-type="float">
            <text:p>0,0832</text:p>
          </table:table-cell>
          <table:table-cell office:value-type="float" office:value="0.2141" calcext:value-type="float">
            <text:p>0,2141</text:p>
          </table:table-cell>
          <table:table-cell office:value-type="float" office:value="0.0525" calcext:value-type="float">
            <text:p>0,0525</text:p>
          </table:table-cell>
          <table:table-cell office:value-type="float" office:value="0.0011" calcext:value-type="float">
            <text:p>0,0011</text:p>
          </table:table-cell>
          <table:table-cell office:value-type="float" office:value="0.0017" calcext:value-type="float">
            <text:p>0,0017</text:p>
          </table:table-cell>
          <table:table-cell office:value-type="float" office:value="0.0359" calcext:value-type="float">
            <text:p>0,0359</text:p>
          </table:table-cell>
          <table:table-cell office:value-type="float" office:value="0.0101" calcext:value-type="float">
            <text:p>0,0101</text:p>
          </table:table-cell>
          <table:table-cell office:value-type="float" office:value="7.9828" calcext:value-type="float">
            <text:p>7,9828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/>
          <table:table-cell office:value-type="float" office:value="7.3804" calcext:value-type="float">
            <text:p>7,3804</text:p>
          </table:table-cell>
          <table:table-cell office:value-type="float" office:value="0.0229" calcext:value-type="float">
            <text:p>0,0229</text:p>
          </table:table-cell>
          <table:table-cell office:value-type="float" office:value="0" calcext:value-type="float">
            <text:p>0</text:p>
          </table:table-cell>
          <table:table-cell office:value-type="float" office:value="0.0671" calcext:value-type="float">
            <text:p>0,0671</text:p>
          </table:table-cell>
          <table:table-cell office:value-type="float" office:value="0" calcext:value-type="float">
            <text:p>0</text:p>
          </table:table-cell>
          <table:table-cell office:value-type="float" office:value="0.3314" calcext:value-type="float">
            <text:p>0,3314</text:p>
          </table:table-cell>
          <table:table-cell office:value-type="float" office:value="0.465" calcext:value-type="float">
            <text:p>0,465</text:p>
          </table:table-cell>
          <table:table-cell office:value-type="float" office:value="0.0397" calcext:value-type="float">
            <text:p>0,0397</text:p>
          </table:table-cell>
          <table:table-cell office:value-type="float" office:value="0.0011" calcext:value-type="float">
            <text:p>0,0011</text:p>
          </table:table-cell>
          <table:table-cell office:value-type="float" office:value="0.0019" calcext:value-type="float">
            <text:p>0,0019</text:p>
          </table:table-cell>
          <table:table-cell office:value-type="float" office:value="0.0209" calcext:value-type="float">
            <text:p>0,0209</text:p>
          </table:table-cell>
          <table:table-cell office:value-type="float" office:value="0.0116" calcext:value-type="float">
            <text:p>0,0116</text:p>
          </table:table-cell>
          <table:table-cell office:value-type="float" office:value="7.4201" calcext:value-type="float">
            <text:p>7,4201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/>
          <table:table-cell office:value-type="float" office:value="24.8382" calcext:value-type="float">
            <text:p>24,8382</text:p>
          </table:table-cell>
          <table:table-cell office:value-type="float" office:value="0.0501" calcext:value-type="float">
            <text:p>0,0501</text:p>
          </table:table-cell>
          <table:table-cell office:value-type="float" office:value="0" calcext:value-type="float">
            <text:p>0</text:p>
          </table:table-cell>
          <table:table-cell office:value-type="float" office:value="0.0048" calcext:value-type="float">
            <text:p>0,0048</text:p>
          </table:table-cell>
          <table:table-cell office:value-type="float" office:value="0" calcext:value-type="float">
            <text:p>0</text:p>
          </table:table-cell>
          <table:table-cell office:value-type="float" office:value="0.0201" calcext:value-type="float">
            <text:p>0,0201</text:p>
          </table:table-cell>
          <table:table-cell office:value-type="float" office:value="0.073" calcext:value-type="float">
            <text:p>0,073</text:p>
          </table:table-cell>
          <table:table-cell office:value-type="float" office:value="0.3438" calcext:value-type="float">
            <text:p>0,3438</text:p>
          </table:table-cell>
          <table:table-cell office:value-type="float" office:value="0.002" calcext:value-type="float">
            <text:p>0,002</text:p>
          </table:table-cell>
          <table:table-cell office:value-type="float" office:value="0.0043" calcext:value-type="float">
            <text:p>0,0043</text:p>
          </table:table-cell>
          <table:table-cell office:value-type="float" office:value="0.3011" calcext:value-type="float">
            <text:p>0,3011</text:p>
          </table:table-cell>
          <table:table-cell office:value-type="float" office:value="0.0212" calcext:value-type="float">
            <text:p>0,0212</text:p>
          </table:table-cell>
          <table:table-cell office:value-type="float" office:value="25.182" calcext:value-type="float">
            <text:p>25,18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/>
          <table:table-cell office:value-type="float" office:value="29.4216" calcext:value-type="float">
            <text:p>29,4216</text:p>
          </table:table-cell>
          <table:table-cell office:value-type="float" office:value="0.0452" calcext:value-type="float">
            <text:p>0,0452</text:p>
          </table:table-cell>
          <table:table-cell office:value-type="float" office:value="0" calcext:value-type="float">
            <text:p>0</text:p>
          </table:table-cell>
          <table:table-cell office:value-type="float" office:value="0.008" calcext:value-type="float">
            <text:p>0,008</text:p>
          </table:table-cell>
          <table:table-cell office:value-type="float" office:value="0" calcext:value-type="float">
            <text:p>0</text:p>
          </table:table-cell>
          <table:table-cell office:value-type="float" office:value="0.0229" calcext:value-type="float">
            <text:p>0,0229</text:p>
          </table:table-cell>
          <table:table-cell office:value-type="float" office:value="0.0873" calcext:value-type="float">
            <text:p>0,0873</text:p>
          </table:table-cell>
          <table:table-cell office:value-type="float" office:value="0.2998" calcext:value-type="float">
            <text:p>0,2998</text:p>
          </table:table-cell>
          <table:table-cell office:value-type="float" office:value="0.002" calcext:value-type="float">
            <text:p>0,002</text:p>
          </table:table-cell>
          <table:table-cell office:value-type="float" office:value="0.0039" calcext:value-type="float">
            <text:p>0,0039</text:p>
          </table:table-cell>
          <table:table-cell office:value-type="float" office:value="0.2625" calcext:value-type="float">
            <text:p>0,2625</text:p>
          </table:table-cell>
          <table:table-cell office:value-type="float" office:value="0.0187" calcext:value-type="float">
            <text:p>0,0187</text:p>
          </table:table-cell>
          <table:table-cell office:value-type="float" office:value="29.7214" calcext:value-type="float">
            <text:p>29,721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/>
          <table:table-cell office:value-type="float" office:value="21.5806" calcext:value-type="float">
            <text:p>21,5806</text:p>
          </table:table-cell>
          <table:table-cell office:value-type="float" office:value="0.0425" calcext:value-type="float">
            <text:p>0,0425</text:p>
          </table:table-cell>
          <table:table-cell office:value-type="float" office:value="0" calcext:value-type="float">
            <text:p>0</text:p>
          </table:table-cell>
          <table:table-cell office:value-type="float" office:value="0.0162" calcext:value-type="float">
            <text:p>0,0162</text:p>
          </table:table-cell>
          <table:table-cell office:value-type="float" office:value="0" calcext:value-type="float">
            <text:p>0</text:p>
          </table:table-cell>
          <table:table-cell office:value-type="float" office:value="0.0425" calcext:value-type="float">
            <text:p>0,0425</text:p>
          </table:table-cell>
          <table:table-cell office:value-type="float" office:value="0.1684" calcext:value-type="float">
            <text:p>0,1684</text:p>
          </table:table-cell>
          <table:table-cell office:value-type="float" office:value="0.3654" calcext:value-type="float">
            <text:p>0,3654</text:p>
          </table:table-cell>
          <table:table-cell office:value-type="float" office:value="0.0021" calcext:value-type="float">
            <text:p>0,0021</text:p>
          </table:table-cell>
          <table:table-cell office:value-type="float" office:value="0.006" calcext:value-type="float">
            <text:p>0,006</text:p>
          </table:table-cell>
          <table:table-cell office:value-type="float" office:value="0.3174" calcext:value-type="float">
            <text:p>0,3174</text:p>
          </table:table-cell>
          <table:table-cell office:value-type="float" office:value="0.0245" calcext:value-type="float">
            <text:p>0,0245</text:p>
          </table:table-cell>
          <table:table-cell office:value-type="float" office:value="21.946" calcext:value-type="float">
            <text:p>21,94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/>
          <table:table-cell office:value-type="float" office:value="17.3226" calcext:value-type="float">
            <text:p>17,3226</text:p>
          </table:table-cell>
          <table:table-cell office:value-type="float" office:value="0.0467" calcext:value-type="float">
            <text:p>0,0467</text:p>
          </table:table-cell>
          <table:table-cell office:value-type="float" office:value="0" calcext:value-type="float">
            <text:p>0</text:p>
          </table:table-cell>
          <table:table-cell office:value-type="float" office:value="0.0257" calcext:value-type="float">
            <text:p>0,0257</text:p>
          </table:table-cell>
          <table:table-cell office:value-type="float" office:value="0" calcext:value-type="float">
            <text:p>0</text:p>
          </table:table-cell>
          <table:table-cell office:value-type="float" office:value="0.0623" calcext:value-type="float">
            <text:p>0,0623</text:p>
          </table:table-cell>
          <table:table-cell office:value-type="float" office:value="0.1981" calcext:value-type="float">
            <text:p>0,1981</text:p>
          </table:table-cell>
          <table:table-cell office:value-type="float" office:value="0.4023" calcext:value-type="float">
            <text:p>0,4023</text:p>
          </table:table-cell>
          <table:table-cell office:value-type="float" office:value="0.0024" calcext:value-type="float">
            <text:p>0,0024</text:p>
          </table:table-cell>
          <table:table-cell office:value-type="float" office:value="0.0052" calcext:value-type="float">
            <text:p>0,0052</text:p>
          </table:table-cell>
          <table:table-cell office:value-type="float" office:value="0.3532" calcext:value-type="float">
            <text:p>0,3532</text:p>
          </table:table-cell>
          <table:table-cell office:value-type="float" office:value="0.0244" calcext:value-type="float">
            <text:p>0,0244</text:p>
          </table:table-cell>
          <table:table-cell office:value-type="float" office:value="17.7249" calcext:value-type="float">
            <text:p>17,7249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/>
          <table:table-cell office:value-type="float" office:value="15.9139" calcext:value-type="float">
            <text:p>15,9139</text:p>
          </table:table-cell>
          <table:table-cell office:value-type="float" office:value="0.0507" calcext:value-type="float">
            <text:p>0,0507</text:p>
          </table:table-cell>
          <table:table-cell office:value-type="float" office:value="0" calcext:value-type="float">
            <text:p>0</text:p>
          </table:table-cell>
          <table:table-cell office:value-type="float" office:value="0.0713" calcext:value-type="float">
            <text:p>0,0713</text:p>
          </table:table-cell>
          <table:table-cell office:value-type="float" office:value="0" calcext:value-type="float">
            <text:p>0</text:p>
          </table:table-cell>
          <table:table-cell office:value-type="float" office:value="0.6223" calcext:value-type="float">
            <text:p>0,6223</text:p>
          </table:table-cell>
          <table:table-cell office:value-type="float" office:value="0.5233" calcext:value-type="float">
            <text:p>0,5233</text:p>
          </table:table-cell>
          <table:table-cell office:value-type="float" office:value="0.4553" calcext:value-type="float">
            <text:p>0,4553</text:p>
          </table:table-cell>
          <table:table-cell office:value-type="float" office:value="0.0029" calcext:value-type="float">
            <text:p>0,0029</text:p>
          </table:table-cell>
          <table:table-cell office:value-type="float" office:value="0.006" calcext:value-type="float">
            <text:p>0,006</text:p>
          </table:table-cell>
          <table:table-cell office:value-type="float" office:value="0.3957" calcext:value-type="float">
            <text:p>0,3957</text:p>
          </table:table-cell>
          <table:table-cell office:value-type="float" office:value="0.03" calcext:value-type="float">
            <text:p>0,03</text:p>
          </table:table-cell>
          <table:table-cell office:value-type="float" office:value="16.3692" calcext:value-type="float">
            <text:p>16,369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/>
          <table:table-cell office:value-type="float" office:value="51.7273" calcext:value-type="float">
            <text:p>51,7273</text:p>
          </table:table-cell>
          <table:table-cell office:value-type="float" office:value="0.077" calcext:value-type="float">
            <text:p>0,077</text:p>
          </table:table-cell>
          <table:table-cell office:value-type="float" office:value="0" calcext:value-type="float">
            <text:p>0</text:p>
          </table:table-cell>
          <table:table-cell office:value-type="float" office:value="0.0065" calcext:value-type="float">
            <text:p>0,0065</text:p>
          </table:table-cell>
          <table:table-cell office:value-type="float" office:value="0" calcext:value-type="float">
            <text:p>0</text:p>
          </table:table-cell>
          <table:table-cell office:value-type="float" office:value="0.0189" calcext:value-type="float">
            <text:p>0,0189</text:p>
          </table:table-cell>
          <table:table-cell office:value-type="float" office:value="0.0672" calcext:value-type="float">
            <text:p>0,0672</text:p>
          </table:table-cell>
          <table:table-cell office:value-type="float" office:value="4.9837" calcext:value-type="float">
            <text:p>4,9837</text:p>
          </table:table-cell>
          <table:table-cell office:value-type="float" office:value="0.0052" calcext:value-type="float">
            <text:p>0,0052</text:p>
          </table:table-cell>
          <table:table-cell office:value-type="float" office:value="0.0118" calcext:value-type="float">
            <text:p>0,0118</text:p>
          </table:table-cell>
          <table:table-cell office:value-type="float" office:value="4.8493" calcext:value-type="float">
            <text:p>4,8493</text:p>
          </table:table-cell>
          <table:table-cell office:value-type="float" office:value="0.0483" calcext:value-type="float">
            <text:p>0,0483</text:p>
          </table:table-cell>
          <table:table-cell office:value-type="float" office:value="56.7111" calcext:value-type="float">
            <text:p>56,711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/>
          <table:table-cell office:value-type="float" office:value="65.2284" calcext:value-type="float">
            <text:p>65,2284</text:p>
          </table:table-cell>
          <table:table-cell office:value-type="float" office:value="0.1461" calcext:value-type="float">
            <text:p>0,1461</text:p>
          </table:table-cell>
          <table:table-cell office:value-type="float" office:value="0" calcext:value-type="float">
            <text:p>0</text:p>
          </table:table-cell>
          <table:table-cell office:value-type="float" office:value="0.0073" calcext:value-type="float">
            <text:p>0,0073</text:p>
          </table:table-cell>
          <table:table-cell office:value-type="float" office:value="0" calcext:value-type="float">
            <text:p>0</text:p>
          </table:table-cell>
          <table:table-cell office:value-type="float" office:value="0.0372" calcext:value-type="float">
            <text:p>0,0372</text:p>
          </table:table-cell>
          <table:table-cell office:value-type="float" office:value="0.1048" calcext:value-type="float">
            <text:p>0,1048</text:p>
          </table:table-cell>
          <table:table-cell office:value-type="float" office:value="4.3868" calcext:value-type="float">
            <text:p>4,3868</text:p>
          </table:table-cell>
          <table:table-cell office:value-type="float" office:value="0.0041" calcext:value-type="float">
            <text:p>0,0041</text:p>
          </table:table-cell>
          <table:table-cell office:value-type="float" office:value="0.013" calcext:value-type="float">
            <text:p>0,013</text:p>
          </table:table-cell>
          <table:table-cell office:value-type="float" office:value="4.248" calcext:value-type="float">
            <text:p>4,248</text:p>
          </table:table-cell>
          <table:table-cell office:value-type="float" office:value="0.0417" calcext:value-type="float">
            <text:p>0,0417</text:p>
          </table:table-cell>
          <table:table-cell office:value-type="float" office:value="69.6152" calcext:value-type="float">
            <text:p>69,615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/>
          <table:table-cell office:value-type="float" office:value="44.0873" calcext:value-type="float">
            <text:p>44,0873</text:p>
          </table:table-cell>
          <table:table-cell office:value-type="float" office:value="0.1341" calcext:value-type="float">
            <text:p>0,1341</text:p>
          </table:table-cell>
          <table:table-cell office:value-type="float" office:value="0" calcext:value-type="float">
            <text:p>0</text:p>
          </table:table-cell>
          <table:table-cell office:value-type="float" office:value="0.0154" calcext:value-type="float">
            <text:p>0,0154</text:p>
          </table:table-cell>
          <table:table-cell office:value-type="float" office:value="0" calcext:value-type="float">
            <text:p>0</text:p>
          </table:table-cell>
          <table:table-cell office:value-type="float" office:value="0.0435" calcext:value-type="float">
            <text:p>0,0435</text:p>
          </table:table-cell>
          <table:table-cell office:value-type="float" office:value="0.1725" calcext:value-type="float">
            <text:p>0,1725</text:p>
          </table:table-cell>
          <table:table-cell office:value-type="float" office:value="4.4635" calcext:value-type="float">
            <text:p>4,4635</text:p>
          </table:table-cell>
          <table:table-cell office:value-type="float" office:value="0.0035" calcext:value-type="float">
            <text:p>0,0035</text:p>
          </table:table-cell>
          <table:table-cell office:value-type="float" office:value="0.0101" calcext:value-type="float">
            <text:p>0,0101</text:p>
          </table:table-cell>
          <table:table-cell office:value-type="float" office:value="4.3482" calcext:value-type="float">
            <text:p>4,3482</text:p>
          </table:table-cell>
          <table:table-cell office:value-type="float" office:value="0.0431" calcext:value-type="float">
            <text:p>0,0431</text:p>
          </table:table-cell>
          <table:table-cell office:value-type="float" office:value="48.5507" calcext:value-type="float">
            <text:p>48,550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/>
          <table:table-cell office:value-type="float" office:value="35.6734" calcext:value-type="float">
            <text:p>35,6734</text:p>
          </table:table-cell>
          <table:table-cell office:value-type="float" office:value="0.0775" calcext:value-type="float">
            <text:p>0,0775</text:p>
          </table:table-cell>
          <table:table-cell office:value-type="float" office:value="0" calcext:value-type="float">
            <text:p>0</text:p>
          </table:table-cell>
          <table:table-cell office:value-type="float" office:value="0.038" calcext:value-type="float">
            <text:p>0,038</text:p>
          </table:table-cell>
          <table:table-cell office:value-type="float" office:value="0" calcext:value-type="float">
            <text:p>0</text:p>
          </table:table-cell>
          <table:table-cell office:value-type="float" office:value="0.0668" calcext:value-type="float">
            <text:p>0,0668</text:p>
          </table:table-cell>
          <table:table-cell office:value-type="float" office:value="0.3123" calcext:value-type="float">
            <text:p>0,3123</text:p>
          </table:table-cell>
          <table:table-cell office:value-type="float" office:value="5.0716" calcext:value-type="float">
            <text:p>5,0716</text:p>
          </table:table-cell>
          <table:table-cell office:value-type="float" office:value="0.0042" calcext:value-type="float">
            <text:p>0,0042</text:p>
          </table:table-cell>
          <table:table-cell office:value-type="float" office:value="0.0117" calcext:value-type="float">
            <text:p>0,0117</text:p>
          </table:table-cell>
          <table:table-cell office:value-type="float" office:value="4.9421" calcext:value-type="float">
            <text:p>4,9421</text:p>
          </table:table-cell>
          <table:table-cell office:value-type="float" office:value="0.0475" calcext:value-type="float">
            <text:p>0,0475</text:p>
          </table:table-cell>
          <table:table-cell office:value-type="float" office:value="40.745" calcext:value-type="float">
            <text:p>40,74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/>
          <table:table-cell office:value-type="float" office:value="32.8337" calcext:value-type="float">
            <text:p>32,8337</text:p>
          </table:table-cell>
          <table:table-cell office:value-type="float" office:value="0.0912" calcext:value-type="float">
            <text:p>0,0912</text:p>
          </table:table-cell>
          <table:table-cell office:value-type="float" office:value="0" calcext:value-type="float">
            <text:p>0</text:p>
          </table:table-cell>
          <table:table-cell office:value-type="float" office:value="0.0741" calcext:value-type="float">
            <text:p>0,0741</text:p>
          </table:table-cell>
          <table:table-cell office:value-type="float" office:value="0" calcext:value-type="float">
            <text:p>0</text:p>
          </table:table-cell>
          <table:table-cell office:value-type="float" office:value="0.533" calcext:value-type="float">
            <text:p>0,533</text:p>
          </table:table-cell>
          <table:table-cell office:value-type="float" office:value="0.5861" calcext:value-type="float">
            <text:p>0,5861</text:p>
          </table:table-cell>
          <table:table-cell office:value-type="float" office:value="4.5169" calcext:value-type="float">
            <text:p>4,5169</text:p>
          </table:table-cell>
          <table:table-cell office:value-type="float" office:value="0.0046" calcext:value-type="float">
            <text:p>0,0046</text:p>
          </table:table-cell>
          <table:table-cell office:value-type="float" office:value="0.0137" calcext:value-type="float">
            <text:p>0,0137</text:p>
          </table:table-cell>
          <table:table-cell office:value-type="float" office:value="4.3806" calcext:value-type="float">
            <text:p>4,3806</text:p>
          </table:table-cell>
          <table:table-cell office:value-type="float" office:value="0.0507" calcext:value-type="float">
            <text:p>0,0507</text:p>
          </table:table-cell>
          <table:table-cell office:value-type="float" office:value="37.3506" calcext:value-type="float">
            <text:p>37,3506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 table:number-rows-repeated="3">
          <table:table-cell table:number-columns-repeated="24"/>
        </table:table-row>
        <table:table-row table:style-name="ro1">
          <table:table-cell/>
          <table:table-cell office:value-type="float" office:value="1.6345" calcext:value-type="float">
            <text:p>1,6345</text:p>
          </table:table-cell>
          <table:table-cell office:value-type="float" office:value="0.0064" calcext:value-type="float">
            <text:p>0,0064</text:p>
          </table:table-cell>
          <table:table-cell office:value-type="float" office:value="0" calcext:value-type="float">
            <text:p>0</text:p>
          </table:table-cell>
          <table:table-cell office:value-type="float" office:value="0.0012" calcext:value-type="float">
            <text:p>0,0012</text:p>
          </table:table-cell>
          <table:table-cell office:value-type="float" office:value="0" calcext:value-type="float">
            <text:p>0</text:p>
          </table:table-cell>
          <table:table-cell office:value-type="float" office:value="0.0081" calcext:value-type="float">
            <text:p>0,0081</text:p>
          </table:table-cell>
          <table:table-cell office:value-type="float" office:value="0.0233" calcext:value-type="float">
            <text:p>0,0233</text:p>
          </table:table-cell>
          <table:table-cell office:value-type="float" office:value="0.0036" calcext:value-type="float">
            <text:p>0,0036</text:p>
          </table:table-cell>
          <table:table-cell table:number-columns-repeated="3" office:value-type="float" office:value="0.0003" calcext:value-type="float">
            <text:p>0,0003</text:p>
          </table:table-cell>
          <table:table-cell office:value-type="float" office:value="0.0022" calcext:value-type="float">
            <text:p>0,0022</text:p>
          </table:table-cell>
          <table:table-cell office:value-type="float" office:value="1.6381" calcext:value-type="float">
            <text:p>1,638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/>
          <table:table-cell office:value-type="float" office:value="2.0003" calcext:value-type="float">
            <text:p>2,0003</text:p>
          </table:table-cell>
          <table:table-cell office:value-type="float" office:value="0.0052" calcext:value-type="float">
            <text:p>0,0052</text:p>
          </table:table-cell>
          <table:table-cell office:value-type="float" office:value="0" calcext:value-type="float">
            <text:p>0</text:p>
          </table:table-cell>
          <table:table-cell office:value-type="float" office:value="0.0069" calcext:value-type="float">
            <text:p>0,0069</text:p>
          </table:table-cell>
          <table:table-cell office:value-type="float" office:value="0" calcext:value-type="float">
            <text:p>0</text:p>
          </table:table-cell>
          <table:table-cell office:value-type="float" office:value="0.0139" calcext:value-type="float">
            <text:p>0,0139</text:p>
          </table:table-cell>
          <table:table-cell office:value-type="float" office:value="0.0299" calcext:value-type="float">
            <text:p>0,0299</text:p>
          </table:table-cell>
          <table:table-cell office:value-type="float" office:value="0.0032" calcext:value-type="float">
            <text:p>0,0032</text:p>
          </table:table-cell>
          <table:table-cell office:value-type="float" office:value="0.0002" calcext:value-type="float">
            <text:p>0,0002</text:p>
          </table:table-cell>
          <table:table-cell table:number-columns-repeated="2" office:value-type="float" office:value="0.0003" calcext:value-type="float">
            <text:p>0,0003</text:p>
          </table:table-cell>
          <table:table-cell office:value-type="float" office:value="0.0019" calcext:value-type="float">
            <text:p>0,0019</text:p>
          </table:table-cell>
          <table:table-cell office:value-type="float" office:value="2.0035" calcext:value-type="float">
            <text:p>2,003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/>
          <table:table-cell office:value-type="float" office:value="1.5015" calcext:value-type="float">
            <text:p>1,5015</text:p>
          </table:table-cell>
          <table:table-cell office:value-type="float" office:value="0.0049" calcext:value-type="float">
            <text:p>0,0049</text:p>
          </table:table-cell>
          <table:table-cell office:value-type="float" office:value="0" calcext:value-type="float">
            <text:p>0</text:p>
          </table:table-cell>
          <table:table-cell office:value-type="float" office:value="0.0195" calcext:value-type="float">
            <text:p>0,0195</text:p>
          </table:table-cell>
          <table:table-cell office:value-type="float" office:value="0" calcext:value-type="float">
            <text:p>0</text:p>
          </table:table-cell>
          <table:table-cell office:value-type="float" office:value="0.039" calcext:value-type="float">
            <text:p>0,039</text:p>
          </table:table-cell>
          <table:table-cell office:value-type="float" office:value="0.0486" calcext:value-type="float">
            <text:p>0,0486</text:p>
          </table:table-cell>
          <table:table-cell office:value-type="float" office:value="0.0031" calcext:value-type="float">
            <text:p>0,0031</text:p>
          </table:table-cell>
          <table:table-cell office:value-type="float" office:value="0.0002" calcext:value-type="float">
            <text:p>0,0002</text:p>
          </table:table-cell>
          <table:table-cell table:number-columns-repeated="2" office:value-type="float" office:value="0.0003" calcext:value-type="float">
            <text:p>0,0003</text:p>
          </table:table-cell>
          <table:table-cell office:value-type="float" office:value="0.0019" calcext:value-type="float">
            <text:p>0,0019</text:p>
          </table:table-cell>
          <table:table-cell office:value-type="float" office:value="1.5046" calcext:value-type="float">
            <text:p>1,504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/>
          <table:table-cell office:value-type="float" office:value="1.4452" calcext:value-type="float">
            <text:p>1,4452</text:p>
          </table:table-cell>
          <table:table-cell office:value-type="float" office:value="0.0048" calcext:value-type="float">
            <text:p>0,0048</text:p>
          </table:table-cell>
          <table:table-cell office:value-type="float" office:value="0" calcext:value-type="float">
            <text:p>0</text:p>
          </table:table-cell>
          <table:table-cell office:value-type="float" office:value="0.036" calcext:value-type="float">
            <text:p>0,036</text:p>
          </table:table-cell>
          <table:table-cell office:value-type="float" office:value="0" calcext:value-type="float">
            <text:p>0</text:p>
          </table:table-cell>
          <table:table-cell office:value-type="float" office:value="0.0994" calcext:value-type="float">
            <text:p>0,0994</text:p>
          </table:table-cell>
          <table:table-cell office:value-type="float" office:value="0.0746" calcext:value-type="float">
            <text:p>0,0746</text:p>
          </table:table-cell>
          <table:table-cell office:value-type="float" office:value="0.0031" calcext:value-type="float">
            <text:p>0,0031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04" calcext:value-type="float">
            <text:p>0,0004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0019" calcext:value-type="float">
            <text:p>0,0019</text:p>
          </table:table-cell>
          <table:table-cell office:value-type="float" office:value="1.4483" calcext:value-type="float">
            <text:p>1,4483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/>
          <table:table-cell office:value-type="float" office:value="1.3799" calcext:value-type="float">
            <text:p>1,3799</text:p>
          </table:table-cell>
          <table:table-cell office:value-type="float" office:value="0.0049" calcext:value-type="float">
            <text:p>0,0049</text:p>
          </table:table-cell>
          <table:table-cell office:value-type="float" office:value="0" calcext:value-type="float">
            <text:p>0</text:p>
          </table:table-cell>
          <table:table-cell office:value-type="float" office:value="0.0599" calcext:value-type="float">
            <text:p>0,0599</text:p>
          </table:table-cell>
          <table:table-cell office:value-type="float" office:value="0" calcext:value-type="float">
            <text:p>0</text:p>
          </table:table-cell>
          <table:table-cell office:value-type="float" office:value="0.224" calcext:value-type="float">
            <text:p>0,224</text:p>
          </table:table-cell>
          <table:table-cell office:value-type="float" office:value="0.1321" calcext:value-type="float">
            <text:p>0,1321</text:p>
          </table:table-cell>
          <table:table-cell office:value-type="float" office:value="0.0035" calcext:value-type="float">
            <text:p>0,0035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03" calcext:value-type="float">
            <text:p>0,0003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0021" calcext:value-type="float">
            <text:p>0,0021</text:p>
          </table:table-cell>
          <table:table-cell office:value-type="float" office:value="1.3833" calcext:value-type="float">
            <text:p>1,3833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number-columns-repeated="8"/>
        </table:table-row>
      </table:table>
      <table:table table:name="prod-cons" table:style-name="ta1">
        <table:shapes>
          <draw:frame draw:z-index="0" draw:style-name="gr1" draw:text-style-name="P1" svg:width="159.99mm" svg:height="89.99mm" svg:x="555.32mm" svg:y="288.72mm">
            <draw:object draw:notify-on-update-of-ranges="'prod-cons'.V9:'prod-cons'.V13 'prod-cons'.W8:'prod-cons'.W8 'prod-cons'.W9:'prod-cons'.W13 'prod-cons'.W14:'prod-cons'.W14 'prod-cons'.W15:'prod-cons'.W19 'prod-cons'.W20:'prod-cons'.W20 'prod-cons'.W21:'prod-cons'.W25 'prod-cons'.W26:'prod-cons'.W26 'prod-cons'.W27:'prod-cons'.W31 'prod-cons'.W32:'prod-cons'.W32 'prod-cons'.W33:'prod-cons'.W37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159.99mm" svg:height="89.99mm" svg:x="556.87mm" svg:y="190.01mm">
            <draw:object draw:notify-on-update-of-ranges="'prod-cons'.Y9:'prod-cons'.Y13 'prod-cons'.Z8:'prod-cons'.Z8 'prod-cons'.Z9:'prod-cons'.Z13 'prod-cons'.Z14:'prod-cons'.Z14 'prod-cons'.Z15:'prod-cons'.Z19 'prod-cons'.Z20:'prod-cons'.Z20 'prod-cons'.Z21:'prod-cons'.Z25 'prod-cons'.Z26:'prod-cons'.Z26 'prod-cons'.Z27:'prod-cons'.Z31 'prod-cons'.Z32:'prod-cons'.Z32 'prod-cons'.Z33:'prod-cons'.Z37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11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1" table:default-cell-style-name="Default"/>
        <table:table-column table:style-name="co21" table:default-cell-style-name="Default"/>
        <table:table-column table:style-name="co3" table:default-cell-style-name="Default"/>
        <table:table-column table:style-name="co22" table:default-cell-style-name="Default"/>
        <table:table-column table:style-name="co16" table:default-cell-style-name="Default"/>
        <table:table-column table:style-name="co1" table:number-columns-repeated="13" table:default-cell-style-name="Default"/>
        <table:table-row table:style-name="ro1" table:number-rows-repeated="5">
          <table:table-cell table:number-columns-repeated="26"/>
        </table:table-row>
        <table:table-row table:style-name="ro1">
          <table:table-cell/>
          <table:table-cell table:style-name="ce1" table:number-columns-repeated="14"/>
          <table:table-cell table:number-columns-repeated="11"/>
        </table:table-row>
        <table:table-row table:style-name="ro1">
          <table:table-cell table:number-columns-repeated="22"/>
          <table:table-cell office:value-type="string" calcext:value-type="string">
            <text:p>speedup</text:p>
          </table:table-cell>
          <table:table-cell table:number-columns-repeated="2"/>
          <table:table-cell office:value-type="string" calcext:value-type="string">
            <text:p>efficiency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MAIN</text:p>
          </table:table-cell>
          <table:table-cell table:style-name="ce1" office:value-type="string" calcext:value-type="string">
            <text:p>LIST_DIR</text:p>
          </table:table-cell>
          <table:table-cell table:style-name="ce1" office:value-type="string" calcext:value-type="string">
            <text:p>COUNT_files</text:p>
          </table:table-cell>
          <table:table-cell table:style-name="ce1" office:value-type="string" calcext:value-type="string">
            <text:p>GET_FILE_STRINGS_CLEANED</text:p>
          </table:table-cell>
          <table:table-cell table:style-name="ce1" office:value-type="string" calcext:value-type="string">
            <text:p>COMPRESS_SPACES</text:p>
          </table:table-cell>
          <table:table-cell table:style-name="ce1" office:value-type="string" calcext:value-type="string">
            <text:p>SHINGLE_EXTRACT</text:p>
          </table:table-cell>
          <table:table-cell table:style-name="ce1" office:value-type="string" calcext:value-type="string">
            <text:p>GET_SIGNATURES</text:p>
          </table:table-cell>
          <table:table-cell table:style-name="ce1" office:value-type="string" calcext:value-type="string">
            <text:p>FIND_SIMILARITY</text:p>
          </table:table-cell>
          <table:table-cell table:style-name="ce1" office:value-type="string" calcext:value-type="string">
            <text:p>GET_SKETCHES</text:p>
          </table:table-cell>
          <table:table-cell table:style-name="ce1" office:value-type="string" calcext:value-type="string">
            <text:p>CREATE_TRIPLETS</text:p>
          </table:table-cell>
          <table:table-cell table:style-name="ce1" office:value-type="string" calcext:value-type="string">
            <text:p>DO_CLUSTERING</text:p>
          </table:table-cell>
          <table:table-cell table:style-name="ce1" office:value-type="string" calcext:value-type="string">
            <text:p>MERGE_SORT</text:p>
          </table:table-cell>
          <table:table-cell table:style-name="ce1" office:value-type="string" calcext:value-type="string">
            <text:p>TOTAL_TIME</text:p>
          </table:table-cell>
          <table:table-cell table:style-name="ce1"/>
          <table:table-cell table:number-columns-repeated="6"/>
          <table:table-cell office:value-type="string" calcext:value-type="string">
            <text:p>verysmall</text:p>
          </table:table-cell>
          <table:table-cell table:number-columns-repeated="2"/>
          <table:table-cell office:value-type="string" calcext:value-type="string">
            <text:p>verysmall</text:p>
          </table:table-cell>
        </table:table-row>
        <table:table-row table:style-name="ro1">
          <table:table-cell/>
          <table:table-cell office:value-type="string" calcext:value-type="string">
            <text:p>threads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8"/>
          <table:table-cell office:value-type="float" office:value="1.4349" calcext:value-type="float">
            <text:p>1,4349</text:p>
          </table:table-cell>
          <table:table-cell office:value-type="float" office:value="1.3861" calcext:value-type="float">
            <text:p>1,3861</text:p>
          </table:table-cell>
          <table:table-cell office:value-type="float" office:value="4.0983" calcext:value-type="float">
            <text:p>4,0983</text:p>
          </table:table-cell>
          <table:table-cell office:value-type="float" office:value="4" calcext:value-type="float">
            <text:p>4</text:p>
          </table:table-cell>
          <table:table-cell table:formula="of:=[.U9]/[.T9]" office:value-type="float" office:value="2.95671307986437" calcext:value-type="float">
            <text:p>2,95671307986437</text:p>
          </table:table-cell>
          <table:table-cell/>
          <table:table-cell office:value-type="float" office:value="4" calcext:value-type="float">
            <text:p>4</text:p>
          </table:table-cell>
          <table:table-cell table:formula="of:=[.W9]/[.Y9]" office:value-type="float" office:value="0.739178269966092" calcext:value-type="float">
            <text:p>0,739178269966092</text:p>
          </table:table-cell>
        </table:table-row>
        <table:table-row table:style-name="ro1">
          <table:table-cell table:number-columns-repeated="2"/>
          <table:table-cell office:value-type="float" office:value="1.4289" calcext:value-type="float">
            <text:p>1,42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8" calcext:value-type="float">
            <text:p>0,0028</text:p>
          </table:table-cell>
          <table:table-cell office:value-type="float" office:value="0" calcext:value-type="float">
            <text:p>0</text:p>
          </table:table-cell>
          <table:table-cell office:value-type="float" office:value="0.029" calcext:value-type="float">
            <text:p>0,029</text:p>
          </table:table-cell>
          <table:table-cell office:value-type="float" office:value="0.052" calcext:value-type="float">
            <text:p>0,052</text:p>
          </table:table-cell>
          <table:table-cell office:value-type="float" office:value="0.006" calcext:value-type="float">
            <text:p>0,006</text:p>
          </table:table-cell>
          <table:table-cell office:value-type="float" office:value="0.0016" calcext:value-type="float">
            <text:p>0,0016</text:p>
          </table:table-cell>
          <table:table-cell office:value-type="float" office:value="0.0018" calcext:value-type="float">
            <text:p>0,00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4349" calcext:value-type="float">
            <text:p>1,4349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0.9897" calcext:value-type="float">
            <text:p>0,9897</text:p>
          </table:table-cell>
          <table:table-cell office:value-type="float" office:value="4.0983" calcext:value-type="float">
            <text:p>4,0983</text:p>
          </table:table-cell>
          <table:table-cell office:value-type="float" office:value="7" calcext:value-type="float">
            <text:p>7</text:p>
          </table:table-cell>
          <table:table-cell table:formula="of:=[.U10]/[.T10]" office:value-type="float" office:value="4.14095180357684" calcext:value-type="float">
            <text:p>4,14095180357684</text:p>
          </table:table-cell>
          <table:table-cell/>
          <table:table-cell office:value-type="float" office:value="7" calcext:value-type="float">
            <text:p>7</text:p>
          </table:table-cell>
          <table:table-cell table:formula="of:=[.W10]/[.Y10]" office:value-type="float" office:value="0.59156454336812" calcext:value-type="float">
            <text:p>0,59156454336812</text:p>
          </table:table-cell>
        </table:table-row>
        <table:table-row table:style-name="ro1">
          <table:table-cell table:number-columns-repeated="2"/>
          <table:table-cell office:value-type="float" office:value="0.9853" calcext:value-type="float">
            <text:p>0,98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03" calcext:value-type="float">
            <text:p>0,0303</text:p>
          </table:table-cell>
          <table:table-cell office:value-type="float" office:value="0" calcext:value-type="float">
            <text:p>0</text:p>
          </table:table-cell>
          <table:table-cell office:value-type="float" office:value="0.0283" calcext:value-type="float">
            <text:p>0,0283</text:p>
          </table:table-cell>
          <table:table-cell office:value-type="float" office:value="0.0864" calcext:value-type="float">
            <text:p>0,0864</text:p>
          </table:table-cell>
          <table:table-cell office:value-type="float" office:value="0.0043" calcext:value-type="float">
            <text:p>0,0043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0001" calcext:value-type="float">
            <text:p>0,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897" calcext:value-type="float">
            <text:p>0,9897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1.0016" calcext:value-type="float">
            <text:p>1,0016</text:p>
          </table:table-cell>
          <table:table-cell office:value-type="float" office:value="4.0983" calcext:value-type="float">
            <text:p>4,0983</text:p>
          </table:table-cell>
          <table:table-cell office:value-type="float" office:value="10" calcext:value-type="float">
            <text:p>10</text:p>
          </table:table-cell>
          <table:table-cell table:formula="of:=[.U11]/[.T11]" office:value-type="float" office:value="4.09175319488818" calcext:value-type="float">
            <text:p>4,09175319488818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W11]/[.Y11]" office:value-type="float" office:value="0.409175319488818" calcext:value-type="float">
            <text:p>0,409175319488818</text:p>
          </table:table-cell>
        </table:table-row>
        <table:table-row table:style-name="ro1">
          <table:table-cell table:number-columns-repeated="2"/>
          <table:table-cell office:value-type="float" office:value="0.9966" calcext:value-type="float">
            <text:p>0,99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36" calcext:value-type="float">
            <text:p>0,0236</text:p>
          </table:table-cell>
          <table:table-cell office:value-type="float" office:value="0" calcext:value-type="float">
            <text:p>0</text:p>
          </table:table-cell>
          <table:table-cell office:value-type="float" office:value="0.0722" calcext:value-type="float">
            <text:p>0,0722</text:p>
          </table:table-cell>
          <table:table-cell office:value-type="float" office:value="0.1073" calcext:value-type="float">
            <text:p>0,1073</text:p>
          </table:table-cell>
          <table:table-cell office:value-type="float" office:value="0.005" calcext:value-type="float">
            <text:p>0,005</text:p>
          </table:table-cell>
          <table:table-cell office:value-type="float" office:value="0.001" calcext:value-type="float">
            <text:p>0,001</text:p>
          </table:table-cell>
          <table:table-cell office:value-type="float" office:value="0.0014" calcext:value-type="float">
            <text:p>0,0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016" calcext:value-type="float">
            <text:p>1,0016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0.9615" calcext:value-type="float">
            <text:p>0,9615</text:p>
          </table:table-cell>
          <table:table-cell office:value-type="float" office:value="4.0983" calcext:value-type="float">
            <text:p>4,0983</text:p>
          </table:table-cell>
          <table:table-cell office:value-type="float" office:value="13" calcext:value-type="float">
            <text:p>13</text:p>
          </table:table-cell>
          <table:table-cell table:formula="of:=[.U12]/[.T12]" office:value-type="float" office:value="4.26240249609984" calcext:value-type="float">
            <text:p>4,26240249609984</text:p>
          </table:table-cell>
          <table:table-cell/>
          <table:table-cell office:value-type="float" office:value="13" calcext:value-type="float">
            <text:p>13</text:p>
          </table:table-cell>
          <table:table-cell table:formula="of:=[.W12]/[.Y12]" office:value-type="float" office:value="0.327877115084603" calcext:value-type="float">
            <text:p>0,327877115084603</text:p>
          </table:table-cell>
        </table:table-row>
        <table:table-row table:style-name="ro1">
          <table:table-cell table:number-columns-repeated="2"/>
          <table:table-cell office:value-type="float" office:value="0.9559" calcext:value-type="float">
            <text:p>0,95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58" calcext:value-type="float">
            <text:p>0,0358</text:p>
          </table:table-cell>
          <table:table-cell office:value-type="float" office:value="0" calcext:value-type="float">
            <text:p>0</text:p>
          </table:table-cell>
          <table:table-cell office:value-type="float" office:value="0.0723" calcext:value-type="float">
            <text:p>0,0723</text:p>
          </table:table-cell>
          <table:table-cell office:value-type="float" office:value="0.1654" calcext:value-type="float">
            <text:p>0,1654</text:p>
          </table:table-cell>
          <table:table-cell office:value-type="float" office:value="0.0056" calcext:value-type="float">
            <text:p>0,0056</text:p>
          </table:table-cell>
          <table:table-cell office:value-type="float" office:value="0.0018" calcext:value-type="float">
            <text:p>0,0018</text:p>
          </table:table-cell>
          <table:table-cell office:value-type="float" office:value="0.0001" calcext:value-type="float">
            <text:p>0,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615" calcext:value-type="float">
            <text:p>0,9615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0.9997" calcext:value-type="float">
            <text:p>0,9997</text:p>
          </table:table-cell>
          <table:table-cell office:value-type="float" office:value="4.0983" calcext:value-type="float">
            <text:p>4,0983</text:p>
          </table:table-cell>
          <table:table-cell office:value-type="float" office:value="16" calcext:value-type="float">
            <text:p>16</text:p>
          </table:table-cell>
          <table:table-cell table:formula="of:=[.U13]/[.T13]" office:value-type="float" office:value="4.09952985895769" calcext:value-type="float">
            <text:p>4,09952985895769</text:p>
          </table:table-cell>
          <table:table-cell/>
          <table:table-cell office:value-type="float" office:value="16" calcext:value-type="float">
            <text:p>16</text:p>
          </table:table-cell>
          <table:table-cell table:formula="of:=[.W13]/[.Y13]" office:value-type="float" office:value="0.256220616184855" calcext:value-type="float">
            <text:p>0,256220616184855</text:p>
          </table:table-cell>
        </table:table-row>
        <table:table-row table:style-name="ro1">
          <table:table-cell table:number-columns-repeated="2"/>
          <table:table-cell office:value-type="float" office:value="0.9953" calcext:value-type="float">
            <text:p>0,99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28" calcext:value-type="float">
            <text:p>0,0328</text:p>
          </table:table-cell>
          <table:table-cell office:value-type="float" office:value="0" calcext:value-type="float">
            <text:p>0</text:p>
          </table:table-cell>
          <table:table-cell office:value-type="float" office:value="0.1365" calcext:value-type="float">
            <text:p>0,1365</text:p>
          </table:table-cell>
          <table:table-cell office:value-type="float" office:value="0.2177" calcext:value-type="float">
            <text:p>0,2177</text:p>
          </table:table-cell>
          <table:table-cell office:value-type="float" office:value="0.0044" calcext:value-type="float">
            <text:p>0,0044</text:p>
          </table:table-cell>
          <table:table-cell office:value-type="float" office:value="0.0015" calcext:value-type="float">
            <text:p>0,0015</text:p>
          </table:table-cell>
          <table:table-cell office:value-type="float" office:value="0.0003" calcext:value-type="float">
            <text:p>0,00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97" calcext:value-type="float">
            <text:p>0,9997</text:p>
          </table:table-cell>
          <table:table-cell office:value-type="float" office:value="16" calcext:value-type="float">
            <text:p>16</text:p>
          </table:table-cell>
          <table:table-cell table:number-columns-repeated="6"/>
          <table:table-cell office:value-type="string" calcext:value-type="string">
            <text:p>small</text:p>
          </table:table-cell>
          <table:table-cell table:number-columns-repeated="2"/>
          <table:table-cell office:value-type="string" calcext:value-type="string">
            <text:p>small</text:p>
          </table:table-cell>
        </table:table-row>
        <table:table-row table:style-name="ro1">
          <table:table-cell table:number-columns-repeated="2"/>
          <table:table-cell office:value-type="float" office:value="2.8204" calcext:value-type="float">
            <text:p>2,82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9" calcext:value-type="float">
            <text:p>0,0039</text:p>
          </table:table-cell>
          <table:table-cell office:value-type="float" office:value="0" calcext:value-type="float">
            <text:p>0</text:p>
          </table:table-cell>
          <table:table-cell office:value-type="float" office:value="0.0218" calcext:value-type="float">
            <text:p>0,0218</text:p>
          </table:table-cell>
          <table:table-cell office:value-type="float" office:value="0.0723" calcext:value-type="float">
            <text:p>0,0723</text:p>
          </table:table-cell>
          <table:table-cell office:value-type="float" office:value="0.0089" calcext:value-type="float">
            <text:p>0,0089</text:p>
          </table:table-cell>
          <table:table-cell office:value-type="float" office:value="0.0015" calcext:value-type="float">
            <text:p>0,0015</text:p>
          </table:table-cell>
          <table:table-cell office:value-type="float" office:value="0.0017" calcext:value-type="float">
            <text:p>0,00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8293" calcext:value-type="float">
            <text:p>2,8293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2.7714" calcext:value-type="float">
            <text:p>2,7714</text:p>
          </table:table-cell>
          <table:table-cell office:value-type="float" office:value="8.1106" calcext:value-type="float">
            <text:p>8,1106</text:p>
          </table:table-cell>
          <table:table-cell office:value-type="float" office:value="4" calcext:value-type="float">
            <text:p>4</text:p>
          </table:table-cell>
          <table:table-cell table:formula="of:=[.U15]/[.T15]" office:value-type="float" office:value="2.92653532510644" calcext:value-type="float">
            <text:p>2,92653532510644</text:p>
          </table:table-cell>
          <table:table-cell/>
          <table:table-cell office:value-type="float" office:value="4" calcext:value-type="float">
            <text:p>4</text:p>
          </table:table-cell>
          <table:table-cell table:formula="of:=[.W15]/[.Y15]" office:value-type="float" office:value="0.731633831276611" calcext:value-type="float">
            <text:p>0,731633831276611</text:p>
          </table:table-cell>
        </table:table-row>
        <table:table-row table:style-name="ro1">
          <table:table-cell table:number-columns-repeated="2"/>
          <table:table-cell office:value-type="float" office:value="2.0331" calcext:value-type="float">
            <text:p>2,03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34" calcext:value-type="float">
            <text:p>0,0234</text:p>
          </table:table-cell>
          <table:table-cell office:value-type="float" office:value="0" calcext:value-type="float">
            <text:p>0</text:p>
          </table:table-cell>
          <table:table-cell office:value-type="float" office:value="0.0323" calcext:value-type="float">
            <text:p>0,0323</text:p>
          </table:table-cell>
          <table:table-cell office:value-type="float" office:value="0.0731" calcext:value-type="float">
            <text:p>0,0731</text:p>
          </table:table-cell>
          <table:table-cell office:value-type="float" office:value="0.0093" calcext:value-type="float">
            <text:p>0,0093</text:p>
          </table:table-cell>
          <table:table-cell office:value-type="float" office:value="0.0019" calcext:value-type="float">
            <text:p>0,0019</text:p>
          </table:table-cell>
          <table:table-cell office:value-type="float" office:value="0.0018" calcext:value-type="float">
            <text:p>0,00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0424" calcext:value-type="float">
            <text:p>2,0424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2.0424" calcext:value-type="float">
            <text:p>2,0424</text:p>
          </table:table-cell>
          <table:table-cell office:value-type="float" office:value="8.1106" calcext:value-type="float">
            <text:p>8,1106</text:p>
          </table:table-cell>
          <table:table-cell office:value-type="float" office:value="7" calcext:value-type="float">
            <text:p>7</text:p>
          </table:table-cell>
          <table:table-cell table:formula="of:=[.U16]/[.T16]" office:value-type="float" office:value="3.97111241676459" calcext:value-type="float">
            <text:p>3,97111241676459</text:p>
          </table:table-cell>
          <table:table-cell/>
          <table:table-cell office:value-type="float" office:value="7" calcext:value-type="float">
            <text:p>7</text:p>
          </table:table-cell>
          <table:table-cell table:formula="of:=[.W16]/[.Y16]" office:value-type="float" office:value="0.567301773823513" calcext:value-type="float">
            <text:p>0,567301773823513</text:p>
          </table:table-cell>
        </table:table-row>
        <table:table-row table:style-name="ro1">
          <table:table-cell table:number-columns-repeated="2"/>
          <table:table-cell office:value-type="float" office:value="2.053" calcext:value-type="float">
            <text:p>2,0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57" calcext:value-type="float">
            <text:p>0,0357</text:p>
          </table:table-cell>
          <table:table-cell office:value-type="float" office:value="0" calcext:value-type="float">
            <text:p>0</text:p>
          </table:table-cell>
          <table:table-cell office:value-type="float" office:value="0.0531" calcext:value-type="float">
            <text:p>0,0531</text:p>
          </table:table-cell>
          <table:table-cell office:value-type="float" office:value="0.1191" calcext:value-type="float">
            <text:p>0,1191</text:p>
          </table:table-cell>
          <table:table-cell office:value-type="float" office:value="0.009" calcext:value-type="float">
            <text:p>0,009</text:p>
          </table:table-cell>
          <table:table-cell office:value-type="float" office:value="0.0016" calcext:value-type="float">
            <text:p>0,0016</text:p>
          </table:table-cell>
          <table:table-cell office:value-type="float" office:value="0.0017" calcext:value-type="float">
            <text:p>0,00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062" calcext:value-type="float">
            <text:p>2,062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2.062" calcext:value-type="float">
            <text:p>2,062</text:p>
          </table:table-cell>
          <table:table-cell office:value-type="float" office:value="8.1106" calcext:value-type="float">
            <text:p>8,1106</text:p>
          </table:table-cell>
          <table:table-cell office:value-type="float" office:value="10" calcext:value-type="float">
            <text:p>10</text:p>
          </table:table-cell>
          <table:table-cell table:formula="of:=[.U17]/[.T17]" office:value-type="float" office:value="3.93336566440349" calcext:value-type="float">
            <text:p>3,93336566440349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W17]/[.Y17]" office:value-type="float" office:value="0.393336566440349" calcext:value-type="float">
            <text:p>0,393336566440349</text:p>
          </table:table-cell>
        </table:table-row>
        <table:table-row table:style-name="ro1">
          <table:table-cell table:number-columns-repeated="2"/>
          <table:table-cell office:value-type="float" office:value="2.0126" calcext:value-type="float">
            <text:p>2,01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28" calcext:value-type="float">
            <text:p>0,0428</text:p>
          </table:table-cell>
          <table:table-cell office:value-type="float" office:value="0" calcext:value-type="float">
            <text:p>0</text:p>
          </table:table-cell>
          <table:table-cell office:value-type="float" office:value="0.0696" calcext:value-type="float">
            <text:p>0,0696</text:p>
          </table:table-cell>
          <table:table-cell office:value-type="float" office:value="0.1508" calcext:value-type="float">
            <text:p>0,1508</text:p>
          </table:table-cell>
          <table:table-cell office:value-type="float" office:value="0.0094" calcext:value-type="float">
            <text:p>0,0094</text:p>
          </table:table-cell>
          <table:table-cell office:value-type="float" office:value="0.0016" calcext:value-type="float">
            <text:p>0,0016</text:p>
          </table:table-cell>
          <table:table-cell office:value-type="float" office:value="0.0018" calcext:value-type="float">
            <text:p>0,00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0219" calcext:value-type="float">
            <text:p>2,0219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2.0219" calcext:value-type="float">
            <text:p>2,0219</text:p>
          </table:table-cell>
          <table:table-cell office:value-type="float" office:value="8.1106" calcext:value-type="float">
            <text:p>8,1106</text:p>
          </table:table-cell>
          <table:table-cell office:value-type="float" office:value="13" calcext:value-type="float">
            <text:p>13</text:p>
          </table:table-cell>
          <table:table-cell table:formula="of:=[.U18]/[.T18]" office:value-type="float" office:value="4.01137543894357" calcext:value-type="float">
            <text:p>4,01137543894357</text:p>
          </table:table-cell>
          <table:table-cell/>
          <table:table-cell office:value-type="float" office:value="13" calcext:value-type="float">
            <text:p>13</text:p>
          </table:table-cell>
          <table:table-cell table:formula="of:=[.W18]/[.Y18]" office:value-type="float" office:value="0.308567341457198" calcext:value-type="float">
            <text:p>0,308567341457198</text:p>
          </table:table-cell>
        </table:table-row>
        <table:table-row table:style-name="ro1">
          <table:table-cell table:number-columns-repeated="2"/>
          <table:table-cell office:value-type="float" office:value="2.0129" calcext:value-type="float">
            <text:p>2,01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35" calcext:value-type="float">
            <text:p>0,0435</text:p>
          </table:table-cell>
          <table:table-cell office:value-type="float" office:value="0" calcext:value-type="float">
            <text:p>0</text:p>
          </table:table-cell>
          <table:table-cell office:value-type="float" office:value="0.1034" calcext:value-type="float">
            <text:p>0,1034</text:p>
          </table:table-cell>
          <table:table-cell office:value-type="float" office:value="0.2072" calcext:value-type="float">
            <text:p>0,2072</text:p>
          </table:table-cell>
          <table:table-cell office:value-type="float" office:value="0.0093" calcext:value-type="float">
            <text:p>0,0093</text:p>
          </table:table-cell>
          <table:table-cell office:value-type="float" office:value="0.0016" calcext:value-type="float">
            <text:p>0,0016</text:p>
          </table:table-cell>
          <table:table-cell office:value-type="float" office:value="0.0018" calcext:value-type="float">
            <text:p>0,00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0222" calcext:value-type="float">
            <text:p>2,0222</text:p>
          </table:table-cell>
          <table:table-cell office:value-type="float" office:value="16" calcext:value-type="float">
            <text:p>16</text:p>
          </table:table-cell>
          <table:table-cell table:number-columns-repeated="3"/>
          <table:table-cell office:value-type="float" office:value="2.0222" calcext:value-type="float">
            <text:p>2,0222</text:p>
          </table:table-cell>
          <table:table-cell office:value-type="float" office:value="8.1106" calcext:value-type="float">
            <text:p>8,1106</text:p>
          </table:table-cell>
          <table:table-cell office:value-type="float" office:value="16" calcext:value-type="float">
            <text:p>16</text:p>
          </table:table-cell>
          <table:table-cell table:formula="of:=[.U19]/[.T19]" office:value-type="float" office:value="4.01078033824548" calcext:value-type="float">
            <text:p>4,01078033824548</text:p>
          </table:table-cell>
          <table:table-cell/>
          <table:table-cell office:value-type="float" office:value="16" calcext:value-type="float">
            <text:p>16</text:p>
          </table:table-cell>
          <table:table-cell table:formula="of:=[.W19]/[.Y19]" office:value-type="float" office:value="0.250673771140342" calcext:value-type="float">
            <text:p>0,250673771140342</text:p>
          </table:table-cell>
        </table:table-row>
        <table:table-row table:style-name="ro1">
          <table:table-cell table:number-columns-repeated="2"/>
          <table:table-cell office:value-type="float" office:value="5.975" calcext:value-type="float">
            <text:p>5,9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63" calcext:value-type="float">
            <text:p>0,0063</text:p>
          </table:table-cell>
          <table:table-cell office:value-type="float" office:value="0" calcext:value-type="float">
            <text:p>0</text:p>
          </table:table-cell>
          <table:table-cell office:value-type="float" office:value="0.0352" calcext:value-type="float">
            <text:p>0,0352</text:p>
          </table:table-cell>
          <table:table-cell office:value-type="float" office:value="0.074" calcext:value-type="float">
            <text:p>0,074</text:p>
          </table:table-cell>
          <table:table-cell office:value-type="float" office:value="0.0158" calcext:value-type="float">
            <text:p>0,0158</text:p>
          </table:table-cell>
          <table:table-cell office:value-type="float" office:value="0.002" calcext:value-type="float">
            <text:p>0,002</text:p>
          </table:table-cell>
          <table:table-cell office:value-type="float" office:value="0.0002" calcext:value-type="float">
            <text:p>0,0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9908" calcext:value-type="float">
            <text:p>5,9908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string" calcext:value-type="string">
            <text:p>medium</text:p>
          </table:table-cell>
          <table:table-cell table:number-columns-repeated="2"/>
          <table:table-cell office:value-type="string" calcext:value-type="string">
            <text:p>medium</text:p>
          </table:table-cell>
        </table:table-row>
        <table:table-row table:style-name="ro1">
          <table:table-cell table:number-columns-repeated="2"/>
          <table:table-cell office:value-type="float" office:value="4.4818" calcext:value-type="float">
            <text:p>4,48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52" calcext:value-type="float">
            <text:p>0,0352</text:p>
          </table:table-cell>
          <table:table-cell office:value-type="float" office:value="0" calcext:value-type="float">
            <text:p>0</text:p>
          </table:table-cell>
          <table:table-cell office:value-type="float" office:value="0.058" calcext:value-type="float">
            <text:p>0,058</text:p>
          </table:table-cell>
          <table:table-cell office:value-type="float" office:value="0.0909" calcext:value-type="float">
            <text:p>0,0909</text:p>
          </table:table-cell>
          <table:table-cell office:value-type="float" office:value="0.0197" calcext:value-type="float">
            <text:p>0,0197</text:p>
          </table:table-cell>
          <table:table-cell office:value-type="float" office:value="0.002" calcext:value-type="float">
            <text:p>0,002</text:p>
          </table:table-cell>
          <table:table-cell office:value-type="float" office:value="0.0002" calcext:value-type="float">
            <text:p>0,0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5016" calcext:value-type="float">
            <text:p>4,5016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5.9908" calcext:value-type="float">
            <text:p>5,9908</text:p>
          </table:table-cell>
          <table:table-cell office:value-type="float" office:value="16.1491" calcext:value-type="float">
            <text:p>16,1491</text:p>
          </table:table-cell>
          <table:table-cell office:value-type="float" office:value="4" calcext:value-type="float">
            <text:p>4</text:p>
          </table:table-cell>
          <table:table-cell table:formula="of:=[.U21]/[.T21]" office:value-type="float" office:value="2.69564999666155" calcext:value-type="float">
            <text:p>2,69564999666155</text:p>
          </table:table-cell>
          <table:table-cell/>
          <table:table-cell office:value-type="float" office:value="4" calcext:value-type="float">
            <text:p>4</text:p>
          </table:table-cell>
          <table:table-cell table:formula="of:=[.W21]/[.Y21]" office:value-type="float" office:value="0.673912499165387" calcext:value-type="float">
            <text:p>0,673912499165387</text:p>
          </table:table-cell>
        </table:table-row>
        <table:table-row table:style-name="ro1">
          <table:table-cell table:number-columns-repeated="2"/>
          <table:table-cell office:value-type="float" office:value="4.53" calcext:value-type="float">
            <text:p>4,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96" calcext:value-type="float">
            <text:p>0,0396</text:p>
          </table:table-cell>
          <table:table-cell office:value-type="float" office:value="0" calcext:value-type="float">
            <text:p>0</text:p>
          </table:table-cell>
          <table:table-cell office:value-type="float" office:value="0.0712" calcext:value-type="float">
            <text:p>0,0712</text:p>
          </table:table-cell>
          <table:table-cell office:value-type="float" office:value="0.1628" calcext:value-type="float">
            <text:p>0,1628</text:p>
          </table:table-cell>
          <table:table-cell office:value-type="float" office:value="0.0177" calcext:value-type="float">
            <text:p>0,0177</text:p>
          </table:table-cell>
          <table:table-cell office:value-type="float" office:value="0.0019" calcext:value-type="float">
            <text:p>0,0019</text:p>
          </table:table-cell>
          <table:table-cell office:value-type="float" office:value="0.0021" calcext:value-type="float">
            <text:p>0,00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5477" calcext:value-type="float">
            <text:p>4,5477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4.5016" calcext:value-type="float">
            <text:p>4,5016</text:p>
          </table:table-cell>
          <table:table-cell office:value-type="float" office:value="16.1491" calcext:value-type="float">
            <text:p>16,1491</text:p>
          </table:table-cell>
          <table:table-cell office:value-type="float" office:value="7" calcext:value-type="float">
            <text:p>7</text:p>
          </table:table-cell>
          <table:table-cell table:formula="of:=[.U22]/[.T22]" office:value-type="float" office:value="3.5874133641372" calcext:value-type="float">
            <text:p>3,5874133641372</text:p>
          </table:table-cell>
          <table:table-cell/>
          <table:table-cell office:value-type="float" office:value="7" calcext:value-type="float">
            <text:p>7</text:p>
          </table:table-cell>
          <table:table-cell table:formula="of:=[.W22]/[.Y22]" office:value-type="float" office:value="0.512487623448171" calcext:value-type="float">
            <text:p>0,512487623448171</text:p>
          </table:table-cell>
        </table:table-row>
        <table:table-row table:style-name="ro1">
          <table:table-cell table:number-columns-repeated="2"/>
          <table:table-cell office:value-type="float" office:value="4.3289" calcext:value-type="float">
            <text:p>4,32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22" calcext:value-type="float">
            <text:p>0,0422</text:p>
          </table:table-cell>
          <table:table-cell office:value-type="float" office:value="0" calcext:value-type="float">
            <text:p>0</text:p>
          </table:table-cell>
          <table:table-cell office:value-type="float" office:value="0.088" calcext:value-type="float">
            <text:p>0,088</text:p>
          </table:table-cell>
          <table:table-cell office:value-type="float" office:value="0.1995" calcext:value-type="float">
            <text:p>0,1995</text:p>
          </table:table-cell>
          <table:table-cell office:value-type="float" office:value="0.0178" calcext:value-type="float">
            <text:p>0,0178</text:p>
          </table:table-cell>
          <table:table-cell office:value-type="float" office:value="0.0023" calcext:value-type="float">
            <text:p>0,0023</text:p>
          </table:table-cell>
          <table:table-cell office:value-type="float" office:value="0.0018" calcext:value-type="float">
            <text:p>0,00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3466" calcext:value-type="float">
            <text:p>4,3466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4.5477" calcext:value-type="float">
            <text:p>4,5477</text:p>
          </table:table-cell>
          <table:table-cell office:value-type="float" office:value="16.1491" calcext:value-type="float">
            <text:p>16,1491</text:p>
          </table:table-cell>
          <table:table-cell office:value-type="float" office:value="10" calcext:value-type="float">
            <text:p>10</text:p>
          </table:table-cell>
          <table:table-cell table:formula="of:=[.U23]/[.T23]" office:value-type="float" office:value="3.5510477823955" calcext:value-type="float">
            <text:p>3,5510477823955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W23]/[.Y23]" office:value-type="float" office:value="0.35510477823955" calcext:value-type="float">
            <text:p>0,35510477823955</text:p>
          </table:table-cell>
        </table:table-row>
        <table:table-row table:style-name="ro1">
          <table:table-cell table:number-columns-repeated="2"/>
          <table:table-cell office:value-type="float" office:value="4.3625" calcext:value-type="float">
            <text:p>4,36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77" calcext:value-type="float">
            <text:p>0,0577</text:p>
          </table:table-cell>
          <table:table-cell office:value-type="float" office:value="0" calcext:value-type="float">
            <text:p>0</text:p>
          </table:table-cell>
          <table:table-cell office:value-type="float" office:value="0.1179" calcext:value-type="float">
            <text:p>0,1179</text:p>
          </table:table-cell>
          <table:table-cell office:value-type="float" office:value="0.2397" calcext:value-type="float">
            <text:p>0,2397</text:p>
          </table:table-cell>
          <table:table-cell office:value-type="float" office:value="0.0161" calcext:value-type="float">
            <text:p>0,0161</text:p>
          </table:table-cell>
          <table:table-cell office:value-type="float" office:value="0.0022" calcext:value-type="float">
            <text:p>0,0022</text:p>
          </table:table-cell>
          <table:table-cell office:value-type="float" office:value="0.0005" calcext:value-type="float">
            <text:p>0,00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3785" calcext:value-type="float">
            <text:p>4,3785</text:p>
          </table:table-cell>
          <table:table-cell office:value-type="float" office:value="16" calcext:value-type="float">
            <text:p>16</text:p>
          </table:table-cell>
          <table:table-cell table:number-columns-repeated="3"/>
          <table:table-cell office:value-type="float" office:value="4.3466" calcext:value-type="float">
            <text:p>4,3466</text:p>
          </table:table-cell>
          <table:table-cell office:value-type="float" office:value="16.1491" calcext:value-type="float">
            <text:p>16,1491</text:p>
          </table:table-cell>
          <table:table-cell office:value-type="float" office:value="13" calcext:value-type="float">
            <text:p>13</text:p>
          </table:table-cell>
          <table:table-cell table:formula="of:=[.U24]/[.T24]" office:value-type="float" office:value="3.71534072608476" calcext:value-type="float">
            <text:p>3,71534072608476</text:p>
          </table:table-cell>
          <table:table-cell/>
          <table:table-cell office:value-type="float" office:value="13" calcext:value-type="float">
            <text:p>13</text:p>
          </table:table-cell>
          <table:table-cell table:formula="of:=[.W24]/[.Y24]" office:value-type="float" office:value="0.285795440468058" calcext:value-type="float">
            <text:p>0,285795440468058</text:p>
          </table:table-cell>
        </table:table-row>
        <table:table-row table:style-name="ro1">
          <table:table-cell table:number-columns-repeated="2"/>
          <table:table-cell office:value-type="float" office:value="13.2895" calcext:value-type="float">
            <text:p>13,28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9" calcext:value-type="float">
            <text:p>0,0049</text:p>
          </table:table-cell>
          <table:table-cell office:value-type="float" office:value="0" calcext:value-type="float">
            <text:p>0</text:p>
          </table:table-cell>
          <table:table-cell office:value-type="float" office:value="0.0374" calcext:value-type="float">
            <text:p>0,0374</text:p>
          </table:table-cell>
          <table:table-cell office:value-type="float" office:value="0.107" calcext:value-type="float">
            <text:p>0,107</text:p>
          </table:table-cell>
          <table:table-cell office:value-type="float" office:value="0.0376" calcext:value-type="float">
            <text:p>0,0376</text:p>
          </table:table-cell>
          <table:table-cell office:value-type="float" office:value="0.002" calcext:value-type="float">
            <text:p>0,002</text:p>
          </table:table-cell>
          <table:table-cell office:value-type="float" office:value="0.0008" calcext:value-type="float">
            <text:p>0,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.3271" calcext:value-type="float">
            <text:p>13,327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.3785" calcext:value-type="float">
            <text:p>4,3785</text:p>
          </table:table-cell>
          <table:table-cell office:value-type="float" office:value="16.1491" calcext:value-type="float">
            <text:p>16,1491</text:p>
          </table:table-cell>
          <table:table-cell office:value-type="float" office:value="16" calcext:value-type="float">
            <text:p>16</text:p>
          </table:table-cell>
          <table:table-cell table:formula="of:=[.U25]/[.T25]" office:value-type="float" office:value="3.68827223935138" calcext:value-type="float">
            <text:p>3,68827223935138</text:p>
          </table:table-cell>
          <table:table-cell/>
          <table:table-cell office:value-type="float" office:value="16" calcext:value-type="float">
            <text:p>16</text:p>
          </table:table-cell>
          <table:table-cell table:formula="of:=[.W25]/[.Y25]" office:value-type="float" office:value="0.230517014959461" calcext:value-type="float">
            <text:p>0,230517014959461</text:p>
          </table:table-cell>
        </table:table-row>
        <table:table-row table:style-name="ro1">
          <table:table-cell table:number-columns-repeated="2"/>
          <table:table-cell office:value-type="float" office:value="10.6895" calcext:value-type="float">
            <text:p>10,68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26" calcext:value-type="float">
            <text:p>0,0426</text:p>
          </table:table-cell>
          <table:table-cell office:value-type="float" office:value="0" calcext:value-type="float">
            <text:p>0</text:p>
          </table:table-cell>
          <table:table-cell office:value-type="float" office:value="0.0747" calcext:value-type="float">
            <text:p>0,0747</text:p>
          </table:table-cell>
          <table:table-cell office:value-type="float" office:value="0.1564" calcext:value-type="float">
            <text:p>0,1564</text:p>
          </table:table-cell>
          <table:table-cell office:value-type="float" office:value="0.0414" calcext:value-type="float">
            <text:p>0,0414</text:p>
          </table:table-cell>
          <table:table-cell office:value-type="float" office:value="0.0008" calcext:value-type="float">
            <text:p>0,0008</text:p>
          </table:table-cell>
          <table:table-cell office:value-type="float" office:value="0.0009" calcext:value-type="float">
            <text:p>0,0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7309" calcext:value-type="float">
            <text:p>10,7309</text:p>
          </table:table-cell>
          <table:table-cell office:value-type="float" office:value="7" calcext:value-type="float">
            <text:p>7</text:p>
          </table:table-cell>
          <table:table-cell table:number-columns-repeated="6"/>
          <table:table-cell office:value-type="string" calcext:value-type="string">
            <text:p>large</text:p>
          </table:table-cell>
          <table:table-cell table:number-columns-repeated="2"/>
          <table:table-cell office:value-type="string" calcext:value-type="string">
            <text:p>large</text:p>
          </table:table-cell>
        </table:table-row>
        <table:table-row table:style-name="ro1">
          <table:table-cell table:number-columns-repeated="2"/>
          <table:table-cell office:value-type="float" office:value="10.7327" calcext:value-type="float">
            <text:p>10,73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96" calcext:value-type="float">
            <text:p>0,0396</text:p>
          </table:table-cell>
          <table:table-cell office:value-type="float" office:value="0" calcext:value-type="float">
            <text:p>0</text:p>
          </table:table-cell>
          <table:table-cell office:value-type="float" office:value="0.1128" calcext:value-type="float">
            <text:p>0,1128</text:p>
          </table:table-cell>
          <table:table-cell office:value-type="float" office:value="0.2121" calcext:value-type="float">
            <text:p>0,2121</text:p>
          </table:table-cell>
          <table:table-cell office:value-type="float" office:value="0.0384" calcext:value-type="float">
            <text:p>0,0384</text:p>
          </table:table-cell>
          <table:table-cell office:value-type="float" office:value="0.0028" calcext:value-type="float">
            <text:p>0,0028</text:p>
          </table:table-cell>
          <table:table-cell office:value-type="float" office:value="0.0008" calcext:value-type="float">
            <text:p>0,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7711" calcext:value-type="float">
            <text:p>10,7711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3.3271" calcext:value-type="float">
            <text:p>13,3271</text:p>
          </table:table-cell>
          <table:table-cell office:value-type="float" office:value="32.6418" calcext:value-type="float">
            <text:p>32,6418</text:p>
          </table:table-cell>
          <table:table-cell office:value-type="float" office:value="4" calcext:value-type="float">
            <text:p>4</text:p>
          </table:table-cell>
          <table:table-cell table:formula="of:=[.U27]/[.T27]" office:value-type="float" office:value="2.44928003841796" calcext:value-type="float">
            <text:p>2,44928003841796</text:p>
          </table:table-cell>
          <table:table-cell/>
          <table:table-cell office:value-type="float" office:value="4" calcext:value-type="float">
            <text:p>4</text:p>
          </table:table-cell>
          <table:table-cell table:formula="of:=[.W27]/[.Y27]" office:value-type="float" office:value="0.61232000960449" calcext:value-type="float">
            <text:p>0,61232000960449</text:p>
          </table:table-cell>
        </table:table-row>
        <table:table-row table:style-name="ro1">
          <table:table-cell table:number-columns-repeated="2"/>
          <table:table-cell office:value-type="float" office:value="10.0189" calcext:value-type="float">
            <text:p>10,01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11" calcext:value-type="float">
            <text:p>0,0611</text:p>
          </table:table-cell>
          <table:table-cell office:value-type="float" office:value="0" calcext:value-type="float">
            <text:p>0</text:p>
          </table:table-cell>
          <table:table-cell office:value-type="float" office:value="0.1297" calcext:value-type="float">
            <text:p>0,1297</text:p>
          </table:table-cell>
          <table:table-cell office:value-type="float" office:value="0.2548" calcext:value-type="float">
            <text:p>0,2548</text:p>
          </table:table-cell>
          <table:table-cell office:value-type="float" office:value="0.038" calcext:value-type="float">
            <text:p>0,038</text:p>
          </table:table-cell>
          <table:table-cell office:value-type="float" office:value="0.0024" calcext:value-type="float">
            <text:p>0,0024</text:p>
          </table:table-cell>
          <table:table-cell office:value-type="float" office:value="0.0008" calcext:value-type="float">
            <text:p>0,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0569" calcext:value-type="float">
            <text:p>10,0569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10.7309" calcext:value-type="float">
            <text:p>10,7309</text:p>
          </table:table-cell>
          <table:table-cell office:value-type="float" office:value="32.6418" calcext:value-type="float">
            <text:p>32,6418</text:p>
          </table:table-cell>
          <table:table-cell office:value-type="float" office:value="7" calcext:value-type="float">
            <text:p>7</text:p>
          </table:table-cell>
          <table:table-cell table:formula="of:=[.U28]/[.T28]" office:value-type="float" office:value="3.04185110288979" calcext:value-type="float">
            <text:p>3,04185110288979</text:p>
          </table:table-cell>
          <table:table-cell/>
          <table:table-cell office:value-type="float" office:value="7" calcext:value-type="float">
            <text:p>7</text:p>
          </table:table-cell>
          <table:table-cell table:formula="of:=[.W28]/[.Y28]" office:value-type="float" office:value="0.434550157555684" calcext:value-type="float">
            <text:p>0,434550157555684</text:p>
          </table:table-cell>
        </table:table-row>
        <table:table-row table:style-name="ro1">
          <table:table-cell table:number-columns-repeated="2"/>
          <table:table-cell office:value-type="float" office:value="10.0398" calcext:value-type="float">
            <text:p>10,03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62" calcext:value-type="float">
            <text:p>0,0662</text:p>
          </table:table-cell>
          <table:table-cell office:value-type="float" office:value="0" calcext:value-type="float">
            <text:p>0</text:p>
          </table:table-cell>
          <table:table-cell office:value-type="float" office:value="0.1736" calcext:value-type="float">
            <text:p>0,1736</text:p>
          </table:table-cell>
          <table:table-cell office:value-type="float" office:value="0.3189" calcext:value-type="float">
            <text:p>0,3189</text:p>
          </table:table-cell>
          <table:table-cell office:value-type="float" office:value="0.0421" calcext:value-type="float">
            <text:p>0,0421</text:p>
          </table:table-cell>
          <table:table-cell office:value-type="float" office:value="0.0016" calcext:value-type="float">
            <text:p>0,0016</text:p>
          </table:table-cell>
          <table:table-cell office:value-type="float" office:value="0.0009" calcext:value-type="float">
            <text:p>0,0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0819" calcext:value-type="float">
            <text:p>10,0819</text:p>
          </table:table-cell>
          <table:table-cell office:value-type="float" office:value="16" calcext:value-type="float">
            <text:p>16</text:p>
          </table:table-cell>
          <table:table-cell table:number-columns-repeated="3"/>
          <table:table-cell office:value-type="float" office:value="10.7711" calcext:value-type="float">
            <text:p>10,7711</text:p>
          </table:table-cell>
          <table:table-cell office:value-type="float" office:value="32.6418" calcext:value-type="float">
            <text:p>32,6418</text:p>
          </table:table-cell>
          <table:table-cell office:value-type="float" office:value="10" calcext:value-type="float">
            <text:p>10</text:p>
          </table:table-cell>
          <table:table-cell table:formula="of:=[.U29]/[.T29]" office:value-type="float" office:value="3.03049827779892" calcext:value-type="float">
            <text:p>3,03049827779892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W29]/[.Y29]" office:value-type="float" office:value="0.303049827779892" calcext:value-type="float">
            <text:p>0,303049827779892</text:p>
          </table:table-cell>
        </table:table-row>
        <table:table-row table:style-name="ro1">
          <table:table-cell table:number-columns-repeated="2"/>
          <table:table-cell office:value-type="float" office:value="27.3621" calcext:value-type="float">
            <text:p>27,36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83" calcext:value-type="float">
            <text:p>0,0083</text:p>
          </table:table-cell>
          <table:table-cell office:value-type="float" office:value="0" calcext:value-type="float">
            <text:p>0</text:p>
          </table:table-cell>
          <table:table-cell office:value-type="float" office:value="0.0511" calcext:value-type="float">
            <text:p>0,0511</text:p>
          </table:table-cell>
          <table:table-cell office:value-type="float" office:value="0.1192" calcext:value-type="float">
            <text:p>0,1192</text:p>
          </table:table-cell>
          <table:table-cell office:value-type="float" office:value="0.0747" calcext:value-type="float">
            <text:p>0,0747</text:p>
          </table:table-cell>
          <table:table-cell office:value-type="float" office:value="0.005" calcext:value-type="float">
            <text:p>0,005</text:p>
          </table:table-cell>
          <table:table-cell office:value-type="float" office:value="0.0024" calcext:value-type="float">
            <text:p>0,0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.4368" calcext:value-type="float">
            <text:p>27,4368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0.0569" calcext:value-type="float">
            <text:p>10,0569</text:p>
          </table:table-cell>
          <table:table-cell office:value-type="float" office:value="32.6418" calcext:value-type="float">
            <text:p>32,6418</text:p>
          </table:table-cell>
          <table:table-cell office:value-type="float" office:value="13" calcext:value-type="float">
            <text:p>13</text:p>
          </table:table-cell>
          <table:table-cell table:formula="of:=[.U30]/[.T30]" office:value-type="float" office:value="3.24571189929302" calcext:value-type="float">
            <text:p>3,24571189929302</text:p>
          </table:table-cell>
          <table:table-cell/>
          <table:table-cell office:value-type="float" office:value="13" calcext:value-type="float">
            <text:p>13</text:p>
          </table:table-cell>
          <table:table-cell table:formula="of:=[.W30]/[.Y30]" office:value-type="float" office:value="0.249670146099463" calcext:value-type="float">
            <text:p>0,249670146099463</text:p>
          </table:table-cell>
        </table:table-row>
        <table:table-row table:style-name="ro1">
          <table:table-cell table:number-columns-repeated="2"/>
          <table:table-cell office:value-type="float" office:value="22.2103" calcext:value-type="float">
            <text:p>22,21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72" calcext:value-type="float">
            <text:p>0,0372</text:p>
          </table:table-cell>
          <table:table-cell office:value-type="float" office:value="0" calcext:value-type="float">
            <text:p>0</text:p>
          </table:table-cell>
          <table:table-cell office:value-type="float" office:value="0.0837" calcext:value-type="float">
            <text:p>0,0837</text:p>
          </table:table-cell>
          <table:table-cell office:value-type="float" office:value="0.1375" calcext:value-type="float">
            <text:p>0,1375</text:p>
          </table:table-cell>
          <table:table-cell office:value-type="float" office:value="0.0951" calcext:value-type="float">
            <text:p>0,0951</text:p>
          </table:table-cell>
          <table:table-cell table:number-columns-repeated="2" office:value-type="float" office:value="0.003" calcext:value-type="float">
            <text:p>0,0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.3054" calcext:value-type="float">
            <text:p>22,3054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10.0819" calcext:value-type="float">
            <text:p>10,0819</text:p>
          </table:table-cell>
          <table:table-cell office:value-type="float" office:value="32.6418" calcext:value-type="float">
            <text:p>32,6418</text:p>
          </table:table-cell>
          <table:table-cell office:value-type="float" office:value="16" calcext:value-type="float">
            <text:p>16</text:p>
          </table:table-cell>
          <table:table-cell table:formula="of:=[.U31]/[.T31]" office:value-type="float" office:value="3.23766353564308" calcext:value-type="float">
            <text:p>3,23766353564308</text:p>
          </table:table-cell>
          <table:table-cell/>
          <table:table-cell office:value-type="float" office:value="16" calcext:value-type="float">
            <text:p>16</text:p>
          </table:table-cell>
          <table:table-cell table:formula="of:=[.W31]/[.Y31]" office:value-type="float" office:value="0.202353970977693" calcext:value-type="float">
            <text:p>0,202353970977693</text:p>
          </table:table-cell>
        </table:table-row>
        <table:table-row table:style-name="ro1">
          <table:table-cell table:number-columns-repeated="2"/>
          <table:table-cell office:value-type="float" office:value="21.8433" calcext:value-type="float">
            <text:p>21,84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06" calcext:value-type="float">
            <text:p>0,0506</text:p>
          </table:table-cell>
          <table:table-cell office:value-type="float" office:value="0" calcext:value-type="float">
            <text:p>0</text:p>
          </table:table-cell>
          <table:table-cell office:value-type="float" office:value="0.1168" calcext:value-type="float">
            <text:p>0,1168</text:p>
          </table:table-cell>
          <table:table-cell office:value-type="float" office:value="0.2427" calcext:value-type="float">
            <text:p>0,2427</text:p>
          </table:table-cell>
          <table:table-cell office:value-type="float" office:value="0.0961" calcext:value-type="float">
            <text:p>0,0961</text:p>
          </table:table-cell>
          <table:table-cell office:value-type="float" office:value="0.0038" calcext:value-type="float">
            <text:p>0,0038</text:p>
          </table:table-cell>
          <table:table-cell office:value-type="float" office:value="0.0029" calcext:value-type="float">
            <text:p>0,00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.0156" calcext:value-type="float">
            <text:p>20,0156</text:p>
          </table:table-cell>
          <table:table-cell office:value-type="float" office:value="10" calcext:value-type="float">
            <text:p>10</text:p>
          </table:table-cell>
          <table:table-cell table:number-columns-repeated="6"/>
          <table:table-cell office:value-type="string" calcext:value-type="string">
            <text:p>verylarge</text:p>
          </table:table-cell>
          <table:table-cell table:number-columns-repeated="2"/>
          <table:table-cell office:value-type="string" calcext:value-type="string">
            <text:p>verylarge</text:p>
          </table:table-cell>
        </table:table-row>
        <table:table-row table:style-name="ro1">
          <table:table-cell table:number-columns-repeated="2"/>
          <table:table-cell office:value-type="float" office:value="22.0125" calcext:value-type="float">
            <text:p>22,01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39" calcext:value-type="float">
            <text:p>0,0539</text:p>
          </table:table-cell>
          <table:table-cell office:value-type="float" office:value="0" calcext:value-type="float">
            <text:p>0</text:p>
          </table:table-cell>
          <table:table-cell office:value-type="float" office:value="0.1571" calcext:value-type="float">
            <text:p>0,1571</text:p>
          </table:table-cell>
          <table:table-cell office:value-type="float" office:value="0.3607" calcext:value-type="float">
            <text:p>0,3607</text:p>
          </table:table-cell>
          <table:table-cell office:value-type="float" office:value="0.0941" calcext:value-type="float">
            <text:p>0,0941</text:p>
          </table:table-cell>
          <table:table-cell office:value-type="float" office:value="0.0032" calcext:value-type="float">
            <text:p>0,0032</text:p>
          </table:table-cell>
          <table:table-cell office:value-type="float" office:value="0.0028" calcext:value-type="float">
            <text:p>0,00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.1066" calcext:value-type="float">
            <text:p>22,1066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27.4368" calcext:value-type="float">
            <text:p>27,4368</text:p>
          </table:table-cell>
          <table:table-cell office:value-type="float" office:value="74.297" calcext:value-type="float">
            <text:p>74,297</text:p>
          </table:table-cell>
          <table:table-cell office:value-type="float" office:value="4" calcext:value-type="float">
            <text:p>4</text:p>
          </table:table-cell>
          <table:table-cell table:formula="of:=[.U33]/[.T33]" office:value-type="float" office:value="2.70793241194308" calcext:value-type="float">
            <text:p>2,70793241194308</text:p>
          </table:table-cell>
          <table:table-cell/>
          <table:table-cell office:value-type="float" office:value="4" calcext:value-type="float">
            <text:p>4</text:p>
          </table:table-cell>
          <table:table-cell table:formula="of:=[.W33]/[.Y33]" office:value-type="float" office:value="0.676983102985771" calcext:value-type="float">
            <text:p>0,676983102985771</text:p>
          </table:table-cell>
        </table:table-row>
        <table:table-row table:style-name="ro1">
          <table:table-cell table:number-columns-repeated="2"/>
          <table:table-cell office:value-type="float" office:value="22.4838" calcext:value-type="float">
            <text:p>22,48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25" calcext:value-type="float">
            <text:p>0,0625</text:p>
          </table:table-cell>
          <table:table-cell office:value-type="float" office:value="0" calcext:value-type="float">
            <text:p>0</text:p>
          </table:table-cell>
          <table:table-cell office:value-type="float" office:value="0.1773" calcext:value-type="float">
            <text:p>0,1773</text:p>
          </table:table-cell>
          <table:table-cell office:value-type="float" office:value="0.45" calcext:value-type="float">
            <text:p>0,45</text:p>
          </table:table-cell>
          <table:table-cell office:value-type="float" office:value="0.1047" calcext:value-type="float">
            <text:p>0,1047</text:p>
          </table:table-cell>
          <table:table-cell office:value-type="float" office:value="0.0024" calcext:value-type="float">
            <text:p>0,0024</text:p>
          </table:table-cell>
          <table:table-cell office:value-type="float" office:value="0.0026" calcext:value-type="float">
            <text:p>0,00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.5885" calcext:value-type="float">
            <text:p>22,5885</text:p>
          </table:table-cell>
          <table:table-cell office:value-type="float" office:value="16" calcext:value-type="float">
            <text:p>16</text:p>
          </table:table-cell>
          <table:table-cell table:number-columns-repeated="3"/>
          <table:table-cell office:value-type="float" office:value="22.3054" calcext:value-type="float">
            <text:p>22,3054</text:p>
          </table:table-cell>
          <table:table-cell office:value-type="float" office:value="74.297" calcext:value-type="float">
            <text:p>74,297</text:p>
          </table:table-cell>
          <table:table-cell office:value-type="float" office:value="7" calcext:value-type="float">
            <text:p>7</text:p>
          </table:table-cell>
          <table:table-cell table:formula="of:=[.U34]/[.T34]" office:value-type="float" office:value="3.3308974508415" calcext:value-type="float">
            <text:p>3,3308974508415</text:p>
          </table:table-cell>
          <table:table-cell/>
          <table:table-cell office:value-type="float" office:value="7" calcext:value-type="float">
            <text:p>7</text:p>
          </table:table-cell>
          <table:table-cell table:formula="of:=[.W34]/[.Y34]" office:value-type="float" office:value="0.475842492977357" calcext:value-type="float">
            <text:p>0,475842492977357</text:p>
          </table:table-cell>
        </table:table-row>
        <table:table-row table:style-name="ro1">
          <table:table-cell table:number-columns-repeated="19"/>
          <table:table-cell office:value-type="float" office:value="20.0156" calcext:value-type="float">
            <text:p>20,0156</text:p>
          </table:table-cell>
          <table:table-cell office:value-type="float" office:value="74.297" calcext:value-type="float">
            <text:p>74,297</text:p>
          </table:table-cell>
          <table:table-cell office:value-type="float" office:value="10" calcext:value-type="float">
            <text:p>10</text:p>
          </table:table-cell>
          <table:table-cell table:formula="of:=[.U35]/[.T35]" office:value-type="float" office:value="3.71195467535322" calcext:value-type="float">
            <text:p>3,71195467535322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W35]/[.Y35]" office:value-type="float" office:value="0.371195467535322" calcext:value-type="float">
            <text:p>0,371195467535322</text:p>
          </table:table-cell>
        </table:table-row>
        <table:table-row table:style-name="ro1">
          <table:table-cell table:number-columns-repeated="19"/>
          <table:table-cell office:value-type="float" office:value="22.1066" calcext:value-type="float">
            <text:p>22,1066</text:p>
          </table:table-cell>
          <table:table-cell office:value-type="float" office:value="74.297" calcext:value-type="float">
            <text:p>74,297</text:p>
          </table:table-cell>
          <table:table-cell office:value-type="float" office:value="13" calcext:value-type="float">
            <text:p>13</text:p>
          </table:table-cell>
          <table:table-cell table:formula="of:=[.U36]/[.T36]" office:value-type="float" office:value="3.36085151040866" calcext:value-type="float">
            <text:p>3,36085151040866</text:p>
          </table:table-cell>
          <table:table-cell/>
          <table:table-cell office:value-type="float" office:value="13" calcext:value-type="float">
            <text:p>13</text:p>
          </table:table-cell>
          <table:table-cell table:formula="of:=[.W36]/[.Y36]" office:value-type="float" office:value="0.258527039262204" calcext:value-type="float">
            <text:p>0,258527039262204</text:p>
          </table:table-cell>
        </table:table-row>
        <table:table-row table:style-name="ro1">
          <table:table-cell table:number-columns-repeated="19"/>
          <table:table-cell office:value-type="float" office:value="22.5885" calcext:value-type="float">
            <text:p>22,5885</text:p>
          </table:table-cell>
          <table:table-cell office:value-type="float" office:value="74.297" calcext:value-type="float">
            <text:p>74,297</text:p>
          </table:table-cell>
          <table:table-cell office:value-type="float" office:value="16" calcext:value-type="float">
            <text:p>16</text:p>
          </table:table-cell>
          <table:table-cell table:formula="of:=[.U37]/[.T37]" office:value-type="float" office:value="3.28915155942183" calcext:value-type="float">
            <text:p>3,28915155942183</text:p>
          </table:table-cell>
          <table:table-cell/>
          <table:table-cell office:value-type="float" office:value="16" calcext:value-type="float">
            <text:p>16</text:p>
          </table:table-cell>
          <table:table-cell table:formula="of:=[.W37]/[.Y37]" office:value-type="float" office:value="0.205571972463864" calcext:value-type="float">
            <text:p>0,205571972463864</text:p>
          </table:table-cell>
        </table:table-row>
        <table:table-row table:style-name="ro1" table:number-rows-repeated="60">
          <table:table-cell table:number-columns-repeated="26"/>
        </table:table-row>
        <table:table-row table:style-name="ro1">
          <table:table-cell table:number-columns-repeated="16"/>
          <table:table-cell office:value-type="float" office:value="1.4349" calcext:value-type="float">
            <text:p>1,4349</text:p>
          </table:table-cell>
          <table:table-cell table:number-columns-repeated="9"/>
        </table:table-row>
        <table:table-row table:style-name="ro1">
          <table:table-cell table:number-columns-repeated="16"/>
          <table:table-cell office:value-type="float" office:value="0.9897" calcext:value-type="float">
            <text:p>0,9897</text:p>
          </table:table-cell>
          <table:table-cell table:number-columns-repeated="9"/>
        </table:table-row>
        <table:table-row table:style-name="ro1">
          <table:table-cell table:number-columns-repeated="16"/>
          <table:table-cell office:value-type="float" office:value="1.0016" calcext:value-type="float">
            <text:p>1,0016</text:p>
          </table:table-cell>
          <table:table-cell table:number-columns-repeated="9"/>
        </table:table-row>
        <table:table-row table:style-name="ro1">
          <table:table-cell table:number-columns-repeated="16"/>
          <table:table-cell office:value-type="float" office:value="0.9615" calcext:value-type="float">
            <text:p>0,9615</text:p>
          </table:table-cell>
          <table:table-cell table:number-columns-repeated="9"/>
        </table:table-row>
        <table:table-row table:style-name="ro1">
          <table:table-cell table:number-columns-repeated="16"/>
          <table:table-cell office:value-type="float" office:value="0.9997" calcext:value-type="float">
            <text:p>0,9997</text:p>
          </table:table-cell>
          <table:table-cell table:number-columns-repeated="9"/>
        </table:table-row>
      </table:table>
      <table:table table:name="grafici" table:style-name="ta1">
        <table:shapes>
          <draw:frame draw:z-index="0" draw:style-name="gr1" draw:text-style-name="P1" svg:width="159.99mm" svg:height="114.47mm" svg:x="250.95mm" svg:y="45.8mm">
            <draw:object draw:notify-on-update-of-ranges="omp.Y8:omp.Y11 omp.Z6:omp.Z6 omp.Z8:omp.Z11 omp.Z12:omp.Z12 omp.Z14:omp.Z17 omp.Z18:omp.Z18 omp.Z20:omp.Z23 omp.Z24:omp.Z24 omp.Z26:omp.Z29 omp.Z30:omp.Z30 omp.Z32:omp.Z35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1" draw:style-name="gr1" draw:text-style-name="P1" svg:width="159.99mm" svg:height="114.8mm" svg:x="82.9mm" svg:y="43.87mm">
            <draw:object draw:notify-on-update-of-ranges="omp.U7:omp.U11 grafici.C18:grafici.C18 grafici.C19:grafici.C21 omp.V6:omp.V6 omp.V7:omp.V11 omp.V12:omp.V12 omp.V13:omp.V17 omp.V18:omp.V18 omp.V19:omp.V23 omp.V24:omp.V24 omp.V25:omp.V29 omp.V30:omp.V30 omp.V31:omp.V35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2" draw:style-name="gr1" draw:text-style-name="P1" svg:width="159.99mm" svg:height="89.99mm" svg:x="81.61mm" svg:y="168.69mm">
            <draw:object draw:notify-on-update-of-ranges="pthread.T18:pthread.T22 grafici.C18:grafici.C18 grafici.C20:grafici.C21 pthread.U17:pthread.U17 pthread.U18:pthread.U21 pthread.U23:pthread.U23 pthread.U24:pthread.U27 pthread.U29:pthread.U29 pthread.U30:pthread.U33 pthread.U34:pthread.U34 pthread.U35:pthread.U38 pthread.U39:pthread.U39 pthread.U40:pthread.U43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3" draw:style-name="gr1" draw:text-style-name="P1" svg:width="159.99mm" svg:height="89.99mm" svg:x="249.99mm" svg:y="166.75mm">
            <draw:object draw:notify-on-update-of-ranges="pthread.W18:pthread.W21 pthread.X17:pthread.X17 pthread.X18:pthread.X21 pthread.X23:pthread.X23 pthread.X24:pthread.X27 pthread.X29:pthread.X29 pthread.X30:pthread.X33 pthread.X34:pthread.X34 pthread.X35:pthread.X38 pthread.X39:pthread.X39 pthread.X40:pthread.X43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4" draw:style-name="gr1" draw:text-style-name="P1" svg:width="159.87mm" svg:height="105.22mm" svg:x="85.07mm" svg:y="278.61mm">
            <draw:object draw:notify-on-update-of-ranges="'prod-cons'.V9:'prod-cons'.V13 grafici.C66:grafici.C66 grafici.C67:grafici.C68 'prod-cons'.W8:'prod-cons'.W8 'prod-cons'.W9:'prod-cons'.W13 'prod-cons'.W14:'prod-cons'.W14 'prod-cons'.W15:'prod-cons'.W19 'prod-cons'.W20:'prod-cons'.W20 'prod-cons'.W21:'prod-cons'.W25 'prod-cons'.W26:'prod-cons'.W26 'prod-cons'.W27:'prod-cons'.W31 'prod-cons'.W32:'prod-cons'.W32 'prod-cons'.W33:'prod-cons'.W37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z-index="5" draw:style-name="gr1" draw:text-style-name="P1" svg:width="159.99mm" svg:height="89.99mm" svg:x="251.27mm" svg:y="260.62mm">
            <draw:object draw:notify-on-update-of-ranges="'prod-cons'.Y9:'prod-cons'.Y13 'prod-cons'.Z8:'prod-cons'.Z8 'prod-cons'.Z9:'prod-cons'.Z13 'prod-cons'.Z14:'prod-cons'.Z14 'prod-cons'.Z15:'prod-cons'.Z19 'prod-cons'.Z20:'prod-cons'.Z20 'prod-cons'.Z21:'prod-cons'.Z25 'prod-cons'.Z26:'prod-cons'.Z26 'prod-cons'.Z27:'prod-cons'.Z31 'prod-cons'.Z32:'prod-cons'.Z32 'prod-cons'.Z33:'prod-cons'.Z37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  <draw:frame draw:z-index="6" draw:style-name="gr1" draw:text-style-name="P1" svg:width="212.7mm" svg:height="119.64mm" svg:x="66.78mm" svg:y="373.49mm">
            <draw:object draw:notify-on-update-of-ranges="serial.G21:serial.G25 serial.H20:serial.H20 serial.H21:serial.H25 serial.H26:serial.H26 serial.H27:serial.H31 serial.H32:serial.H32 serial.H33:serial.H37 serial.H38:serial.H38 serial.H39:serial.H43"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 table:number-rows-repeated="17"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linear speed-up</text:p>
          </table:table-cell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number-columns-repeated="2" office:value-type="float" office:value="4" calcext:value-type="float">
            <text:p>4</text:p>
          </table:table-cell>
        </table:table-row>
        <table:table-row table:style-name="ro1" table:number-rows-repeated="43"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linear speed-up</text:p>
          </table:table-cell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0"/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3">00/00/0000</text:date>, <text:time style:data-style-name="N2" text:time-value="12:36:12.01852505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03T00:13:17.918858065</meta:creation-date>
    <dc:date>2021-04-03T12:41:41.091378268</dc:date>
    <meta:editing-duration>PT1H39M26S</meta:editing-duration>
    <meta:editing-cycles>15</meta:editing-cycles>
    <meta:generator>LibreOffice/6.0.7.3$Linux_X86_64 LibreOffice_project/00m0$Build-3</meta:generator>
    <meta:document-statistic meta:table-count="5" meta:cell-count="3039" meta:object-count="1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11.481cm" xlink:href=".." xlink:type="simple" chart:class="chart:line" chart:style-name="ch1">
        <chart:title svg:x="6.078cm" svg:y="0.365cm" chart:style-name="ch2">
          <text:p>OpenMP speed-up</text:p>
        </chart:title>
        <chart:subtitle svg:x="6.263cm" svg:y="1.373cm" chart:style-name="ch3">
          <text:p>tempo complessivo</text:p>
        </chart:subtitle>
        <chart:legend chart:legend-position="end" svg:x="13.174cm" svg:y="4.445cm" style:legend-expansion="high" chart:style-name="ch4"/>
        <chart:plot-area chart:style-name="ch5" table:cell-range-address="omp.U7:omp.V11 omp.V6:omp.V6 omp.V12:omp.V35" chart:data-source-has-labels="both" svg:x="1.331cm" svg:y="2.285cm" svg:width="11.523cm" svg:height="7.986cm">
          <chartooo:coordinate-region svg:x="2.058cm" svg:y="2.485cm" svg:width="10.61cm" svg:height="7.139cm"/>
          <chart:axis chart:dimension="x" chart:name="primary-x" chart:style-name="ch6" chartooo:axis-type="auto">
            <chartooo:date-scale/>
            <chart:title svg:x="6.492cm" svg:y="10.5cm" chart:style-name="ch7">
              <text:p>threads</text:p>
            </chart:title>
            <chart:categories table:cell-range-address="omp.U7:omp.U11"/>
          </chart:axis>
          <chart:axis chart:dimension="y" chart:name="primary-y" chart:style-name="ch6">
            <chart:title svg:x="0.451cm" svg:y="7.023cm" chart:style-name="ch8">
              <text:p>speed-up</text:p>
            </chart:title>
            <chart:grid chart:style-name="ch9" chart:class="major"/>
          </chart:axis>
          <chart:series chart:style-name="ch10" chart:values-cell-range-address="omp.V7:omp.V11" chart:label-cell-address="omp.V6:omp.V6" chart:class="chart:line">
            <chart:data-point chart:repeated="5"/>
          </chart:series>
          <chart:series chart:style-name="ch11" chart:values-cell-range-address="omp.V13:omp.V17" chart:label-cell-address="omp.V12:omp.V12" chart:class="chart:line">
            <chart:data-point chart:repeated="5"/>
          </chart:series>
          <chart:series chart:style-name="ch12" chart:values-cell-range-address="omp.V19:omp.V23" chart:label-cell-address="omp.V18:omp.V18" chart:class="chart:line">
            <chart:data-point chart:repeated="5"/>
          </chart:series>
          <chart:series chart:style-name="ch13" chart:values-cell-range-address="omp.V25:omp.V29" chart:label-cell-address="omp.V24:omp.V24" chart:class="chart:line">
            <chart:data-point chart:repeated="5"/>
          </chart:series>
          <chart:series chart:style-name="ch14" chart:values-cell-range-address="omp.V31:omp.V35" chart:label-cell-address="omp.V30:omp.V30" chart:class="chart:line">
            <chart:data-point chart:repeated="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erysmall</text:p>
                <draw:g>
                  <svg:desc>omp.V6:omp.V6</svg:desc>
                </draw:g>
              </table:table-cell>
              <table:table-cell office:value-type="string">
                <text:p>small</text:p>
                <draw:g>
                  <svg:desc>omp.V12:omp.V12</svg:desc>
                </draw:g>
              </table:table-cell>
              <table:table-cell office:value-type="string">
                <text:p>medium</text:p>
                <draw:g>
                  <svg:desc>omp.V18:omp.V18</svg:desc>
                </draw:g>
              </table:table-cell>
              <table:table-cell office:value-type="string">
                <text:p>large</text:p>
                <draw:g>
                  <svg:desc>omp.V24:omp.V24</svg:desc>
                </draw:g>
              </table:table-cell>
              <table:table-cell office:value-type="string">
                <text:p>verylarge</text:p>
                <draw:g>
                  <svg:desc>omp.V30:omp.V30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omp.U7:omp.U11</svg:desc>
                </draw:g>
              </table:table-cell>
              <table:table-cell office:value-type="float" office:value="0.950594948159488">
                <text:p>0.950594948159488</text:p>
                <draw:g>
                  <svg:desc>omp.V7:omp.V11</svg:desc>
                </draw:g>
              </table:table-cell>
              <table:table-cell office:value-type="float" office:value="0.813157947504562">
                <text:p>0.813157947504562</text:p>
                <draw:g>
                  <svg:desc>omp.V13:omp.V17</svg:desc>
                </draw:g>
              </table:table-cell>
              <table:table-cell office:value-type="float" office:value="0.781229137842623">
                <text:p>0.781229137842623</text:p>
                <draw:g>
                  <svg:desc>omp.V19:omp.V23</svg:desc>
                </draw:g>
              </table:table-cell>
              <table:table-cell office:value-type="float" office:value="0.731418097566332">
                <text:p>0.731418097566332</text:p>
                <draw:g>
                  <svg:desc>omp.V25:omp.V29</svg:desc>
                </draw:g>
              </table:table-cell>
              <table:table-cell office:value-type="float" office:value="0.865395815182195">
                <text:p>0.865395815182195</text:p>
                <draw:g>
                  <svg:desc>omp.V31:omp.V35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.70343738309988">
                <text:p>1.70343738309988</text:p>
              </table:table-cell>
              <table:table-cell office:value-type="float" office:value="1.44267952115833">
                <text:p>1.44267952115833</text:p>
              </table:table-cell>
              <table:table-cell office:value-type="float" office:value="1.49329597573606">
                <text:p>1.49329597573606</text:p>
              </table:table-cell>
              <table:table-cell office:value-type="float" office:value="1.701369777333">
                <text:p>1.701369777333</text:p>
              </table:table-cell>
              <table:table-cell office:value-type="float" office:value="1.55254414376763">
                <text:p>1.55254414376763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.72167618541639">
                <text:p>2.72167618541639</text:p>
              </table:table-cell>
              <table:table-cell office:value-type="float" office:value="2.59555811571941">
                <text:p>2.59555811571941</text:p>
              </table:table-cell>
              <table:table-cell office:value-type="float" office:value="2.37214665530715">
                <text:p>2.37214665530715</text:p>
              </table:table-cell>
              <table:table-cell office:value-type="float" office:value="2.17478613117288">
                <text:p>2.17478613117288</text:p>
              </table:table-cell>
              <table:table-cell office:value-type="float" office:value="2.15053172090008">
                <text:p>2.15053172090008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2.88024457094666">
                <text:p>2.88024457094666</text:p>
              </table:table-cell>
              <table:table-cell office:value-type="float" office:value="2.93670794409443">
                <text:p>2.93670794409443</text:p>
              </table:table-cell>
              <table:table-cell office:value-type="float" office:value="2.60263662589244">
                <text:p>2.60263662589244</text:p>
              </table:table-cell>
              <table:table-cell office:value-type="float" office:value="2.6506800925738">
                <text:p>2.6506800925738</text:p>
              </table:table-cell>
              <table:table-cell office:value-type="float" office:value="2.45669202815886">
                <text:p>2.45669202815886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2.83796136001662">
                <text:p>2.83796136001662</text:p>
              </table:table-cell>
              <table:table-cell office:value-type="float" office:value="2.46343093184303">
                <text:p>2.46343093184303</text:p>
              </table:table-cell>
              <table:table-cell office:value-type="float" office:value="2.90253064452353">
                <text:p>2.90253064452353</text:p>
              </table:table-cell>
              <table:table-cell office:value-type="float" office:value="2.64254719730579">
                <text:p>2.64254719730579</text:p>
              </table:table-cell>
              <table:table-cell office:value-type="float" office:value="2.42902259768792">
                <text:p>2.4290225976879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012cm" svg:y="0.316cm" chart:style-name="ch2">
          <text:p>Pthreads efficiency</text:p>
        </chart:title>
        <chart:subtitle svg:x="6.263cm" svg:y="1.275cm" chart:style-name="ch3">
          <text:p>tempo complessivo</text:p>
        </chart:subtitle>
        <chart:legend chart:legend-position="end" svg:x="13.174cm" svg:y="3.205cm" style:legend-expansion="high" chart:style-name="ch4"/>
        <chart:plot-area chart:style-name="ch5" table:cell-range-address="pthread.W18:pthread.X21 pthread.X17:pthread.X17 pthread.X23:pthread.X27 pthread.X29:pthread.X43" chart:data-source-has-labels="both" svg:x="1.331cm" svg:y="2.138cm" svg:width="11.523cm" svg:height="5.701cm">
          <chartooo:coordinate-region svg:x="2.058cm" svg:y="2.338cm" svg:width="10.609cm" svg:height="4.854cm"/>
          <chart:axis chart:dimension="x" chart:name="primary-x" chart:style-name="ch6" chartooo:axis-type="auto">
            <chartooo:date-scale/>
            <chart:title svg:x="6.492cm" svg:y="8.019cm" chart:style-name="ch7">
              <text:p>threads</text:p>
            </chart:title>
            <chart:categories table:cell-range-address="pthread.W18:pthread.W21"/>
          </chart:axis>
          <chart:axis chart:dimension="y" chart:name="primary-y" chart:style-name="ch6">
            <chart:title svg:x="0.451cm" svg:y="5.72cm" chart:style-name="ch8">
              <text:p>efficiency</text:p>
            </chart:title>
            <chart:grid chart:style-name="ch9" chart:class="major"/>
          </chart:axis>
          <chart:series chart:style-name="ch10" chart:values-cell-range-address="pthread.X18:pthread.X21" chart:label-cell-address="pthread.X17:pthread.X17" chart:class="chart:line">
            <chart:data-point chart:repeated="4"/>
          </chart:series>
          <chart:series chart:style-name="ch11" chart:values-cell-range-address="pthread.X24:pthread.X27" chart:label-cell-address="pthread.X23:pthread.X23" chart:class="chart:line">
            <chart:data-point chart:repeated="4"/>
          </chart:series>
          <chart:series chart:style-name="ch12" chart:values-cell-range-address="pthread.X30:pthread.X33" chart:label-cell-address="pthread.X29:pthread.X29" chart:class="chart:line">
            <chart:data-point chart:repeated="4"/>
          </chart:series>
          <chart:series chart:style-name="ch13" chart:values-cell-range-address="pthread.X35:pthread.X38" chart:label-cell-address="pthread.X34:pthread.X34" chart:class="chart:line">
            <chart:data-point chart:repeated="4"/>
          </chart:series>
          <chart:series chart:style-name="ch14" chart:values-cell-range-address="pthread.X40:pthread.X43" chart:label-cell-address="pthread.X39:pthread.X39" chart:class="chart:line">
            <chart:data-point chart:repeated="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erysmall</text:p>
                <draw:g>
                  <svg:desc>pthread.X17:pthread.X17</svg:desc>
                </draw:g>
              </table:table-cell>
              <table:table-cell office:value-type="string">
                <text:p>small</text:p>
                <draw:g>
                  <svg:desc>pthread.X23:pthread.X23</svg:desc>
                </draw:g>
              </table:table-cell>
              <table:table-cell office:value-type="string">
                <text:p>medium</text:p>
                <draw:g>
                  <svg:desc>pthread.X29:pthread.X29</svg:desc>
                </draw:g>
              </table:table-cell>
              <table:table-cell office:value-type="string">
                <text:p>large</text:p>
                <draw:g>
                  <svg:desc>pthread.X34:pthread.X34</svg:desc>
                </draw:g>
              </table:table-cell>
              <table:table-cell office:value-type="string">
                <text:p>verylarge</text:p>
                <draw:g>
                  <svg:desc>pthread.X39:pthread.X39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pthread.W18:pthread.W21</svg:desc>
                </draw:g>
              </table:table-cell>
              <table:table-cell office:value-type="float" office:value="0.788559224197645">
                <text:p>0.788559224197645</text:p>
                <draw:g>
                  <svg:desc>pthread.X18:pthread.X21</svg:desc>
                </draw:g>
              </table:table-cell>
              <table:table-cell office:value-type="float" office:value="0.797627945399473">
                <text:p>0.797627945399473</text:p>
                <draw:g>
                  <svg:desc>pthread.X24:pthread.X27</svg:desc>
                </draw:g>
              </table:table-cell>
              <table:table-cell office:value-type="float" office:value="0.683941927341414">
                <text:p>0.683941927341414</text:p>
                <draw:g>
                  <svg:desc>pthread.X30:pthread.X33</svg:desc>
                </draw:g>
              </table:table-cell>
              <table:table-cell office:value-type="float" office:value="0.648117703121277">
                <text:p>0.648117703121277</text:p>
                <draw:g>
                  <svg:desc>pthread.X35:pthread.X38</svg:desc>
                </draw:g>
              </table:table-cell>
              <table:table-cell office:value-type="float" office:value="0.655048129907549">
                <text:p>0.655048129907549</text:p>
                <draw:g>
                  <svg:desc>pthread.X40:pthread.X43</svg:desc>
                </draw:g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749561050552345">
                <text:p>0.749561050552345</text:p>
              </table:table-cell>
              <table:table-cell office:value-type="float" office:value="0.535084709980472">
                <text:p>0.535084709980472</text:p>
              </table:table-cell>
              <table:table-cell office:value-type="float" office:value="0.455263306269734">
                <text:p>0.455263306269734</text:p>
              </table:table-cell>
              <table:table-cell office:value-type="float" office:value="0.453114155149725">
                <text:p>0.453114155149725</text:p>
              </table:table-cell>
              <table:table-cell office:value-type="float" office:value="0.460886923681984">
                <text:p>0.460886923681984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312732739149014">
                <text:p>0.312732739149014</text:p>
              </table:table-cell>
              <table:table-cell office:value-type="float" office:value="0.26955544920369">
                <text:p>0.26955544920369</text:p>
              </table:table-cell>
              <table:table-cell office:value-type="float" office:value="0.218820121191098">
                <text:p>0.218820121191098</text:p>
              </table:table-cell>
              <table:table-cell office:value-type="float" office:value="0.185921124578511">
                <text:p>0.185921124578511</text:p>
              </table:table-cell>
              <table:table-cell office:value-type="float" office:value="0.191287149309897">
                <text:p>0.191287149309897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172394501278772">
                <text:p>0.172394501278772</text:p>
              </table:table-cell>
              <table:table-cell office:value-type="float" office:value="0.163404197021469">
                <text:p>0.163404197021469</text:p>
              </table:table-cell>
              <table:table-cell office:value-type="float" office:value="0.126436682617628">
                <text:p>0.126436682617628</text:p>
              </table:table-cell>
              <table:table-cell office:value-type="float" office:value="0.115098674745697">
                <text:p>0.115098674745697</text:p>
              </table:table-cell>
              <table:table-cell office:value-type="float" office:value="0.113966437599705">
                <text:p>0.113966437599705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5.988cm" svg:height="10.523cm" xlink:href=".." xlink:type="simple" chart:class="chart:line" chart:style-name="ch1">
        <chart:title svg:x="5.873cm" svg:y="0.346cm" chart:style-name="ch2">
          <text:p>Prod-Cons speed-up</text:p>
        </chart:title>
        <chart:subtitle svg:x="6.257cm" svg:y="1.335cm" chart:style-name="ch3">
          <text:p>tempo complessivo</text:p>
        </chart:subtitle>
        <chart:legend chart:legend-position="end" svg:x="12.316cm" svg:y="3.717cm" style:legend-expansion="high" chart:style-name="ch4"/>
        <chart:plot-area chart:style-name="ch5" table:cell-range-address="'prod-cons'.V9:'prod-cons'.W13 grafici.C66:grafici.C68 'prod-cons'.W8:'prod-cons'.W8 'prod-cons'.W14:'prod-cons'.W37" chart:data-source-has-labels="both" svg:x="1.33cm" svg:y="2.228cm" svg:width="10.667cm" svg:height="7.104cm">
          <chartooo:coordinate-region svg:x="1.766cm" svg:y="2.427cm" svg:width="10.045cm" svg:height="6.258cm"/>
          <chart:axis chart:dimension="x" chart:name="primary-x" chart:style-name="ch6" chartooo:axis-type="auto">
            <chartooo:date-scale/>
            <chart:title svg:x="6.063cm" svg:y="9.542cm" chart:style-name="ch7">
              <text:p>threads</text:p>
            </chart:title>
            <chart:categories table:cell-range-address="'prod-cons'.V9:'prod-cons'.V13"/>
          </chart:axis>
          <chart:axis chart:dimension="y" chart:name="primary-y" chart:style-name="ch6">
            <chart:title svg:x="0.451cm" svg:y="6.525cm" chart:style-name="ch8">
              <text:p>speed-up</text:p>
            </chart:title>
            <chart:grid chart:style-name="ch9" chart:class="major"/>
          </chart:axis>
          <chart:series chart:style-name="ch10" chart:values-cell-range-address="grafici.C67:grafici.C68" chart:label-cell-address="grafici.C66:grafici.C66" chart:class="chart:line">
            <chart:data-point chart:repeated="2"/>
          </chart:series>
          <chart:series chart:style-name="ch11" chart:values-cell-range-address="'prod-cons'.W9:'prod-cons'.W13" chart:label-cell-address="'prod-cons'.W8:'prod-cons'.W8" chart:class="chart:line">
            <chart:data-point chart:repeated="5"/>
          </chart:series>
          <chart:series chart:style-name="ch12" chart:values-cell-range-address="'prod-cons'.W15:'prod-cons'.W19" chart:label-cell-address="'prod-cons'.W14:'prod-cons'.W14" chart:class="chart:line">
            <chart:data-point chart:repeated="5"/>
          </chart:series>
          <chart:series chart:style-name="ch13" chart:values-cell-range-address="'prod-cons'.W21:'prod-cons'.W25" chart:label-cell-address="'prod-cons'.W20:'prod-cons'.W20" chart:class="chart:line">
            <chart:data-point chart:repeated="5"/>
          </chart:series>
          <chart:series chart:style-name="ch14" chart:values-cell-range-address="'prod-cons'.W27:'prod-cons'.W31" chart:label-cell-address="'prod-cons'.W26:'prod-cons'.W26" chart:class="chart:line">
            <chart:data-point chart:repeated="5"/>
          </chart:series>
          <chart:series chart:style-name="ch15" chart:values-cell-range-address="'prod-cons'.W33:'prod-cons'.W37" chart:label-cell-address="'prod-cons'.W32:'prod-cons'.W32" chart:class="chart:line">
            <chart:data-point chart:repeated="5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near speed-up</text:p>
                <draw:g>
                  <svg:desc>grafici.C66:grafici.C66</svg:desc>
                </draw:g>
              </table:table-cell>
              <table:table-cell office:value-type="string">
                <text:p>verysmall</text:p>
                <draw:g>
                  <svg:desc>'prod-cons'.W8:'prod-cons'.W8</svg:desc>
                </draw:g>
              </table:table-cell>
              <table:table-cell office:value-type="string">
                <text:p>small</text:p>
                <draw:g>
                  <svg:desc>'prod-cons'.W14:'prod-cons'.W14</svg:desc>
                </draw:g>
              </table:table-cell>
              <table:table-cell office:value-type="string">
                <text:p>medium</text:p>
                <draw:g>
                  <svg:desc>'prod-cons'.W20:'prod-cons'.W20</svg:desc>
                </draw:g>
              </table:table-cell>
              <table:table-cell office:value-type="string">
                <text:p>large</text:p>
                <draw:g>
                  <svg:desc>'prod-cons'.W26:'prod-cons'.W26</svg:desc>
                </draw:g>
              </table:table-cell>
              <table:table-cell office:value-type="string">
                <text:p>verylarge</text:p>
                <draw:g>
                  <svg:desc>'prod-cons'.W32:'prod-cons'.W32</svg:desc>
                </draw:g>
              </table:table-cell>
            </table:table-row>
          </table:table-header-rows>
          <table:table-rows>
            <table:table-row>
              <table:table-cell office:value-type="float" office:value="4">
                <text:p>4</text:p>
                <draw:g>
                  <svg:desc>'prod-cons'.V9:'prod-cons'.V13</svg:desc>
                </draw:g>
              </table:table-cell>
              <table:table-cell office:value-type="float" office:value="4">
                <text:p>4</text:p>
                <draw:g>
                  <svg:desc>grafici.C67:grafici.C68</svg:desc>
                </draw:g>
              </table:table-cell>
              <table:table-cell office:value-type="float" office:value="2.95671307986437">
                <text:p>2.95671307986437</text:p>
                <draw:g>
                  <svg:desc>'prod-cons'.W9:'prod-cons'.W13</svg:desc>
                </draw:g>
              </table:table-cell>
              <table:table-cell office:value-type="float" office:value="2.92653532510644">
                <text:p>2.92653532510644</text:p>
                <draw:g>
                  <svg:desc>'prod-cons'.W15:'prod-cons'.W19</svg:desc>
                </draw:g>
              </table:table-cell>
              <table:table-cell office:value-type="float" office:value="2.69564999666155">
                <text:p>2.69564999666155</text:p>
                <draw:g>
                  <svg:desc>'prod-cons'.W21:'prod-cons'.W25</svg:desc>
                </draw:g>
              </table:table-cell>
              <table:table-cell office:value-type="float" office:value="2.44928003841796">
                <text:p>2.44928003841796</text:p>
                <draw:g>
                  <svg:desc>'prod-cons'.W27:'prod-cons'.W31</svg:desc>
                </draw:g>
              </table:table-cell>
              <table:table-cell office:value-type="float" office:value="2.70793241194308">
                <text:p>2.70793241194308</text:p>
                <draw:g>
                  <svg:desc>'prod-cons'.W33:'prod-cons'.W37</svg:desc>
                </draw:g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4.14095180357684">
                <text:p>4.14095180357684</text:p>
              </table:table-cell>
              <table:table-cell office:value-type="float" office:value="3.97111241676459">
                <text:p>3.97111241676459</text:p>
              </table:table-cell>
              <table:table-cell office:value-type="float" office:value="3.5874133641372">
                <text:p>3.5874133641372</text:p>
              </table:table-cell>
              <table:table-cell office:value-type="float" office:value="3.04185110288979">
                <text:p>3.04185110288979</text:p>
              </table:table-cell>
              <table:table-cell office:value-type="float" office:value="3.3308974508415">
                <text:p>3.330897450841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4.09175319488818">
                <text:p>4.09175319488818</text:p>
              </table:table-cell>
              <table:table-cell office:value-type="float" office:value="3.93336566440349">
                <text:p>3.93336566440349</text:p>
              </table:table-cell>
              <table:table-cell office:value-type="float" office:value="3.5510477823955">
                <text:p>3.5510477823955</text:p>
              </table:table-cell>
              <table:table-cell office:value-type="float" office:value="3.03049827779892">
                <text:p>3.03049827779892</text:p>
              </table:table-cell>
              <table:table-cell office:value-type="float" office:value="3.71195467535322">
                <text:p>3.71195467535322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4.26240249609984">
                <text:p>4.26240249609984</text:p>
              </table:table-cell>
              <table:table-cell office:value-type="float" office:value="4.01137543894357">
                <text:p>4.01137543894357</text:p>
              </table:table-cell>
              <table:table-cell office:value-type="float" office:value="3.71534072608476">
                <text:p>3.71534072608476</text:p>
              </table:table-cell>
              <table:table-cell office:value-type="float" office:value="3.24571189929302">
                <text:p>3.24571189929302</text:p>
              </table:table-cell>
              <table:table-cell office:value-type="float" office:value="3.36085151040866">
                <text:p>3.36085151040866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4.09952985895769">
                <text:p>4.09952985895769</text:p>
              </table:table-cell>
              <table:table-cell office:value-type="float" office:value="4.01078033824548">
                <text:p>4.01078033824548</text:p>
              </table:table-cell>
              <table:table-cell office:value-type="float" office:value="3.68827223935138">
                <text:p>3.68827223935138</text:p>
              </table:table-cell>
              <table:table-cell office:value-type="float" office:value="3.23766353564308">
                <text:p>3.23766353564308</text:p>
              </table:table-cell>
              <table:table-cell office:value-type="float" office:value="3.28915155942183">
                <text:p>3.28915155942183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84cm" svg:y="0.316cm" chart:style-name="ch2">
          <text:p>Prod-Cons efficiency</text:p>
        </chart:title>
        <chart:subtitle svg:x="6.263cm" svg:y="1.275cm" chart:style-name="ch3">
          <text:p>tempo complessivo</text:p>
        </chart:subtitle>
        <chart:legend chart:legend-position="end" svg:x="13.174cm" svg:y="3.205cm" style:legend-expansion="high" chart:style-name="ch4"/>
        <chart:plot-area chart:style-name="ch5" table:cell-range-address="'prod-cons'.Y9:'prod-cons'.Z13 'prod-cons'.Z8:'prod-cons'.Z8 'prod-cons'.Z14:'prod-cons'.Z37" chart:data-source-has-labels="both" svg:x="1.331cm" svg:y="2.138cm" svg:width="11.523cm" svg:height="5.701cm">
          <chartooo:coordinate-region svg:x="2.058cm" svg:y="2.337cm" svg:width="10.61cm" svg:height="4.855cm"/>
          <chart:axis chart:dimension="x" chart:name="primary-x" chart:style-name="ch6" chartooo:axis-type="auto">
            <chartooo:date-scale/>
            <chart:title svg:x="6.492cm" svg:y="8.019cm" chart:style-name="ch7">
              <text:p>threads</text:p>
            </chart:title>
            <chart:categories table:cell-range-address="'prod-cons'.Y9:'prod-cons'.Y13"/>
          </chart:axis>
          <chart:axis chart:dimension="y" chart:name="primary-y" chart:style-name="ch6">
            <chart:title svg:x="0.451cm" svg:y="5.72cm" chart:style-name="ch8">
              <text:p>efficiency</text:p>
            </chart:title>
            <chart:grid chart:style-name="ch9" chart:class="major"/>
          </chart:axis>
          <chart:series chart:style-name="ch10" chart:values-cell-range-address="'prod-cons'.Z9:'prod-cons'.Z13" chart:label-cell-address="'prod-cons'.Z8:'prod-cons'.Z8" chart:class="chart:line">
            <chart:data-point chart:repeated="5"/>
          </chart:series>
          <chart:series chart:style-name="ch11" chart:values-cell-range-address="'prod-cons'.Z15:'prod-cons'.Z19" chart:label-cell-address="'prod-cons'.Z14:'prod-cons'.Z14" chart:class="chart:line">
            <chart:data-point chart:repeated="5"/>
          </chart:series>
          <chart:series chart:style-name="ch12" chart:values-cell-range-address="'prod-cons'.Z21:'prod-cons'.Z25" chart:label-cell-address="'prod-cons'.Z20:'prod-cons'.Z20" chart:class="chart:line">
            <chart:data-point chart:repeated="5"/>
          </chart:series>
          <chart:series chart:style-name="ch13" chart:values-cell-range-address="'prod-cons'.Z27:'prod-cons'.Z31" chart:label-cell-address="'prod-cons'.Z26:'prod-cons'.Z26" chart:class="chart:line">
            <chart:data-point chart:repeated="5"/>
          </chart:series>
          <chart:series chart:style-name="ch14" chart:values-cell-range-address="'prod-cons'.Z33:'prod-cons'.Z37" chart:label-cell-address="'prod-cons'.Z32:'prod-cons'.Z32" chart:class="chart:line">
            <chart:data-point chart:repeated="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erysmall</text:p>
                <draw:g>
                  <svg:desc>'prod-cons'.Z8:'prod-cons'.Z8</svg:desc>
                </draw:g>
              </table:table-cell>
              <table:table-cell office:value-type="string">
                <text:p>small</text:p>
                <draw:g>
                  <svg:desc>'prod-cons'.Z14:'prod-cons'.Z14</svg:desc>
                </draw:g>
              </table:table-cell>
              <table:table-cell office:value-type="string">
                <text:p>medium</text:p>
                <draw:g>
                  <svg:desc>'prod-cons'.Z20:'prod-cons'.Z20</svg:desc>
                </draw:g>
              </table:table-cell>
              <table:table-cell office:value-type="string">
                <text:p>large</text:p>
                <draw:g>
                  <svg:desc>'prod-cons'.Z26:'prod-cons'.Z26</svg:desc>
                </draw:g>
              </table:table-cell>
              <table:table-cell office:value-type="string">
                <text:p>verylarge</text:p>
                <draw:g>
                  <svg:desc>'prod-cons'.Z32:'prod-cons'.Z32</svg:desc>
                </draw:g>
              </table:table-cell>
            </table:table-row>
          </table:table-header-rows>
          <table:table-rows>
            <table:table-row>
              <table:table-cell office:value-type="float" office:value="4">
                <text:p>4</text:p>
                <draw:g>
                  <svg:desc>'prod-cons'.Y9:'prod-cons'.Y13</svg:desc>
                </draw:g>
              </table:table-cell>
              <table:table-cell office:value-type="float" office:value="0.739178269966092">
                <text:p>0.739178269966092</text:p>
                <draw:g>
                  <svg:desc>'prod-cons'.Z9:'prod-cons'.Z13</svg:desc>
                </draw:g>
              </table:table-cell>
              <table:table-cell office:value-type="float" office:value="0.731633831276611">
                <text:p>0.731633831276611</text:p>
                <draw:g>
                  <svg:desc>'prod-cons'.Z15:'prod-cons'.Z19</svg:desc>
                </draw:g>
              </table:table-cell>
              <table:table-cell office:value-type="float" office:value="0.673912499165387">
                <text:p>0.673912499165387</text:p>
                <draw:g>
                  <svg:desc>'prod-cons'.Z21:'prod-cons'.Z25</svg:desc>
                </draw:g>
              </table:table-cell>
              <table:table-cell office:value-type="float" office:value="0.61232000960449">
                <text:p>0.61232000960449</text:p>
                <draw:g>
                  <svg:desc>'prod-cons'.Z27:'prod-cons'.Z31</svg:desc>
                </draw:g>
              </table:table-cell>
              <table:table-cell office:value-type="float" office:value="0.676983102985771">
                <text:p>0.676983102985771</text:p>
                <draw:g>
                  <svg:desc>'prod-cons'.Z33:'prod-cons'.Z37</svg:desc>
                </draw:g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59156454336812">
                <text:p>0.59156454336812</text:p>
              </table:table-cell>
              <table:table-cell office:value-type="float" office:value="0.567301773823513">
                <text:p>0.567301773823513</text:p>
              </table:table-cell>
              <table:table-cell office:value-type="float" office:value="0.512487623448171">
                <text:p>0.512487623448171</text:p>
              </table:table-cell>
              <table:table-cell office:value-type="float" office:value="0.434550157555684">
                <text:p>0.434550157555684</text:p>
              </table:table-cell>
              <table:table-cell office:value-type="float" office:value="0.475842492977357">
                <text:p>0.475842492977357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409175319488818">
                <text:p>0.409175319488818</text:p>
              </table:table-cell>
              <table:table-cell office:value-type="float" office:value="0.393336566440349">
                <text:p>0.393336566440349</text:p>
              </table:table-cell>
              <table:table-cell office:value-type="float" office:value="0.35510477823955">
                <text:p>0.35510477823955</text:p>
              </table:table-cell>
              <table:table-cell office:value-type="float" office:value="0.303049827779892">
                <text:p>0.303049827779892</text:p>
              </table:table-cell>
              <table:table-cell office:value-type="float" office:value="0.371195467535322">
                <text:p>0.371195467535322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327877115084603">
                <text:p>0.327877115084603</text:p>
              </table:table-cell>
              <table:table-cell office:value-type="float" office:value="0.308567341457198">
                <text:p>0.308567341457198</text:p>
              </table:table-cell>
              <table:table-cell office:value-type="float" office:value="0.285795440468058">
                <text:p>0.285795440468058</text:p>
              </table:table-cell>
              <table:table-cell office:value-type="float" office:value="0.249670146099463">
                <text:p>0.249670146099463</text:p>
              </table:table-cell>
              <table:table-cell office:value-type="float" office:value="0.258527039262204">
                <text:p>0.258527039262204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256220616184855">
                <text:p>0.256220616184855</text:p>
              </table:table-cell>
              <table:table-cell office:value-type="float" office:value="0.250673771140342">
                <text:p>0.250673771140342</text:p>
              </table:table-cell>
              <table:table-cell office:value-type="float" office:value="0.230517014959461">
                <text:p>0.230517014959461</text:p>
              </table:table-cell>
              <table:table-cell office:value-type="float" office:value="0.202353970977693">
                <text:p>0.202353970977693</text:p>
              </table:table-cell>
              <table:table-cell office:value-type="float" office:value="0.205571972463864">
                <text:p>0.205571972463864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1.271cm" svg:height="11.965cm" xlink:href=".." xlink:type="simple" chart:class="chart:line" chart:style-name="ch1">
        <chart:title svg:x="8.7cm" svg:y="0.375cm" chart:style-name="ch2">
          <text:p>Tempi complessivi</text:p>
        </chart:title>
        <chart:legend chart:legend-position="end" svg:x="18.313cm" svg:y="4.936cm" style:legend-expansion="high" chart:style-name="ch3"/>
        <chart:plot-area chart:style-name="ch4" table:cell-range-address="serial.G21:serial.H25 serial.H20:serial.H20 serial.H26:serial.H43" chart:data-source-has-labels="both" svg:x="1.436cm" svg:y="1.393cm" svg:width="16.452cm" svg:height="9.352cm">
          <chartooo:coordinate-region svg:x="2.177cm" svg:y="1.592cm" svg:width="15.008cm" svg:height="8.506cm"/>
          <chart:axis chart:dimension="x" chart:name="primary-x" chart:style-name="ch5" chartooo:axis-type="auto">
            <chartooo:date-scale/>
            <chart:title svg:x="8.957cm" svg:y="10.984cm" chart:style-name="ch6">
              <text:p>data size</text:p>
            </chart:title>
            <chart:categories table:cell-range-address="serial.G21:serial.G25"/>
          </chart:axis>
          <chart:axis chart:dimension="y" chart:name="primary-y" chart:style-name="ch5">
            <chart:title svg:x="0.451cm" svg:y="6.695cm" chart:style-name="ch7">
              <text:p>secondi</text:p>
            </chart:title>
            <chart:grid chart:style-name="ch8" chart:class="major"/>
          </chart:axis>
          <chart:series chart:style-name="ch9" chart:values-cell-range-address="serial.H21:serial.H25" chart:label-cell-address="serial.H20:serial.H20" chart:class="chart:line">
            <chart:data-point chart:repeated="5"/>
          </chart:series>
          <chart:series chart:style-name="ch10" chart:values-cell-range-address="serial.H27:serial.H31" chart:label-cell-address="serial.H26:serial.H26" chart:class="chart:line">
            <chart:data-point chart:repeated="5"/>
          </chart:series>
          <chart:series chart:style-name="ch11" chart:values-cell-range-address="serial.H33:serial.H37" chart:label-cell-address="serial.H32:serial.H32" chart:class="chart:line">
            <chart:data-point chart:repeated="5"/>
          </chart:series>
          <chart:series chart:style-name="ch12" chart:values-cell-range-address="serial.H39:serial.H43" chart:label-cell-address="serial.H38:serial.H38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al</text:p>
                <draw:g>
                  <svg:desc>serial.H20:serial.H20</svg:desc>
                </draw:g>
              </table:table-cell>
              <table:table-cell office:value-type="string">
                <text:p>OpenMP</text:p>
                <draw:g>
                  <svg:desc>serial.H26:serial.H26</svg:desc>
                </draw:g>
              </table:table-cell>
              <table:table-cell office:value-type="string">
                <text:p>Pthreads</text:p>
                <draw:g>
                  <svg:desc>serial.H32:serial.H32</svg:desc>
                </draw:g>
              </table:table-cell>
              <table:table-cell office:value-type="string">
                <text:p>Prod-Cons</text:p>
                <draw:g>
                  <svg:desc>serial.H38:serial.H3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verysmall</text:p>
                <draw:g>
                  <svg:desc>serial.G21:serial.G25</svg:desc>
                </draw:g>
              </table:table-cell>
              <table:table-cell office:value-type="float" office:value="4.0983">
                <text:p>4.0983</text:p>
                <draw:g>
                  <svg:desc>serial.H21:serial.H25</svg:desc>
                </draw:g>
              </table:table-cell>
              <table:table-cell office:value-type="float" office:value="1.4229">
                <text:p>1.4229</text:p>
                <draw:g>
                  <svg:desc>serial.H27:serial.H31</svg:desc>
                </draw:g>
              </table:table-cell>
              <table:table-cell office:value-type="float" office:value="1.3669">
                <text:p>1.3669</text:p>
                <draw:g>
                  <svg:desc>serial.H33:serial.H37</svg:desc>
                </draw:g>
              </table:table-cell>
              <table:table-cell office:value-type="float" office:value="0.9615">
                <text:p>0.9615</text:p>
                <draw:g>
                  <svg:desc>serial.H39:serial.H43</svg:desc>
                </draw:g>
              </table:table-cell>
            </table:table-row>
            <table:table-row>
              <table:table-cell office:value-type="string">
                <text:p>small</text:p>
              </table:table-cell>
              <table:table-cell office:value-type="float" office:value="8.1106">
                <text:p>8.1106</text:p>
              </table:table-cell>
              <table:table-cell office:value-type="float" office:value="2.7618">
                <text:p>2.7618</text:p>
              </table:table-cell>
              <table:table-cell office:value-type="float" office:value="2.9744">
                <text:p>2.9744</text:p>
              </table:table-cell>
              <table:table-cell office:value-type="float" office:value="2.0219">
                <text:p>2.0219</text:p>
              </table:table-cell>
            </table:table-row>
            <table:table-row>
              <table:table-cell office:value-type="string">
                <text:p>medium</text:p>
              </table:table-cell>
              <table:table-cell office:value-type="float" office:value="16.1491">
                <text:p>16.1491</text:p>
              </table:table-cell>
              <table:table-cell office:value-type="float" office:value="5.5638">
                <text:p>5.5638</text:p>
              </table:table-cell>
              <table:table-cell office:value-type="float" office:value="7.9828">
                <text:p>7.9828</text:p>
              </table:table-cell>
              <table:table-cell office:value-type="float" office:value="4.3466">
                <text:p>4.3466</text:p>
              </table:table-cell>
            </table:table-row>
            <table:table-row>
              <table:table-cell office:value-type="string">
                <text:p>large</text:p>
              </table:table-cell>
              <table:table-cell office:value-type="float" office:value="32.6418">
                <text:p>32.6418</text:p>
              </table:table-cell>
              <table:table-cell office:value-type="float" office:value="12.3145">
                <text:p>12.3145</text:p>
              </table:table-cell>
              <table:table-cell office:value-type="float" office:value="17.7249">
                <text:p>17.7249</text:p>
              </table:table-cell>
              <table:table-cell office:value-type="float" office:value="10.0569">
                <text:p>10.0569</text:p>
              </table:table-cell>
            </table:table-row>
            <table:table-row>
              <table:table-cell office:value-type="string">
                <text:p>verylarge</text:p>
              </table:table-cell>
              <table:table-cell office:value-type="float" office:value="74.297">
                <text:p>74.297</text:p>
              </table:table-cell>
              <table:table-cell office:value-type="float" office:value="30.2427">
                <text:p>30.2427</text:p>
              </table:table-cell>
              <table:table-cell office:value-type="float" office:value="40.3011">
                <text:p>40.3011</text:p>
              </table:table-cell>
              <table:table-cell office:value-type="float" office:value="20.0156">
                <text:p>20.0156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1.271cm" svg:height="11.965cm" xlink:href=".." xlink:type="simple" chart:class="chart:line" chart:style-name="ch1">
        <chart:title svg:x="8.7cm" svg:y="0.375cm" chart:style-name="ch2">
          <text:p>Tempi complessivi</text:p>
        </chart:title>
        <chart:legend chart:legend-position="end" svg:x="18.313cm" svg:y="4.936cm" style:legend-expansion="high" chart:style-name="ch3"/>
        <chart:plot-area chart:style-name="ch4" table:cell-range-address="serial.G21:serial.H25 serial.H20:serial.H20 serial.H26:serial.H43" chart:data-source-has-labels="both" svg:x="1.436cm" svg:y="1.393cm" svg:width="16.452cm" svg:height="9.352cm">
          <chartooo:coordinate-region svg:x="2.177cm" svg:y="1.592cm" svg:width="15.008cm" svg:height="8.506cm"/>
          <chart:axis chart:dimension="x" chart:name="primary-x" chart:style-name="ch5" chartooo:axis-type="auto">
            <chartooo:date-scale/>
            <chart:title svg:x="8.957cm" svg:y="10.984cm" chart:style-name="ch6">
              <text:p>data size</text:p>
            </chart:title>
            <chart:categories table:cell-range-address="serial.G21:serial.G25"/>
          </chart:axis>
          <chart:axis chart:dimension="y" chart:name="primary-y" chart:style-name="ch5">
            <chart:title svg:x="0.451cm" svg:y="6.695cm" chart:style-name="ch7">
              <text:p>secondi</text:p>
            </chart:title>
            <chart:grid chart:style-name="ch8" chart:class="major"/>
          </chart:axis>
          <chart:series chart:style-name="ch9" chart:values-cell-range-address="serial.H21:serial.H25" chart:label-cell-address="serial.H20:serial.H20" chart:class="chart:line">
            <chart:data-point chart:repeated="5"/>
          </chart:series>
          <chart:series chart:style-name="ch10" chart:values-cell-range-address="serial.H27:serial.H31" chart:label-cell-address="serial.H26:serial.H26" chart:class="chart:line">
            <chart:data-point chart:repeated="5"/>
          </chart:series>
          <chart:series chart:style-name="ch11" chart:values-cell-range-address="serial.H33:serial.H37" chart:label-cell-address="serial.H32:serial.H32" chart:class="chart:line">
            <chart:data-point chart:repeated="5"/>
          </chart:series>
          <chart:series chart:style-name="ch12" chart:values-cell-range-address="serial.H39:serial.H43" chart:label-cell-address="serial.H38:serial.H38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al</text:p>
                <draw:g>
                  <svg:desc>serial.H20:serial.H20</svg:desc>
                </draw:g>
              </table:table-cell>
              <table:table-cell office:value-type="string">
                <text:p>OpenMP</text:p>
                <draw:g>
                  <svg:desc>serial.H26:serial.H26</svg:desc>
                </draw:g>
              </table:table-cell>
              <table:table-cell office:value-type="string">
                <text:p>Pthreads</text:p>
                <draw:g>
                  <svg:desc>serial.H32:serial.H32</svg:desc>
                </draw:g>
              </table:table-cell>
              <table:table-cell office:value-type="string">
                <text:p>Prod-Cons</text:p>
                <draw:g>
                  <svg:desc>serial.H38:serial.H3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verysmall</text:p>
                <draw:g>
                  <svg:desc>serial.G21:serial.G25</svg:desc>
                </draw:g>
              </table:table-cell>
              <table:table-cell office:value-type="float" office:value="4.0983">
                <text:p>4.0983</text:p>
                <draw:g>
                  <svg:desc>serial.H21:serial.H25</svg:desc>
                </draw:g>
              </table:table-cell>
              <table:table-cell office:value-type="float" office:value="1.4229">
                <text:p>1.4229</text:p>
                <draw:g>
                  <svg:desc>serial.H27:serial.H31</svg:desc>
                </draw:g>
              </table:table-cell>
              <table:table-cell office:value-type="float" office:value="1.3669">
                <text:p>1.3669</text:p>
                <draw:g>
                  <svg:desc>serial.H33:serial.H37</svg:desc>
                </draw:g>
              </table:table-cell>
              <table:table-cell office:value-type="float" office:value="0.9615">
                <text:p>0.9615</text:p>
                <draw:g>
                  <svg:desc>serial.H39:serial.H43</svg:desc>
                </draw:g>
              </table:table-cell>
            </table:table-row>
            <table:table-row>
              <table:table-cell office:value-type="string">
                <text:p>small</text:p>
              </table:table-cell>
              <table:table-cell office:value-type="float" office:value="8.1106">
                <text:p>8.1106</text:p>
              </table:table-cell>
              <table:table-cell office:value-type="float" office:value="2.7618">
                <text:p>2.7618</text:p>
              </table:table-cell>
              <table:table-cell office:value-type="float" office:value="2.9744">
                <text:p>2.9744</text:p>
              </table:table-cell>
              <table:table-cell office:value-type="float" office:value="2.0219">
                <text:p>2.0219</text:p>
              </table:table-cell>
            </table:table-row>
            <table:table-row>
              <table:table-cell office:value-type="string">
                <text:p>medium</text:p>
              </table:table-cell>
              <table:table-cell office:value-type="float" office:value="16.1491">
                <text:p>16.1491</text:p>
              </table:table-cell>
              <table:table-cell office:value-type="float" office:value="5.5638">
                <text:p>5.5638</text:p>
              </table:table-cell>
              <table:table-cell office:value-type="float" office:value="7.9828">
                <text:p>7.9828</text:p>
              </table:table-cell>
              <table:table-cell office:value-type="float" office:value="4.3466">
                <text:p>4.3466</text:p>
              </table:table-cell>
            </table:table-row>
            <table:table-row>
              <table:table-cell office:value-type="string">
                <text:p>large</text:p>
              </table:table-cell>
              <table:table-cell office:value-type="float" office:value="32.6418">
                <text:p>32.6418</text:p>
              </table:table-cell>
              <table:table-cell office:value-type="float" office:value="12.3145">
                <text:p>12.3145</text:p>
              </table:table-cell>
              <table:table-cell office:value-type="float" office:value="17.7249">
                <text:p>17.7249</text:p>
              </table:table-cell>
              <table:table-cell office:value-type="float" office:value="10.0569">
                <text:p>10.0569</text:p>
              </table:table-cell>
            </table:table-row>
            <table:table-row>
              <table:table-cell office:value-type="string">
                <text:p>verylarge</text:p>
              </table:table-cell>
              <table:table-cell office:value-type="float" office:value="74.297">
                <text:p>74.297</text:p>
              </table:table-cell>
              <table:table-cell office:value-type="float" office:value="30.2427">
                <text:p>30.2427</text:p>
              </table:table-cell>
              <table:table-cell office:value-type="float" office:value="40.3011">
                <text:p>40.3011</text:p>
              </table:table-cell>
              <table:table-cell office:value-type="float" office:value="20.0156">
                <text:p>20.0156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11.448cm" xlink:href=".." xlink:type="simple" chart:class="chart:line" chart:style-name="ch1">
        <chart:title svg:x="6.038cm" svg:y="0.364cm" chart:style-name="ch2">
          <text:p>OpenMP efficiency</text:p>
        </chart:title>
        <chart:subtitle svg:x="6.263cm" svg:y="1.371cm" chart:style-name="ch3">
          <text:p>tempo complessivo</text:p>
        </chart:subtitle>
        <chart:legend chart:legend-position="end" svg:x="13.174cm" svg:y="4.429cm" style:legend-expansion="high" chart:style-name="ch4"/>
        <chart:plot-area chart:style-name="ch5" table:cell-range-address="omp.Y8:omp.Z11 omp.Z6:omp.Z6 omp.Z12:omp.Z12 omp.Z14:omp.Z18 omp.Z20:omp.Z24 omp.Z26:omp.Z30 omp.Z32:omp.Z35" chart:data-source-has-labels="both" svg:x="1.331cm" svg:y="2.282cm" svg:width="11.523cm" svg:height="7.957cm">
          <chartooo:coordinate-region svg:x="2.058cm" svg:y="2.482cm" svg:width="10.609cm" svg:height="7.11cm"/>
          <chart:axis chart:dimension="x" chart:name="primary-x" chart:style-name="ch6" chartooo:axis-type="auto">
            <chartooo:date-scale/>
            <chart:title svg:x="6.492cm" svg:y="10.467cm" chart:style-name="ch7">
              <text:p>threads</text:p>
            </chart:title>
            <chart:categories table:cell-range-address="omp.Y8:omp.Y11"/>
          </chart:axis>
          <chart:axis chart:dimension="y" chart:name="primary-y" chart:style-name="ch6">
            <chart:title svg:x="0.451cm" svg:y="6.992cm" chart:style-name="ch8">
              <text:p>efficiency</text:p>
            </chart:title>
            <chart:grid chart:style-name="ch9" chart:class="major"/>
          </chart:axis>
          <chart:series chart:style-name="ch10" chart:values-cell-range-address="omp.Z8:omp.Z11" chart:label-cell-address="omp.Z6:omp.Z6" chart:class="chart:line">
            <chart:data-point chart:repeated="4"/>
          </chart:series>
          <chart:series chart:style-name="ch11" chart:values-cell-range-address="omp.Z14:omp.Z17" chart:label-cell-address="omp.Z12:omp.Z12" chart:class="chart:line">
            <chart:data-point chart:repeated="4"/>
          </chart:series>
          <chart:series chart:style-name="ch12" chart:values-cell-range-address="omp.Z20:omp.Z23" chart:label-cell-address="omp.Z18:omp.Z18" chart:class="chart:line">
            <chart:data-point chart:repeated="4"/>
          </chart:series>
          <chart:series chart:style-name="ch13" chart:values-cell-range-address="omp.Z26:omp.Z29" chart:label-cell-address="omp.Z24:omp.Z24" chart:class="chart:line">
            <chart:data-point chart:repeated="4"/>
          </chart:series>
          <chart:series chart:style-name="ch14" chart:values-cell-range-address="omp.Z32:omp.Z35" chart:label-cell-address="omp.Z30:omp.Z30" chart:class="chart:line">
            <chart:data-point chart:repeated="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erysmall</text:p>
                <draw:g>
                  <svg:desc>omp.Z6:omp.Z6</svg:desc>
                </draw:g>
              </table:table-cell>
              <table:table-cell office:value-type="string">
                <text:p>small</text:p>
                <draw:g>
                  <svg:desc>omp.Z12:omp.Z12</svg:desc>
                </draw:g>
              </table:table-cell>
              <table:table-cell office:value-type="string">
                <text:p>medium</text:p>
                <draw:g>
                  <svg:desc>omp.Z18:omp.Z18</svg:desc>
                </draw:g>
              </table:table-cell>
              <table:table-cell office:value-type="string">
                <text:p>large</text:p>
                <draw:g>
                  <svg:desc>omp.Z24:omp.Z24</svg:desc>
                </draw:g>
              </table:table-cell>
              <table:table-cell office:value-type="string">
                <text:p>verylarge</text:p>
                <draw:g>
                  <svg:desc>omp.Z30:omp.Z30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omp.Y8:omp.Y11</svg:desc>
                </draw:g>
              </table:table-cell>
              <table:table-cell office:value-type="float" office:value="0.85171869154994">
                <text:p>0.85171869154994</text:p>
                <draw:g>
                  <svg:desc>omp.Z8:omp.Z11</svg:desc>
                </draw:g>
              </table:table-cell>
              <table:table-cell office:value-type="float" office:value="0.721339760579164">
                <text:p>0.721339760579164</text:p>
                <draw:g>
                  <svg:desc>omp.Z14:omp.Z17</svg:desc>
                </draw:g>
              </table:table-cell>
              <table:table-cell office:value-type="float" office:value="0.746647987868028">
                <text:p>0.746647987868028</text:p>
                <draw:g>
                  <svg:desc>omp.Z20:omp.Z23</svg:desc>
                </draw:g>
              </table:table-cell>
              <table:table-cell office:value-type="float" office:value="0.8506848886665">
                <text:p>0.8506848886665</text:p>
                <draw:g>
                  <svg:desc>omp.Z26:omp.Z29</svg:desc>
                </draw:g>
              </table:table-cell>
              <table:table-cell office:value-type="float" office:value="0.776272071883816">
                <text:p>0.776272071883816</text:p>
                <draw:g>
                  <svg:desc>omp.Z32:omp.Z35</svg:desc>
                </draw:g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680419046354097">
                <text:p>0.680419046354097</text:p>
              </table:table-cell>
              <table:table-cell office:value-type="float" office:value="0.648889528929852">
                <text:p>0.648889528929852</text:p>
              </table:table-cell>
              <table:table-cell office:value-type="float" office:value="0.593036663826787">
                <text:p>0.593036663826787</text:p>
              </table:table-cell>
              <table:table-cell office:value-type="float" office:value="0.54369653279322">
                <text:p>0.54369653279322</text:p>
              </table:table-cell>
              <table:table-cell office:value-type="float" office:value="0.537632930225019">
                <text:p>0.537632930225019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360030571368332">
                <text:p>0.360030571368332</text:p>
              </table:table-cell>
              <table:table-cell office:value-type="float" office:value="0.367088493011804">
                <text:p>0.367088493011804</text:p>
              </table:table-cell>
              <table:table-cell office:value-type="float" office:value="0.325329578236555">
                <text:p>0.325329578236555</text:p>
              </table:table-cell>
              <table:table-cell office:value-type="float" office:value="0.331335011571724">
                <text:p>0.331335011571724</text:p>
              </table:table-cell>
              <table:table-cell office:value-type="float" office:value="0.307086503519858">
                <text:p>0.307086503519858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177372585001039">
                <text:p>0.177372585001039</text:p>
              </table:table-cell>
              <table:table-cell office:value-type="float" office:value="0.15396443324019">
                <text:p>0.15396443324019</text:p>
              </table:table-cell>
              <table:table-cell office:value-type="float" office:value="0.18140816528272">
                <text:p>0.18140816528272</text:p>
              </table:table-cell>
              <table:table-cell office:value-type="float" office:value="0.165159199831612">
                <text:p>0.165159199831612</text:p>
              </table:table-cell>
              <table:table-cell office:value-type="float" office:value="0.151813912355495">
                <text:p>0.15181391235549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879cm" svg:y="0.316cm" chart:style-name="ch2">
          <text:p>Prod-Cons speed-up</text:p>
        </chart:title>
        <chart:subtitle svg:x="6.263cm" svg:y="1.275cm" chart:style-name="ch3">
          <text:p>tempo complessivo</text:p>
        </chart:subtitle>
        <chart:legend chart:legend-position="end" svg:x="13.174cm" svg:y="3.205cm" style:legend-expansion="high" chart:style-name="ch4"/>
        <chart:plot-area chart:style-name="ch5" table:cell-range-address="'prod-cons'.V9:'prod-cons'.W13 'prod-cons'.V8:'prod-cons'.W8 'prod-cons'.W14:'prod-cons'.W37" chart:data-source-has-labels="both" svg:x="1.331cm" svg:y="2.138cm" svg:width="11.523cm" svg:height="5.701cm">
          <chartooo:coordinate-region svg:x="2.058cm" svg:y="2.337cm" svg:width="10.61cm" svg:height="4.855cm"/>
          <chart:axis chart:dimension="x" chart:name="primary-x" chart:style-name="ch6" chartooo:axis-type="auto">
            <chartooo:date-scale/>
            <chart:title svg:x="6.492cm" svg:y="8.019cm" chart:style-name="ch7">
              <text:p>threads</text:p>
            </chart:title>
            <chart:categories table:cell-range-address="'prod-cons'.V9:'prod-cons'.V13"/>
          </chart:axis>
          <chart:axis chart:dimension="y" chart:name="primary-y" chart:style-name="ch6">
            <chart:title svg:x="0.451cm" svg:y="5.733cm" chart:style-name="ch8">
              <text:p>speed-up</text:p>
            </chart:title>
            <chart:grid chart:style-name="ch9" chart:class="major"/>
          </chart:axis>
          <chart:series chart:style-name="ch10" chart:values-cell-range-address="'prod-cons'.W9:'prod-cons'.W13" chart:label-cell-address="'prod-cons'.W8:'prod-cons'.W8" chart:class="chart:line">
            <chart:data-point chart:repeated="5"/>
          </chart:series>
          <chart:series chart:style-name="ch11" chart:values-cell-range-address="'prod-cons'.W15:'prod-cons'.W19" chart:label-cell-address="'prod-cons'.W14:'prod-cons'.W14" chart:class="chart:line">
            <chart:data-point chart:repeated="5"/>
          </chart:series>
          <chart:series chart:style-name="ch12" chart:values-cell-range-address="'prod-cons'.W21:'prod-cons'.W25" chart:label-cell-address="'prod-cons'.W20:'prod-cons'.W20" chart:class="chart:line">
            <chart:data-point chart:repeated="5"/>
          </chart:series>
          <chart:series chart:style-name="ch13" chart:values-cell-range-address="'prod-cons'.W27:'prod-cons'.W31" chart:label-cell-address="'prod-cons'.W26:'prod-cons'.W26" chart:class="chart:line">
            <chart:data-point chart:repeated="5"/>
          </chart:series>
          <chart:series chart:style-name="ch14" chart:values-cell-range-address="'prod-cons'.W33:'prod-cons'.W37" chart:label-cell-address="'prod-cons'.W32:'prod-cons'.W32" chart:class="chart:line">
            <chart:data-point chart:repeated="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erysmall</text:p>
                <draw:g>
                  <svg:desc>'prod-cons'.W8:'prod-cons'.W8</svg:desc>
                </draw:g>
              </table:table-cell>
              <table:table-cell office:value-type="string">
                <text:p>small</text:p>
                <draw:g>
                  <svg:desc>'prod-cons'.W14:'prod-cons'.W14</svg:desc>
                </draw:g>
              </table:table-cell>
              <table:table-cell office:value-type="string">
                <text:p>medium</text:p>
                <draw:g>
                  <svg:desc>'prod-cons'.W20:'prod-cons'.W20</svg:desc>
                </draw:g>
              </table:table-cell>
              <table:table-cell office:value-type="string">
                <text:p>large</text:p>
                <draw:g>
                  <svg:desc>'prod-cons'.W26:'prod-cons'.W26</svg:desc>
                </draw:g>
              </table:table-cell>
              <table:table-cell office:value-type="string">
                <text:p>verylarge</text:p>
                <draw:g>
                  <svg:desc>'prod-cons'.W32:'prod-cons'.W32</svg:desc>
                </draw:g>
              </table:table-cell>
            </table:table-row>
          </table:table-header-rows>
          <table:table-rows>
            <table:table-row>
              <table:table-cell office:value-type="float" office:value="4">
                <text:p>4</text:p>
                <draw:g>
                  <svg:desc>'prod-cons'.V9:'prod-cons'.V13</svg:desc>
                </draw:g>
              </table:table-cell>
              <table:table-cell office:value-type="float" office:value="2.95671307986437">
                <text:p>2.95671307986437</text:p>
                <draw:g>
                  <svg:desc>'prod-cons'.W9:'prod-cons'.W13</svg:desc>
                </draw:g>
              </table:table-cell>
              <table:table-cell office:value-type="float" office:value="2.92653532510644">
                <text:p>2.92653532510644</text:p>
                <draw:g>
                  <svg:desc>'prod-cons'.W15:'prod-cons'.W19</svg:desc>
                </draw:g>
              </table:table-cell>
              <table:table-cell office:value-type="float" office:value="2.69564999666155">
                <text:p>2.69564999666155</text:p>
                <draw:g>
                  <svg:desc>'prod-cons'.W21:'prod-cons'.W25</svg:desc>
                </draw:g>
              </table:table-cell>
              <table:table-cell office:value-type="float" office:value="2.44928003841796">
                <text:p>2.44928003841796</text:p>
                <draw:g>
                  <svg:desc>'prod-cons'.W27:'prod-cons'.W31</svg:desc>
                </draw:g>
              </table:table-cell>
              <table:table-cell office:value-type="float" office:value="2.70793241194308">
                <text:p>2.70793241194308</text:p>
                <draw:g>
                  <svg:desc>'prod-cons'.W33:'prod-cons'.W37</svg:desc>
                </draw:g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4.14095180357684">
                <text:p>4.14095180357684</text:p>
              </table:table-cell>
              <table:table-cell office:value-type="float" office:value="3.97111241676459">
                <text:p>3.97111241676459</text:p>
              </table:table-cell>
              <table:table-cell office:value-type="float" office:value="3.5874133641372">
                <text:p>3.5874133641372</text:p>
              </table:table-cell>
              <table:table-cell office:value-type="float" office:value="3.04185110288979">
                <text:p>3.04185110288979</text:p>
              </table:table-cell>
              <table:table-cell office:value-type="float" office:value="3.3308974508415">
                <text:p>3.330897450841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4.09175319488818">
                <text:p>4.09175319488818</text:p>
              </table:table-cell>
              <table:table-cell office:value-type="float" office:value="3.93336566440349">
                <text:p>3.93336566440349</text:p>
              </table:table-cell>
              <table:table-cell office:value-type="float" office:value="3.5510477823955">
                <text:p>3.5510477823955</text:p>
              </table:table-cell>
              <table:table-cell office:value-type="float" office:value="3.03049827779892">
                <text:p>3.03049827779892</text:p>
              </table:table-cell>
              <table:table-cell office:value-type="float" office:value="3.71195467535322">
                <text:p>3.71195467535322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4.26240249609984">
                <text:p>4.26240249609984</text:p>
              </table:table-cell>
              <table:table-cell office:value-type="float" office:value="4.01137543894357">
                <text:p>4.01137543894357</text:p>
              </table:table-cell>
              <table:table-cell office:value-type="float" office:value="3.71534072608476">
                <text:p>3.71534072608476</text:p>
              </table:table-cell>
              <table:table-cell office:value-type="float" office:value="3.24571189929302">
                <text:p>3.24571189929302</text:p>
              </table:table-cell>
              <table:table-cell office:value-type="float" office:value="3.36085151040866">
                <text:p>3.36085151040866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4.09952985895769">
                <text:p>4.09952985895769</text:p>
              </table:table-cell>
              <table:table-cell office:value-type="float" office:value="4.01078033824548">
                <text:p>4.01078033824548</text:p>
              </table:table-cell>
              <table:table-cell office:value-type="float" office:value="3.68827223935138">
                <text:p>3.68827223935138</text:p>
              </table:table-cell>
              <table:table-cell office:value-type="float" office:value="3.23766353564308">
                <text:p>3.23766353564308</text:p>
              </table:table-cell>
              <table:table-cell office:value-type="float" office:value="3.28915155942183">
                <text:p>3.2891515594218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84cm" svg:y="0.316cm" chart:style-name="ch2">
          <text:p>Prod-Cons efficiency</text:p>
        </chart:title>
        <chart:subtitle svg:x="6.263cm" svg:y="1.275cm" chart:style-name="ch3">
          <text:p>tempo complessivo</text:p>
        </chart:subtitle>
        <chart:legend chart:legend-position="end" svg:x="13.174cm" svg:y="3.205cm" style:legend-expansion="high" chart:style-name="ch4"/>
        <chart:plot-area chart:style-name="ch5" table:cell-range-address="'prod-cons'.Y9:'prod-cons'.Z13 'prod-cons'.Y8:'prod-cons'.Z8 'prod-cons'.Z14:'prod-cons'.Z37" chart:data-source-has-labels="both" svg:x="1.331cm" svg:y="2.138cm" svg:width="11.523cm" svg:height="5.701cm">
          <chartooo:coordinate-region svg:x="2.058cm" svg:y="2.337cm" svg:width="10.61cm" svg:height="4.855cm"/>
          <chart:axis chart:dimension="x" chart:name="primary-x" chart:style-name="ch6" chartooo:axis-type="auto">
            <chartooo:date-scale/>
            <chart:title svg:x="6.492cm" svg:y="8.019cm" chart:style-name="ch7">
              <text:p>threads</text:p>
            </chart:title>
            <chart:categories table:cell-range-address="'prod-cons'.Y9:'prod-cons'.Y13"/>
          </chart:axis>
          <chart:axis chart:dimension="y" chart:name="primary-y" chart:style-name="ch6">
            <chart:title svg:x="0.451cm" svg:y="5.72cm" chart:style-name="ch8">
              <text:p>efficiency</text:p>
            </chart:title>
            <chart:grid chart:style-name="ch9" chart:class="major"/>
          </chart:axis>
          <chart:series chart:style-name="ch10" chart:values-cell-range-address="'prod-cons'.Z9:'prod-cons'.Z13" chart:label-cell-address="'prod-cons'.Z8:'prod-cons'.Z8" chart:class="chart:line">
            <chart:data-point chart:repeated="5"/>
          </chart:series>
          <chart:series chart:style-name="ch11" chart:values-cell-range-address="'prod-cons'.Z15:'prod-cons'.Z19" chart:label-cell-address="'prod-cons'.Z14:'prod-cons'.Z14" chart:class="chart:line">
            <chart:data-point chart:repeated="5"/>
          </chart:series>
          <chart:series chart:style-name="ch12" chart:values-cell-range-address="'prod-cons'.Z21:'prod-cons'.Z25" chart:label-cell-address="'prod-cons'.Z20:'prod-cons'.Z20" chart:class="chart:line">
            <chart:data-point chart:repeated="5"/>
          </chart:series>
          <chart:series chart:style-name="ch13" chart:values-cell-range-address="'prod-cons'.Z27:'prod-cons'.Z31" chart:label-cell-address="'prod-cons'.Z26:'prod-cons'.Z26" chart:class="chart:line">
            <chart:data-point chart:repeated="5"/>
          </chart:series>
          <chart:series chart:style-name="ch14" chart:values-cell-range-address="'prod-cons'.Z33:'prod-cons'.Z37" chart:label-cell-address="'prod-cons'.Z32:'prod-cons'.Z32" chart:class="chart:line">
            <chart:data-point chart:repeated="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erysmall</text:p>
                <draw:g>
                  <svg:desc>'prod-cons'.Z8:'prod-cons'.Z8</svg:desc>
                </draw:g>
              </table:table-cell>
              <table:table-cell office:value-type="string">
                <text:p>small</text:p>
                <draw:g>
                  <svg:desc>'prod-cons'.Z14:'prod-cons'.Z14</svg:desc>
                </draw:g>
              </table:table-cell>
              <table:table-cell office:value-type="string">
                <text:p>medium</text:p>
                <draw:g>
                  <svg:desc>'prod-cons'.Z20:'prod-cons'.Z20</svg:desc>
                </draw:g>
              </table:table-cell>
              <table:table-cell office:value-type="string">
                <text:p>large</text:p>
                <draw:g>
                  <svg:desc>'prod-cons'.Z26:'prod-cons'.Z26</svg:desc>
                </draw:g>
              </table:table-cell>
              <table:table-cell office:value-type="string">
                <text:p>verylarge</text:p>
                <draw:g>
                  <svg:desc>'prod-cons'.Z32:'prod-cons'.Z32</svg:desc>
                </draw:g>
              </table:table-cell>
            </table:table-row>
          </table:table-header-rows>
          <table:table-rows>
            <table:table-row>
              <table:table-cell office:value-type="float" office:value="4">
                <text:p>4</text:p>
                <draw:g>
                  <svg:desc>'prod-cons'.Y9:'prod-cons'.Y13</svg:desc>
                </draw:g>
              </table:table-cell>
              <table:table-cell office:value-type="float" office:value="0.739178269966092">
                <text:p>0.739178269966092</text:p>
                <draw:g>
                  <svg:desc>'prod-cons'.Z9:'prod-cons'.Z13</svg:desc>
                </draw:g>
              </table:table-cell>
              <table:table-cell office:value-type="float" office:value="0.731633831276611">
                <text:p>0.731633831276611</text:p>
                <draw:g>
                  <svg:desc>'prod-cons'.Z15:'prod-cons'.Z19</svg:desc>
                </draw:g>
              </table:table-cell>
              <table:table-cell office:value-type="float" office:value="0.673912499165387">
                <text:p>0.673912499165387</text:p>
                <draw:g>
                  <svg:desc>'prod-cons'.Z21:'prod-cons'.Z25</svg:desc>
                </draw:g>
              </table:table-cell>
              <table:table-cell office:value-type="float" office:value="0.61232000960449">
                <text:p>0.61232000960449</text:p>
                <draw:g>
                  <svg:desc>'prod-cons'.Z27:'prod-cons'.Z31</svg:desc>
                </draw:g>
              </table:table-cell>
              <table:table-cell office:value-type="float" office:value="0.676983102985771">
                <text:p>0.676983102985771</text:p>
                <draw:g>
                  <svg:desc>'prod-cons'.Z33:'prod-cons'.Z37</svg:desc>
                </draw:g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59156454336812">
                <text:p>0.59156454336812</text:p>
              </table:table-cell>
              <table:table-cell office:value-type="float" office:value="0.567301773823513">
                <text:p>0.567301773823513</text:p>
              </table:table-cell>
              <table:table-cell office:value-type="float" office:value="0.512487623448171">
                <text:p>0.512487623448171</text:p>
              </table:table-cell>
              <table:table-cell office:value-type="float" office:value="0.434550157555684">
                <text:p>0.434550157555684</text:p>
              </table:table-cell>
              <table:table-cell office:value-type="float" office:value="0.475842492977357">
                <text:p>0.475842492977357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409175319488818">
                <text:p>0.409175319488818</text:p>
              </table:table-cell>
              <table:table-cell office:value-type="float" office:value="0.393336566440349">
                <text:p>0.393336566440349</text:p>
              </table:table-cell>
              <table:table-cell office:value-type="float" office:value="0.35510477823955">
                <text:p>0.35510477823955</text:p>
              </table:table-cell>
              <table:table-cell office:value-type="float" office:value="0.303049827779892">
                <text:p>0.303049827779892</text:p>
              </table:table-cell>
              <table:table-cell office:value-type="float" office:value="0.371195467535322">
                <text:p>0.371195467535322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327877115084603">
                <text:p>0.327877115084603</text:p>
              </table:table-cell>
              <table:table-cell office:value-type="float" office:value="0.308567341457198">
                <text:p>0.308567341457198</text:p>
              </table:table-cell>
              <table:table-cell office:value-type="float" office:value="0.285795440468058">
                <text:p>0.285795440468058</text:p>
              </table:table-cell>
              <table:table-cell office:value-type="float" office:value="0.249670146099463">
                <text:p>0.249670146099463</text:p>
              </table:table-cell>
              <table:table-cell office:value-type="float" office:value="0.258527039262204">
                <text:p>0.258527039262204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256220616184855">
                <text:p>0.256220616184855</text:p>
              </table:table-cell>
              <table:table-cell office:value-type="float" office:value="0.250673771140342">
                <text:p>0.250673771140342</text:p>
              </table:table-cell>
              <table:table-cell office:value-type="float" office:value="0.230517014959461">
                <text:p>0.230517014959461</text:p>
              </table:table-cell>
              <table:table-cell office:value-type="float" office:value="0.202353970977693">
                <text:p>0.202353970977693</text:p>
              </table:table-cell>
              <table:table-cell office:value-type="float" office:value="0.205571972463864">
                <text:p>0.20557197246386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051cm" svg:y="0.316cm" chart:style-name="ch2">
          <text:p>Pthreads speed-up</text:p>
        </chart:title>
        <chart:subtitle svg:x="6.263cm" svg:y="1.275cm" chart:style-name="ch3">
          <text:p>tempo complessivo</text:p>
        </chart:subtitle>
        <chart:legend chart:legend-position="end" svg:x="13.174cm" svg:y="3.205cm" style:legend-expansion="high" chart:style-name="ch4"/>
        <chart:plot-area chart:style-name="ch5" table:cell-range-address="pthread.T18:pthread.T22 pthread.U17:pthread.U21 pthread.U23:pthread.U27 pthread.U29:pthread.U43" chart:data-source-has-labels="both" svg:x="1.331cm" svg:y="2.138cm" svg:width="11.523cm" svg:height="5.701cm">
          <chartooo:coordinate-region svg:x="2.058cm" svg:y="2.338cm" svg:width="10.609cm" svg:height="4.854cm"/>
          <chart:axis chart:dimension="x" chart:name="primary-x" chart:style-name="ch6" chartooo:axis-type="auto">
            <chartooo:date-scale/>
            <chart:title svg:x="6.492cm" svg:y="8.019cm" chart:style-name="ch7">
              <text:p>threads</text:p>
            </chart:title>
            <chart:categories table:cell-range-address="pthread.T18:pthread.T22"/>
          </chart:axis>
          <chart:axis chart:dimension="y" chart:name="primary-y" chart:style-name="ch6">
            <chart:title svg:x="0.451cm" svg:y="5.733cm" chart:style-name="ch8">
              <text:p>speed-up</text:p>
            </chart:title>
            <chart:grid chart:style-name="ch9" chart:class="major"/>
          </chart:axis>
          <chart:series chart:style-name="ch10" chart:values-cell-range-address="pthread.U18:pthread.U21" chart:label-cell-address="pthread.U17:pthread.U17" chart:class="chart:line">
            <chart:data-point chart:repeated="4"/>
          </chart:series>
          <chart:series chart:style-name="ch11" chart:values-cell-range-address="pthread.U24:pthread.U27" chart:label-cell-address="pthread.U23:pthread.U23" chart:class="chart:line">
            <chart:data-point chart:repeated="4"/>
          </chart:series>
          <chart:series chart:style-name="ch12" chart:values-cell-range-address="pthread.U30:pthread.U33" chart:label-cell-address="pthread.U29:pthread.U29" chart:class="chart:line">
            <chart:data-point chart:repeated="4"/>
          </chart:series>
          <chart:series chart:style-name="ch13" chart:values-cell-range-address="pthread.U35:pthread.U38" chart:label-cell-address="pthread.U34:pthread.U34" chart:class="chart:line">
            <chart:data-point chart:repeated="4"/>
          </chart:series>
          <chart:series chart:style-name="ch14" chart:values-cell-range-address="pthread.U40:pthread.U43" chart:label-cell-address="pthread.U39:pthread.U39" chart:class="chart:line">
            <chart:data-point chart:repeated="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erysmall</text:p>
                <draw:g>
                  <svg:desc>pthread.U17:pthread.U17</svg:desc>
                </draw:g>
              </table:table-cell>
              <table:table-cell office:value-type="string">
                <text:p>small</text:p>
                <draw:g>
                  <svg:desc>pthread.U23:pthread.U23</svg:desc>
                </draw:g>
              </table:table-cell>
              <table:table-cell office:value-type="string">
                <text:p>medium</text:p>
                <draw:g>
                  <svg:desc>pthread.U29:pthread.U29</svg:desc>
                </draw:g>
              </table:table-cell>
              <table:table-cell office:value-type="string">
                <text:p>large</text:p>
                <draw:g>
                  <svg:desc>pthread.U34:pthread.U34</svg:desc>
                </draw:g>
              </table:table-cell>
              <table:table-cell office:value-type="string">
                <text:p>verylarge</text:p>
                <draw:g>
                  <svg:desc>pthread.U39:pthread.U39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pthread.T18:pthread.T22</svg:desc>
                </draw:g>
              </table:table-cell>
              <table:table-cell office:value-type="float" office:value="1.57711844839529">
                <text:p>1.57711844839529</text:p>
                <draw:g>
                  <svg:desc>pthread.U18:pthread.U21</svg:desc>
                </draw:g>
              </table:table-cell>
              <table:table-cell office:value-type="float" office:value="1.59525589079895">
                <text:p>1.59525589079895</text:p>
                <draw:g>
                  <svg:desc>pthread.U24:pthread.U27</svg:desc>
                </draw:g>
              </table:table-cell>
              <table:table-cell office:value-type="float" office:value="1.36788385468283">
                <text:p>1.36788385468283</text:p>
                <draw:g>
                  <svg:desc>pthread.U30:pthread.U33</svg:desc>
                </draw:g>
              </table:table-cell>
              <table:table-cell office:value-type="float" office:value="1.29623540624255">
                <text:p>1.29623540624255</text:p>
                <draw:g>
                  <svg:desc>pthread.U35:pthread.U38</svg:desc>
                </draw:g>
              </table:table-cell>
              <table:table-cell office:value-type="float" office:value="1.3100962598151">
                <text:p>1.3100962598151</text:p>
                <draw:g>
                  <svg:desc>pthread.U40:pthread.U43</svg:desc>
                </draw:g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.99824420220938">
                <text:p>2.99824420220938</text:p>
              </table:table-cell>
              <table:table-cell office:value-type="float" office:value="2.14033883992189">
                <text:p>2.14033883992189</text:p>
              </table:table-cell>
              <table:table-cell office:value-type="float" office:value="1.82105322507894">
                <text:p>1.82105322507894</text:p>
              </table:table-cell>
              <table:table-cell office:value-type="float" office:value="1.8124566205989">
                <text:p>1.8124566205989</text:p>
              </table:table-cell>
              <table:table-cell office:value-type="float" office:value="1.84354769472794">
                <text:p>1.84354769472794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2.50186191319211">
                <text:p>2.50186191319211</text:p>
              </table:table-cell>
              <table:table-cell office:value-type="float" office:value="2.15644359362952">
                <text:p>2.15644359362952</text:p>
              </table:table-cell>
              <table:table-cell office:value-type="float" office:value="1.75056096952879">
                <text:p>1.75056096952879</text:p>
              </table:table-cell>
              <table:table-cell office:value-type="float" office:value="1.48736899662809">
                <text:p>1.48736899662809</text:p>
              </table:table-cell>
              <table:table-cell office:value-type="float" office:value="1.53029719447917">
                <text:p>1.53029719447917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2.75831202046036">
                <text:p>2.75831202046036</text:p>
              </table:table-cell>
              <table:table-cell office:value-type="float" office:value="2.6144671523435">
                <text:p>2.6144671523435</text:p>
              </table:table-cell>
              <table:table-cell office:value-type="float" office:value="2.02298692188205">
                <text:p>2.02298692188205</text:p>
              </table:table-cell>
              <table:table-cell office:value-type="float" office:value="1.84157879593115">
                <text:p>1.84157879593115</text:p>
              </table:table-cell>
              <table:table-cell office:value-type="float" office:value="1.82346300159529">
                <text:p>1.82346300159529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012cm" svg:y="0.316cm" chart:style-name="ch2">
          <text:p>Pthreads efficiency</text:p>
        </chart:title>
        <chart:subtitle svg:x="6.263cm" svg:y="1.275cm" chart:style-name="ch3">
          <text:p>tempo complessivo</text:p>
        </chart:subtitle>
        <chart:legend chart:legend-position="end" svg:x="13.174cm" svg:y="3.205cm" style:legend-expansion="high" chart:style-name="ch4"/>
        <chart:plot-area chart:style-name="ch5" table:cell-range-address="pthread.W18:pthread.X21 pthread.X17:pthread.X17 pthread.X23:pthread.X27 pthread.X29:pthread.X43" chart:data-source-has-labels="both" svg:x="1.331cm" svg:y="2.138cm" svg:width="11.523cm" svg:height="5.701cm">
          <chartooo:coordinate-region svg:x="2.058cm" svg:y="2.338cm" svg:width="10.609cm" svg:height="4.854cm"/>
          <chart:axis chart:dimension="x" chart:name="primary-x" chart:style-name="ch6" chartooo:axis-type="auto">
            <chartooo:date-scale/>
            <chart:title svg:x="6.492cm" svg:y="8.019cm" chart:style-name="ch7">
              <text:p>threads</text:p>
            </chart:title>
            <chart:categories table:cell-range-address="pthread.W18:pthread.W21"/>
          </chart:axis>
          <chart:axis chart:dimension="y" chart:name="primary-y" chart:style-name="ch6">
            <chart:title svg:x="0.451cm" svg:y="5.72cm" chart:style-name="ch8">
              <text:p>efficiency</text:p>
            </chart:title>
            <chart:grid chart:style-name="ch9" chart:class="major"/>
          </chart:axis>
          <chart:series chart:style-name="ch10" chart:values-cell-range-address="pthread.X18:pthread.X21" chart:label-cell-address="pthread.X17:pthread.X17" chart:class="chart:line">
            <chart:data-point chart:repeated="4"/>
          </chart:series>
          <chart:series chart:style-name="ch11" chart:values-cell-range-address="pthread.X24:pthread.X27" chart:label-cell-address="pthread.X23:pthread.X23" chart:class="chart:line">
            <chart:data-point chart:repeated="4"/>
          </chart:series>
          <chart:series chart:style-name="ch12" chart:values-cell-range-address="pthread.X30:pthread.X33" chart:label-cell-address="pthread.X29:pthread.X29" chart:class="chart:line">
            <chart:data-point chart:repeated="4"/>
          </chart:series>
          <chart:series chart:style-name="ch13" chart:values-cell-range-address="pthread.X35:pthread.X38" chart:label-cell-address="pthread.X34:pthread.X34" chart:class="chart:line">
            <chart:data-point chart:repeated="4"/>
          </chart:series>
          <chart:series chart:style-name="ch14" chart:values-cell-range-address="pthread.X40:pthread.X43" chart:label-cell-address="pthread.X39:pthread.X39" chart:class="chart:line">
            <chart:data-point chart:repeated="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erysmall</text:p>
                <draw:g>
                  <svg:desc>pthread.X17:pthread.X17</svg:desc>
                </draw:g>
              </table:table-cell>
              <table:table-cell office:value-type="string">
                <text:p>small</text:p>
                <draw:g>
                  <svg:desc>pthread.X23:pthread.X23</svg:desc>
                </draw:g>
              </table:table-cell>
              <table:table-cell office:value-type="string">
                <text:p>medium</text:p>
                <draw:g>
                  <svg:desc>pthread.X29:pthread.X29</svg:desc>
                </draw:g>
              </table:table-cell>
              <table:table-cell office:value-type="string">
                <text:p>large</text:p>
                <draw:g>
                  <svg:desc>pthread.X34:pthread.X34</svg:desc>
                </draw:g>
              </table:table-cell>
              <table:table-cell office:value-type="string">
                <text:p>verylarge</text:p>
                <draw:g>
                  <svg:desc>pthread.X39:pthread.X39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pthread.W18:pthread.W21</svg:desc>
                </draw:g>
              </table:table-cell>
              <table:table-cell office:value-type="float" office:value="0.788559224197645">
                <text:p>0.788559224197645</text:p>
                <draw:g>
                  <svg:desc>pthread.X18:pthread.X21</svg:desc>
                </draw:g>
              </table:table-cell>
              <table:table-cell office:value-type="float" office:value="0.797627945399473">
                <text:p>0.797627945399473</text:p>
                <draw:g>
                  <svg:desc>pthread.X24:pthread.X27</svg:desc>
                </draw:g>
              </table:table-cell>
              <table:table-cell office:value-type="float" office:value="0.683941927341414">
                <text:p>0.683941927341414</text:p>
                <draw:g>
                  <svg:desc>pthread.X30:pthread.X33</svg:desc>
                </draw:g>
              </table:table-cell>
              <table:table-cell office:value-type="float" office:value="0.648117703121277">
                <text:p>0.648117703121277</text:p>
                <draw:g>
                  <svg:desc>pthread.X35:pthread.X38</svg:desc>
                </draw:g>
              </table:table-cell>
              <table:table-cell office:value-type="float" office:value="0.655048129907549">
                <text:p>0.655048129907549</text:p>
                <draw:g>
                  <svg:desc>pthread.X40:pthread.X43</svg:desc>
                </draw:g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749561050552345">
                <text:p>0.749561050552345</text:p>
              </table:table-cell>
              <table:table-cell office:value-type="float" office:value="0.535084709980472">
                <text:p>0.535084709980472</text:p>
              </table:table-cell>
              <table:table-cell office:value-type="float" office:value="0.455263306269734">
                <text:p>0.455263306269734</text:p>
              </table:table-cell>
              <table:table-cell office:value-type="float" office:value="0.453114155149725">
                <text:p>0.453114155149725</text:p>
              </table:table-cell>
              <table:table-cell office:value-type="float" office:value="0.460886923681984">
                <text:p>0.460886923681984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312732739149014">
                <text:p>0.312732739149014</text:p>
              </table:table-cell>
              <table:table-cell office:value-type="float" office:value="0.26955544920369">
                <text:p>0.26955544920369</text:p>
              </table:table-cell>
              <table:table-cell office:value-type="float" office:value="0.218820121191098">
                <text:p>0.218820121191098</text:p>
              </table:table-cell>
              <table:table-cell office:value-type="float" office:value="0.185921124578511">
                <text:p>0.185921124578511</text:p>
              </table:table-cell>
              <table:table-cell office:value-type="float" office:value="0.191287149309897">
                <text:p>0.191287149309897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172394501278772">
                <text:p>0.172394501278772</text:p>
              </table:table-cell>
              <table:table-cell office:value-type="float" office:value="0.163404197021469">
                <text:p>0.163404197021469</text:p>
              </table:table-cell>
              <table:table-cell office:value-type="float" office:value="0.126436682617628">
                <text:p>0.126436682617628</text:p>
              </table:table-cell>
              <table:table-cell office:value-type="float" office:value="0.115098674745697">
                <text:p>0.115098674745697</text:p>
              </table:table-cell>
              <table:table-cell office:value-type="float" office:value="0.113966437599705">
                <text:p>0.11396643759970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11.448cm" xlink:href=".." xlink:type="simple" chart:class="chart:line" chart:style-name="ch1">
        <chart:title svg:x="6.038cm" svg:y="0.364cm" chart:style-name="ch2">
          <text:p>OpenMP efficiency</text:p>
        </chart:title>
        <chart:subtitle svg:x="6.263cm" svg:y="1.371cm" chart:style-name="ch3">
          <text:p>tempo complessivo</text:p>
        </chart:subtitle>
        <chart:legend chart:legend-position="end" svg:x="13.174cm" svg:y="4.429cm" style:legend-expansion="high" chart:style-name="ch4"/>
        <chart:plot-area chart:style-name="ch5" table:cell-range-address="omp.Y8:omp.Z11 omp.Z6:omp.Z6 omp.Z12:omp.Z12 omp.Z14:omp.Z18 omp.Z20:omp.Z24 omp.Z26:omp.Z30 omp.Z32:omp.Z35" chart:data-source-has-labels="both" svg:x="1.331cm" svg:y="2.282cm" svg:width="11.523cm" svg:height="7.957cm">
          <chartooo:coordinate-region svg:x="2.058cm" svg:y="2.482cm" svg:width="10.609cm" svg:height="7.11cm"/>
          <chart:axis chart:dimension="x" chart:name="primary-x" chart:style-name="ch6" chartooo:axis-type="auto">
            <chartooo:date-scale/>
            <chart:title svg:x="6.492cm" svg:y="10.467cm" chart:style-name="ch7">
              <text:p>threads</text:p>
            </chart:title>
            <chart:categories table:cell-range-address="omp.Y8:omp.Y11"/>
          </chart:axis>
          <chart:axis chart:dimension="y" chart:name="primary-y" chart:style-name="ch6">
            <chart:title svg:x="0.451cm" svg:y="6.992cm" chart:style-name="ch8">
              <text:p>efficiency</text:p>
            </chart:title>
            <chart:grid chart:style-name="ch9" chart:class="major"/>
          </chart:axis>
          <chart:series chart:style-name="ch10" chart:values-cell-range-address="omp.Z8:omp.Z11" chart:label-cell-address="omp.Z6:omp.Z6" chart:class="chart:line">
            <chart:data-point chart:repeated="4"/>
          </chart:series>
          <chart:series chart:style-name="ch11" chart:values-cell-range-address="omp.Z14:omp.Z17" chart:label-cell-address="omp.Z12:omp.Z12" chart:class="chart:line">
            <chart:data-point chart:repeated="4"/>
          </chart:series>
          <chart:series chart:style-name="ch12" chart:values-cell-range-address="omp.Z20:omp.Z23" chart:label-cell-address="omp.Z18:omp.Z18" chart:class="chart:line">
            <chart:data-point chart:repeated="4"/>
          </chart:series>
          <chart:series chart:style-name="ch13" chart:values-cell-range-address="omp.Z26:omp.Z29" chart:label-cell-address="omp.Z24:omp.Z24" chart:class="chart:line">
            <chart:data-point chart:repeated="4"/>
          </chart:series>
          <chart:series chart:style-name="ch14" chart:values-cell-range-address="omp.Z32:omp.Z35" chart:label-cell-address="omp.Z30:omp.Z30" chart:class="chart:line">
            <chart:data-point chart:repeated="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erysmall</text:p>
                <draw:g>
                  <svg:desc>omp.Z6:omp.Z6</svg:desc>
                </draw:g>
              </table:table-cell>
              <table:table-cell office:value-type="string">
                <text:p>small</text:p>
                <draw:g>
                  <svg:desc>omp.Z12:omp.Z12</svg:desc>
                </draw:g>
              </table:table-cell>
              <table:table-cell office:value-type="string">
                <text:p>medium</text:p>
                <draw:g>
                  <svg:desc>omp.Z18:omp.Z18</svg:desc>
                </draw:g>
              </table:table-cell>
              <table:table-cell office:value-type="string">
                <text:p>large</text:p>
                <draw:g>
                  <svg:desc>omp.Z24:omp.Z24</svg:desc>
                </draw:g>
              </table:table-cell>
              <table:table-cell office:value-type="string">
                <text:p>verylarge</text:p>
                <draw:g>
                  <svg:desc>omp.Z30:omp.Z30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omp.Y8:omp.Y11</svg:desc>
                </draw:g>
              </table:table-cell>
              <table:table-cell office:value-type="float" office:value="0.85171869154994">
                <text:p>0.85171869154994</text:p>
                <draw:g>
                  <svg:desc>omp.Z8:omp.Z11</svg:desc>
                </draw:g>
              </table:table-cell>
              <table:table-cell office:value-type="float" office:value="0.721339760579164">
                <text:p>0.721339760579164</text:p>
                <draw:g>
                  <svg:desc>omp.Z14:omp.Z17</svg:desc>
                </draw:g>
              </table:table-cell>
              <table:table-cell office:value-type="float" office:value="0.746647987868028">
                <text:p>0.746647987868028</text:p>
                <draw:g>
                  <svg:desc>omp.Z20:omp.Z23</svg:desc>
                </draw:g>
              </table:table-cell>
              <table:table-cell office:value-type="float" office:value="0.8506848886665">
                <text:p>0.8506848886665</text:p>
                <draw:g>
                  <svg:desc>omp.Z26:omp.Z29</svg:desc>
                </draw:g>
              </table:table-cell>
              <table:table-cell office:value-type="float" office:value="0.776272071883816">
                <text:p>0.776272071883816</text:p>
                <draw:g>
                  <svg:desc>omp.Z32:omp.Z35</svg:desc>
                </draw:g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680419046354097">
                <text:p>0.680419046354097</text:p>
              </table:table-cell>
              <table:table-cell office:value-type="float" office:value="0.648889528929852">
                <text:p>0.648889528929852</text:p>
              </table:table-cell>
              <table:table-cell office:value-type="float" office:value="0.593036663826787">
                <text:p>0.593036663826787</text:p>
              </table:table-cell>
              <table:table-cell office:value-type="float" office:value="0.54369653279322">
                <text:p>0.54369653279322</text:p>
              </table:table-cell>
              <table:table-cell office:value-type="float" office:value="0.537632930225019">
                <text:p>0.537632930225019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360030571368332">
                <text:p>0.360030571368332</text:p>
              </table:table-cell>
              <table:table-cell office:value-type="float" office:value="0.367088493011804">
                <text:p>0.367088493011804</text:p>
              </table:table-cell>
              <table:table-cell office:value-type="float" office:value="0.325329578236555">
                <text:p>0.325329578236555</text:p>
              </table:table-cell>
              <table:table-cell office:value-type="float" office:value="0.331335011571724">
                <text:p>0.331335011571724</text:p>
              </table:table-cell>
              <table:table-cell office:value-type="float" office:value="0.307086503519858">
                <text:p>0.307086503519858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177372585001039">
                <text:p>0.177372585001039</text:p>
              </table:table-cell>
              <table:table-cell office:value-type="float" office:value="0.15396443324019">
                <text:p>0.15396443324019</text:p>
              </table:table-cell>
              <table:table-cell office:value-type="float" office:value="0.18140816528272">
                <text:p>0.18140816528272</text:p>
              </table:table-cell>
              <table:table-cell office:value-type="float" office:value="0.165159199831612">
                <text:p>0.165159199831612</text:p>
              </table:table-cell>
              <table:table-cell office:value-type="float" office:value="0.151813912355495">
                <text:p>0.151813912355495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11.481cm" xlink:href=".." xlink:type="simple" chart:class="chart:line" chart:style-name="ch1">
        <chart:title svg:x="6.078cm" svg:y="0.365cm" chart:style-name="ch2">
          <text:p>OpenMP speed-up</text:p>
        </chart:title>
        <chart:subtitle svg:x="6.263cm" svg:y="1.373cm" chart:style-name="ch3">
          <text:p>tempo complessivo</text:p>
        </chart:subtitle>
        <chart:legend chart:legend-position="end" svg:x="12.328cm" svg:y="4.196cm" style:legend-expansion="high" chart:style-name="ch4"/>
        <chart:plot-area chart:style-name="ch5" table:cell-range-address="omp.U7:omp.V11 grafici.C18:grafici.C21 omp.V6:omp.V6 omp.V12:omp.V35" chart:data-source-has-labels="both" svg:x="1.331cm" svg:y="2.285cm" svg:width="10.677cm" svg:height="7.986cm">
          <chartooo:coordinate-region svg:x="2.058cm" svg:y="2.485cm" svg:width="9.763cm" svg:height="7.139cm"/>
          <chart:axis chart:dimension="x" chart:name="primary-x" chart:style-name="ch6" chartooo:axis-type="auto">
            <chartooo:date-scale/>
            <chart:title svg:x="6.069cm" svg:y="10.5cm" chart:style-name="ch7">
              <text:p>threads</text:p>
            </chart:title>
            <chart:categories table:cell-range-address="omp.U7:omp.U11"/>
          </chart:axis>
          <chart:axis chart:dimension="y" chart:name="primary-y" chart:style-name="ch6">
            <chart:title svg:x="0.451cm" svg:y="7.023cm" chart:style-name="ch8">
              <text:p>speed-up</text:p>
            </chart:title>
            <chart:grid chart:style-name="ch9" chart:class="major"/>
          </chart:axis>
          <chart:series chart:style-name="ch10" chart:values-cell-range-address="grafici.C19:grafici.C21" chart:label-cell-address="grafici.C18:grafici.C18" chart:class="chart:line">
            <chart:data-point chart:repeated="3"/>
          </chart:series>
          <chart:series chart:style-name="ch11" chart:values-cell-range-address="omp.V7:omp.V11" chart:label-cell-address="omp.V6:omp.V6" chart:class="chart:line">
            <chart:data-point chart:repeated="5"/>
          </chart:series>
          <chart:series chart:style-name="ch12" chart:values-cell-range-address="omp.V13:omp.V17" chart:label-cell-address="omp.V12:omp.V12" chart:class="chart:line">
            <chart:data-point chart:repeated="5"/>
          </chart:series>
          <chart:series chart:style-name="ch13" chart:values-cell-range-address="omp.V19:omp.V23" chart:label-cell-address="omp.V18:omp.V18" chart:class="chart:line">
            <chart:data-point chart:repeated="5"/>
          </chart:series>
          <chart:series chart:style-name="ch14" chart:values-cell-range-address="omp.V25:omp.V29" chart:label-cell-address="omp.V24:omp.V24" chart:class="chart:line">
            <chart:data-point chart:repeated="5"/>
          </chart:series>
          <chart:series chart:style-name="ch15" chart:values-cell-range-address="omp.V31:omp.V35" chart:label-cell-address="omp.V30:omp.V30" chart:class="chart:line">
            <chart:data-point chart:repeated="5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near speed-up</text:p>
                <draw:g>
                  <svg:desc>grafici.C18:grafici.C18</svg:desc>
                </draw:g>
              </table:table-cell>
              <table:table-cell office:value-type="string">
                <text:p>verysmall</text:p>
                <draw:g>
                  <svg:desc>omp.V6:omp.V6</svg:desc>
                </draw:g>
              </table:table-cell>
              <table:table-cell office:value-type="string">
                <text:p>small</text:p>
                <draw:g>
                  <svg:desc>omp.V12:omp.V12</svg:desc>
                </draw:g>
              </table:table-cell>
              <table:table-cell office:value-type="string">
                <text:p>medium</text:p>
                <draw:g>
                  <svg:desc>omp.V18:omp.V18</svg:desc>
                </draw:g>
              </table:table-cell>
              <table:table-cell office:value-type="string">
                <text:p>large</text:p>
                <draw:g>
                  <svg:desc>omp.V24:omp.V24</svg:desc>
                </draw:g>
              </table:table-cell>
              <table:table-cell office:value-type="string">
                <text:p>verylarge</text:p>
                <draw:g>
                  <svg:desc>omp.V30:omp.V30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omp.U7:omp.U11</svg:desc>
                </draw:g>
              </table:table-cell>
              <table:table-cell office:value-type="float" office:value="1">
                <text:p>1</text:p>
                <draw:g>
                  <svg:desc>grafici.C19:grafici.C21</svg:desc>
                </draw:g>
              </table:table-cell>
              <table:table-cell office:value-type="float" office:value="0.950594948159488">
                <text:p>0.950594948159488</text:p>
                <draw:g>
                  <svg:desc>omp.V7:omp.V11</svg:desc>
                </draw:g>
              </table:table-cell>
              <table:table-cell office:value-type="float" office:value="0.813157947504562">
                <text:p>0.813157947504562</text:p>
                <draw:g>
                  <svg:desc>omp.V13:omp.V17</svg:desc>
                </draw:g>
              </table:table-cell>
              <table:table-cell office:value-type="float" office:value="0.781229137842623">
                <text:p>0.781229137842623</text:p>
                <draw:g>
                  <svg:desc>omp.V19:omp.V23</svg:desc>
                </draw:g>
              </table:table-cell>
              <table:table-cell office:value-type="float" office:value="0.731418097566332">
                <text:p>0.731418097566332</text:p>
                <draw:g>
                  <svg:desc>omp.V25:omp.V29</svg:desc>
                </draw:g>
              </table:table-cell>
              <table:table-cell office:value-type="float" office:value="0.865395815182195">
                <text:p>0.865395815182195</text:p>
                <draw:g>
                  <svg:desc>omp.V31:omp.V35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.70343738309988">
                <text:p>1.70343738309988</text:p>
              </table:table-cell>
              <table:table-cell office:value-type="float" office:value="1.44267952115833">
                <text:p>1.44267952115833</text:p>
              </table:table-cell>
              <table:table-cell office:value-type="float" office:value="1.49329597573606">
                <text:p>1.49329597573606</text:p>
              </table:table-cell>
              <table:table-cell office:value-type="float" office:value="1.701369777333">
                <text:p>1.701369777333</text:p>
              </table:table-cell>
              <table:table-cell office:value-type="float" office:value="1.55254414376763">
                <text:p>1.55254414376763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.72167618541639">
                <text:p>2.72167618541639</text:p>
              </table:table-cell>
              <table:table-cell office:value-type="float" office:value="2.59555811571941">
                <text:p>2.59555811571941</text:p>
              </table:table-cell>
              <table:table-cell office:value-type="float" office:value="2.37214665530715">
                <text:p>2.37214665530715</text:p>
              </table:table-cell>
              <table:table-cell office:value-type="float" office:value="2.17478613117288">
                <text:p>2.17478613117288</text:p>
              </table:table-cell>
              <table:table-cell office:value-type="float" office:value="2.15053172090008">
                <text:p>2.15053172090008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2.88024457094666">
                <text:p>2.88024457094666</text:p>
              </table:table-cell>
              <table:table-cell office:value-type="float" office:value="2.93670794409443">
                <text:p>2.93670794409443</text:p>
              </table:table-cell>
              <table:table-cell office:value-type="float" office:value="2.60263662589244">
                <text:p>2.60263662589244</text:p>
              </table:table-cell>
              <table:table-cell office:value-type="float" office:value="2.6506800925738">
                <text:p>2.6506800925738</text:p>
              </table:table-cell>
              <table:table-cell office:value-type="float" office:value="2.45669202815886">
                <text:p>2.45669202815886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2.83796136001662">
                <text:p>2.83796136001662</text:p>
              </table:table-cell>
              <table:table-cell office:value-type="float" office:value="2.46343093184303">
                <text:p>2.46343093184303</text:p>
              </table:table-cell>
              <table:table-cell office:value-type="float" office:value="2.90253064452353">
                <text:p>2.90253064452353</text:p>
              </table:table-cell>
              <table:table-cell office:value-type="float" office:value="2.64254719730579">
                <text:p>2.64254719730579</text:p>
              </table:table-cell>
              <table:table-cell office:value-type="float" office:value="2.42902259768792">
                <text:p>2.42902259768792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051cm" svg:y="0.316cm" chart:style-name="ch2">
          <text:p>Pthreads speed-up</text:p>
        </chart:title>
        <chart:subtitle svg:x="6.263cm" svg:y="1.275cm" chart:style-name="ch3">
          <text:p>tempo complessivo</text:p>
        </chart:subtitle>
        <chart:legend chart:legend-position="end" svg:x="12.328cm" svg:y="2.956cm" style:legend-expansion="high" chart:style-name="ch4"/>
        <chart:plot-area chart:style-name="ch5" table:cell-range-address="pthread.T18:pthread.T22 grafici.C18:grafici.C18 grafici.C20:grafici.C21 pthread.U17:pthread.U21 pthread.U23:pthread.U27 pthread.U29:pthread.U43" chart:data-source-has-labels="both" svg:x="1.331cm" svg:y="2.138cm" svg:width="10.677cm" svg:height="5.701cm">
          <chartooo:coordinate-region svg:x="2.058cm" svg:y="2.337cm" svg:width="9.763cm" svg:height="4.855cm"/>
          <chart:axis chart:dimension="x" chart:name="primary-x" chart:style-name="ch6" chartooo:axis-type="auto">
            <chartooo:date-scale/>
            <chart:title svg:x="6.069cm" svg:y="8.019cm" chart:style-name="ch7">
              <text:p>threads</text:p>
            </chart:title>
            <chart:categories table:cell-range-address="pthread.T18:pthread.T22"/>
          </chart:axis>
          <chart:axis chart:dimension="y" chart:name="primary-y" chart:style-name="ch6">
            <chart:title svg:x="0.451cm" svg:y="5.733cm" chart:style-name="ch8">
              <text:p>speed-up</text:p>
            </chart:title>
            <chart:grid chart:style-name="ch9" chart:class="major"/>
          </chart:axis>
          <chart:series chart:style-name="ch10" chart:values-cell-range-address="grafici.C20:grafici.C21" chart:label-cell-address="grafici.C18:grafici.C18" chart:class="chart:line">
            <chart:data-point chart:repeated="2"/>
          </chart:series>
          <chart:series chart:style-name="ch11" chart:values-cell-range-address="pthread.U18:pthread.U21" chart:label-cell-address="pthread.U17:pthread.U17" chart:class="chart:line">
            <chart:data-point chart:repeated="4"/>
          </chart:series>
          <chart:series chart:style-name="ch12" chart:values-cell-range-address="pthread.U24:pthread.U27" chart:label-cell-address="pthread.U23:pthread.U23" chart:class="chart:line">
            <chart:data-point chart:repeated="4"/>
          </chart:series>
          <chart:series chart:style-name="ch13" chart:values-cell-range-address="pthread.U30:pthread.U33" chart:label-cell-address="pthread.U29:pthread.U29" chart:class="chart:line">
            <chart:data-point chart:repeated="4"/>
          </chart:series>
          <chart:series chart:style-name="ch14" chart:values-cell-range-address="pthread.U35:pthread.U38" chart:label-cell-address="pthread.U34:pthread.U34" chart:class="chart:line">
            <chart:data-point chart:repeated="4"/>
          </chart:series>
          <chart:series chart:style-name="ch15" chart:values-cell-range-address="pthread.U40:pthread.U43" chart:label-cell-address="pthread.U39:pthread.U39" chart:class="chart:line">
            <chart:data-point chart:repeated="4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near speed-up</text:p>
                <draw:g>
                  <svg:desc>grafici.C18:grafici.C18</svg:desc>
                </draw:g>
              </table:table-cell>
              <table:table-cell office:value-type="string">
                <text:p>verysmall</text:p>
                <draw:g>
                  <svg:desc>pthread.U17:pthread.U17</svg:desc>
                </draw:g>
              </table:table-cell>
              <table:table-cell office:value-type="string">
                <text:p>small</text:p>
                <draw:g>
                  <svg:desc>pthread.U23:pthread.U23</svg:desc>
                </draw:g>
              </table:table-cell>
              <table:table-cell office:value-type="string">
                <text:p>medium</text:p>
                <draw:g>
                  <svg:desc>pthread.U29:pthread.U29</svg:desc>
                </draw:g>
              </table:table-cell>
              <table:table-cell office:value-type="string">
                <text:p>large</text:p>
                <draw:g>
                  <svg:desc>pthread.U34:pthread.U34</svg:desc>
                </draw:g>
              </table:table-cell>
              <table:table-cell office:value-type="string">
                <text:p>verylarge</text:p>
                <draw:g>
                  <svg:desc>pthread.U39:pthread.U39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pthread.T18:pthread.T22</svg:desc>
                </draw:g>
              </table:table-cell>
              <table:table-cell office:value-type="float" office:value="2">
                <text:p>2</text:p>
                <draw:g>
                  <svg:desc>grafici.C20:grafici.C21</svg:desc>
                </draw:g>
              </table:table-cell>
              <table:table-cell office:value-type="float" office:value="1.57711844839529">
                <text:p>1.57711844839529</text:p>
                <draw:g>
                  <svg:desc>pthread.U18:pthread.U21</svg:desc>
                </draw:g>
              </table:table-cell>
              <table:table-cell office:value-type="float" office:value="1.59525589079895">
                <text:p>1.59525589079895</text:p>
                <draw:g>
                  <svg:desc>pthread.U24:pthread.U27</svg:desc>
                </draw:g>
              </table:table-cell>
              <table:table-cell office:value-type="float" office:value="1.36788385468283">
                <text:p>1.36788385468283</text:p>
                <draw:g>
                  <svg:desc>pthread.U30:pthread.U33</svg:desc>
                </draw:g>
              </table:table-cell>
              <table:table-cell office:value-type="float" office:value="1.29623540624255">
                <text:p>1.29623540624255</text:p>
                <draw:g>
                  <svg:desc>pthread.U35:pthread.U38</svg:desc>
                </draw:g>
              </table:table-cell>
              <table:table-cell office:value-type="float" office:value="1.3100962598151">
                <text:p>1.3100962598151</text:p>
                <draw:g>
                  <svg:desc>pthread.U40:pthread.U43</svg:desc>
                </draw:g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.99824420220938">
                <text:p>2.99824420220938</text:p>
              </table:table-cell>
              <table:table-cell office:value-type="float" office:value="2.14033883992189">
                <text:p>2.14033883992189</text:p>
              </table:table-cell>
              <table:table-cell office:value-type="float" office:value="1.82105322507894">
                <text:p>1.82105322507894</text:p>
              </table:table-cell>
              <table:table-cell office:value-type="float" office:value="1.8124566205989">
                <text:p>1.8124566205989</text:p>
              </table:table-cell>
              <table:table-cell office:value-type="float" office:value="1.84354769472794">
                <text:p>1.84354769472794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2.50186191319211">
                <text:p>2.50186191319211</text:p>
              </table:table-cell>
              <table:table-cell office:value-type="float" office:value="2.15644359362952">
                <text:p>2.15644359362952</text:p>
              </table:table-cell>
              <table:table-cell office:value-type="float" office:value="1.75056096952879">
                <text:p>1.75056096952879</text:p>
              </table:table-cell>
              <table:table-cell office:value-type="float" office:value="1.48736899662809">
                <text:p>1.48736899662809</text:p>
              </table:table-cell>
              <table:table-cell office:value-type="float" office:value="1.53029719447917">
                <text:p>1.53029719447917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2.75831202046036">
                <text:p>2.75831202046036</text:p>
              </table:table-cell>
              <table:table-cell office:value-type="float" office:value="2.6144671523435">
                <text:p>2.6144671523435</text:p>
              </table:table-cell>
              <table:table-cell office:value-type="float" office:value="2.02298692188205">
                <text:p>2.02298692188205</text:p>
              </table:table-cell>
              <table:table-cell office:value-type="float" office:value="1.84157879593115">
                <text:p>1.84157879593115</text:p>
              </table:table-cell>
              <table:table-cell office:value-type="float" office:value="1.82346300159529">
                <text:p>1.82346300159529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